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8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1mm"/>
    </style:style>
    <style:style style:name="co6" style:family="table-column">
      <style:table-column-properties fo:break-before="auto" style:column-width="9.65mm"/>
    </style:style>
    <style:style style:name="co7" style:family="table-column">
      <style:table-column-properties fo:break-before="auto" style:column-width="11.34mm"/>
    </style:style>
    <style:style style:name="co8" style:family="table-column">
      <style:table-column-properties fo:break-before="auto" style:column-width="11.55mm"/>
    </style:style>
    <style:style style:name="co9" style:family="table-column">
      <style:table-column-properties fo:break-before="auto" style:column-width="9.42mm"/>
    </style:style>
    <style:style style:name="co10" style:family="table-column">
      <style:table-column-properties fo:break-before="auto" style:column-width="26.86mm"/>
    </style:style>
    <style:style style:name="co11" style:family="table-column">
      <style:table-column-properties fo:break-before="auto" style:column-width="14.2mm"/>
    </style:style>
    <style:style style:name="co12" style:family="table-column">
      <style:table-column-properties fo:break-before="auto" style:column-width="25.59mm"/>
    </style:style>
    <style:style style:name="co13" style:family="table-column">
      <style:table-column-properties fo:break-before="auto" style:column-width="30.78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16.42mm"/>
    </style:style>
    <style:style style:name="co16" style:family="table-column">
      <style:table-column-properties fo:break-before="auto" style:column-width="40.41mm"/>
    </style:style>
    <style:style style:name="co17" style:family="table-column">
      <style:table-column-properties fo:break-before="auto" style:column-width="38.08mm"/>
    </style:style>
    <style:style style:name="ro1" style:family="table-row">
      <style:table-row-properties style:row-height="25.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5.26mm" fo:break-before="auto" style:use-optimal-row-height="true"/>
    </style:style>
    <style:style style:name="ro4" style:family="table-row">
      <style:table-row-properties style:row-height="25.52mm" fo:break-before="auto" style:use-optimal-row-height="true"/>
    </style:style>
    <style:style style:name="ro5" style:family="table-row">
      <style:table-row-properties style:row-height="2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0002" number:language="yi" number:country="US">
      <number:number number:decimal-places="2" loext:min-decimal-places="2" number:min-integer-digits="1"/>
    </number:number-style>
    <number:number-style style:name="N20000" number:language="en" number:country="US">
      <number:number number:min-integer-digits="1"/>
    </number:number-style>
    <number:number-style style:name="N20002" number:language="en" number:country="US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20000">
      <style:table-cell-properties fo:background-color="transparent" style:rotation-angle="270"/>
      <style:text-properties fo:font-weight="bold" style:font-weight-asian="bold" style:font-weight-complex="bold"/>
    </style:style>
    <style:style style:name="ce3" style:family="table-cell" style:parent-style-name="Default" style:data-style-name="N2000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style:rotation-angle="270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20000">
      <style:table-cell-properties style:rotation-angle="270"/>
      <style:text-properties fo:font-weight="bold" style:font-weight-asian="bold" style:font-weight-complex="bold"/>
    </style:style>
    <style:style style:name="ce7" style:family="table-cell" style:parent-style-name="Default" style:data-style-name="N20000">
      <style:text-properties fo:font-weight="bold" style:font-weight-asian="bold" style:font-weight-complex="bold"/>
    </style:style>
    <style:style style:name="ce8" style:family="table-cell" style:parent-style-name="Default">
      <style:table-cell-properties style:rotation-angle="270"/>
    </style:style>
    <style:style style:name="ce9" style:family="table-cell" style:parent-style-name="Default" style:data-style-name="N10002">
      <style:table-cell-properties style:rotation-angle="271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ext-properties fo:font-weight="bold" style:font-weight-asian="bold" style:font-weight-complex="bold"/>
    </style:style>
    <style:style style:name="ce11" style:family="table-cell" style:parent-style-name="Default" style:data-style-name="N20002">
      <style:table-cell-properties style:rotation-angle="271"/>
      <style:text-properties fo:font-weight="bold" style:font-weight-asian="bold" style:font-weight-complex="bold"/>
    </style:style>
    <style:style style:name="ce12" style:family="table-cell" style:parent-style-name="Default" style:data-style-name="N20002">
      <style:text-properties fo:font-weight="bold" style:font-weight-asian="bold" style:font-weight-complex="bold"/>
    </style:style>
    <style:style style:name="ce13" style:family="table-cell" style:parent-style-name="Default">
      <style:table-cell-properties style:rotation-angle="271"/>
    </style:style>
    <style:style style:name="ce14" style:family="table-cell" style:parent-style-name="Default" style:data-style-name="N2"/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 style:data-style-name="N3">
      <style:table-cell-properties fo:border="0.06pt solid #000000"/>
    </style:style>
    <style:style style:name="ce19" style:family="table-cell" style:parent-style-name="Default" style:data-style-name="N3">
      <style:table-cell-properties fo:border="0.06pt solid #000000"/>
      <style:text-properties style:font-name="Liberation Sans" style:font-name-asian="WenQuanYi Zen Hei" style:font-name-complex="Lohit Hindi"/>
    </style:style>
    <style:style style:name="ce20" style:family="table-cell" style:parent-style-name="Default" style:data-style-name="N3">
      <style:table-cell-properties fo:border="none"/>
      <style:text-properties style:font-name="Liberation Sans" style:font-name-asian="WenQuanYi Zen Hei" style:font-name-complex="Lohit Hindi"/>
    </style:style>
    <style:style style:name="ce21" style:family="table-cell" style:parent-style-name="Default" style:data-style-name="N3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cmp" table:style-name="ta1">
        <table:shapes>
          <draw:frame draw:z-index="0" draw:style-name="gr1" draw:text-style-name="P1" svg:width="159.99mm" svg:height="89.99mm" svg:x="293.46mm" svg:y="62.57mm">
            <loext:p draw:notify-on-update-of-ranges="icmp.B1:icmp.B1 icmp.B2:icmp.B113 icmp.C1:icmp.C1 icmp.C2:icmp.C113 icmp.D1:icmp.D1 icmp.D2:icmp.D113 icmp.E1:icmp.E1 icmp.E2:icmp.E113 icmp.F1:icmp.F1 icmp.F2:icmp.F113 icmp.G1:icmp.G1 icmp.G2:icmp.G113 icmp.H1:icmp.H1 icmp.H2:icmp.H113 icmp.I1:icmp.I1 icmp.I2:icmp.I113 icmp.J1:icmp.J1 icmp.J2:icmp.J113 icmp.K1:icmp.K1 icmp.K2:icmp.K113 icmp.L1:icmp.L1 icmp.L2:icmp.L113 icmp.M1:icmp.M1 icmp.M2:icmp.M113 icmp.N1:icmp.N1 icmp.N2:icmp.N113 icmp.O1:icmp.O1 icmp.O2:icmp.O113 icmp.P1:icmp.P1 icmp.P2:icmp.P113 icmp.Q1:icmp.Q1 icmp.Q2:icmp.Q113 icmp.R1:icmp.R1 icmp.R2:icmp.R113 icmp.S1:icmp.S1 icmp.S2:icmp.S113 icmp.T1:icmp.T1 icmp.T2:icmp.T113 icmp.U1:icmp.U1 icmp.U2:icmp.U113 icmp.V1:icmp.V1 icmp.V2:icmp.V113 icmp.W1:icmp.W1 icmp.W2:icmp.W113 icmp.X1:icmp.X1 icmp.X2:icmp.X113 icmp.Y1:icmp.Y1 icmp.Y2:icmp.Y113 icmp.Z1:icmp.Z1 icmp.Z2:icmp.Z113 icmp.AA1:icmp.AA1 icmp.AA2:icmp.AA113 icmp.AB1:icmp.AB1 icmp.AB2:icmp.AB113 icmp.AC1:icmp.AC1 icmp.AC2:icmp.AC113 icmp.AD1:icmp.AD1 icmp.AD2:icmp.AD113 icmp.AE1:icmp.AE1 icmp.AE2:icmp.AE113 icmp.AF1:icmp.AF1 icmp.AF2:icmp.AF113 icmp.AG1:icmp.AG1 icmp.AG2:icmp.AG113 icmp.AH1:icmp.AH1 icmp.AH2:icmp.AH113 icmp.AI1:icmp.AI1 icmp.AI2:icmp.AI1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4" table:default-cell-style-name="ce1"/>
        <table:table-column table:style-name="co3" table:number-columns-repeated="2" table:default-cell-style-name="ce3"/>
        <table:table-column table:style-name="co4" table:default-cell-style-name="ce1"/>
        <table:table-column table:style-name="co5" table:default-cell-style-name="ce1"/>
        <table:table-column table:style-name="co4" table:number-columns-repeated="985" table:default-cell-style-name="ce1"/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host6-eth0.pcap-stat-160510-040812-1.txt</text:p>
          </table:table-cell>
          <table:table-cell table:style-name="Default" office:value-type="string" calcext:value-type="string">
            <text:p>host6-eth0.pcap-stat-160510-041551-2.txt</text:p>
          </table:table-cell>
          <table:table-cell table:style-name="Default" office:value-type="string" calcext:value-type="string">
            <text:p>host6-eth0.pcap-stat-160510-042205-3.txt</text:p>
          </table:table-cell>
          <table:table-cell table:style-name="Default" office:value-type="string" calcext:value-type="string">
            <text:p>host6-eth0.pcap-stat-160510-042829-4.txt</text:p>
          </table:table-cell>
          <table:table-cell table:style-name="Default" office:value-type="string" calcext:value-type="string">
            <text:p>host6-eth0.pcap-stat-160510-043521-5.txt</text:p>
          </table:table-cell>
          <table:table-cell table:style-name="Default" office:value-type="string" calcext:value-type="string">
            <text:p>host6-eth0.pcap-stat-160510-044325-6.txt</text:p>
          </table:table-cell>
          <table:table-cell table:style-name="Default" office:value-type="string" calcext:value-type="string">
            <text:p>host6-eth0.pcap-stat-160510-044953-7.txt</text:p>
          </table:table-cell>
          <table:table-cell table:style-name="Default" office:value-type="string" calcext:value-type="string">
            <text:p>host6-eth0.pcap-stat-160510-045622-8.txt</text:p>
          </table:table-cell>
          <table:table-cell table:style-name="Default" office:value-type="string" calcext:value-type="string">
            <text:p>host6-eth0.pcap-stat-160510-050315-9.txt</text:p>
          </table:table-cell>
          <table:table-cell table:style-name="Default" office:value-type="string" calcext:value-type="string">
            <text:p>host6-eth0.pcap-stat-160510-050911-10.txt</text:p>
          </table:table-cell>
          <table:table-cell table:style-name="Default" office:value-type="string" calcext:value-type="string">
            <text:p>host6-eth0.pcap-stat-160510-051439-11.txt</text:p>
          </table:table-cell>
          <table:table-cell table:style-name="Default" office:value-type="string" calcext:value-type="string">
            <text:p>host6-eth0.pcap-stat-160510-052057-12.txt</text:p>
          </table:table-cell>
          <table:table-cell table:style-name="Default" office:value-type="string" calcext:value-type="string">
            <text:p>host6-eth0.pcap-stat-160510-052721-13.txt</text:p>
          </table:table-cell>
          <table:table-cell table:style-name="Default" office:value-type="string" calcext:value-type="string">
            <text:p>host6-eth0.pcap-stat-160510-053418-14.txt</text:p>
          </table:table-cell>
          <table:table-cell table:style-name="Default" office:value-type="string" calcext:value-type="string">
            <text:p>host6-eth0.pcap-stat-160510-054042-15.txt</text:p>
          </table:table-cell>
          <table:table-cell table:style-name="Default" office:value-type="string" calcext:value-type="string">
            <text:p>host6-eth0.pcap-stat-160510-054737-16.txt</text:p>
          </table:table-cell>
          <table:table-cell table:style-name="Default" office:value-type="string" calcext:value-type="string">
            <text:p>host6-eth0.pcap-stat-160510-055430-17.txt</text:p>
          </table:table-cell>
          <table:table-cell table:style-name="Default" office:value-type="string" calcext:value-type="string">
            <text:p>host6-eth0.pcap-stat-160510-060003-18.txt</text:p>
          </table:table-cell>
          <table:table-cell table:style-name="Default" office:value-type="string" calcext:value-type="string">
            <text:p>host6-eth0.pcap-stat-160510-060544-19.txt</text:p>
          </table:table-cell>
          <table:table-cell table:style-name="Default" office:value-type="string" calcext:value-type="string">
            <text:p>host6-eth0.pcap-stat-160510-061213-20.txt</text:p>
          </table:table-cell>
          <table:table-cell table:style-name="Default" office:value-type="string" calcext:value-type="string">
            <text:p>host6-eth0.pcap-stat-160510-061836-21.txt</text:p>
          </table:table-cell>
          <table:table-cell table:style-name="Default" office:value-type="string" calcext:value-type="string">
            <text:p>host6-eth0.pcap-stat-160510-062558-22.txt</text:p>
          </table:table-cell>
          <table:table-cell table:style-name="Default" office:value-type="string" calcext:value-type="string">
            <text:p>host6-eth0.pcap-stat-160510-063249-23.txt</text:p>
          </table:table-cell>
          <table:table-cell table:style-name="Default" office:value-type="string" calcext:value-type="string">
            <text:p>host6-eth0.pcap-stat-160510-063945-24.txt</text:p>
          </table:table-cell>
          <table:table-cell table:style-name="Default" office:value-type="string" calcext:value-type="string">
            <text:p>host6-eth0.pcap-stat-160510-064637-25.txt</text:p>
          </table:table-cell>
          <table:table-cell table:style-name="Default" office:value-type="string" calcext:value-type="string">
            <text:p>host6-eth0.pcap-stat-160510-065301-26.txt</text:p>
          </table:table-cell>
          <table:table-cell table:style-name="Default" office:value-type="string" calcext:value-type="string">
            <text:p>host6-eth0.pcap-stat-160510-065951-27.txt</text:p>
          </table:table-cell>
          <table:table-cell table:style-name="Default" office:value-type="string" calcext:value-type="string">
            <text:p>host6-eth0.pcap-stat-160510-070714-28.txt</text:p>
          </table:table-cell>
          <table:table-cell table:style-name="Default" office:value-type="string" calcext:value-type="string">
            <text:p>host6-eth0.pcap-stat-160510-071340-29.txt</text:p>
          </table:table-cell>
          <table:table-cell table:style-name="Default" office:value-type="string" calcext:value-type="string">
            <text:p>host6-eth0.pcap-stat-160510-072145-30.txt</text:p>
          </table:table-cell>
          <table:table-cell table:style-name="Default" office:value-type="string" calcext:value-type="string">
            <text:p>host6-eth0.pcap-stat-160510-072907-31.txt</text:p>
          </table:table-cell>
          <table:table-cell table:style-name="Default" office:value-type="string" calcext:value-type="string">
            <text:p>host6-eth0.pcap-stat-160510-073453-32.txt</text:p>
          </table:table-cell>
          <table:table-cell table:style-name="Default" office:value-type="string" calcext:value-type="string">
            <text:p>host6-eth0.pcap-stat-160510-074059-33.txt</text:p>
          </table:table-cell>
          <table:table-cell/>
          <table:table-cell table:style-name="ce2" office:value-type="string" calcext:value-type="string">
            <text:p>mediaVNormal</text:p>
          </table:table-cell>
          <table:table-cell table:style-name="ce2" office:value-type="string" calcext:value-type="string">
            <text:p>desvVNormal</text:p>
          </table:table-cell>
          <table:table-cell table:style-name="ce4" table:number-columns-repeated="987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33" table:style-name="Default" office:value-type="float" office:value="2" calcext:value-type="float">
            <text:p>2</text:p>
          </table:table-cell>
          <table:table-cell/>
          <table:table-cell table:formula="of:=AVERAGE([.B2:.AI2])" office:value-type="float" office:value="2" calcext:value-type="float">
            <text:p>2</text:p>
          </table:table-cell>
          <table:table-cell table:formula="of:=STDEVPA([.B2:.AI2])" office:value-type="float" office:value="0" calcext:value-type="float">
            <text:p>0</text:p>
          </table:table-cell>
          <table:table-cell/>
          <table:table-cell table:style-name="ce5"/>
          <table:table-cell table:number-columns-repeated="985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3:.AI3])" office:value-type="float" office:value="0" calcext:value-type="float">
            <text:p>0</text:p>
          </table:table-cell>
          <table:table-cell table:formula="of:=STDEVPA([.B3:.AI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4:.AI4])" office:value-type="float" office:value="0" calcext:value-type="float">
            <text:p>0</text:p>
          </table:table-cell>
          <table:table-cell table:formula="of:=STDEVPA([.B4:.AI4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5:.AI5])" office:value-type="float" office:value="0" calcext:value-type="float">
            <text:p>0</text:p>
          </table:table-cell>
          <table:table-cell table:formula="of:=STDEVPA([.B5:.AI5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6:.AI6])" office:value-type="float" office:value="0" calcext:value-type="float">
            <text:p>0</text:p>
          </table:table-cell>
          <table:table-cell table:formula="of:=STDEVPA([.B6:.AI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7:.AI7])" office:value-type="float" office:value="0" calcext:value-type="float">
            <text:p>0</text:p>
          </table:table-cell>
          <table:table-cell table:formula="of:=STDEVPA([.B7:.AI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8:.AI8])" office:value-type="float" office:value="0" calcext:value-type="float">
            <text:p>0</text:p>
          </table:table-cell>
          <table:table-cell table:formula="of:=STDEVPA([.B8:.AI8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9:.AI9])" office:value-type="float" office:value="0" calcext:value-type="float">
            <text:p>0</text:p>
          </table:table-cell>
          <table:table-cell table:formula="of:=STDEVPA([.B9:.AI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10:.AI10])" office:value-type="float" office:value="0" calcext:value-type="float">
            <text:p>0</text:p>
          </table:table-cell>
          <table:table-cell table:formula="of:=STDEVPA([.B10:.AI1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11:.AI11])" office:value-type="float" office:value="0" calcext:value-type="float">
            <text:p>0</text:p>
          </table:table-cell>
          <table:table-cell table:formula="of:=STDEVPA([.B11:.AI1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12:.AI12])" office:value-type="float" office:value="0" calcext:value-type="float">
            <text:p>0</text:p>
          </table:table-cell>
          <table:table-cell table:formula="of:=STDEVPA([.B12:.AI12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13:.AI13])" office:value-type="float" office:value="0" calcext:value-type="float">
            <text:p>0</text:p>
          </table:table-cell>
          <table:table-cell table:formula="of:=STDEVPA([.B13:.AI1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14:.AI14])" office:value-type="float" office:value="0" calcext:value-type="float">
            <text:p>0</text:p>
          </table:table-cell>
          <table:table-cell table:formula="of:=STDEVPA([.B14:.AI14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15:.AI15])" office:value-type="float" office:value="0" calcext:value-type="float">
            <text:p>0</text:p>
          </table:table-cell>
          <table:table-cell table:formula="of:=STDEVPA([.B15:.AI15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16:.AI16])" office:value-type="float" office:value="0" calcext:value-type="float">
            <text:p>0</text:p>
          </table:table-cell>
          <table:table-cell table:formula="of:=STDEVPA([.B16:.AI1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17:.AI17])" office:value-type="float" office:value="0" calcext:value-type="float">
            <text:p>0</text:p>
          </table:table-cell>
          <table:table-cell table:formula="of:=STDEVPA([.B17:.AI1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18:.AI18])" office:value-type="float" office:value="0" calcext:value-type="float">
            <text:p>0</text:p>
          </table:table-cell>
          <table:table-cell table:formula="of:=STDEVPA([.B18:.AI18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19:.AI19])" office:value-type="float" office:value="0" calcext:value-type="float">
            <text:p>0</text:p>
          </table:table-cell>
          <table:table-cell table:formula="of:=STDEVPA([.B19:.AI1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20:.AI20])" office:value-type="float" office:value="0" calcext:value-type="float">
            <text:p>0</text:p>
          </table:table-cell>
          <table:table-cell table:formula="of:=STDEVPA([.B20:.AI2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21:.AI21])" office:value-type="float" office:value="0" calcext:value-type="float">
            <text:p>0</text:p>
          </table:table-cell>
          <table:table-cell table:formula="of:=STDEVPA([.B21:.AI2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22:.AI22])" office:value-type="float" office:value="0" calcext:value-type="float">
            <text:p>0</text:p>
          </table:table-cell>
          <table:table-cell table:formula="of:=STDEVPA([.B22:.AI22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23:.AI23])" office:value-type="float" office:value="0" calcext:value-type="float">
            <text:p>0</text:p>
          </table:table-cell>
          <table:table-cell table:formula="of:=STDEVPA([.B23:.AI2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24:.AI24])" office:value-type="float" office:value="0" calcext:value-type="float">
            <text:p>0</text:p>
          </table:table-cell>
          <table:table-cell table:formula="of:=STDEVPA([.B24:.AI24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25:.AI25])" office:value-type="float" office:value="0" calcext:value-type="float">
            <text:p>0</text:p>
          </table:table-cell>
          <table:table-cell table:formula="of:=STDEVPA([.B25:.AI25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26:.AI26])" office:value-type="float" office:value="0" calcext:value-type="float">
            <text:p>0</text:p>
          </table:table-cell>
          <table:table-cell table:formula="of:=STDEVPA([.B26:.AI2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27:.AI27])" office:value-type="float" office:value="0" calcext:value-type="float">
            <text:p>0</text:p>
          </table:table-cell>
          <table:table-cell table:formula="of:=STDEVPA([.B27:.AI2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28:.AI28])" office:value-type="float" office:value="0" calcext:value-type="float">
            <text:p>0</text:p>
          </table:table-cell>
          <table:table-cell table:formula="of:=STDEVPA([.B28:.AI28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29:.AI29])" office:value-type="float" office:value="0" calcext:value-type="float">
            <text:p>0</text:p>
          </table:table-cell>
          <table:table-cell table:formula="of:=STDEVPA([.B29:.AI2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30:.AI30])" office:value-type="float" office:value="0" calcext:value-type="float">
            <text:p>0</text:p>
          </table:table-cell>
          <table:table-cell table:formula="of:=STDEVPA([.B30:.AI3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31:.AI31])" office:value-type="float" office:value="0" calcext:value-type="float">
            <text:p>0</text:p>
          </table:table-cell>
          <table:table-cell table:formula="of:=STDEVPA([.B31:.AI3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32:.AI32])" office:value-type="float" office:value="0" calcext:value-type="float">
            <text:p>0</text:p>
          </table:table-cell>
          <table:table-cell table:formula="of:=STDEVPA([.B32:.AI32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33:.AI33])" office:value-type="float" office:value="0" calcext:value-type="float">
            <text:p>0</text:p>
          </table:table-cell>
          <table:table-cell table:formula="of:=STDEVPA([.B33:.AI3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34:.AI34])" office:value-type="float" office:value="0" calcext:value-type="float">
            <text:p>0</text:p>
          </table:table-cell>
          <table:table-cell table:formula="of:=STDEVPA([.B34:.AI34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35:.AI35])" office:value-type="float" office:value="0" calcext:value-type="float">
            <text:p>0</text:p>
          </table:table-cell>
          <table:table-cell table:formula="of:=STDEVPA([.B35:.AI35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36:.AI36])" office:value-type="float" office:value="0" calcext:value-type="float">
            <text:p>0</text:p>
          </table:table-cell>
          <table:table-cell table:formula="of:=STDEVPA([.B36:.AI3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37:.AI37])" office:value-type="float" office:value="0" calcext:value-type="float">
            <text:p>0</text:p>
          </table:table-cell>
          <table:table-cell table:formula="of:=STDEVPA([.B37:.AI3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38:.AI38])" office:value-type="float" office:value="0" calcext:value-type="float">
            <text:p>0</text:p>
          </table:table-cell>
          <table:table-cell table:formula="of:=STDEVPA([.B38:.AI38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39:.AI39])" office:value-type="float" office:value="0" calcext:value-type="float">
            <text:p>0</text:p>
          </table:table-cell>
          <table:table-cell table:formula="of:=STDEVPA([.B39:.AI3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40:.AI40])" office:value-type="float" office:value="0" calcext:value-type="float">
            <text:p>0</text:p>
          </table:table-cell>
          <table:table-cell table:formula="of:=STDEVPA([.B40:.AI4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41:.AI41])" office:value-type="float" office:value="0" calcext:value-type="float">
            <text:p>0</text:p>
          </table:table-cell>
          <table:table-cell table:formula="of:=STDEVPA([.B41:.AI4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42:.AI42])" office:value-type="float" office:value="0" calcext:value-type="float">
            <text:p>0</text:p>
          </table:table-cell>
          <table:table-cell table:formula="of:=STDEVPA([.B42:.AI42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43:.AI43])" office:value-type="float" office:value="0" calcext:value-type="float">
            <text:p>0</text:p>
          </table:table-cell>
          <table:table-cell table:formula="of:=STDEVPA([.B43:.AI4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44:.AI44])" office:value-type="float" office:value="0" calcext:value-type="float">
            <text:p>0</text:p>
          </table:table-cell>
          <table:table-cell table:formula="of:=STDEVPA([.B44:.AI44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45:.AI45])" office:value-type="float" office:value="0" calcext:value-type="float">
            <text:p>0</text:p>
          </table:table-cell>
          <table:table-cell table:formula="of:=STDEVPA([.B45:.AI45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46:.AI46])" office:value-type="float" office:value="0" calcext:value-type="float">
            <text:p>0</text:p>
          </table:table-cell>
          <table:table-cell table:formula="of:=STDEVPA([.B46:.AI4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47:.AI47])" office:value-type="float" office:value="0" calcext:value-type="float">
            <text:p>0</text:p>
          </table:table-cell>
          <table:table-cell table:formula="of:=STDEVPA([.B47:.AI4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48:.AI48])" office:value-type="float" office:value="0" calcext:value-type="float">
            <text:p>0</text:p>
          </table:table-cell>
          <table:table-cell table:formula="of:=STDEVPA([.B48:.AI48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49:.AI49])" office:value-type="float" office:value="0" calcext:value-type="float">
            <text:p>0</text:p>
          </table:table-cell>
          <table:table-cell table:formula="of:=STDEVPA([.B49:.AI4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50:.AI50])" office:value-type="float" office:value="0" calcext:value-type="float">
            <text:p>0</text:p>
          </table:table-cell>
          <table:table-cell table:formula="of:=STDEVPA([.B50:.AI5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51:.AI51])" office:value-type="float" office:value="0" calcext:value-type="float">
            <text:p>0</text:p>
          </table:table-cell>
          <table:table-cell table:formula="of:=STDEVPA([.B51:.AI5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52:.AI52])" office:value-type="float" office:value="0" calcext:value-type="float">
            <text:p>0</text:p>
          </table:table-cell>
          <table:table-cell table:formula="of:=STDEVPA([.B52:.AI52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53:.AI53])" office:value-type="float" office:value="0" calcext:value-type="float">
            <text:p>0</text:p>
          </table:table-cell>
          <table:table-cell table:formula="of:=STDEVPA([.B53:.AI5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/>
          <table:table-cell table:formula="of:=AVERAGE([.B54:.AI54])" office:value-type="float" office:value="0" calcext:value-type="float">
            <text:p>0</text:p>
          </table:table-cell>
          <table:table-cell table:formula="of:=STDEVPA([.B54:.AI54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/>
          <table:table-cell table:formula="of:=AVERAGE([.B55:.AI55])" office:value-type="float" office:value="0.032258064516129" calcext:value-type="float">
            <text:p>0.0322580645</text:p>
          </table:table-cell>
          <table:table-cell table:formula="of:=STDEVPA([.B55:.AI55])" office:value-type="float" office:value="0.171419825742193" calcext:value-type="float">
            <text:p>0.1714198257</text:p>
          </table:table-cell>
          <table:table-cell table:number-columns-repeated="987"/>
        </table:table-row>
        <table:table-row table:style-name="ro2"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/>
          <table:table-cell table:formula="of:=AVERAGE([.B56:.AI56])" office:value-type="float" office:value="0" calcext:value-type="float">
            <text:p>0</text:p>
          </table:table-cell>
          <table:table-cell table:formula="of:=STDEVPA([.B56:.AI5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/>
          <table:table-cell table:formula="of:=AVERAGE([.B57:.AI57])" office:value-type="float" office:value="0" calcext:value-type="float">
            <text:p>0</text:p>
          </table:table-cell>
          <table:table-cell table:formula="of:=STDEVPA([.B57:.AI5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/>
          <table:table-cell table:formula="of:=AVERAGE([.B58:.AI58])" office:value-type="float" office:value="0" calcext:value-type="float">
            <text:p>0</text:p>
          </table:table-cell>
          <table:table-cell table:formula="of:=STDEVPA([.B58:.AI58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/>
          <table:table-cell table:formula="of:=AVERAGE([.B59:.AI59])" office:value-type="float" office:value="0" calcext:value-type="float">
            <text:p>0</text:p>
          </table:table-cell>
          <table:table-cell table:formula="of:=STDEVPA([.B59:.AI5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/>
          <table:table-cell table:formula="of:=AVERAGE([.B60:.AI60])" office:value-type="float" office:value="0.0333333333333333" calcext:value-type="float">
            <text:p>0.0333333333</text:p>
          </table:table-cell>
          <table:table-cell table:formula="of:=STDEVPA([.B60:.AI60])" office:value-type="float" office:value="0.171419825742193" calcext:value-type="float">
            <text:p>0.1714198257</text:p>
          </table:table-cell>
          <table:table-cell table:number-columns-repeated="987"/>
        </table:table-row>
        <table:table-row table:style-name="ro2"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/>
          <table:table-cell table:formula="of:=AVERAGE([.B61:.AI61])" office:value-type="float" office:value="0" calcext:value-type="float">
            <text:p>0</text:p>
          </table:table-cell>
          <table:table-cell table:formula="of:=STDEVPA([.B61:.AI6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/>
          <table:table-cell table:formula="of:=AVERAGE([.B62:.AI62])" office:value-type="float" office:value="0.0344827586206897" calcext:value-type="float">
            <text:p>0.0344827586</text:p>
          </table:table-cell>
          <table:table-cell table:formula="of:=STDEVPA([.B62:.AI62])" office:value-type="float" office:value="0.171419825742193" calcext:value-type="float">
            <text:p>0.1714198257</text:p>
          </table:table-cell>
          <table:table-cell table:number-columns-repeated="987"/>
        </table:table-row>
        <table:table-row table:style-name="ro2"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63:.AI63])" office:value-type="float" office:value="0.0714285714285714" calcext:value-type="float">
            <text:p>0.0714285714</text:p>
          </table:table-cell>
          <table:table-cell table:formula="of:=STDEVPA([.B63:.AI63])" office:value-type="float" office:value="0.238606299212479" calcext:value-type="float">
            <text:p>0.2386062992</text:p>
          </table:table-cell>
          <table:table-cell table:number-columns-repeated="987"/>
        </table:table-row>
        <table:table-row table:style-name="ro2"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64:.AI64])" office:value-type="float" office:value="0.0384615384615385" calcext:value-type="float">
            <text:p>0.0384615385</text:p>
          </table:table-cell>
          <table:table-cell table:formula="of:=STDEVPA([.B64:.AI64])" office:value-type="float" office:value="0.171419825742193" calcext:value-type="float">
            <text:p>0.1714198257</text:p>
          </table:table-cell>
          <table:table-cell table:number-columns-repeated="987"/>
        </table:table-row>
        <table:table-row table:style-name="ro2"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65:.AI65])" office:value-type="float" office:value="0.08" calcext:value-type="float">
            <text:p>0.08</text:p>
          </table:table-cell>
          <table:table-cell table:formula="of:=STDEVPA([.B65:.AI65])" office:value-type="float" office:value="0.238606299212479" calcext:value-type="float">
            <text:p>0.2386062992</text:p>
          </table:table-cell>
          <table:table-cell table:number-columns-repeated="987"/>
        </table:table-row>
        <table:table-row table:style-name="ro2">
          <table:table-cell table:style-name="Default" office:value-type="float" office:value="64" calcext:value-type="float">
            <text:p>64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66:.AI66])" office:value-type="float" office:value="0.0869565217391304" calcext:value-type="float">
            <text:p>0.0869565217</text:p>
          </table:table-cell>
          <table:table-cell table:formula="of:=STDEVPA([.B66:.AI66])" office:value-type="float" office:value="0.238606299212479" calcext:value-type="float">
            <text:p>0.2386062992</text:p>
          </table:table-cell>
          <table:table-cell table:number-columns-repeated="987"/>
        </table:table-row>
        <table:table-row table:style-name="ro2">
          <table:table-cell table:style-name="Default" office:value-type="float" office:value="65" calcext:value-type="float">
            <text:p>65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67:.AI67])" office:value-type="float" office:value="0" calcext:value-type="float">
            <text:p>0</text:p>
          </table:table-cell>
          <table:table-cell table:formula="of:=STDEVPA([.B67:.AI6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66" calcext:value-type="float">
            <text:p>66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68:.AI68])" office:value-type="float" office:value="0.333333333333333" calcext:value-type="float">
            <text:p>0.3333333333</text:p>
          </table:table-cell>
          <table:table-cell table:formula="of:=STDEVPA([.B68:.AI68])" office:value-type="float" office:value="0.40881022918885" calcext:value-type="float">
            <text:p>0.4088102292</text:p>
          </table:table-cell>
          <table:table-cell table:number-columns-repeated="987"/>
        </table:table-row>
        <table:table-row table:style-name="ro2">
          <table:table-cell table:style-name="Default" office:value-type="float" office:value="67" calcext:value-type="float">
            <text:p>67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69:.AI69])" office:value-type="float" office:value="0.0714285714285714" calcext:value-type="float">
            <text:p>0.0714285714</text:p>
          </table:table-cell>
          <table:table-cell table:formula="of:=STDEVPA([.B69:.AI69])" office:value-type="float" office:value="0.171419825742193" calcext:value-type="float">
            <text:p>0.1714198257</text:p>
          </table:table-cell>
          <table:table-cell table:number-columns-repeated="987"/>
        </table:table-row>
        <table:table-row table:style-name="ro2">
          <table:table-cell table:style-name="Default" office:value-type="float" office:value="68" calcext:value-type="float">
            <text:p>68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70:.AI70])" office:value-type="float" office:value="0" calcext:value-type="float">
            <text:p>0</text:p>
          </table:table-cell>
          <table:table-cell table:formula="of:=STDEVPA([.B70:.AI7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69" calcext:value-type="float">
            <text:p>69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71:.AI71])" office:value-type="float" office:value="0" calcext:value-type="float">
            <text:p>0</text:p>
          </table:table-cell>
          <table:table-cell table:formula="of:=STDEVPA([.B71:.AI7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70" calcext:value-type="float">
            <text:p>7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72:.AI72])" office:value-type="float" office:value="0" calcext:value-type="float">
            <text:p>0</text:p>
          </table:table-cell>
          <table:table-cell table:formula="of:=STDEVPA([.B72:.AI72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71" calcext:value-type="float">
            <text:p>71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73:.AI73])" office:value-type="float" office:value="0" calcext:value-type="float">
            <text:p>0</text:p>
          </table:table-cell>
          <table:table-cell table:formula="of:=STDEVPA([.B73:.AI7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72" calcext:value-type="float">
            <text:p>72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74:.AI74])" office:value-type="float" office:value="0" calcext:value-type="float">
            <text:p>0</text:p>
          </table:table-cell>
          <table:table-cell table:formula="of:=STDEVPA([.B74:.AI74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73" calcext:value-type="float">
            <text:p>73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75:.AI75])" office:value-type="float" office:value="0" calcext:value-type="float">
            <text:p>0</text:p>
          </table:table-cell>
          <table:table-cell table:formula="of:=STDEVPA([.B75:.AI75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74" calcext:value-type="float">
            <text:p>74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76:.AI76])" office:value-type="float" office:value="0" calcext:value-type="float">
            <text:p>0</text:p>
          </table:table-cell>
          <table:table-cell table:formula="of:=STDEVPA([.B76:.AI7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75" calcext:value-type="float">
            <text:p>75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77:.AI77])" office:value-type="float" office:value="0" calcext:value-type="float">
            <text:p>0</text:p>
          </table:table-cell>
          <table:table-cell table:formula="of:=STDEVPA([.B77:.AI7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76" calcext:value-type="float">
            <text:p>76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78:.AI78])" office:value-type="float" office:value="0" calcext:value-type="float">
            <text:p>0</text:p>
          </table:table-cell>
          <table:table-cell table:formula="of:=STDEVPA([.B78:.AI78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77" calcext:value-type="float">
            <text:p>77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79:.AI79])" office:value-type="float" office:value="0" calcext:value-type="float">
            <text:p>0</text:p>
          </table:table-cell>
          <table:table-cell table:formula="of:=STDEVPA([.B79:.AI7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78" calcext:value-type="float">
            <text:p>78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80:.AI80])" office:value-type="float" office:value="0" calcext:value-type="float">
            <text:p>0</text:p>
          </table:table-cell>
          <table:table-cell table:formula="of:=STDEVPA([.B80:.AI8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79" calcext:value-type="float">
            <text:p>79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81:.AI81])" office:value-type="float" office:value="0.0769230769230769" calcext:value-type="float">
            <text:p>0.0769230769</text:p>
          </table:table-cell>
          <table:table-cell table:formula="of:=STDEVPA([.B81:.AI81])" office:value-type="float" office:value="0.171419825742193" calcext:value-type="float">
            <text:p>0.1714198257</text:p>
          </table:table-cell>
          <table:table-cell table:number-columns-repeated="987"/>
        </table:table-row>
        <table:table-row table:style-name="ro2">
          <table:table-cell table:style-name="Default" office:value-type="float" office:value="80" calcext:value-type="float">
            <text:p>8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82:.AI82])" office:value-type="float" office:value="0" calcext:value-type="float">
            <text:p>0</text:p>
          </table:table-cell>
          <table:table-cell table:formula="of:=STDEVPA([.B82:.AI82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81" calcext:value-type="float">
            <text:p>81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83:.AI83])" office:value-type="float" office:value="0" calcext:value-type="float">
            <text:p>0</text:p>
          </table:table-cell>
          <table:table-cell table:formula="of:=STDEVPA([.B83:.AI8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82" calcext:value-type="float">
            <text:p>82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84:.AI84])" office:value-type="float" office:value="0" calcext:value-type="float">
            <text:p>0</text:p>
          </table:table-cell>
          <table:table-cell table:formula="of:=STDEVPA([.B84:.AI84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83" calcext:value-type="float">
            <text:p>83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85:.AI85])" office:value-type="float" office:value="0" calcext:value-type="float">
            <text:p>0</text:p>
          </table:table-cell>
          <table:table-cell table:formula="of:=STDEVPA([.B85:.AI85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84" calcext:value-type="float">
            <text:p>84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86:.AI86])" office:value-type="float" office:value="0" calcext:value-type="float">
            <text:p>0</text:p>
          </table:table-cell>
          <table:table-cell table:formula="of:=STDEVPA([.B86:.AI8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85" calcext:value-type="float">
            <text:p>85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87:.AI87])" office:value-type="float" office:value="0" calcext:value-type="float">
            <text:p>0</text:p>
          </table:table-cell>
          <table:table-cell table:formula="of:=STDEVPA([.B87:.AI8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86" calcext:value-type="float">
            <text:p>86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88:.AI88])" office:value-type="float" office:value="0" calcext:value-type="float">
            <text:p>0</text:p>
          </table:table-cell>
          <table:table-cell table:formula="of:=STDEVPA([.B88:.AI88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87" calcext:value-type="float">
            <text:p>87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89:.AI89])" office:value-type="float" office:value="0" calcext:value-type="float">
            <text:p>0</text:p>
          </table:table-cell>
          <table:table-cell table:formula="of:=STDEVPA([.B89:.AI8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88" calcext:value-type="float">
            <text:p>88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90:.AI90])" office:value-type="float" office:value="0" calcext:value-type="float">
            <text:p>0</text:p>
          </table:table-cell>
          <table:table-cell table:formula="of:=STDEVPA([.B90:.AI9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89" calcext:value-type="float">
            <text:p>89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91:.AI91])" office:value-type="float" office:value="0" calcext:value-type="float">
            <text:p>0</text:p>
          </table:table-cell>
          <table:table-cell table:formula="of:=STDEVPA([.B91:.AI9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90" calcext:value-type="float">
            <text:p>9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92:.AI92])" office:value-type="float" office:value="0" calcext:value-type="float">
            <text:p>0</text:p>
          </table:table-cell>
          <table:table-cell table:formula="of:=STDEVPA([.B92:.AI92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91" calcext:value-type="float">
            <text:p>91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93:.AI93])" office:value-type="float" office:value="0" calcext:value-type="float">
            <text:p>0</text:p>
          </table:table-cell>
          <table:table-cell table:formula="of:=STDEVPA([.B93:.AI9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92" calcext:value-type="float">
            <text:p>92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94:.AI94])" office:value-type="float" office:value="0" calcext:value-type="float">
            <text:p>0</text:p>
          </table:table-cell>
          <table:table-cell table:formula="of:=STDEVPA([.B94:.AI94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93" calcext:value-type="float">
            <text:p>93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95:.AI95])" office:value-type="float" office:value="0.166666666666667" calcext:value-type="float">
            <text:p>0.1666666667</text:p>
          </table:table-cell>
          <table:table-cell table:formula="of:=STDEVPA([.B95:.AI95])" office:value-type="float" office:value="0.238606299212479" calcext:value-type="float">
            <text:p>0.2386062992</text:p>
          </table:table-cell>
          <table:table-cell table:number-columns-repeated="987"/>
        </table:table-row>
        <table:table-row table:style-name="ro2">
          <table:table-cell table:style-name="Default" office:value-type="float" office:value="94" calcext:value-type="float">
            <text:p>94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96:.AI96])" office:value-type="float" office:value="0.1" calcext:value-type="float">
            <text:p>0.1</text:p>
          </table:table-cell>
          <table:table-cell table:formula="of:=STDEVPA([.B96:.AI96])" office:value-type="float" office:value="0.171419825742193" calcext:value-type="float">
            <text:p>0.1714198257</text:p>
          </table:table-cell>
          <table:table-cell table:number-columns-repeated="987"/>
        </table:table-row>
        <table:table-row table:style-name="ro2">
          <table:table-cell table:style-name="Default" office:value-type="float" office:value="95" calcext:value-type="float">
            <text:p>95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97:.AI97])" office:value-type="float" office:value="0" calcext:value-type="float">
            <text:p>0</text:p>
          </table:table-cell>
          <table:table-cell table:formula="of:=STDEVPA([.B97:.AI9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96" calcext:value-type="float">
            <text:p>96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98:.AI98])" office:value-type="float" office:value="0" calcext:value-type="float">
            <text:p>0</text:p>
          </table:table-cell>
          <table:table-cell table:formula="of:=STDEVPA([.B98:.AI98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97" calcext:value-type="float">
            <text:p>97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99:.AI99])" office:value-type="float" office:value="0" calcext:value-type="float">
            <text:p>0</text:p>
          </table:table-cell>
          <table:table-cell table:formula="of:=STDEVPA([.B99:.AI9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98" calcext:value-type="float">
            <text:p>98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100:.AI100])" office:value-type="float" office:value="0" calcext:value-type="float">
            <text:p>0</text:p>
          </table:table-cell>
          <table:table-cell table:formula="of:=STDEVPA([.B100:.AI10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99" calcext:value-type="float">
            <text:p>99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101:.AI101])" office:value-type="float" office:value="0" calcext:value-type="float">
            <text:p>0</text:p>
          </table:table-cell>
          <table:table-cell table:formula="of:=STDEVPA([.B101:.AI10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00" calcext:value-type="float">
            <text:p>10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102:.AI102])" office:value-type="float" office:value="0" calcext:value-type="float">
            <text:p>0</text:p>
          </table:table-cell>
          <table:table-cell table:formula="of:=STDEVPA([.B102:.AI102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01" calcext:value-type="float">
            <text:p>101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103:.AI103])" office:value-type="float" office:value="0" calcext:value-type="float">
            <text:p>0</text:p>
          </table:table-cell>
          <table:table-cell table:formula="of:=STDEVPA([.B103:.AI10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02" calcext:value-type="float">
            <text:p>102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104:.AI104])" office:value-type="float" office:value="0" calcext:value-type="float">
            <text:p>0</text:p>
          </table:table-cell>
          <table:table-cell table:formula="of:=STDEVPA([.B104:.AI104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03" calcext:value-type="float">
            <text:p>103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105:.AI105])" office:value-type="float" office:value="0.111111111111111" calcext:value-type="float">
            <text:p>0.1111111111</text:p>
          </table:table-cell>
          <table:table-cell table:formula="of:=STDEVPA([.B105:.AI105])" office:value-type="float" office:value="0.171419825742193" calcext:value-type="float">
            <text:p>0.1714198257</text:p>
          </table:table-cell>
          <table:table-cell table:number-columns-repeated="987"/>
        </table:table-row>
        <table:table-row table:style-name="ro2">
          <table:table-cell table:style-name="Default" office:value-type="float" office:value="104" calcext:value-type="float">
            <text:p>104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106:.AI106])" office:value-type="float" office:value="0.25" calcext:value-type="float">
            <text:p>0.25</text:p>
          </table:table-cell>
          <table:table-cell table:formula="of:=STDEVPA([.B106:.AI106])" office:value-type="float" office:value="0.238606299212479" calcext:value-type="float">
            <text:p>0.2386062992</text:p>
          </table:table-cell>
          <table:table-cell table:number-columns-repeated="987"/>
        </table:table-row>
        <table:table-row table:style-name="ro2">
          <table:table-cell table:style-name="Default" office:value-type="float" office:value="105" calcext:value-type="float">
            <text:p>105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107:.AI107])" office:value-type="float" office:value="0" calcext:value-type="float">
            <text:p>0</text:p>
          </table:table-cell>
          <table:table-cell table:formula="of:=STDEVPA([.B107:.AI10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06" calcext:value-type="float">
            <text:p>106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108:.AI108])" office:value-type="float" office:value="0" calcext:value-type="float">
            <text:p>0</text:p>
          </table:table-cell>
          <table:table-cell table:formula="of:=STDEVPA([.B108:.AI108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07" calcext:value-type="float">
            <text:p>107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109:.AI109])" office:value-type="float" office:value="0" calcext:value-type="float">
            <text:p>0</text:p>
          </table:table-cell>
          <table:table-cell table:formula="of:=STDEVPA([.B109:.AI10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08" calcext:value-type="float">
            <text:p>108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110:.AI110])" office:value-type="float" office:value="0" calcext:value-type="float">
            <text:p>0</text:p>
          </table:table-cell>
          <table:table-cell table:formula="of:=STDEVPA([.B110:.AI11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09" calcext:value-type="float">
            <text:p>109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111:.AI111])" office:value-type="float" office:value="0" calcext:value-type="float">
            <text:p>0</text:p>
          </table:table-cell>
          <table:table-cell table:formula="of:=STDEVPA([.B111:.AI11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10" calcext:value-type="float">
            <text:p>11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112:.AI112])" office:value-type="float" office:value="0" calcext:value-type="float">
            <text:p>0</text:p>
          </table:table-cell>
          <table:table-cell table:formula="of:=STDEVPA([.B112:.AI112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11" calcext:value-type="float">
            <text:p>111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113:.AI113])" office:value-type="float" office:value="0" calcext:value-type="float">
            <text:p>0</text:p>
          </table:table-cell>
          <table:table-cell table:formula="of:=STDEVPA([.B113:.AI11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12" calcext:value-type="float">
            <text:p>112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office:value-type="float" office:value="113" calcext:value-type="float">
            <text:p>113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office:value-type="float" office:value="114" calcext:value-type="float">
            <text:p>114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office:value-type="float" office:value="115" calcext:value-type="float">
            <text:p>115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office:value-type="float" office:value="116" calcext:value-type="float">
            <text:p>116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office:value-type="float" office:value="117" calcext:value-type="float">
            <text:p>117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office:value-type="float" office:value="118" calcext:value-type="float">
            <text:p>118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office:value-type="float" office:value="119" calcext:value-type="float">
            <text:p>119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office:value-type="float" office:value="120" calcext:value-type="float">
            <text:p>12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office:value-type="float" office:value="121" calcext:value-type="float">
            <text:p>121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office:value-type="float" office:value="122" calcext:value-type="float">
            <text:p>122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office:value-type="float" office:value="123" calcext:value-type="float">
            <text:p>123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office:value-type="float" office:value="124" calcext:value-type="float">
            <text:p>124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office:value-type="float" office:value="125" calcext:value-type="float">
            <text:p>125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office:value-type="float" office:value="126" calcext:value-type="float">
            <text:p>126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office:value-type="float" office:value="127" calcext:value-type="float">
            <text:p>127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office:value-type="float" office:value="128" calcext:value-type="float">
            <text:p>128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office:value-type="float" office:value="129" calcext:value-type="float">
            <text:p>129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office:value-type="float" office:value="130" calcext:value-type="float">
            <text:p>13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office:value-type="float" office:value="131" calcext:value-type="float">
            <text:p>131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office:value-type="float" office:value="132" calcext:value-type="float">
            <text:p>132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Default" office:value-type="float" office:value="133" calcext:value-type="float">
            <text:p>133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"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2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number-columns-repeated="990"/>
        </table:table-row>
        <table:table-row table:style-name="ro2">
          <table:table-cell table:style-name="Default" office:value-type="float" office:value="134" calcext:value-type="float">
            <text:p>134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number-columns-repeated="990"/>
        </table:table-row>
        <table:table-row table:style-name="ro2">
          <table:table-cell table:style-name="Default" office:value-type="float" office:value="135" calcext:value-type="float">
            <text:p>135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3" table:style-name="Default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number-columns-repeated="990"/>
        </table:table-row>
        <table:table-row table:style-name="ro2">
          <table:table-cell table:style-name="Default" office:value-type="float" office:value="136" calcext:value-type="float">
            <text:p>136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3"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number-columns-repeated="990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taque" table:style-name="ta1">
        <table:shapes>
          <draw:frame draw:z-index="0" draw:style-name="gr1" draw:text-style-name="P1" svg:width="159.99mm" svg:height="89.99mm" svg:x="197.03mm" svg:y="42.46mm">
            <loext:p draw:notify-on-update-of-ranges="VAtaque.B1:VAtaque.B1 VAtaque.B2:VAtaque.B47 VAtaque.C1:VAtaque.C1 VAtaque.C2:VAtaque.C47 VAtaque.D1:VAtaque.D1 VAtaque.D2:VAtaque.D47 VAtaque.E1:VAtaque.E1 VAtaque.E2:VAtaque.E47 VAtaque.F1:VAtaque.F1 VAtaque.F2:VAtaque.F47 VAtaque.G1:VAtaque.G1 VAtaque.G2:VAtaque.G47 VAtaque.H1:VAtaque.H1 VAtaque.H2:VAtaque.H47 VAtaque.I1:VAtaque.I1 VAtaque.I2:VAtaque.I47 VAtaque.J1:VAtaque.J1 VAtaque.J2:VAtaque.J47 VAtaque.K1:VAtaque.K1 VAtaque.K2:VAtaque.K47 VAtaque.L1:VAtaque.L1 VAtaque.L2:VAtaque.L47 VAtaque.M1:VAtaque.M1 VAtaque.M2:VAtaque.M47 VAtaque.N1:VAtaque.N1 VAtaque.N2:VAtaque.N47 VAtaque.O1:VAtaque.O1 VAtaque.O2:VAtaque.O47 VAtaque.P1:VAtaque.P1 VAtaque.P2:VAtaque.P47 VAtaque.Q1:VAtaque.Q1 VAtaque.Q2:VAtaque.Q47 VAtaque.R1:VAtaque.R1 VAtaque.R2:VAtaque.R47 VAtaque.S1:VAtaque.S1 VAtaque.S2:VAtaque.S47 VAtaque.T1:VAtaque.T1 VAtaque.T2:VAtaque.T47 VAtaque.U1:VAtaque.U1 VAtaque.U2:VAtaque.U47 VAtaque.V1:VAtaque.V1 VAtaque.V2:VAtaque.V47 VAtaque.W1:VAtaque.W1 VAtaque.W2:VAtaque.W47 VAtaque.X1:VAtaque.X1 VAtaque.X2:VAtaque.X47 VAtaque.Y1:VAtaque.Y1 VAtaque.Y2:VAtaque.Y47 VAtaque.Z1:VAtaque.Z1 VAtaque.Z2:VAtaque.Z47 VAtaque.AA1:VAtaque.AA1 VAtaque.AA2:VAtaque.AA47 VAtaque.AB1:VAtaque.AB1 VAtaque.AB2:VAtaque.AB47 VAtaque.AC1:VAtaque.AC1 VAtaque.AC2:VAtaque.AC47 VAtaque.AD1:VAtaque.AD1 VAtaque.AD2:VAtaque.AD47 VAtaque.AE1:VAtaque.AE1 VAtaque.AE2:VAtaque.AE47 VAtaque.AF1:VAtaque.AF1 VAtaque.AF2:VAtaque.AF47 VAtaque.AG1:VAtaque.AG1 VAtaque.AG2:VAtaque.AG47 VAtaque.AH1:VAtaque.AH1 VAtaque.AH2:VAtaque.AH47 VAtaque.AI1:VAtaque.AI1 VAtaque.AI2:VAtaque.AI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3" table:number-columns-repeated="2" table:default-cell-style-name="ce7"/>
        <table:table-column table:style-name="co4" table:number-columns-repeated="987" table:default-cell-style-name="Default"/>
        <table:table-row table:style-name="ro3">
          <table:table-cell office:value-type="string" calcext:value-type="string">
            <text:p>Time</text:p>
          </table:table-cell>
          <table:table-cell office:value-type="string" calcext:value-type="string">
            <text:p>host10eth0.pcap0stat0160510004081201.txt</text:p>
          </table:table-cell>
          <table:table-cell office:value-type="string" calcext:value-type="string">
            <text:p>host10eth0.pcap0stat0160510004155102.txt</text:p>
          </table:table-cell>
          <table:table-cell office:value-type="string" calcext:value-type="string">
            <text:p>host10eth0.pcap0stat0160510004220503.txt</text:p>
          </table:table-cell>
          <table:table-cell office:value-type="string" calcext:value-type="string">
            <text:p>host10eth0.pcap0stat0160510004282904.txt</text:p>
          </table:table-cell>
          <table:table-cell office:value-type="string" calcext:value-type="string">
            <text:p>host10eth0.pcap0stat0160510004352105.txt</text:p>
          </table:table-cell>
          <table:table-cell office:value-type="string" calcext:value-type="string">
            <text:p>host10eth0.pcap0stat0160510004432506.txt</text:p>
          </table:table-cell>
          <table:table-cell office:value-type="string" calcext:value-type="string">
            <text:p>host10eth0.pcap0stat0160510004495307.txt</text:p>
          </table:table-cell>
          <table:table-cell office:value-type="string" calcext:value-type="string">
            <text:p>host10eth0.pcap0stat0160510004562208.txt</text:p>
          </table:table-cell>
          <table:table-cell office:value-type="string" calcext:value-type="string">
            <text:p>host10eth0.pcap0stat0160510005031509.txt</text:p>
          </table:table-cell>
          <table:table-cell office:value-type="string" calcext:value-type="string">
            <text:p>host10eth0.pcap0stat01605100050911010.txt</text:p>
          </table:table-cell>
          <table:table-cell office:value-type="string" calcext:value-type="string">
            <text:p>host10eth0.pcap0stat01605100051439011.txt</text:p>
          </table:table-cell>
          <table:table-cell office:value-type="string" calcext:value-type="string">
            <text:p>host10eth0.pcap0stat01605100052057012.txt</text:p>
          </table:table-cell>
          <table:table-cell office:value-type="string" calcext:value-type="string">
            <text:p>host10eth0.pcap0stat01605100052721013.txt</text:p>
          </table:table-cell>
          <table:table-cell office:value-type="string" calcext:value-type="string">
            <text:p>host10eth0.pcap0stat01605100053418014.txt</text:p>
          </table:table-cell>
          <table:table-cell office:value-type="string" calcext:value-type="string">
            <text:p>host10eth0.pcap0stat01605100054042015.txt</text:p>
          </table:table-cell>
          <table:table-cell office:value-type="string" calcext:value-type="string">
            <text:p>host10eth0.pcap0stat01605100054737016.txt</text:p>
          </table:table-cell>
          <table:table-cell office:value-type="string" calcext:value-type="string">
            <text:p>host10eth0.pcap0stat01605100055430017.txt</text:p>
          </table:table-cell>
          <table:table-cell/>
          <table:table-cell office:value-type="string" calcext:value-type="string">
            <text:p>host10eth0.pcap0stat01605100060544019.txt</text:p>
          </table:table-cell>
          <table:table-cell office:value-type="string" calcext:value-type="string">
            <text:p>host10eth0.pcap0stat01605100061213020.txt</text:p>
          </table:table-cell>
          <table:table-cell office:value-type="string" calcext:value-type="string">
            <text:p>host10eth0.pcap0stat01605100061836021.txt</text:p>
          </table:table-cell>
          <table:table-cell office:value-type="string" calcext:value-type="string">
            <text:p>host10eth0.pcap0stat01605100062558022.txt</text:p>
          </table:table-cell>
          <table:table-cell office:value-type="string" calcext:value-type="string">
            <text:p>host10eth0.pcap0stat01605100063249023.txt</text:p>
          </table:table-cell>
          <table:table-cell office:value-type="string" calcext:value-type="string">
            <text:p>host10eth0.pcap0stat01605100063945024.txt</text:p>
          </table:table-cell>
          <table:table-cell office:value-type="string" calcext:value-type="string">
            <text:p>host10eth0.pcap0stat01605100064637025.txt</text:p>
          </table:table-cell>
          <table:table-cell office:value-type="string" calcext:value-type="string">
            <text:p>host10eth0.pcap0stat01605100065301026.txt</text:p>
          </table:table-cell>
          <table:table-cell office:value-type="string" calcext:value-type="string">
            <text:p>host10eth0.pcap0stat01605100065951027.txt</text:p>
          </table:table-cell>
          <table:table-cell office:value-type="string" calcext:value-type="string">
            <text:p>host10eth0.pcap0stat01605100070714028.txt</text:p>
          </table:table-cell>
          <table:table-cell office:value-type="string" calcext:value-type="string">
            <text:p>host10eth0.pcap0stat01605100071340029.txt</text:p>
          </table:table-cell>
          <table:table-cell office:value-type="string" calcext:value-type="string">
            <text:p>host10eth0.pcap0stat01605100072145030.txt</text:p>
          </table:table-cell>
          <table:table-cell office:value-type="string" calcext:value-type="string">
            <text:p>host10eth0.pcap0stat01605100072907031.txt</text:p>
          </table:table-cell>
          <table:table-cell/>
          <table:table-cell office:value-type="string" calcext:value-type="string">
            <text:p>host10eth0.pcap0stat01605100074059033.txt</text:p>
          </table:table-cell>
          <table:table-cell/>
          <table:table-cell table:style-name="ce6" office:value-type="string" calcext:value-type="string">
            <text:p>mediaVAtaque</text:p>
          </table:table-cell>
          <table:table-cell table:style-name="ce6" office:value-type="string" calcext:value-type="string">
            <text:p>desvVAtaque</text:p>
          </table:table-cell>
          <table:table-cell table:style-name="ce8" table:number-columns-repeated="987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2:.AI2])" office:value-type="float" office:value="2.2258064516129" calcext:value-type="float">
            <text:p>2.2258064516</text:p>
          </table:table-cell>
          <table:table-cell table:formula="of:=STDEVPA([.B2:.AI2])" office:value-type="float" office:value="0.940476112071823" calcext:value-type="float">
            <text:p>0.9404761121</text:p>
          </table:table-cell>
          <table:table-cell table:number-columns-repeated="98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3:.AI3])" office:value-type="float" office:value="0.161290322580645" calcext:value-type="float">
            <text:p>0.1612903226</text:p>
          </table:table-cell>
          <table:table-cell table:formula="of:=STDEVPA([.B3:.AI3])" office:value-type="float" office:value="0.367798524225528" calcext:value-type="float">
            <text:p>0.3677985242</text:p>
          </table:table-cell>
          <table:table-cell table:number-columns-repeated="98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4:.AI4])" office:value-type="float" office:value="1.45161290322581" calcext:value-type="float">
            <text:p>1.4516129032</text:p>
          </table:table-cell>
          <table:table-cell table:formula="of:=STDEVPA([.B4:.AI4])" office:value-type="float" office:value="1.04228996267119" calcext:value-type="float">
            <text:p>1.0422899627</text:p>
          </table:table-cell>
          <table:table-cell table:number-columns-repeated="98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5:.AI5])" office:value-type="float" office:value="9.51612903225806" calcext:value-type="float">
            <text:p>9.5161290323</text:p>
          </table:table-cell>
          <table:table-cell table:formula="of:=STDEVPA([.B5:.AI5])" office:value-type="float" office:value="32.69987764379" calcext:value-type="float">
            <text:p>32.6998776438</text:p>
          </table:table-cell>
          <table:table-cell table:number-columns-repeated="98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13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AVERAGE([.B6:.AI6])" office:value-type="float" office:value="3.93548387096774" calcext:value-type="float">
            <text:p>3.935483871</text:p>
          </table:table-cell>
          <table:table-cell table:formula="of:=STDEVPA([.B6:.AI6])" office:value-type="float" office:value="1.26836150008629" calcext:value-type="float">
            <text:p>1.2683615001</text:p>
          </table:table-cell>
          <table:table-cell table:number-columns-repeated="98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/>
          <table:table-cell table:number-columns-repeated="2"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7:.AI7])" office:value-type="float" office:value="57.5806451612903" calcext:value-type="float">
            <text:p>57.5806451613</text:p>
          </table:table-cell>
          <table:table-cell table:formula="of:=STDEVPA([.B7:.AI7])" office:value-type="float" office:value="57.3032534084817" calcext:value-type="float">
            <text:p>57.3032534085</text:p>
          </table:table-cell>
          <table:table-cell table:number-columns-repeated="98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8:.AI8])" office:value-type="float" office:value="42.9677419354839" calcext:value-type="float">
            <text:p>42.9677419355</text:p>
          </table:table-cell>
          <table:table-cell table:formula="of:=STDEVPA([.B8:.AI8])" office:value-type="float" office:value="55.4084446055908" calcext:value-type="float">
            <text:p>55.4084446056</text:p>
          </table:table-cell>
          <table:table-cell table:number-columns-repeated="987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9:.AI9])" office:value-type="float" office:value="1.64516129032258" calcext:value-type="float">
            <text:p>1.6451612903</text:p>
          </table:table-cell>
          <table:table-cell table:formula="of:=STDEVPA([.B9:.AI9])" office:value-type="float" office:value="2.73033599606436" calcext:value-type="float">
            <text:p>2.7303359961</text:p>
          </table:table-cell>
          <table:table-cell table:number-columns-repeated="98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0:.AI10])" office:value-type="float" office:value="9.16129032258065" calcext:value-type="float">
            <text:p>9.1612903226</text:p>
          </table:table-cell>
          <table:table-cell table:formula="of:=STDEVPA([.B10:.AI10])" office:value-type="float" office:value="20.2071478477671" calcext:value-type="float">
            <text:p>20.2071478478</text:p>
          </table:table-cell>
          <table:table-cell table:number-columns-repeated="98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1:.AI11])" office:value-type="float" office:value="6.70967741935484" calcext:value-type="float">
            <text:p>6.7096774194</text:p>
          </table:table-cell>
          <table:table-cell table:formula="of:=STDEVPA([.B11:.AI11])" office:value-type="float" office:value="15.8219805219788" calcext:value-type="float">
            <text:p>15.821980522</text:p>
          </table:table-cell>
          <table:table-cell table:number-columns-repeated="98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2:.AI12])" office:value-type="float" office:value="2.83870967741935" calcext:value-type="float">
            <text:p>2.8387096774</text:p>
          </table:table-cell>
          <table:table-cell table:formula="of:=STDEVPA([.B12:.AI12])" office:value-type="float" office:value="7.10790915309249" calcext:value-type="float">
            <text:p>7.1079091531</text:p>
          </table:table-cell>
          <table:table-cell table:number-columns-repeated="98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3:.AI13])" office:value-type="float" office:value="14.4838709677419" calcext:value-type="float">
            <text:p>14.4838709677</text:p>
          </table:table-cell>
          <table:table-cell table:formula="of:=STDEVPA([.B13:.AI13])" office:value-type="float" office:value="22.6471830730588" calcext:value-type="float">
            <text:p>22.6471830731</text:p>
          </table:table-cell>
          <table:table-cell table:number-columns-repeated="98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4:.AI14])" office:value-type="float" office:value="0.32258064516129" calcext:value-type="float">
            <text:p>0.3225806452</text:p>
          </table:table-cell>
          <table:table-cell table:formula="of:=STDEVPA([.B14:.AI14])" office:value-type="float" office:value="1.27979576934693" calcext:value-type="float">
            <text:p>1.2797957693</text:p>
          </table:table-cell>
          <table:table-cell table:number-columns-repeated="987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5:.AI15])" office:value-type="float" office:value="0.193548387096774" calcext:value-type="float">
            <text:p>0.1935483871</text:p>
          </table:table-cell>
          <table:table-cell table:formula="of:=STDEVPA([.B15:.AI15])" office:value-type="float" office:value="0.895124962936233" calcext:value-type="float">
            <text:p>0.8951249629</text:p>
          </table:table-cell>
          <table:table-cell table:number-columns-repeated="987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6:.AI16])" office:value-type="float" office:value="0" calcext:value-type="float">
            <text:p>0</text:p>
          </table:table-cell>
          <table:table-cell table:formula="of:=STDEVPA([.B16:.AI1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7:.AI17])" office:value-type="float" office:value="0" calcext:value-type="float">
            <text:p>0</text:p>
          </table:table-cell>
          <table:table-cell table:formula="of:=STDEVPA([.B17:.AI1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8:.AI18])" office:value-type="float" office:value="0" calcext:value-type="float">
            <text:p>0</text:p>
          </table:table-cell>
          <table:table-cell table:formula="of:=STDEVPA([.B18:.AI18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9:.AI19])" office:value-type="float" office:value="0" calcext:value-type="float">
            <text:p>0</text:p>
          </table:table-cell>
          <table:table-cell table:formula="of:=STDEVPA([.B19:.AI1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0:.AI20])" office:value-type="float" office:value="0" calcext:value-type="float">
            <text:p>0</text:p>
          </table:table-cell>
          <table:table-cell table:formula="of:=STDEVPA([.B20:.AI2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1:.AI21])" office:value-type="float" office:value="0" calcext:value-type="float">
            <text:p>0</text:p>
          </table:table-cell>
          <table:table-cell table:formula="of:=STDEVPA([.B21:.AI2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2:.AI22])" office:value-type="float" office:value="0" calcext:value-type="float">
            <text:p>0</text:p>
          </table:table-cell>
          <table:table-cell table:formula="of:=STDEVPA([.B22:.AI22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3:.AI23])" office:value-type="float" office:value="0" calcext:value-type="float">
            <text:p>0</text:p>
          </table:table-cell>
          <table:table-cell table:formula="of:=STDEVPA([.B23:.AI2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4:.AI24])" office:value-type="float" office:value="0" calcext:value-type="float">
            <text:p>0</text:p>
          </table:table-cell>
          <table:table-cell table:formula="of:=STDEVPA([.B24:.AI24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5:.AI25])" office:value-type="float" office:value="0" calcext:value-type="float">
            <text:p>0</text:p>
          </table:table-cell>
          <table:table-cell table:formula="of:=STDEVPA([.B25:.AI25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6:.AI26])" office:value-type="float" office:value="0" calcext:value-type="float">
            <text:p>0</text:p>
          </table:table-cell>
          <table:table-cell table:formula="of:=STDEVPA([.B26:.AI2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7:.AI27])" office:value-type="float" office:value="0" calcext:value-type="float">
            <text:p>0</text:p>
          </table:table-cell>
          <table:table-cell table:formula="of:=STDEVPA([.B27:.AI2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8:.AI28])" office:value-type="float" office:value="0" calcext:value-type="float">
            <text:p>0</text:p>
          </table:table-cell>
          <table:table-cell table:formula="of:=STDEVPA([.B28:.AI28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9:.AI29])" office:value-type="float" office:value="0" calcext:value-type="float">
            <text:p>0</text:p>
          </table:table-cell>
          <table:table-cell table:formula="of:=STDEVPA([.B29:.AI2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30:.AI30])" office:value-type="float" office:value="0" calcext:value-type="float">
            <text:p>0</text:p>
          </table:table-cell>
          <table:table-cell table:formula="of:=STDEVPA([.B30:.AI3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31:.AI31])" office:value-type="float" office:value="0" calcext:value-type="float">
            <text:p>0</text:p>
          </table:table-cell>
          <table:table-cell table:formula="of:=STDEVPA([.B31:.AI3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32:.AI32])" office:value-type="float" office:value="0.129032258064516" calcext:value-type="float">
            <text:p>0.1290322581</text:p>
          </table:table-cell>
          <table:table-cell table:formula="of:=STDEVPA([.B32:.AI32])" office:value-type="float" office:value="0.491340200378317" calcext:value-type="float">
            <text:p>0.4913402004</text:p>
          </table:table-cell>
          <table:table-cell table:number-columns-repeated="987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33:.AI33])" office:value-type="float" office:value="0.516129032258065" calcext:value-type="float">
            <text:p>0.5161290323</text:p>
          </table:table-cell>
          <table:table-cell table:formula="of:=STDEVPA([.B33:.AI33])" office:value-type="float" office:value="2.82695513551054" calcext:value-type="float">
            <text:p>2.8269551355</text:p>
          </table:table-cell>
          <table:table-cell table:number-columns-repeated="98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34:.AI34])" office:value-type="float" office:value="0" calcext:value-type="float">
            <text:p>0</text:p>
          </table:table-cell>
          <table:table-cell table:formula="of:=STDEVPA([.B34:.AI34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35:.AI35])" office:value-type="float" office:value="0.0967741935483871" calcext:value-type="float">
            <text:p>0.0967741935</text:p>
          </table:table-cell>
          <table:table-cell table:formula="of:=STDEVPA([.B35:.AI35])" office:value-type="float" office:value="0.389775676567567" calcext:value-type="float">
            <text:p>0.3897756766</text:p>
          </table:table-cell>
          <table:table-cell table:number-columns-repeated="98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36:.AI36])" office:value-type="float" office:value="0.032258064516129" calcext:value-type="float">
            <text:p>0.0322580645</text:p>
          </table:table-cell>
          <table:table-cell table:formula="of:=STDEVPA([.B36:.AI36])" office:value-type="float" office:value="0.176684695969409" calcext:value-type="float">
            <text:p>0.176684696</text:p>
          </table:table-cell>
          <table:table-cell table:number-columns-repeated="98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37:.AI37])" office:value-type="float" office:value="0.806451612903226" calcext:value-type="float">
            <text:p>0.8064516129</text:p>
          </table:table-cell>
          <table:table-cell table:formula="of:=STDEVPA([.B37:.AI37])" office:value-type="float" office:value="0.997395150563891" calcext:value-type="float">
            <text:p>0.9973951506</text:p>
          </table:table-cell>
          <table:table-cell table:number-columns-repeated="98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38:.AI38])" office:value-type="float" office:value="0.903225806451613" calcext:value-type="float">
            <text:p>0.9032258065</text:p>
          </table:table-cell>
          <table:table-cell table:formula="of:=STDEVPA([.B38:.AI38])" office:value-type="float" office:value="0.58776990833189" calcext:value-type="float">
            <text:p>0.5877699083</text:p>
          </table:table-cell>
          <table:table-cell table:number-columns-repeated="987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39:.AI39])" office:value-type="float" office:value="0.709677419354839" calcext:value-type="float">
            <text:p>0.7096774194</text:p>
          </table:table-cell>
          <table:table-cell table:formula="of:=STDEVPA([.B39:.AI39])" office:value-type="float" office:value="0.520145661180552" calcext:value-type="float">
            <text:p>0.5201456612</text:p>
          </table:table-cell>
          <table:table-cell table:number-columns-repeated="98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40:.AI40])" office:value-type="float" office:value="0.32258064516129" calcext:value-type="float">
            <text:p>0.3225806452</text:p>
          </table:table-cell>
          <table:table-cell table:formula="of:=STDEVPA([.B40:.AI40])" office:value-type="float" office:value="0.532013629111956" calcext:value-type="float">
            <text:p>0.5320136291</text:p>
          </table:table-cell>
          <table:table-cell table:number-columns-repeated="98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41:.AI41])" office:value-type="float" office:value="0.193548387096774" calcext:value-type="float">
            <text:p>0.1935483871</text:p>
          </table:table-cell>
          <table:table-cell table:formula="of:=STDEVPA([.B41:.AI41])" office:value-type="float" office:value="0.533965979266027" calcext:value-type="float">
            <text:p>0.5339659793</text:p>
          </table:table-cell>
          <table:table-cell table:number-columns-repeated="98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42:.AI42])" office:value-type="float" office:value="0.258064516129032" calcext:value-type="float">
            <text:p>0.2580645161</text:p>
          </table:table-cell>
          <table:table-cell table:formula="of:=STDEVPA([.B42:.AI42])" office:value-type="float" office:value="0.620496260053914" calcext:value-type="float">
            <text:p>0.6204962601</text:p>
          </table:table-cell>
          <table:table-cell table:number-columns-repeated="98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43:.AI43])" office:value-type="float" office:value="0.193548387096774" calcext:value-type="float">
            <text:p>0.1935483871</text:p>
          </table:table-cell>
          <table:table-cell table:formula="of:=STDEVPA([.B43:.AI43])" office:value-type="float" office:value="0.46968450898584" calcext:value-type="float">
            <text:p>0.469684509</text:p>
          </table:table-cell>
          <table:table-cell table:number-columns-repeated="987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44:.AI44])" office:value-type="float" office:value="0.161290322580645" calcext:value-type="float">
            <text:p>0.1612903226</text:p>
          </table:table-cell>
          <table:table-cell table:formula="of:=STDEVPA([.B44:.AI44])" office:value-type="float" office:value="0.367798524225528" calcext:value-type="float">
            <text:p>0.3677985242</text:p>
          </table:table-cell>
          <table:table-cell table:number-columns-repeated="987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45:.AI45])" office:value-type="float" office:value="0.0645161290322581" calcext:value-type="float">
            <text:p>0.064516129</text:p>
          </table:table-cell>
          <table:table-cell table:formula="of:=STDEVPA([.B45:.AI45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46:.AI46])" office:value-type="float" office:value="0.0645161290322581" calcext:value-type="float">
            <text:p>0.064516129</text:p>
          </table:table-cell>
          <table:table-cell table:formula="of:=STDEVPA([.B46:.AI46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47:.AI47])" office:value-type="float" office:value="0.129032258064516" calcext:value-type="float">
            <text:p>0.1290322581</text:p>
          </table:table-cell>
          <table:table-cell table:formula="of:=STDEVPA([.B47:.AI47])" office:value-type="float" office:value="0.420593703561461" calcext:value-type="float">
            <text:p>0.4205937036</text:p>
          </table:table-cell>
          <table:table-cell table:number-columns-repeated="98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48:.AI48])" office:value-type="float" office:value="0.483870967741936" calcext:value-type="float">
            <text:p>0.4838709677</text:p>
          </table:table-cell>
          <table:table-cell table:formula="of:=STDEVPA([.B48:.AI48])" office:value-type="float" office:value="0.837468063596591" calcext:value-type="float">
            <text:p>0.8374680636</text:p>
          </table:table-cell>
          <table:table-cell table:number-columns-repeated="987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49:.AI49])" office:value-type="float" office:value="0.193548387096774" calcext:value-type="float">
            <text:p>0.1935483871</text:p>
          </table:table-cell>
          <table:table-cell table:formula="of:=STDEVPA([.B49:.AI49])" office:value-type="float" office:value="0.46968450898584" calcext:value-type="float">
            <text:p>0.469684509</text:p>
          </table:table-cell>
          <table:table-cell table:number-columns-repeated="98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50:.AI50])" office:value-type="float" office:value="0.451612903225806" calcext:value-type="float">
            <text:p>0.4516129032</text:p>
          </table:table-cell>
          <table:table-cell table:formula="of:=STDEVPA([.B50:.AI50])" office:value-type="float" office:value="1.04228996267119" calcext:value-type="float">
            <text:p>1.0422899627</text:p>
          </table:table-cell>
          <table:table-cell table:number-columns-repeated="98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51:.AI51])" office:value-type="float" office:value="0.354838709677419" calcext:value-type="float">
            <text:p>0.3548387097</text:p>
          </table:table-cell>
          <table:table-cell table:formula="of:=STDEVPA([.B51:.AI51])" office:value-type="float" office:value="0.742636415046538" calcext:value-type="float">
            <text:p>0.742636415</text:p>
          </table:table-cell>
          <table:table-cell table:number-columns-repeated="98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52:.AI52])" office:value-type="float" office:value="0.419354838709677" calcext:value-type="float">
            <text:p>0.4193548387</text:p>
          </table:table-cell>
          <table:table-cell table:formula="of:=STDEVPA([.B52:.AI52])" office:value-type="float" office:value="0.752380889657458" calcext:value-type="float">
            <text:p>0.7523808897</text:p>
          </table:table-cell>
          <table:table-cell table:number-columns-repeated="98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53:.AI53])" office:value-type="float" office:value="0.516129032258065" calcext:value-type="float">
            <text:p>0.5161290323</text:p>
          </table:table-cell>
          <table:table-cell table:formula="of:=STDEVPA([.B53:.AI53])" office:value-type="float" office:value="0.945992148297754" calcext:value-type="float">
            <text:p>0.9459921483</text:p>
          </table:table-cell>
          <table:table-cell table:number-columns-repeated="98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54:.AI54])" office:value-type="float" office:value="0.483870967741936" calcext:value-type="float">
            <text:p>0.4838709677</text:p>
          </table:table-cell>
          <table:table-cell table:formula="of:=STDEVPA([.B54:.AI54])" office:value-type="float" office:value="0.837468063596591" calcext:value-type="float">
            <text:p>0.8374680636</text:p>
          </table:table-cell>
          <table:table-cell table:number-columns-repeated="98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55:.AI55])" office:value-type="float" office:value="1.12903225806452" calcext:value-type="float">
            <text:p>1.1290322581</text:p>
          </table:table-cell>
          <table:table-cell table:formula="of:=STDEVPA([.B55:.AI55])" office:value-type="float" office:value="3.9246280734725" calcext:value-type="float">
            <text:p>3.9246280735</text:p>
          </table:table-cell>
          <table:table-cell table:number-columns-repeated="98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56:.AI56])" office:value-type="float" office:value="0.645161290322581" calcext:value-type="float">
            <text:p>0.6451612903</text:p>
          </table:table-cell>
          <table:table-cell table:formula="of:=STDEVPA([.B56:.AI56])" office:value-type="float" office:value="1.06402725822391" calcext:value-type="float">
            <text:p>1.0640272582</text:p>
          </table:table-cell>
          <table:table-cell table:number-columns-repeated="98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57:.AI57])" office:value-type="float" office:value="0.451612903225806" calcext:value-type="float">
            <text:p>0.4516129032</text:p>
          </table:table-cell>
          <table:table-cell table:formula="of:=STDEVPA([.B57:.AI57])" office:value-type="float" office:value="0.836224606246176" calcext:value-type="float">
            <text:p>0.8362246062</text:p>
          </table:table-cell>
          <table:table-cell table:number-columns-repeated="98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58:.AI58])" office:value-type="float" office:value="0.32258064516129" calcext:value-type="float">
            <text:p>0.3225806452</text:p>
          </table:table-cell>
          <table:table-cell table:formula="of:=STDEVPA([.B58:.AI58])" office:value-type="float" office:value="0.735597048451057" calcext:value-type="float">
            <text:p>0.7355970485</text:p>
          </table:table-cell>
          <table:table-cell table:number-columns-repeated="98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59:.AI59])" office:value-type="float" office:value="0.387096774193548" calcext:value-type="float">
            <text:p>0.3870967742</text:p>
          </table:table-cell>
          <table:table-cell table:formula="of:=STDEVPA([.B59:.AI59])" office:value-type="float" office:value="0.790157981542961" calcext:value-type="float">
            <text:p>0.7901579815</text:p>
          </table:table-cell>
          <table:table-cell table:number-columns-repeated="98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60:.AI60])" office:value-type="float" office:value="0.580645161290323" calcext:value-type="float">
            <text:p>0.5806451613</text:p>
          </table:table-cell>
          <table:table-cell table:formula="of:=STDEVPA([.B60:.AI60])" office:value-type="float" office:value="2.49869893303704" calcext:value-type="float">
            <text:p>2.498698933</text:p>
          </table:table-cell>
          <table:table-cell table:number-columns-repeated="98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61:.AI61])" office:value-type="float" office:value="0.193548387096774" calcext:value-type="float">
            <text:p>0.1935483871</text:p>
          </table:table-cell>
          <table:table-cell table:formula="of:=STDEVPA([.B61:.AI61])" office:value-type="float" office:value="0.591300089671721" calcext:value-type="float">
            <text:p>0.5913000897</text:p>
          </table:table-cell>
          <table:table-cell table:number-columns-repeated="98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62:.AI62])" office:value-type="float" office:value="0.193548387096774" calcext:value-type="float">
            <text:p>0.1935483871</text:p>
          </table:table-cell>
          <table:table-cell table:formula="of:=STDEVPA([.B62:.AI62])" office:value-type="float" office:value="0.591300089671721" calcext:value-type="float">
            <text:p>0.5913000897</text:p>
          </table:table-cell>
          <table:table-cell table:number-columns-repeated="98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63:.AI63])" office:value-type="float" office:value="0.193548387096774" calcext:value-type="float">
            <text:p>0.1935483871</text:p>
          </table:table-cell>
          <table:table-cell table:formula="of:=STDEVPA([.B63:.AI63])" office:value-type="float" office:value="0.591300089671721" calcext:value-type="float">
            <text:p>0.5913000897</text:p>
          </table:table-cell>
          <table:table-cell table:number-columns-repeated="98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64:.AI64])" office:value-type="float" office:value="0.32258064516129" calcext:value-type="float">
            <text:p>0.3225806452</text:p>
          </table:table-cell>
          <table:table-cell table:formula="of:=STDEVPA([.B64:.AI64])" office:value-type="float" office:value="0.893961707132324" calcext:value-type="float">
            <text:p>0.8939617071</text:p>
          </table:table-cell>
          <table:table-cell table:number-columns-repeated="98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65:.AI65])" office:value-type="float" office:value="0.129032258064516" calcext:value-type="float">
            <text:p>0.1290322581</text:p>
          </table:table-cell>
          <table:table-cell table:formula="of:=STDEVPA([.B65:.AI65])" office:value-type="float" office:value="0.491340200378317" calcext:value-type="float">
            <text:p>0.4913402004</text:p>
          </table:table-cell>
          <table:table-cell table:number-columns-repeated="98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66:.AI66])" office:value-type="float" office:value="0.612903225806452" calcext:value-type="float">
            <text:p>0.6129032258</text:p>
          </table:table-cell>
          <table:table-cell table:formula="of:=STDEVPA([.B66:.AI66])" office:value-type="float" office:value="2.67216741018487" calcext:value-type="float">
            <text:p>2.6721674102</text:p>
          </table:table-cell>
          <table:table-cell table:number-columns-repeated="98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67:.AI67])" office:value-type="float" office:value="0.225806451612903" calcext:value-type="float">
            <text:p>0.2258064516</text:p>
          </table:table-cell>
          <table:table-cell table:formula="of:=STDEVPA([.B67:.AI67])" office:value-type="float" office:value="0.705264874486304" calcext:value-type="float">
            <text:p>0.7052648745</text:p>
          </table:table-cell>
          <table:table-cell table:number-columns-repeated="98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68:.AI68])" office:value-type="float" office:value="0.193548387096774" calcext:value-type="float">
            <text:p>0.1935483871</text:p>
          </table:table-cell>
          <table:table-cell table:formula="of:=STDEVPA([.B68:.AI68])" office:value-type="float" office:value="0.591300089671721" calcext:value-type="float">
            <text:p>0.5913000897</text:p>
          </table:table-cell>
          <table:table-cell table:number-columns-repeated="98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69:.AI69])" office:value-type="float" office:value="0.645161290322581" calcext:value-type="float">
            <text:p>0.6451612903</text:p>
          </table:table-cell>
          <table:table-cell table:formula="of:=STDEVPA([.B69:.AI69])" office:value-type="float" office:value="2.17831522788828" calcext:value-type="float">
            <text:p>2.1783152279</text:p>
          </table:table-cell>
          <table:table-cell table:number-columns-repeated="98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70:.AI70])" office:value-type="float" office:value="3.80645161290323" calcext:value-type="float">
            <text:p>3.8064516129</text:p>
          </table:table-cell>
          <table:table-cell table:formula="of:=STDEVPA([.B70:.AI70])" office:value-type="float" office:value="19.3997328795024" calcext:value-type="float">
            <text:p>19.3997328795</text:p>
          </table:table-cell>
          <table:table-cell table:number-columns-repeated="98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71:.AI71])" office:value-type="float" office:value="0.32258064516129" calcext:value-type="float">
            <text:p>0.3225806452</text:p>
          </table:table-cell>
          <table:table-cell table:formula="of:=STDEVPA([.B71:.AI71])" office:value-type="float" office:value="0.893961707132324" calcext:value-type="float">
            <text:p>0.8939617071</text:p>
          </table:table-cell>
          <table:table-cell table:number-columns-repeated="98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72:.AI72])" office:value-type="float" office:value="0.258064516129032" calcext:value-type="float">
            <text:p>0.2580645161</text:p>
          </table:table-cell>
          <table:table-cell table:formula="of:=STDEVPA([.B72:.AI72])" office:value-type="float" office:value="0.670471280349243" calcext:value-type="float">
            <text:p>0.6704712803</text:p>
          </table:table-cell>
          <table:table-cell table:number-columns-repeated="98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73:.AI73])" office:value-type="float" office:value="0.258064516129032" calcext:value-type="float">
            <text:p>0.2580645161</text:p>
          </table:table-cell>
          <table:table-cell table:formula="of:=STDEVPA([.B73:.AI73])" office:value-type="float" office:value="0.670471280349243" calcext:value-type="float">
            <text:p>0.6704712803</text:p>
          </table:table-cell>
          <table:table-cell table:number-columns-repeated="98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74:.AI74])" office:value-type="float" office:value="2.51612903225806" calcext:value-type="float">
            <text:p>2.5161290323</text:p>
          </table:table-cell>
          <table:table-cell table:formula="of:=STDEVPA([.B74:.AI74])" office:value-type="float" office:value="12.7098411648204" calcext:value-type="float">
            <text:p>12.7098411648</text:p>
          </table:table-cell>
          <table:table-cell table:number-columns-repeated="987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75:.AI75])" office:value-type="float" office:value="4.06451612903226" calcext:value-type="float">
            <text:p>4.064516129</text:p>
          </table:table-cell>
          <table:table-cell table:formula="of:=STDEVPA([.B75:.AI75])" office:value-type="float" office:value="21.537567304852" calcext:value-type="float">
            <text:p>21.5375673049</text:p>
          </table:table-cell>
          <table:table-cell table:number-columns-repeated="987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76:.AI76])" office:value-type="float" office:value="2.06451612903226" calcext:value-type="float">
            <text:p>2.064516129</text:p>
          </table:table-cell>
          <table:table-cell table:formula="of:=STDEVPA([.B76:.AI76])" office:value-type="float" office:value="10.5889031503343" calcext:value-type="float">
            <text:p>10.5889031503</text:p>
          </table:table-cell>
          <table:table-cell table:number-columns-repeated="987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77:.AI77])" office:value-type="float" office:value="0.354838709677419" calcext:value-type="float">
            <text:p>0.3548387097</text:p>
          </table:table-cell>
          <table:table-cell table:formula="of:=STDEVPA([.B77:.AI77])" office:value-type="float" office:value="1.15139150306934" calcext:value-type="float">
            <text:p>1.1513915031</text:p>
          </table:table-cell>
          <table:table-cell table:number-columns-repeated="987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78:.AI78])" office:value-type="float" office:value="0.258064516129032" calcext:value-type="float">
            <text:p>0.2580645161</text:p>
          </table:table-cell>
          <table:table-cell table:formula="of:=STDEVPA([.B78:.AI78])" office:value-type="float" office:value="0.841187407122922" calcext:value-type="float">
            <text:p>0.8411874071</text:p>
          </table:table-cell>
          <table:table-cell table:number-columns-repeated="98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79:.AI79])" office:value-type="float" office:value="2" calcext:value-type="float">
            <text:p>2</text:p>
          </table:table-cell>
          <table:table-cell table:formula="of:=STDEVPA([.B79:.AI79])" office:value-type="float" office:value="10.0675140282831" calcext:value-type="float">
            <text:p>10.0675140283</text:p>
          </table:table-cell>
          <table:table-cell table:number-columns-repeated="98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80:.AI80])" office:value-type="float" office:value="0.387096774193548" calcext:value-type="float">
            <text:p>0.3870967742</text:p>
          </table:table-cell>
          <table:table-cell table:formula="of:=STDEVPA([.B80:.AI80])" office:value-type="float" office:value="0.973103427677314" calcext:value-type="float">
            <text:p>0.9731034277</text:p>
          </table:table-cell>
          <table:table-cell table:number-columns-repeated="98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81:.AI81])" office:value-type="float" office:value="0.129032258064516" calcext:value-type="float">
            <text:p>0.1290322581</text:p>
          </table:table-cell>
          <table:table-cell table:formula="of:=STDEVPA([.B81:.AI81])" office:value-type="float" office:value="0.420593703561461" calcext:value-type="float">
            <text:p>0.4205937036</text:p>
          </table:table-cell>
          <table:table-cell table:number-columns-repeated="987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82:.AI82])" office:value-type="float" office:value="0.258064516129032" calcext:value-type="float">
            <text:p>0.2580645161</text:p>
          </table:table-cell>
          <table:table-cell table:formula="of:=STDEVPA([.B82:.AI82])" office:value-type="float" office:value="1.07666575924378" calcext:value-type="float">
            <text:p>1.0766657592</text:p>
          </table:table-cell>
          <table:table-cell table:number-columns-repeated="987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83:.AI83])" office:value-type="float" office:value="8.09677419354839" calcext:value-type="float">
            <text:p>8.0967741935</text:p>
          </table:table-cell>
          <table:table-cell table:formula="of:=STDEVPA([.B83:.AI83])" office:value-type="float" office:value="29.7856371955102" calcext:value-type="float">
            <text:p>29.7856371955</text:p>
          </table:table-cell>
          <table:table-cell table:number-columns-repeated="987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84:.AI84])" office:value-type="float" office:value="2" calcext:value-type="float">
            <text:p>2</text:p>
          </table:table-cell>
          <table:table-cell table:formula="of:=STDEVPA([.B84:.AI84])" office:value-type="float" office:value="10.0546891644421" calcext:value-type="float">
            <text:p>10.0546891644</text:p>
          </table:table-cell>
          <table:table-cell table:number-columns-repeated="98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85:.AI85])" office:value-type="float" office:value="0.290322580645161" calcext:value-type="float">
            <text:p>0.2903225806</text:p>
          </table:table-cell>
          <table:table-cell table:formula="of:=STDEVPA([.B85:.AI85])" office:value-type="float" office:value="0.681248776836867" calcext:value-type="float">
            <text:p>0.6812487768</text:p>
          </table:table-cell>
          <table:table-cell table:number-columns-repeated="987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86:.AI86])" office:value-type="float" office:value="0.129032258064516" calcext:value-type="float">
            <text:p>0.1290322581</text:p>
          </table:table-cell>
          <table:table-cell table:formula="of:=STDEVPA([.B86:.AI86])" office:value-type="float" office:value="0.491340200378317" calcext:value-type="float">
            <text:p>0.4913402004</text:p>
          </table:table-cell>
          <table:table-cell table:number-columns-repeated="987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87:.AI87])" office:value-type="float" office:value="0.193548387096774" calcext:value-type="float">
            <text:p>0.1935483871</text:p>
          </table:table-cell>
          <table:table-cell table:formula="of:=STDEVPA([.B87:.AI87])" office:value-type="float" office:value="0.779551353135134" calcext:value-type="float">
            <text:p>0.7795513531</text:p>
          </table:table-cell>
          <table:table-cell table:number-columns-repeated="987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88:.AI88])" office:value-type="float" office:value="0.225806451612903" calcext:value-type="float">
            <text:p>0.2258064516</text:p>
          </table:table-cell>
          <table:table-cell table:formula="of:=STDEVPA([.B88:.AI88])" office:value-type="float" office:value="0.791473815895826" calcext:value-type="float">
            <text:p>0.7914738159</text:p>
          </table:table-cell>
          <table:table-cell table:number-columns-repeated="987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89:.AI89])" office:value-type="float" office:value="0.161290322580645" calcext:value-type="float">
            <text:p>0.1612903226</text:p>
          </table:table-cell>
          <table:table-cell table:formula="of:=STDEVPA([.B89:.AI89])" office:value-type="float" office:value="0.514108950016427" calcext:value-type="float">
            <text:p>0.51410895</text:p>
          </table:table-cell>
          <table:table-cell table:number-columns-repeated="987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90:.AI90])" office:value-type="float" office:value="0.258064516129032" calcext:value-type="float">
            <text:p>0.2580645161</text:p>
          </table:table-cell>
          <table:table-cell table:formula="of:=STDEVPA([.B90:.AI90])" office:value-type="float" office:value="1.07666575924378" calcext:value-type="float">
            <text:p>1.0766657592</text:p>
          </table:table-cell>
          <table:table-cell table:number-columns-repeated="987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91:.AI91])" office:value-type="float" office:value="0.161290322580645" calcext:value-type="float">
            <text:p>0.1612903226</text:p>
          </table:table-cell>
          <table:table-cell table:formula="of:=STDEVPA([.B91:.AI91])" office:value-type="float" office:value="0.514108950016427" calcext:value-type="float">
            <text:p>0.51410895</text:p>
          </table:table-cell>
          <table:table-cell table:number-columns-repeated="987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92:.AI92])" office:value-type="float" office:value="1.93548387096774" calcext:value-type="float">
            <text:p>1.935483871</text:p>
          </table:table-cell>
          <table:table-cell table:formula="of:=STDEVPA([.B92:.AI92])" office:value-type="float" office:value="10.0608967851135" calcext:value-type="float">
            <text:p>10.0608967851</text:p>
          </table:table-cell>
          <table:table-cell table:number-columns-repeated="987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93:.AI93])" office:value-type="float" office:value="0.290322580645161" calcext:value-type="float">
            <text:p>0.2903225806</text:p>
          </table:table-cell>
          <table:table-cell table:formula="of:=STDEVPA([.B93:.AI93])" office:value-type="float" office:value="0.990065113111149" calcext:value-type="float">
            <text:p>0.9900651131</text:p>
          </table:table-cell>
          <table:table-cell table:number-columns-repeated="987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94:.AI94])" office:value-type="float" office:value="0.032258064516129" calcext:value-type="float">
            <text:p>0.0322580645</text:p>
          </table:table-cell>
          <table:table-cell table:formula="of:=STDEVPA([.B94:.AI94])" office:value-type="float" office:value="0.176684695969408" calcext:value-type="float">
            <text:p>0.176684696</text:p>
          </table:table-cell>
          <table:table-cell table:number-columns-repeated="987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95:.AI95])" office:value-type="float" office:value="0.129032258064516" calcext:value-type="float">
            <text:p>0.1290322581</text:p>
          </table:table-cell>
          <table:table-cell table:formula="of:=STDEVPA([.B95:.AI95])" office:value-type="float" office:value="0.491340200378317" calcext:value-type="float">
            <text:p>0.4913402004</text:p>
          </table:table-cell>
          <table:table-cell table:number-columns-repeated="987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96:.AI96])" office:value-type="float" office:value="0" calcext:value-type="float">
            <text:p>0</text:p>
          </table:table-cell>
          <table:table-cell table:formula="of:=STDEVPA([.B96:.AI9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97:.AI97])" office:value-type="float" office:value="0.0645161290322581" calcext:value-type="float">
            <text:p>0.064516129</text:p>
          </table:table-cell>
          <table:table-cell table:formula="of:=STDEVPA([.B97:.AI97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98:.AI98])" office:value-type="float" office:value="0.0967741935483871" calcext:value-type="float">
            <text:p>0.0967741935</text:p>
          </table:table-cell>
          <table:table-cell table:formula="of:=STDEVPA([.B98:.AI98])" office:value-type="float" office:value="0.389775676567567" calcext:value-type="float">
            <text:p>0.3897756766</text:p>
          </table:table-cell>
          <table:table-cell table:number-columns-repeated="987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99:.AI99])" office:value-type="float" office:value="0.0967741935483871" calcext:value-type="float">
            <text:p>0.0967741935</text:p>
          </table:table-cell>
          <table:table-cell table:formula="of:=STDEVPA([.B99:.AI99])" office:value-type="float" office:value="0.389775676567567" calcext:value-type="float">
            <text:p>0.3897756766</text:p>
          </table:table-cell>
          <table:table-cell table:number-columns-repeated="987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00:.AI100])" office:value-type="float" office:value="0.258064516129032" calcext:value-type="float">
            <text:p>0.2580645161</text:p>
          </table:table-cell>
          <table:table-cell table:formula="of:=STDEVPA([.B100:.AI100])" office:value-type="float" office:value="0.620496260053914" calcext:value-type="float">
            <text:p>0.6204962601</text:p>
          </table:table-cell>
          <table:table-cell table:number-columns-repeated="987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01:.AI101])" office:value-type="float" office:value="0.161290322580645" calcext:value-type="float">
            <text:p>0.1612903226</text:p>
          </table:table-cell>
          <table:table-cell table:formula="of:=STDEVPA([.B101:.AI101])" office:value-type="float" office:value="0.514108950016427" calcext:value-type="float">
            <text:p>0.51410895</text:p>
          </table:table-cell>
          <table:table-cell table:number-columns-repeated="987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02:.AI102])" office:value-type="float" office:value="1.03225806451613" calcext:value-type="float">
            <text:p>1.0322580645</text:p>
          </table:table-cell>
          <table:table-cell table:formula="of:=STDEVPA([.B102:.AI102])" office:value-type="float" office:value="5.4741849943857" calcext:value-type="float">
            <text:p>5.4741849944</text:p>
          </table:table-cell>
          <table:table-cell table:number-columns-repeated="987"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03:.AI103])" office:value-type="float" office:value="0.225806451612903" calcext:value-type="float">
            <text:p>0.2258064516</text:p>
          </table:table-cell>
          <table:table-cell table:formula="of:=STDEVPA([.B103:.AI103])" office:value-type="float" office:value="0.940476112071822" calcext:value-type="float">
            <text:p>0.9404761121</text:p>
          </table:table-cell>
          <table:table-cell table:number-columns-repeated="987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04:.AI104])" office:value-type="float" office:value="0.0967741935483871" calcext:value-type="float">
            <text:p>0.0967741935</text:p>
          </table:table-cell>
          <table:table-cell table:formula="of:=STDEVPA([.B104:.AI104])" office:value-type="float" office:value="0.389775676567567" calcext:value-type="float">
            <text:p>0.3897756766</text:p>
          </table:table-cell>
          <table:table-cell table:number-columns-repeated="987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05:.AI105])" office:value-type="float" office:value="0.0645161290322581" calcext:value-type="float">
            <text:p>0.064516129</text:p>
          </table:table-cell>
          <table:table-cell table:formula="of:=STDEVPA([.B105:.AI105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106:.AI106])" office:value-type="float" office:value="0.225806451612903" calcext:value-type="float">
            <text:p>0.2258064516</text:p>
          </table:table-cell>
          <table:table-cell table:formula="of:=STDEVPA([.B106:.AI106])" office:value-type="float" office:value="0.606931862007315" calcext:value-type="float">
            <text:p>0.606931862</text:p>
          </table:table-cell>
          <table:table-cell table:number-columns-repeated="987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07:.AI107])" office:value-type="float" office:value="0.0967741935483871" calcext:value-type="float">
            <text:p>0.0967741935</text:p>
          </table:table-cell>
          <table:table-cell table:formula="of:=STDEVPA([.B107:.AI107])" office:value-type="float" office:value="0.389775676567567" calcext:value-type="float">
            <text:p>0.3897756766</text:p>
          </table:table-cell>
          <table:table-cell table:number-columns-repeated="987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08:.AI108])" office:value-type="float" office:value="0.032258064516129" calcext:value-type="float">
            <text:p>0.0322580645</text:p>
          </table:table-cell>
          <table:table-cell table:formula="of:=STDEVPA([.B108:.AI108])" office:value-type="float" office:value="0.176684695969409" calcext:value-type="float">
            <text:p>0.176684696</text:p>
          </table:table-cell>
          <table:table-cell table:number-columns-repeated="987"/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09:.AI109])" office:value-type="float" office:value="0.0967741935483871" calcext:value-type="float">
            <text:p>0.0967741935</text:p>
          </table:table-cell>
          <table:table-cell table:formula="of:=STDEVPA([.B109:.AI109])" office:value-type="float" office:value="0.530054087908225" calcext:value-type="float">
            <text:p>0.5300540879</text:p>
          </table:table-cell>
          <table:table-cell table:number-columns-repeated="987"/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10:.AI110])" office:value-type="float" office:value="0.129032258064516" calcext:value-type="float">
            <text:p>0.1290322581</text:p>
          </table:table-cell>
          <table:table-cell table:formula="of:=STDEVPA([.B110:.AI110])" office:value-type="float" office:value="0.491340200378317" calcext:value-type="float">
            <text:p>0.4913402004</text:p>
          </table:table-cell>
          <table:table-cell table:number-columns-repeated="987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11:.AI111])" office:value-type="float" office:value="0.0967741935483871" calcext:value-type="float">
            <text:p>0.0967741935</text:p>
          </table:table-cell>
          <table:table-cell table:formula="of:=STDEVPA([.B111:.AI111])" office:value-type="float" office:value="0.530054087908225" calcext:value-type="float">
            <text:p>0.5300540879</text:p>
          </table:table-cell>
          <table:table-cell table:number-columns-repeated="987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12:.AI112])" office:value-type="float" office:value="0.032258064516129" calcext:value-type="float">
            <text:p>0.0322580645</text:p>
          </table:table-cell>
          <table:table-cell table:formula="of:=STDEVPA([.B112:.AI112])" office:value-type="float" office:value="0.176684695969409" calcext:value-type="float">
            <text:p>0.176684696</text:p>
          </table:table-cell>
          <table:table-cell table:number-columns-repeated="987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13:.AI113])" office:value-type="float" office:value="0.161290322580645" calcext:value-type="float">
            <text:p>0.1612903226</text:p>
          </table:table-cell>
          <table:table-cell table:formula="of:=STDEVPA([.B113:.AI113])" office:value-type="float" office:value="0.514108950016427" calcext:value-type="float">
            <text:p>0.51410895</text:p>
          </table:table-cell>
          <table:table-cell table:number-columns-repeated="987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14:.AI114])" office:value-type="float" office:value="0.516129032258065" calcext:value-type="float">
            <text:p>0.5161290323</text:p>
          </table:table-cell>
          <table:table-cell table:formula="of:=STDEVPA([.B114:.AI114])" office:value-type="float" office:value="2.65027043954113" calcext:value-type="float">
            <text:p>2.6502704395</text:p>
          </table:table-cell>
          <table:table-cell table:number-columns-repeated="987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15:.AI115])" office:value-type="float" office:value="0.193548387096774" calcext:value-type="float">
            <text:p>0.1935483871</text:p>
          </table:table-cell>
          <table:table-cell table:formula="of:=STDEVPA([.B115:.AI115])" office:value-type="float" office:value="0.643546365911613" calcext:value-type="float">
            <text:p>0.6435463659</text:p>
          </table:table-cell>
          <table:table-cell table:number-columns-repeated="987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16:.AI116])" office:value-type="float" office:value="0.0645161290322581" calcext:value-type="float">
            <text:p>0.064516129</text:p>
          </table:table-cell>
          <table:table-cell table:formula="of:=STDEVPA([.B116:.AI116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17:.AI117])" office:value-type="float" office:value="0" calcext:value-type="float">
            <text:p>0</text:p>
          </table:table-cell>
          <table:table-cell table:formula="of:=STDEVPA([.B117:.AI11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18:.AI118])" office:value-type="float" office:value="0.0967741935483871" calcext:value-type="float">
            <text:p>0.0967741935</text:p>
          </table:table-cell>
          <table:table-cell table:formula="of:=STDEVPA([.B118:.AI118])" office:value-type="float" office:value="0.389775676567567" calcext:value-type="float">
            <text:p>0.3897756766</text:p>
          </table:table-cell>
          <table:table-cell table:number-columns-repeated="98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19:.AI119])" office:value-type="float" office:value="0.0967741935483871" calcext:value-type="float">
            <text:p>0.0967741935</text:p>
          </table:table-cell>
          <table:table-cell table:formula="of:=STDEVPA([.B119:.AI119])" office:value-type="float" office:value="0.389775676567567" calcext:value-type="float">
            <text:p>0.3897756766</text:p>
          </table:table-cell>
          <table:table-cell table:number-columns-repeated="98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20:.AI120])" office:value-type="float" office:value="0.161290322580645" calcext:value-type="float">
            <text:p>0.1612903226</text:p>
          </table:table-cell>
          <table:table-cell table:formula="of:=STDEVPA([.B120:.AI120])" office:value-type="float" office:value="0.514108950016427" calcext:value-type="float">
            <text:p>0.51410895</text:p>
          </table:table-cell>
          <table:table-cell table:number-columns-repeated="987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21:.AI121])" office:value-type="float" office:value="0.774193548387097" calcext:value-type="float">
            <text:p>0.7741935484</text:p>
          </table:table-cell>
          <table:table-cell table:formula="of:=STDEVPA([.B121:.AI121])" office:value-type="float" office:value="4.2404327032658" calcext:value-type="float">
            <text:p>4.2404327033</text:p>
          </table:table-cell>
          <table:table-cell table:number-columns-repeated="987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22:.AI122])" office:value-type="float" office:value="0.0645161290322581" calcext:value-type="float">
            <text:p>0.064516129</text:p>
          </table:table-cell>
          <table:table-cell table:formula="of:=STDEVPA([.B122:.AI122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23:.AI123])" office:value-type="float" office:value="0.32258064516129" calcext:value-type="float">
            <text:p>0.3225806452</text:p>
          </table:table-cell>
          <table:table-cell table:formula="of:=STDEVPA([.B123:.AI123])" office:value-type="float" office:value="0.589537641370873" calcext:value-type="float">
            <text:p>0.5895376414</text:p>
          </table:table-cell>
          <table:table-cell table:number-columns-repeated="987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24:.AI124])" office:value-type="float" office:value="0.0645161290322581" calcext:value-type="float">
            <text:p>0.064516129</text:p>
          </table:table-cell>
          <table:table-cell table:formula="of:=STDEVPA([.B124:.AI124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25:.AI125])" office:value-type="float" office:value="0.0645161290322581" calcext:value-type="float">
            <text:p>0.064516129</text:p>
          </table:table-cell>
          <table:table-cell table:formula="of:=STDEVPA([.B125:.AI125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AVERAGE([.B126:.AI126])" office:value-type="float" office:value="2.12903225806452" calcext:value-type="float">
            <text:p>2.1290322581</text:p>
          </table:table-cell>
          <table:table-cell table:formula="of:=STDEVPA([.B126:.AI126])" office:value-type="float" office:value="6.03613813456954" calcext:value-type="float">
            <text:p>6.0361381346</text:p>
          </table:table-cell>
          <table:table-cell table:number-columns-repeated="987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27:.AI127])" office:value-type="float" office:value="0.032258064516129" calcext:value-type="float">
            <text:p>0.0322580645</text:p>
          </table:table-cell>
          <table:table-cell table:formula="of:=STDEVPA([.B127:.AI127])" office:value-type="float" office:value="0.176684695969409" calcext:value-type="float">
            <text:p>0.176684696</text:p>
          </table:table-cell>
          <table:table-cell table:number-columns-repeated="987"/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28:.AI128])" office:value-type="float" office:value="0.161290322580645" calcext:value-type="float">
            <text:p>0.1612903226</text:p>
          </table:table-cell>
          <table:table-cell table:formula="of:=STDEVPA([.B128:.AI128])" office:value-type="float" office:value="0.514108950016427" calcext:value-type="float">
            <text:p>0.51410895</text:p>
          </table:table-cell>
          <table:table-cell table:number-columns-repeated="987"/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29:.AI129])" office:value-type="float" office:value="4.87096774193548" calcext:value-type="float">
            <text:p>4.8709677419</text:p>
          </table:table-cell>
          <table:table-cell table:formula="of:=STDEVPA([.B129:.AI129])" office:value-type="float" office:value="15.9003792518857" calcext:value-type="float">
            <text:p>15.9003792519</text:p>
          </table:table-cell>
          <table:table-cell table:number-columns-repeated="987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30:.AI130])" office:value-type="float" office:value="2.16129032258064" calcext:value-type="float">
            <text:p>2.1612903226</text:p>
          </table:table-cell>
          <table:table-cell table:formula="of:=STDEVPA([.B130:.AI130])" office:value-type="float" office:value="8.33607308413859" calcext:value-type="float">
            <text:p>8.3360730841</text:p>
          </table:table-cell>
          <table:table-cell table:number-columns-repeated="987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31:.AI131])" office:value-type="float" office:value="4" calcext:value-type="float">
            <text:p>4</text:p>
          </table:table-cell>
          <table:table-cell table:formula="of:=STDEVPA([.B131:.AI131])" office:value-type="float" office:value="13.114877048604" calcext:value-type="float">
            <text:p>13.1148770486</text:p>
          </table:table-cell>
          <table:table-cell table:number-columns-repeated="987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32:.AI132])" office:value-type="float" office:value="5.25806451612903" calcext:value-type="float">
            <text:p>5.2580645161</text:p>
          </table:table-cell>
          <table:table-cell table:formula="of:=STDEVPA([.B132:.AI132])" office:value-type="float" office:value="15.063238185762" calcext:value-type="float">
            <text:p>15.0632381858</text:p>
          </table:table-cell>
          <table:table-cell table:number-columns-repeated="987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33:.AI133])" office:value-type="float" office:value="0.290322580645161" calcext:value-type="float">
            <text:p>0.2903225806</text:p>
          </table:table-cell>
          <table:table-cell table:formula="of:=STDEVPA([.B133:.AI133])" office:value-type="float" office:value="0.956928837044602" calcext:value-type="float">
            <text:p>0.956928837</text:p>
          </table:table-cell>
          <table:table-cell table:number-columns-repeated="987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34:.AI134])" office:value-type="float" office:value="5.35483870967742" calcext:value-type="float">
            <text:p>5.3548387097</text:p>
          </table:table-cell>
          <table:table-cell table:formula="of:=STDEVPA([.B134:.AI134])" office:value-type="float" office:value="15.8328942743586" calcext:value-type="float">
            <text:p>15.8328942744</text:p>
          </table:table-cell>
          <table:table-cell table:number-columns-repeated="987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35:.AI135])" office:value-type="float" office:value="2.09677419354839" calcext:value-type="float">
            <text:p>2.0967741935</text:p>
          </table:table-cell>
          <table:table-cell table:formula="of:=STDEVPA([.B135:.AI135])" office:value-type="float" office:value="9.02096067664949" calcext:value-type="float">
            <text:p>9.0209606766</text:p>
          </table:table-cell>
          <table:table-cell table:number-columns-repeated="987"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36:.AI136])" office:value-type="float" office:value="0.483870967741936" calcext:value-type="float">
            <text:p>0.4838709677</text:p>
          </table:table-cell>
          <table:table-cell table:formula="of:=STDEVPA([.B136:.AI136])" office:value-type="float" office:value="1.16039391926484" calcext:value-type="float">
            <text:p>1.1603939193</text:p>
          </table:table-cell>
          <table:table-cell table:number-columns-repeated="987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37:.AI137])" office:value-type="float" office:value="0.516129032258065" calcext:value-type="float">
            <text:p>0.5161290323</text:p>
          </table:table-cell>
          <table:table-cell table:formula="of:=STDEVPA([.B137:.AI137])" office:value-type="float" office:value="1.36478682589072" calcext:value-type="float">
            <text:p>1.3647868259</text:p>
          </table:table-cell>
          <table:table-cell table:number-columns-repeated="987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38:.AI138])" office:value-type="float" office:value="0.612903225806452" calcext:value-type="float">
            <text:p>0.6129032258</text:p>
          </table:table-cell>
          <table:table-cell table:formula="of:=STDEVPA([.B138:.AI138])" office:value-type="float" office:value="1.57965736086391" calcext:value-type="float">
            <text:p>1.5796573609</text:p>
          </table:table-cell>
          <table:table-cell table:number-columns-repeated="987"/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139:.AI139])" office:value-type="float" office:value="0.709677419354839" calcext:value-type="float">
            <text:p>0.7096774194</text:p>
          </table:table-cell>
          <table:table-cell table:formula="of:=STDEVPA([.B139:.AI139])" office:value-type="float" office:value="1.32454613984825" calcext:value-type="float">
            <text:p>1.3245461398</text:p>
          </table:table-cell>
          <table:table-cell table:number-columns-repeated="987"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40:.AI140])" office:value-type="float" office:value="0.258064516129032" calcext:value-type="float">
            <text:p>0.2580645161</text:p>
          </table:table-cell>
          <table:table-cell table:formula="of:=STDEVPA([.B140:.AI140])" office:value-type="float" office:value="0.505947972301875" calcext:value-type="float">
            <text:p>0.5059479723</text:p>
          </table:table-cell>
          <table:table-cell table:number-columns-repeated="987"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41:.AI141])" office:value-type="float" office:value="0.258064516129032" calcext:value-type="float">
            <text:p>0.2580645161</text:p>
          </table:table-cell>
          <table:table-cell table:formula="of:=STDEVPA([.B141:.AI141])" office:value-type="float" office:value="0.505947972301875" calcext:value-type="float">
            <text:p>0.5059479723</text:p>
          </table:table-cell>
          <table:table-cell table:number-columns-repeated="987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42:.AI142])" office:value-type="float" office:value="0.225806451612903" calcext:value-type="float">
            <text:p>0.2258064516</text:p>
          </table:table-cell>
          <table:table-cell table:formula="of:=STDEVPA([.B142:.AI142])" office:value-type="float" office:value="0.551226048085002" calcext:value-type="float">
            <text:p>0.5512260481</text:p>
          </table:table-cell>
          <table:table-cell table:number-columns-repeated="987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43:.AI143])" office:value-type="float" office:value="0.225806451612903" calcext:value-type="float">
            <text:p>0.2258064516</text:p>
          </table:table-cell>
          <table:table-cell table:formula="of:=STDEVPA([.B143:.AI143])" office:value-type="float" office:value="0.606931862007315" calcext:value-type="float">
            <text:p>0.606931862</text:p>
          </table:table-cell>
          <table:table-cell table:number-columns-repeated="987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44:.AI144])" office:value-type="float" office:value="0.129032258064516" calcext:value-type="float">
            <text:p>0.1290322581</text:p>
          </table:table-cell>
          <table:table-cell table:formula="of:=STDEVPA([.B144:.AI144])" office:value-type="float" office:value="0.491340200378317" calcext:value-type="float">
            <text:p>0.4913402004</text:p>
          </table:table-cell>
          <table:table-cell table:number-columns-repeated="987"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45:.AI145])" office:value-type="float" office:value="0.32258064516129" calcext:value-type="float">
            <text:p>0.3225806452</text:p>
          </table:table-cell>
          <table:table-cell table:formula="of:=STDEVPA([.B145:.AI145])" office:value-type="float" office:value="0.735597048451057" calcext:value-type="float">
            <text:p>0.7355970485</text:p>
          </table:table-cell>
          <table:table-cell table:number-columns-repeated="987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46:.AI146])" office:value-type="float" office:value="0.0645161290322581" calcext:value-type="float">
            <text:p>0.064516129</text:p>
          </table:table-cell>
          <table:table-cell table:formula="of:=STDEVPA([.B146:.AI146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47:.AI147])" office:value-type="float" office:value="0.0645161290322581" calcext:value-type="float">
            <text:p>0.064516129</text:p>
          </table:table-cell>
          <table:table-cell table:formula="of:=STDEVPA([.B147:.AI147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48:.AI148])" office:value-type="float" office:value="0.225806451612903" calcext:value-type="float">
            <text:p>0.2258064516</text:p>
          </table:table-cell>
          <table:table-cell table:formula="of:=STDEVPA([.B148:.AI148])" office:value-type="float" office:value="0.606931862007315" calcext:value-type="float">
            <text:p>0.606931862</text:p>
          </table:table-cell>
          <table:table-cell table:number-columns-repeated="987"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AVERAGE([.B149:.AI149])" office:value-type="float" office:value="0.935483870967742" calcext:value-type="float">
            <text:p>0.935483871</text:p>
          </table:table-cell>
          <table:table-cell table:formula="of:=STDEVPA([.B149:.AI149])" office:value-type="float" office:value="2.36827804425518" calcext:value-type="float">
            <text:p>2.3682780443</text:p>
          </table:table-cell>
          <table:table-cell table:number-columns-repeated="987"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50:.AI150])" office:value-type="float" office:value="0.225806451612903" calcext:value-type="float">
            <text:p>0.2258064516</text:p>
          </table:table-cell>
          <table:table-cell table:formula="of:=STDEVPA([.B150:.AI150])" office:value-type="float" office:value="0.606931862007315" calcext:value-type="float">
            <text:p>0.606931862</text:p>
          </table:table-cell>
          <table:table-cell table:number-columns-repeated="987"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51:.AI151])" office:value-type="float" office:value="0.225806451612903" calcext:value-type="float">
            <text:p>0.2258064516</text:p>
          </table:table-cell>
          <table:table-cell table:formula="of:=STDEVPA([.B151:.AI151])" office:value-type="float" office:value="0.940476112071822" calcext:value-type="float">
            <text:p>0.9404761121</text:p>
          </table:table-cell>
          <table:table-cell table:number-columns-repeated="987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52:.AI152])" office:value-type="float" office:value="2.29032258064516" calcext:value-type="float">
            <text:p>2.2903225806</text:p>
          </table:table-cell>
          <table:table-cell table:formula="of:=STDEVPA([.B152:.AI152])" office:value-type="float" office:value="12.0032080345943" calcext:value-type="float">
            <text:p>12.0032080346</text:p>
          </table:table-cell>
          <table:table-cell table:number-columns-repeated="987"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formula="of:=AVERAGE([.B153:.AI153])" office:value-type="float" office:value="5.58064516129032" calcext:value-type="float">
            <text:p>5.5806451613</text:p>
          </table:table-cell>
          <table:table-cell table:formula="of:=STDEVPA([.B153:.AI153])" office:value-type="float" office:value="16.8135394626232" calcext:value-type="float">
            <text:p>16.8135394626</text:p>
          </table:table-cell>
          <table:table-cell table:number-columns-repeated="987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AVERAGE([.B154:.AI154])" office:value-type="float" office:value="0.483870967741936" calcext:value-type="float">
            <text:p>0.4838709677</text:p>
          </table:table-cell>
          <table:table-cell table:formula="of:=STDEVPA([.B154:.AI154])" office:value-type="float" office:value="1.49991328226615" calcext:value-type="float">
            <text:p>1.4999132823</text:p>
          </table:table-cell>
          <table:table-cell table:number-columns-repeated="987"/>
        </table:table-row>
        <table:table-row table:style-name="ro2">
          <table:table-cell office:value-type="float" office:value="153" calcext:value-type="float">
            <text:p>15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155:.AI155])" office:value-type="float" office:value="0.258064516129032" calcext:value-type="float">
            <text:p>0.2580645161</text:p>
          </table:table-cell>
          <table:table-cell table:formula="of:=STDEVPA([.B155:.AI155])" office:value-type="float" office:value="0.670471280349243" calcext:value-type="float">
            <text:p>0.6704712803</text:p>
          </table:table-cell>
          <table:table-cell table:number-columns-repeated="987"/>
        </table:table-row>
        <table:table-row table:style-name="ro2">
          <table:table-cell office:value-type="float" office:value="154" calcext:value-type="float">
            <text:p>1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156:.AI156])" office:value-type="float" office:value="0.32258064516129" calcext:value-type="float">
            <text:p>0.3225806452</text:p>
          </table:table-cell>
          <table:table-cell table:formula="of:=STDEVPA([.B156:.AI156])" office:value-type="float" office:value="0.778215360117085" calcext:value-type="float">
            <text:p>0.7782153601</text:p>
          </table:table-cell>
          <table:table-cell table:number-columns-repeated="987"/>
        </table:table-row>
        <table:table-row table:style-name="ro2">
          <table:table-cell office:value-type="float" office:value="155" calcext:value-type="float">
            <text:p>1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157:.AI157])" office:value-type="float" office:value="0.32258064516129" calcext:value-type="float">
            <text:p>0.3225806452</text:p>
          </table:table-cell>
          <table:table-cell table:formula="of:=STDEVPA([.B157:.AI157])" office:value-type="float" office:value="0.857118081005576" calcext:value-type="float">
            <text:p>0.857118081</text:p>
          </table:table-cell>
          <table:table-cell table:number-columns-repeated="987"/>
        </table:table-row>
        <table:table-row table:style-name="ro2">
          <table:table-cell office:value-type="float" office:value="156" calcext:value-type="float">
            <text:p>1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AVERAGE([.B158:.AI158])" office:value-type="float" office:value="0.516129032258065" calcext:value-type="float">
            <text:p>0.5161290323</text:p>
          </table:table-cell>
          <table:table-cell table:formula="of:=STDEVPA([.B158:.AI158])" office:value-type="float" office:value="1.31666655690055" calcext:value-type="float">
            <text:p>1.3166665569</text:p>
          </table:table-cell>
          <table:table-cell table:number-columns-repeated="987"/>
        </table:table-row>
        <table:table-row table:style-name="ro2">
          <table:table-cell office:value-type="float" office:value="157" calcext:value-type="float">
            <text:p>157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159:.AI159])" office:value-type="float" office:value="0.419354838709677" calcext:value-type="float">
            <text:p>0.4193548387</text:p>
          </table:table-cell>
          <table:table-cell table:formula="of:=STDEVPA([.B159:.AI159])" office:value-type="float" office:value="0.871564908781052" calcext:value-type="float">
            <text:p>0.8715649088</text:p>
          </table:table-cell>
          <table:table-cell table:number-columns-repeated="987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AVERAGE([.B160:.AI160])" office:value-type="float" office:value="0.645161290322581" calcext:value-type="float">
            <text:p>0.6451612903</text:p>
          </table:table-cell>
          <table:table-cell table:formula="of:=STDEVPA([.B160:.AI160])" office:value-type="float" office:value="1.61741304989957" calcext:value-type="float">
            <text:p>1.6174130499</text:p>
          </table:table-cell>
          <table:table-cell table:number-columns-repeated="987"/>
        </table:table-row>
        <table:table-row table:style-name="ro2">
          <table:table-cell office:value-type="float" office:value="159" calcext:value-type="float">
            <text:p>1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AVERAGE([.B161:.AI161])" office:value-type="float" office:value="0.67741935483871" calcext:value-type="float">
            <text:p>0.6774193548</text:p>
          </table:table-cell>
          <table:table-cell table:formula="of:=STDEVPA([.B161:.AI161])" office:value-type="float" office:value="1.67307128772773" calcext:value-type="float">
            <text:p>1.6730712877</text:p>
          </table:table-cell>
          <table:table-cell table:number-columns-repeated="987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AVERAGE([.B162:.AI162])" office:value-type="float" office:value="3.19354838709677" calcext:value-type="float">
            <text:p>3.1935483871</text:p>
          </table:table-cell>
          <table:table-cell table:formula="of:=STDEVPA([.B162:.AI162])" office:value-type="float" office:value="11.5211428500058" calcext:value-type="float">
            <text:p>11.52114285</text:p>
          </table:table-cell>
          <table:table-cell table:number-columns-repeated="987"/>
        </table:table-row>
        <table:table-row table:style-name="ro2">
          <table:table-cell office:value-type="float" office:value="161" calcext:value-type="float">
            <text:p>16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formula="of:=AVERAGE([.B163:.AI163])" office:value-type="float" office:value="4.70967741935484" calcext:value-type="float">
            <text:p>4.7096774194</text:p>
          </table:table-cell>
          <table:table-cell table:formula="of:=STDEVPA([.B163:.AI163])" office:value-type="float" office:value="14.5916316016807" calcext:value-type="float">
            <text:p>14.5916316017</text:p>
          </table:table-cell>
          <table:table-cell table:number-columns-repeated="987"/>
        </table:table-row>
        <table:table-row table:style-name="ro2">
          <table:table-cell office:value-type="float" office:value="162" calcext:value-type="float">
            <text:p>16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AVERAGE([.B164:.AI164])" office:value-type="float" office:value="0.548387096774194" calcext:value-type="float">
            <text:p>0.5483870968</text:p>
          </table:table-cell>
          <table:table-cell table:formula="of:=STDEVPA([.B164:.AI164])" office:value-type="float" office:value="1.49921935982223" calcext:value-type="float">
            <text:p>1.4992193598</text:p>
          </table:table-cell>
          <table:table-cell table:number-columns-repeated="987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65:.AI165])" office:value-type="float" office:value="0.161290322580645" calcext:value-type="float">
            <text:p>0.1612903226</text:p>
          </table:table-cell>
          <table:table-cell table:formula="of:=STDEVPA([.B165:.AI165])" office:value-type="float" office:value="0.446980853566162" calcext:value-type="float">
            <text:p>0.4469808536</text:p>
          </table:table-cell>
          <table:table-cell table:number-columns-repeated="987"/>
        </table:table-row>
        <table:table-row table:style-name="ro2">
          <table:table-cell office:value-type="float" office:value="164" calcext:value-type="float">
            <text:p>16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66:.AI166])" office:value-type="float" office:value="0.290322580645161" calcext:value-type="float">
            <text:p>0.2903225806</text:p>
          </table:table-cell>
          <table:table-cell table:formula="of:=STDEVPA([.B166:.AI166])" office:value-type="float" office:value="0.81095516709526" calcext:value-type="float">
            <text:p>0.8109551671</text:p>
          </table:table-cell>
          <table:table-cell table:number-columns-repeated="987"/>
        </table:table-row>
        <table:table-row table:style-name="ro2">
          <table:table-cell office:value-type="float" office:value="165" calcext:value-type="float">
            <text:p>16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67:.AI167])" office:value-type="float" office:value="0.193548387096774" calcext:value-type="float">
            <text:p>0.1935483871</text:p>
          </table:table-cell>
          <table:table-cell table:formula="of:=STDEVPA([.B167:.AI167])" office:value-type="float" office:value="0.895124962936233" calcext:value-type="float">
            <text:p>0.8951249629</text:p>
          </table:table-cell>
          <table:table-cell table:number-columns-repeated="987"/>
        </table:table-row>
        <table:table-row table:style-name="ro2">
          <table:table-cell office:value-type="float" office:value="166" calcext:value-type="float">
            <text:p>16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68:.AI168])" office:value-type="float" office:value="0.161290322580645" calcext:value-type="float">
            <text:p>0.1612903226</text:p>
          </table:table-cell>
          <table:table-cell table:formula="of:=STDEVPA([.B168:.AI168])" office:value-type="float" office:value="0.446980853566162" calcext:value-type="float">
            <text:p>0.4469808536</text:p>
          </table:table-cell>
          <table:table-cell table:number-columns-repeated="987"/>
        </table:table-row>
        <table:table-row table:style-name="ro2">
          <table:table-cell office:value-type="float" office:value="167" calcext:value-type="float">
            <text:p>16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69:.AI169])" office:value-type="float" office:value="0.0645161290322581" calcext:value-type="float">
            <text:p>0.064516129</text:p>
          </table:table-cell>
          <table:table-cell table:formula="of:=STDEVPA([.B169:.AI169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168" calcext:value-type="float">
            <text:p>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70:.AI170])" office:value-type="float" office:value="0.032258064516129" calcext:value-type="float">
            <text:p>0.0322580645</text:p>
          </table:table-cell>
          <table:table-cell table:formula="of:=STDEVPA([.B170:.AI170])" office:value-type="float" office:value="0.176684695969409" calcext:value-type="float">
            <text:p>0.176684696</text:p>
          </table:table-cell>
          <table:table-cell table:number-columns-repeated="987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71:.AI171])" office:value-type="float" office:value="0.161290322580645" calcext:value-type="float">
            <text:p>0.1612903226</text:p>
          </table:table-cell>
          <table:table-cell table:formula="of:=STDEVPA([.B171:.AI171])" office:value-type="float" office:value="0.446980853566162" calcext:value-type="float">
            <text:p>0.4469808536</text:p>
          </table:table-cell>
          <table:table-cell table:number-columns-repeated="987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72:.AI172])" office:value-type="float" office:value="0.161290322580645" calcext:value-type="float">
            <text:p>0.1612903226</text:p>
          </table:table-cell>
          <table:table-cell table:formula="of:=STDEVPA([.B172:.AI172])" office:value-type="float" office:value="0.446980853566162" calcext:value-type="float">
            <text:p>0.4469808536</text:p>
          </table:table-cell>
          <table:table-cell table:number-columns-repeated="987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73:.AI173])" office:value-type="float" office:value="0.0967741935483871" calcext:value-type="float">
            <text:p>0.0967741935</text:p>
          </table:table-cell>
          <table:table-cell table:formula="of:=STDEVPA([.B173:.AI173])" office:value-type="float" office:value="0.295650044835861" calcext:value-type="float">
            <text:p>0.2956500448</text:p>
          </table:table-cell>
          <table:table-cell table:number-columns-repeated="987"/>
        </table:table-row>
        <table:table-row table:style-name="ro2">
          <table:table-cell office:value-type="float" office:value="172" calcext:value-type="float">
            <text:p>172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74:.AI174])" office:value-type="float" office:value="0.032258064516129" calcext:value-type="float">
            <text:p>0.0322580645</text:p>
          </table:table-cell>
          <table:table-cell table:formula="of:=STDEVPA([.B174:.AI174])" office:value-type="float" office:value="0.176684695969408" calcext:value-type="float">
            <text:p>0.176684696</text:p>
          </table:table-cell>
          <table:table-cell table:number-columns-repeated="987"/>
        </table:table-row>
        <table:table-row table:style-name="ro2">
          <table:table-cell office:value-type="float" office:value="173" calcext:value-type="float">
            <text:p>173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75:.AI175])" office:value-type="float" office:value="0.032258064516129" calcext:value-type="float">
            <text:p>0.0322580645</text:p>
          </table:table-cell>
          <table:table-cell table:formula="of:=STDEVPA([.B175:.AI175])" office:value-type="float" office:value="0.176684695969408" calcext:value-type="float">
            <text:p>0.176684696</text:p>
          </table:table-cell>
          <table:table-cell table:number-columns-repeated="987"/>
        </table:table-row>
        <table:table-row table:style-name="ro2">
          <table:table-cell office:value-type="float" office:value="174" calcext:value-type="float">
            <text:p>1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76:.AI176])" office:value-type="float" office:value="0.129032258064516" calcext:value-type="float">
            <text:p>0.1290322581</text:p>
          </table:table-cell>
          <table:table-cell table:formula="of:=STDEVPA([.B176:.AI176])" office:value-type="float" office:value="0.420593703561461" calcext:value-type="float">
            <text:p>0.4205937036</text:p>
          </table:table-cell>
          <table:table-cell table:number-columns-repeated="987"/>
        </table:table-row>
        <table:table-row table:style-name="ro2">
          <table:table-cell office:value-type="float" office:value="175" calcext:value-type="float">
            <text:p>17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77:.AI177])" office:value-type="float" office:value="0.032258064516129" calcext:value-type="float">
            <text:p>0.0322580645</text:p>
          </table:table-cell>
          <table:table-cell table:formula="of:=STDEVPA([.B177:.AI177])" office:value-type="float" office:value="0.176684695969409" calcext:value-type="float">
            <text:p>0.176684696</text:p>
          </table:table-cell>
          <table:table-cell table:number-columns-repeated="987"/>
        </table:table-row>
        <table:table-row table:style-name="ro2">
          <table:table-cell office:value-type="float" office:value="176" calcext:value-type="float">
            <text:p>1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78:.AI178])" office:value-type="float" office:value="0.0645161290322581" calcext:value-type="float">
            <text:p>0.064516129</text:p>
          </table:table-cell>
          <table:table-cell table:formula="of:=STDEVPA([.B178:.AI178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79:.AI179])" office:value-type="float" office:value="0.290322580645161" calcext:value-type="float">
            <text:p>0.2903225806</text:p>
          </table:table-cell>
          <table:table-cell table:formula="of:=STDEVPA([.B179:.AI179])" office:value-type="float" office:value="0.578850272416979" calcext:value-type="float">
            <text:p>0.5788502724</text:p>
          </table:table-cell>
          <table:table-cell table:number-columns-repeated="987"/>
        </table:table-row>
        <table:table-row table:style-name="ro2">
          <table:table-cell office:value-type="float" office:value="178" calcext:value-type="float">
            <text:p>178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80:.AI180])" office:value-type="float" office:value="0.032258064516129" calcext:value-type="float">
            <text:p>0.0322580645</text:p>
          </table:table-cell>
          <table:table-cell table:formula="of:=STDEVPA([.B180:.AI180])" office:value-type="float" office:value="0.176684695969408" calcext:value-type="float">
            <text:p>0.176684696</text:p>
          </table:table-cell>
          <table:table-cell table:number-columns-repeated="987"/>
        </table:table-row>
        <table:table-row table:style-name="ro2">
          <table:table-cell office:value-type="float" office:value="179" calcext:value-type="float">
            <text:p>17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81:.AI181])" office:value-type="float" office:value="0.0645161290322581" calcext:value-type="float">
            <text:p>0.064516129</text:p>
          </table:table-cell>
          <table:table-cell table:formula="of:=STDEVPA([.B181:.AI181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82:.AI182])" office:value-type="float" office:value="0" calcext:value-type="float">
            <text:p>0</text:p>
          </table:table-cell>
          <table:table-cell table:formula="of:=STDEVPA([.B182:.AI182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81" calcext:value-type="float">
            <text:p>18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83:.AI183])" office:value-type="float" office:value="0" calcext:value-type="float">
            <text:p>0</text:p>
          </table:table-cell>
          <table:table-cell table:formula="of:=STDEVPA([.B183:.AI18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82" calcext:value-type="float">
            <text:p>18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84:.AI184])" office:value-type="float" office:value="0.0645161290322581" calcext:value-type="float">
            <text:p>0.064516129</text:p>
          </table:table-cell>
          <table:table-cell table:formula="of:=STDEVPA([.B184:.AI184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183" calcext:value-type="float">
            <text:p>18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85:.AI185])" office:value-type="float" office:value="0.129032258064516" calcext:value-type="float">
            <text:p>0.1290322581</text:p>
          </table:table-cell>
          <table:table-cell table:formula="of:=STDEVPA([.B185:.AI185])" office:value-type="float" office:value="0.420593703561461" calcext:value-type="float">
            <text:p>0.4205937036</text:p>
          </table:table-cell>
          <table:table-cell table:number-columns-repeated="987"/>
        </table:table-row>
        <table:table-row table:style-name="ro2">
          <table:table-cell office:value-type="float" office:value="184" calcext:value-type="float">
            <text:p>18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86:.AI186])" office:value-type="float" office:value="0.129032258064516" calcext:value-type="float">
            <text:p>0.1290322581</text:p>
          </table:table-cell>
          <table:table-cell table:formula="of:=STDEVPA([.B186:.AI186])" office:value-type="float" office:value="0.420593703561461" calcext:value-type="float">
            <text:p>0.4205937036</text:p>
          </table:table-cell>
          <table:table-cell table:number-columns-repeated="987"/>
        </table:table-row>
        <table:table-row table:style-name="ro2">
          <table:table-cell office:value-type="float" office:value="185" calcext:value-type="float">
            <text:p>185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87:.AI187])" office:value-type="float" office:value="0" calcext:value-type="float">
            <text:p>0</text:p>
          </table:table-cell>
          <table:table-cell table:formula="of:=STDEVPA([.B187:.AI18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86" calcext:value-type="float">
            <text:p>186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88:.AI188])" office:value-type="float" office:value="0" calcext:value-type="float">
            <text:p>0</text:p>
          </table:table-cell>
          <table:table-cell table:formula="of:=STDEVPA([.B188:.AI188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87" calcext:value-type="float">
            <text:p>187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89:.AI189])" office:value-type="float" office:value="0" calcext:value-type="float">
            <text:p>0</text:p>
          </table:table-cell>
          <table:table-cell table:formula="of:=STDEVPA([.B189:.AI18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90:.AI190])" office:value-type="float" office:value="0.0645161290322581" calcext:value-type="float">
            <text:p>0.064516129</text:p>
          </table:table-cell>
          <table:table-cell table:formula="of:=STDEVPA([.B190:.AI190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189" calcext:value-type="float">
            <text:p>189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91:.AI191])" office:value-type="float" office:value="0.0645161290322581" calcext:value-type="float">
            <text:p>0.064516129</text:p>
          </table:table-cell>
          <table:table-cell table:formula="of:=STDEVPA([.B191:.AI191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92:.AI192])" office:value-type="float" office:value="0.0645161290322581" calcext:value-type="float">
            <text:p>0.064516129</text:p>
          </table:table-cell>
          <table:table-cell table:formula="of:=STDEVPA([.B192:.AI192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191" calcext:value-type="float">
            <text:p>19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93:.AI193])" office:value-type="float" office:value="0" calcext:value-type="float">
            <text:p>0</text:p>
          </table:table-cell>
          <table:table-cell table:formula="of:=STDEVPA([.B193:.AI19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92" calcext:value-type="float">
            <text:p>192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94:.AI194])" office:value-type="float" office:value="0.129032258064516" calcext:value-type="float">
            <text:p>0.1290322581</text:p>
          </table:table-cell>
          <table:table-cell table:formula="of:=STDEVPA([.B194:.AI194])" office:value-type="float" office:value="0.491340200378317" calcext:value-type="float">
            <text:p>0.4913402004</text:p>
          </table:table-cell>
          <table:table-cell table:number-columns-repeated="987"/>
        </table:table-row>
        <table:table-row table:style-name="ro2">
          <table:table-cell office:value-type="float" office:value="193" calcext:value-type="float">
            <text:p>193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95:.AI195])" office:value-type="float" office:value="0" calcext:value-type="float">
            <text:p>0</text:p>
          </table:table-cell>
          <table:table-cell table:formula="of:=STDEVPA([.B195:.AI195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94" calcext:value-type="float">
            <text:p>194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96:.AI196])" office:value-type="float" office:value="0" calcext:value-type="float">
            <text:p>0</text:p>
          </table:table-cell>
          <table:table-cell table:formula="of:=STDEVPA([.B196:.AI19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95" calcext:value-type="float">
            <text:p>195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97:.AI197])" office:value-type="float" office:value="0.032258064516129" calcext:value-type="float">
            <text:p>0.0322580645</text:p>
          </table:table-cell>
          <table:table-cell table:formula="of:=STDEVPA([.B197:.AI197])" office:value-type="float" office:value="0.176684695969408" calcext:value-type="float">
            <text:p>0.176684696</text:p>
          </table:table-cell>
          <table:table-cell table:number-columns-repeated="987"/>
        </table:table-row>
        <table:table-row table:style-name="ro2">
          <table:table-cell office:value-type="float" office:value="196" calcext:value-type="float">
            <text:p>19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198:.AI198])" office:value-type="float" office:value="0.0967741935483871" calcext:value-type="float">
            <text:p>0.0967741935</text:p>
          </table:table-cell>
          <table:table-cell table:formula="of:=STDEVPA([.B198:.AI198])" office:value-type="float" office:value="0.389775676567567" calcext:value-type="float">
            <text:p>0.3897756766</text:p>
          </table:table-cell>
          <table:table-cell table:number-columns-repeated="987"/>
        </table:table-row>
        <table:table-row table:style-name="ro2">
          <table:table-cell office:value-type="float" office:value="197" calcext:value-type="float">
            <text:p>197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199:.AI199])" office:value-type="float" office:value="0.0645161290322581" calcext:value-type="float">
            <text:p>0.064516129</text:p>
          </table:table-cell>
          <table:table-cell table:formula="of:=STDEVPA([.B199:.AI199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200:.AI200])" office:value-type="float" office:value="0.225806451612903" calcext:value-type="float">
            <text:p>0.2258064516</text:p>
          </table:table-cell>
          <table:table-cell table:formula="of:=STDEVPA([.B200:.AI200])" office:value-type="float" office:value="0.606931862007315" calcext:value-type="float">
            <text:p>0.606931862</text:p>
          </table:table-cell>
          <table:table-cell table:number-columns-repeated="987"/>
        </table:table-row>
        <table:table-row table:style-name="ro2">
          <table:table-cell office:value-type="float" office:value="199" calcext:value-type="float">
            <text:p>19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201:.AI201])" office:value-type="float" office:value="0.193548387096774" calcext:value-type="float">
            <text:p>0.1935483871</text:p>
          </table:table-cell>
          <table:table-cell table:formula="of:=STDEVPA([.B201:.AI201])" office:value-type="float" office:value="0.779551353135134" calcext:value-type="float">
            <text:p>0.7795513531</text:p>
          </table:table-cell>
          <table:table-cell table:number-columns-repeated="987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202:.AI202])" office:value-type="float" office:value="0.290322580645161" calcext:value-type="float">
            <text:p>0.2903225806</text:p>
          </table:table-cell>
          <table:table-cell table:formula="of:=STDEVPA([.B202:.AI202])" office:value-type="float" office:value="0.681248776836867" calcext:value-type="float">
            <text:p>0.6812487768</text:p>
          </table:table-cell>
          <table:table-cell table:number-columns-repeated="987"/>
        </table:table-row>
        <table:table-row table:style-name="ro2">
          <table:table-cell office:value-type="float" office:value="201" calcext:value-type="float">
            <text:p>2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203:.AI203])" office:value-type="float" office:value="0.193548387096774" calcext:value-type="float">
            <text:p>0.1935483871</text:p>
          </table:table-cell>
          <table:table-cell table:formula="of:=STDEVPA([.B203:.AI203])" office:value-type="float" office:value="0.533965979266027" calcext:value-type="float">
            <text:p>0.5339659793</text:p>
          </table:table-cell>
          <table:table-cell table:number-columns-repeated="987"/>
        </table:table-row>
        <table:table-row table:style-name="ro2">
          <table:table-cell office:value-type="float" office:value="202" calcext:value-type="float">
            <text:p>20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204:.AI204])" office:value-type="float" office:value="0.225806451612903" calcext:value-type="float">
            <text:p>0.2258064516</text:p>
          </table:table-cell>
          <table:table-cell table:formula="of:=STDEVPA([.B204:.AI204])" office:value-type="float" office:value="0.551226048085002" calcext:value-type="float">
            <text:p>0.5512260481</text:p>
          </table:table-cell>
          <table:table-cell table:number-columns-repeated="987"/>
        </table:table-row>
        <table:table-row table:style-name="ro2">
          <table:table-cell office:value-type="float" office:value="203" calcext:value-type="float">
            <text:p>203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205:.AI205])" office:value-type="float" office:value="0.129032258064516" calcext:value-type="float">
            <text:p>0.1290322581</text:p>
          </table:table-cell>
          <table:table-cell table:formula="of:=STDEVPA([.B205:.AI205])" office:value-type="float" office:value="0.420593703561461" calcext:value-type="float">
            <text:p>0.4205937036</text:p>
          </table:table-cell>
          <table:table-cell table:number-columns-repeated="987"/>
        </table:table-row>
        <table:table-row table:style-name="ro2">
          <table:table-cell office:value-type="float" office:value="204" calcext:value-type="float">
            <text:p>204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206:.AI206])" office:value-type="float" office:value="0.0645161290322581" calcext:value-type="float">
            <text:p>0.064516129</text:p>
          </table:table-cell>
          <table:table-cell table:formula="of:=STDEVPA([.B206:.AI206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205" calcext:value-type="float">
            <text:p>205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207:.AI207])" office:value-type="float" office:value="0.0645161290322581" calcext:value-type="float">
            <text:p>0.064516129</text:p>
          </table:table-cell>
          <table:table-cell table:formula="of:=STDEVPA([.B207:.AI207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206" calcext:value-type="float">
            <text:p>206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208:.AI208])" office:value-type="float" office:value="0.0645161290322581" calcext:value-type="float">
            <text:p>0.064516129</text:p>
          </table:table-cell>
          <table:table-cell table:formula="of:=STDEVPA([.B208:.AI208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207" calcext:value-type="float">
            <text:p>2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209:.AI209])" office:value-type="float" office:value="0.193548387096774" calcext:value-type="float">
            <text:p>0.1935483871</text:p>
          </table:table-cell>
          <table:table-cell table:formula="of:=STDEVPA([.B209:.AI209])" office:value-type="float" office:value="0.591300089671721" calcext:value-type="float">
            <text:p>0.5913000897</text:p>
          </table:table-cell>
          <table:table-cell table:number-columns-repeated="987"/>
        </table:table-row>
        <table:table-row table:style-name="ro2">
          <table:table-cell office:value-type="float" office:value="208" calcext:value-type="float">
            <text:p>208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210:.AI210])" office:value-type="float" office:value="0.0645161290322581" calcext:value-type="float">
            <text:p>0.064516129</text:p>
          </table:table-cell>
          <table:table-cell table:formula="of:=STDEVPA([.B210:.AI210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209" calcext:value-type="float">
            <text:p>209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211:.AI211])" office:value-type="float" office:value="0.0645161290322581" calcext:value-type="float">
            <text:p>0.064516129</text:p>
          </table:table-cell>
          <table:table-cell table:formula="of:=STDEVPA([.B211:.AI211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210" calcext:value-type="float">
            <text:p>210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212:.AI212])" office:value-type="float" office:value="0.129032258064516" calcext:value-type="float">
            <text:p>0.1290322581</text:p>
          </table:table-cell>
          <table:table-cell table:formula="of:=STDEVPA([.B212:.AI212])" office:value-type="float" office:value="0.491340200378317" calcext:value-type="float">
            <text:p>0.4913402004</text:p>
          </table:table-cell>
          <table:table-cell table:number-columns-repeated="987"/>
        </table:table-row>
        <table:table-row table:style-name="ro2">
          <table:table-cell office:value-type="float" office:value="211" calcext:value-type="float">
            <text:p>21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213:.AI213])" office:value-type="float" office:value="0.0645161290322581" calcext:value-type="float">
            <text:p>0.064516129</text:p>
          </table:table-cell>
          <table:table-cell table:formula="of:=STDEVPA([.B213:.AI213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212" calcext:value-type="float">
            <text:p>212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214:.AI214])" office:value-type="float" office:value="0.0645161290322581" calcext:value-type="float">
            <text:p>0.064516129</text:p>
          </table:table-cell>
          <table:table-cell table:formula="of:=STDEVPA([.B214:.AI214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213" calcext:value-type="float">
            <text:p>213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215:.AI215])" office:value-type="float" office:value="0.0645161290322581" calcext:value-type="float">
            <text:p>0.064516129</text:p>
          </table:table-cell>
          <table:table-cell table:formula="of:=STDEVPA([.B215:.AI215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214" calcext:value-type="float">
            <text:p>214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216:.AI216])" office:value-type="float" office:value="0.0645161290322581" calcext:value-type="float">
            <text:p>0.064516129</text:p>
          </table:table-cell>
          <table:table-cell table:formula="of:=STDEVPA([.B216:.AI216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215" calcext:value-type="float">
            <text:p>215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217:.AI217])" office:value-type="float" office:value="0.0645161290322581" calcext:value-type="float">
            <text:p>0.064516129</text:p>
          </table:table-cell>
          <table:table-cell table:formula="of:=STDEVPA([.B217:.AI217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216" calcext:value-type="float">
            <text:p>216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AVERAGE([.B218:.AI218])" office:value-type="float" office:value="0.193548387096774" calcext:value-type="float">
            <text:p>0.1935483871</text:p>
          </table:table-cell>
          <table:table-cell table:formula="of:=STDEVPA([.B218:.AI218])" office:value-type="float" office:value="1.06010817581645" calcext:value-type="float">
            <text:p>1.0601081758</text:p>
          </table:table-cell>
          <table:table-cell table:number-columns-repeated="987"/>
        </table:table-row>
        <table:table-row table:style-name="ro2">
          <table:table-cell office:value-type="float" office:value="217" calcext:value-type="float">
            <text:p>217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19:.AI219])" office:value-type="float" office:value="0.0645161290322581" calcext:value-type="float">
            <text:p>0.064516129</text:p>
          </table:table-cell>
          <table:table-cell table:formula="of:=STDEVPA([.B219:.AI219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218" calcext:value-type="float">
            <text:p>218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20:.AI220])" office:value-type="float" office:value="0" calcext:value-type="float">
            <text:p>0</text:p>
          </table:table-cell>
          <table:table-cell table:formula="of:=STDEVPA([.B220:.AI22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19" calcext:value-type="float">
            <text:p>219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21:.AI221])" office:value-type="float" office:value="0" calcext:value-type="float">
            <text:p>0</text:p>
          </table:table-cell>
          <table:table-cell table:formula="of:=STDEVPA([.B221:.AI22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22:.AI222])" office:value-type="float" office:value="0" calcext:value-type="float">
            <text:p>0</text:p>
          </table:table-cell>
          <table:table-cell table:formula="of:=STDEVPA([.B222:.AI222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21" calcext:value-type="float">
            <text:p>22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23:.AI223])" office:value-type="float" office:value="0.032258064516129" calcext:value-type="float">
            <text:p>0.0322580645</text:p>
          </table:table-cell>
          <table:table-cell table:formula="of:=STDEVPA([.B223:.AI223])" office:value-type="float" office:value="0.176684695969408" calcext:value-type="float">
            <text:p>0.176684696</text:p>
          </table:table-cell>
          <table:table-cell table:number-columns-repeated="987"/>
        </table:table-row>
        <table:table-row table:style-name="ro2">
          <table:table-cell office:value-type="float" office:value="222" calcext:value-type="float">
            <text:p>222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24:.AI224])" office:value-type="float" office:value="0.032258064516129" calcext:value-type="float">
            <text:p>0.0322580645</text:p>
          </table:table-cell>
          <table:table-cell table:formula="of:=STDEVPA([.B224:.AI224])" office:value-type="float" office:value="0.176684695969408" calcext:value-type="float">
            <text:p>0.176684696</text:p>
          </table:table-cell>
          <table:table-cell table:number-columns-repeated="987"/>
        </table:table-row>
        <table:table-row table:style-name="ro2">
          <table:table-cell office:value-type="float" office:value="223" calcext:value-type="float">
            <text:p>223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25:.AI225])" office:value-type="float" office:value="0.032258064516129" calcext:value-type="float">
            <text:p>0.0322580645</text:p>
          </table:table-cell>
          <table:table-cell table:formula="of:=STDEVPA([.B225:.AI225])" office:value-type="float" office:value="0.176684695969408" calcext:value-type="float">
            <text:p>0.176684696</text:p>
          </table:table-cell>
          <table:table-cell table:number-columns-repeated="987"/>
        </table:table-row>
        <table:table-row table:style-name="ro2">
          <table:table-cell office:value-type="float" office:value="224" calcext:value-type="float">
            <text:p>224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26:.AI226])" office:value-type="float" office:value="0" calcext:value-type="float">
            <text:p>0</text:p>
          </table:table-cell>
          <table:table-cell table:formula="of:=STDEVPA([.B226:.AI22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25" calcext:value-type="float">
            <text:p>225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27:.AI227])" office:value-type="float" office:value="0" calcext:value-type="float">
            <text:p>0</text:p>
          </table:table-cell>
          <table:table-cell table:formula="of:=STDEVPA([.B227:.AI22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26" calcext:value-type="float">
            <text:p>226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28:.AI228])" office:value-type="float" office:value="0" calcext:value-type="float">
            <text:p>0</text:p>
          </table:table-cell>
          <table:table-cell table:formula="of:=STDEVPA([.B228:.AI228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27" calcext:value-type="float">
            <text:p>227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29:.AI229])" office:value-type="float" office:value="0.0645161290322581" calcext:value-type="float">
            <text:p>0.064516129</text:p>
          </table:table-cell>
          <table:table-cell table:formula="of:=STDEVPA([.B229:.AI229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228" calcext:value-type="float">
            <text:p>228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30:.AI230])" office:value-type="float" office:value="0" calcext:value-type="float">
            <text:p>0</text:p>
          </table:table-cell>
          <table:table-cell table:formula="of:=STDEVPA([.B230:.AI23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29" calcext:value-type="float">
            <text:p>229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31:.AI231])" office:value-type="float" office:value="0" calcext:value-type="float">
            <text:p>0</text:p>
          </table:table-cell>
          <table:table-cell table:formula="of:=STDEVPA([.B231:.AI23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30" calcext:value-type="float">
            <text:p>230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32:.AI232])" office:value-type="float" office:value="0" calcext:value-type="float">
            <text:p>0</text:p>
          </table:table-cell>
          <table:table-cell table:formula="of:=STDEVPA([.B232:.AI232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31" calcext:value-type="float">
            <text:p>23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33:.AI233])" office:value-type="float" office:value="0" calcext:value-type="float">
            <text:p>0</text:p>
          </table:table-cell>
          <table:table-cell table:formula="of:=STDEVPA([.B233:.AI23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32" calcext:value-type="float">
            <text:p>232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34:.AI234])" office:value-type="float" office:value="0" calcext:value-type="float">
            <text:p>0</text:p>
          </table:table-cell>
          <table:table-cell table:formula="of:=STDEVPA([.B234:.AI234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33" calcext:value-type="float">
            <text:p>233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35:.AI235])" office:value-type="float" office:value="0" calcext:value-type="float">
            <text:p>0</text:p>
          </table:table-cell>
          <table:table-cell table:formula="of:=STDEVPA([.B235:.AI235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34" calcext:value-type="float">
            <text:p>234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36:.AI236])" office:value-type="float" office:value="0" calcext:value-type="float">
            <text:p>0</text:p>
          </table:table-cell>
          <table:table-cell table:formula="of:=STDEVPA([.B236:.AI23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35" calcext:value-type="float">
            <text:p>235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37:.AI237])" office:value-type="float" office:value="0" calcext:value-type="float">
            <text:p>0</text:p>
          </table:table-cell>
          <table:table-cell table:formula="of:=STDEVPA([.B237:.AI23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36" calcext:value-type="float">
            <text:p>236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38:.AI238])" office:value-type="float" office:value="0" calcext:value-type="float">
            <text:p>0</text:p>
          </table:table-cell>
          <table:table-cell table:formula="of:=STDEVPA([.B238:.AI238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37" calcext:value-type="float">
            <text:p>237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39:.AI239])" office:value-type="float" office:value="0" calcext:value-type="float">
            <text:p>0</text:p>
          </table:table-cell>
          <table:table-cell table:formula="of:=STDEVPA([.B239:.AI23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38" calcext:value-type="float">
            <text:p>238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40:.AI240])" office:value-type="float" office:value="0" calcext:value-type="float">
            <text:p>0</text:p>
          </table:table-cell>
          <table:table-cell table:formula="of:=STDEVPA([.B240:.AI24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39" calcext:value-type="float">
            <text:p>239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41:.AI241])" office:value-type="float" office:value="0" calcext:value-type="float">
            <text:p>0</text:p>
          </table:table-cell>
          <table:table-cell table:formula="of:=STDEVPA([.B241:.AI24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40" calcext:value-type="float">
            <text:p>240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42:.AI242])" office:value-type="float" office:value="0" calcext:value-type="float">
            <text:p>0</text:p>
          </table:table-cell>
          <table:table-cell table:formula="of:=STDEVPA([.B242:.AI242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41" calcext:value-type="float">
            <text:p>24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43:.AI243])" office:value-type="float" office:value="0" calcext:value-type="float">
            <text:p>0</text:p>
          </table:table-cell>
          <table:table-cell table:formula="of:=STDEVPA([.B243:.AI24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42" calcext:value-type="float">
            <text:p>242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44:.AI244])" office:value-type="float" office:value="0.0645161290322581" calcext:value-type="float">
            <text:p>0.064516129</text:p>
          </table:table-cell>
          <table:table-cell table:formula="of:=STDEVPA([.B244:.AI244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243" calcext:value-type="float">
            <text:p>243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45:.AI245])" office:value-type="float" office:value="0" calcext:value-type="float">
            <text:p>0</text:p>
          </table:table-cell>
          <table:table-cell table:formula="of:=STDEVPA([.B245:.AI245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44" calcext:value-type="float">
            <text:p>244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46:.AI246])" office:value-type="float" office:value="0.032258064516129" calcext:value-type="float">
            <text:p>0.0322580645</text:p>
          </table:table-cell>
          <table:table-cell table:formula="of:=STDEVPA([.B246:.AI246])" office:value-type="float" office:value="0.176684695969408" calcext:value-type="float">
            <text:p>0.176684696</text:p>
          </table:table-cell>
          <table:table-cell table:number-columns-repeated="987"/>
        </table:table-row>
        <table:table-row table:style-name="ro2">
          <table:table-cell office:value-type="float" office:value="245" calcext:value-type="float">
            <text:p>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47:.AI247])" office:value-type="float" office:value="0.0645161290322581" calcext:value-type="float">
            <text:p>0.064516129</text:p>
          </table:table-cell>
          <table:table-cell table:formula="of:=STDEVPA([.B247:.AI247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46" calcext:value-type="float">
            <text:p>2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48:.AI248])" office:value-type="float" office:value="0.0645161290322581" calcext:value-type="float">
            <text:p>0.064516129</text:p>
          </table:table-cell>
          <table:table-cell table:formula="of:=STDEVPA([.B248:.AI248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47" calcext:value-type="float">
            <text:p>2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49:.AI249])" office:value-type="float" office:value="0.032258064516129" calcext:value-type="float">
            <text:p>0.0322580645</text:p>
          </table:table-cell>
          <table:table-cell table:formula="of:=STDEVPA([.B249:.AI249])" office:value-type="float" office:value="0.176684695969409" calcext:value-type="float">
            <text:p>0.176684696</text:p>
          </table:table-cell>
          <table:table-cell table:number-columns-repeated="987"/>
        </table:table-row>
        <table:table-row table:style-name="ro2">
          <table:table-cell office:value-type="float" office:value="248" calcext:value-type="float">
            <text:p>248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50:.AI250])" office:value-type="float" office:value="0" calcext:value-type="float">
            <text:p>0</text:p>
          </table:table-cell>
          <table:table-cell table:formula="of:=STDEVPA([.B250:.AI25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49" calcext:value-type="float">
            <text:p>249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51:.AI251])" office:value-type="float" office:value="0" calcext:value-type="float">
            <text:p>0</text:p>
          </table:table-cell>
          <table:table-cell table:formula="of:=STDEVPA([.B251:.AI25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52:.AI252])" office:value-type="float" office:value="0" calcext:value-type="float">
            <text:p>0</text:p>
          </table:table-cell>
          <table:table-cell table:formula="of:=STDEVPA([.B252:.AI252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51" calcext:value-type="float">
            <text:p>25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53:.AI253])" office:value-type="float" office:value="0" calcext:value-type="float">
            <text:p>0</text:p>
          </table:table-cell>
          <table:table-cell table:formula="of:=STDEVPA([.B253:.AI25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52" calcext:value-type="float">
            <text:p>252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54:.AI254])" office:value-type="float" office:value="0" calcext:value-type="float">
            <text:p>0</text:p>
          </table:table-cell>
          <table:table-cell table:formula="of:=STDEVPA([.B254:.AI254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53" calcext:value-type="float">
            <text:p>253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55:.AI255])" office:value-type="float" office:value="0" calcext:value-type="float">
            <text:p>0</text:p>
          </table:table-cell>
          <table:table-cell table:formula="of:=STDEVPA([.B255:.AI255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54" calcext:value-type="float">
            <text:p>2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56:.AI256])" office:value-type="float" office:value="0.0645161290322581" calcext:value-type="float">
            <text:p>0.064516129</text:p>
          </table:table-cell>
          <table:table-cell table:formula="of:=STDEVPA([.B256:.AI256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255" calcext:value-type="float">
            <text:p>255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57:.AI257])" office:value-type="float" office:value="0" calcext:value-type="float">
            <text:p>0</text:p>
          </table:table-cell>
          <table:table-cell table:formula="of:=STDEVPA([.B257:.AI25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58:.AI258])" office:value-type="float" office:value="0" calcext:value-type="float">
            <text:p>0</text:p>
          </table:table-cell>
          <table:table-cell table:formula="of:=STDEVPA([.B258:.AI258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57" calcext:value-type="float">
            <text:p>257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59:.AI259])" office:value-type="float" office:value="0" calcext:value-type="float">
            <text:p>0</text:p>
          </table:table-cell>
          <table:table-cell table:formula="of:=STDEVPA([.B259:.AI25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60:.AI260])" office:value-type="float" office:value="0" calcext:value-type="float">
            <text:p>0</text:p>
          </table:table-cell>
          <table:table-cell table:formula="of:=STDEVPA([.B260:.AI26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59" calcext:value-type="float">
            <text:p>259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61:.AI261])" office:value-type="float" office:value="0" calcext:value-type="float">
            <text:p>0</text:p>
          </table:table-cell>
          <table:table-cell table:formula="of:=STDEVPA([.B261:.AI26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62:.AI262])" office:value-type="float" office:value="0" calcext:value-type="float">
            <text:p>0</text:p>
          </table:table-cell>
          <table:table-cell table:formula="of:=STDEVPA([.B262:.AI262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61" calcext:value-type="float">
            <text:p>26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63:.AI263])" office:value-type="float" office:value="0.0645161290322581" calcext:value-type="float">
            <text:p>0.064516129</text:p>
          </table:table-cell>
          <table:table-cell table:formula="of:=STDEVPA([.B263:.AI263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 table:number-rows-repeated="10483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taque" table:style-name="ta1">
        <table:shapes>
          <draw:frame draw:z-index="0" draw:style-name="gr1" draw:text-style-name="P1" svg:width="159.99mm" svg:height="89.99mm" svg:x="308.3mm" svg:y="41.48mm">
            <loext:p draw:notify-on-update-of-ranges="AAtaque.B1:AAtaque.B1 AAtaque.B2:AAtaque.B120 AAtaque.C1:AAtaque.C1 AAtaque.C2:AAtaque.C120 AAtaque.D1:AAtaque.D1 AAtaque.D2:AAtaque.D120 AAtaque.E1:AAtaque.E1 AAtaque.E2:AAtaque.E120 AAtaque.F1:AAtaque.F1 AAtaque.F2:AAtaque.F120 AAtaque.G1:AAtaque.G1 AAtaque.G2:AAtaque.G120 AAtaque.H1:AAtaque.H1 AAtaque.H2:AAtaque.H120 AAtaque.I1:AAtaque.I1 AAtaque.I2:AAtaque.I120 AAtaque.J1:AAtaque.J1 AAtaque.J2:AAtaque.J120 AAtaque.K1:AAtaque.K1 AAtaque.K2:AAtaque.K120 AAtaque.L1:AAtaque.L1 AAtaque.L2:AAtaque.L120 AAtaque.M1:AAtaque.M1 AAtaque.M2:AAtaque.M120 AAtaque.N1:AAtaque.N1 AAtaque.N2:AAtaque.N120 AAtaque.O1:AAtaque.O1 AAtaque.O2:AAtaque.O120 AAtaque.P1:AAtaque.P1 AAtaque.P2:AAtaque.P120 AAtaque.Q1:AAtaque.Q1 AAtaque.Q2:AAtaque.Q120 AAtaque.R1:AAtaque.R1 AAtaque.R2:AAtaque.R120 AAtaque.S1:AAtaque.S1 AAtaque.S2:AAtaque.S120 AAtaque.T1:AAtaque.T1 AAtaque.T2:AAtaque.T120 AAtaque.U1:AAtaque.U1 AAtaque.U2:AAtaque.U120 AAtaque.V1:AAtaque.V1 AAtaque.V2:AAtaque.V120 AAtaque.W1:AAtaque.W1 AAtaque.W2:AAtaque.W120 AAtaque.X1:AAtaque.X1 AAtaque.X2:AAtaque.X120 AAtaque.Y1:AAtaque.Y1 AAtaque.Y2:AAtaque.Y120 AAtaque.Z1:AAtaque.Z1 AAtaque.Z2:AAtaque.Z120 AAtaque.AA1:AAtaque.AA1 AAtaque.AA2:AAtaque.AA120 AAtaque.AB1:AAtaque.AB1 AAtaque.AB2:AAtaque.AB120 AAtaque.AC1:AAtaque.AC1 AAtaque.AC2:AAtaque.AC120 AAtaque.AD1:AAtaque.AD1 AAtaque.AD2:AAtaque.AD120 AAtaque.AE1:AAtaque.AE1 AAtaque.AE2:AAtaque.AE120 AAtaque.AF1:AAtaque.AF1 AAtaque.AF2:AAtaque.AF120 AAtaque.AG1:AAtaque.AG1 AAtaque.AG2:AAtaque.AG120 AAtaque.AH1:AAtaque.AH1 AAtaque.AH2:AAtaque.AH120 AAtaque.AI1:AAtaque.AI1 AAtaque.AI2:AAtaque.AI1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8" table:number-columns-repeated="34" table:default-cell-style-name="Default"/>
        <table:table-column table:style-name="co3" table:default-cell-style-name="ce7"/>
        <table:table-column table:style-name="co10" table:default-cell-style-name="ce7"/>
        <table:table-column table:style-name="co4" table:number-columns-repeated="987" table:default-cell-style-name="Default"/>
        <table:table-row table:style-name="ro4">
          <table:table-cell office:value-type="string" calcext:value-type="string">
            <text:p>Time</text:p>
          </table:table-cell>
          <table:table-cell office:value-type="string" calcext:value-type="string">
            <text:p>host60eth0.pcap0stat0160510004081201.txt</text:p>
          </table:table-cell>
          <table:table-cell office:value-type="string" calcext:value-type="string">
            <text:p>host60eth0.pcap0stat0160510004155102.txt</text:p>
          </table:table-cell>
          <table:table-cell office:value-type="string" calcext:value-type="string">
            <text:p>host60eth0.pcap0stat0160510004220503.txt</text:p>
          </table:table-cell>
          <table:table-cell office:value-type="string" calcext:value-type="string">
            <text:p>host60eth0.pcap0stat0160510004282904.txt</text:p>
          </table:table-cell>
          <table:table-cell office:value-type="string" calcext:value-type="string">
            <text:p>host60eth0.pcap0stat0160510004352105.txt</text:p>
          </table:table-cell>
          <table:table-cell office:value-type="string" calcext:value-type="string">
            <text:p>host60eth0.pcap0stat0160510004432506.txt</text:p>
          </table:table-cell>
          <table:table-cell office:value-type="string" calcext:value-type="string">
            <text:p>host60eth0.pcap0stat0160510004495307.txt</text:p>
          </table:table-cell>
          <table:table-cell office:value-type="string" calcext:value-type="string">
            <text:p>host60eth0.pcap0stat0160510004562208.txt</text:p>
          </table:table-cell>
          <table:table-cell office:value-type="string" calcext:value-type="string">
            <text:p>host60eth0.pcap0stat0160510005031509.txt</text:p>
          </table:table-cell>
          <table:table-cell office:value-type="string" calcext:value-type="string">
            <text:p>host60eth0.pcap0stat01605100050911010.txt</text:p>
          </table:table-cell>
          <table:table-cell office:value-type="string" calcext:value-type="string">
            <text:p>host60eth0.pcap0stat01605100051439011.txt</text:p>
          </table:table-cell>
          <table:table-cell office:value-type="string" calcext:value-type="string">
            <text:p>host60eth0.pcap0stat01605100052057012.txt</text:p>
          </table:table-cell>
          <table:table-cell office:value-type="string" calcext:value-type="string">
            <text:p>host60eth0.pcap0stat01605100052721013.txt</text:p>
          </table:table-cell>
          <table:table-cell office:value-type="string" calcext:value-type="string">
            <text:p>host60eth0.pcap0stat01605100053418014.txt</text:p>
          </table:table-cell>
          <table:table-cell office:value-type="string" calcext:value-type="string">
            <text:p>host60eth0.pcap0stat01605100054042015.txt</text:p>
          </table:table-cell>
          <table:table-cell office:value-type="string" calcext:value-type="string">
            <text:p>host60eth0.pcap0stat01605100054737016.txt</text:p>
          </table:table-cell>
          <table:table-cell office:value-type="string" calcext:value-type="string">
            <text:p>host60eth0.pcap0stat01605100055430017.txt</text:p>
          </table:table-cell>
          <table:table-cell/>
          <table:table-cell office:value-type="string" calcext:value-type="string">
            <text:p>host60eth0.pcap0stat01605100060544019.txt</text:p>
          </table:table-cell>
          <table:table-cell office:value-type="string" calcext:value-type="string">
            <text:p>host60eth0.pcap0stat01605100061213020.txt</text:p>
          </table:table-cell>
          <table:table-cell office:value-type="string" calcext:value-type="string">
            <text:p>host60eth0.pcap0stat01605100061836021.txt</text:p>
          </table:table-cell>
          <table:table-cell office:value-type="string" calcext:value-type="string">
            <text:p>host60eth0.pcap0stat01605100062558022.txt</text:p>
          </table:table-cell>
          <table:table-cell office:value-type="string" calcext:value-type="string">
            <text:p>host60eth0.pcap0stat01605100063249023.txt</text:p>
          </table:table-cell>
          <table:table-cell office:value-type="string" calcext:value-type="string">
            <text:p>host60eth0.pcap0stat01605100063945024.txt</text:p>
          </table:table-cell>
          <table:table-cell office:value-type="string" calcext:value-type="string">
            <text:p>host60eth0.pcap0stat01605100064637025.txt</text:p>
          </table:table-cell>
          <table:table-cell office:value-type="string" calcext:value-type="string">
            <text:p>host60eth0.pcap0stat01605100065301026.txt</text:p>
          </table:table-cell>
          <table:table-cell office:value-type="string" calcext:value-type="string">
            <text:p>host60eth0.pcap0stat01605100065951027.txt</text:p>
          </table:table-cell>
          <table:table-cell office:value-type="string" calcext:value-type="string">
            <text:p>host60eth0.pcap0stat01605100070714028.txt</text:p>
          </table:table-cell>
          <table:table-cell office:value-type="string" calcext:value-type="string">
            <text:p>host60eth0.pcap0stat01605100071340029.txt</text:p>
          </table:table-cell>
          <table:table-cell office:value-type="string" calcext:value-type="string">
            <text:p>host60eth0.pcap0stat01605100072145030.txt</text:p>
          </table:table-cell>
          <table:table-cell office:value-type="string" calcext:value-type="string">
            <text:p>host60eth0.pcap0stat01605100072907031.txt</text:p>
          </table:table-cell>
          <table:table-cell/>
          <table:table-cell office:value-type="string" calcext:value-type="string">
            <text:p>host60eth0.pcap0stat01605100074059033.txt</text:p>
          </table:table-cell>
          <table:table-cell/>
          <table:table-cell table:style-name="ce6" office:value-type="string" calcext:value-type="string">
            <text:p>mediaAAtaque</text:p>
          </table:table-cell>
          <table:table-cell table:style-name="ce6" office:value-type="string" calcext:value-type="string">
            <text:p>desvAAtaque</text:p>
          </table:table-cell>
          <table:table-cell table:style-name="ce8" table:number-columns-repeated="987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2:.AI2])" office:value-type="float" office:value="2.2258064516129" calcext:value-type="float">
            <text:p>2.2258064516</text:p>
          </table:table-cell>
          <table:table-cell table:formula="of:=STDEVPA([.B2:.AI2])" office:value-type="float" office:value="1.00674106673079" calcext:value-type="float">
            <text:p>1.0067410667</text:p>
          </table:table-cell>
          <table:table-cell table:number-columns-repeated="98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3:.AI3])" office:value-type="float" office:value="0.161290322580645" calcext:value-type="float">
            <text:p>0.1612903226</text:p>
          </table:table-cell>
          <table:table-cell table:formula="of:=STDEVPA([.B3:.AI3])" office:value-type="float" office:value="0.367798524225528" calcext:value-type="float">
            <text:p>0.3677985242</text:p>
          </table:table-cell>
          <table:table-cell table:number-columns-repeated="98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4:.AI4])" office:value-type="float" office:value="1.54838709677419" calcext:value-type="float">
            <text:p>1.5483870968</text:p>
          </table:table-cell>
          <table:table-cell table:formula="of:=STDEVPA([.B4:.AI4])" office:value-type="float" office:value="0.978435541167942" calcext:value-type="float">
            <text:p>0.9784355412</text:p>
          </table:table-cell>
          <table:table-cell table:number-columns-repeated="98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5:.AI5])" office:value-type="float" office:value="9.48387096774194" calcext:value-type="float">
            <text:p>9.4838709677</text:p>
          </table:table-cell>
          <table:table-cell table:formula="of:=STDEVPA([.B5:.AI5])" office:value-type="float" office:value="32.9700460024354" calcext:value-type="float">
            <text:p>32.9700460024</text:p>
          </table:table-cell>
          <table:table-cell table:number-columns-repeated="98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AVERAGE([.B6:.AI6])" office:value-type="float" office:value="3.93548387096774" calcext:value-type="float">
            <text:p>3.935483871</text:p>
          </table:table-cell>
          <table:table-cell table:formula="of:=STDEVPA([.B6:.AI6])" office:value-type="float" office:value="1.26836150008629" calcext:value-type="float">
            <text:p>1.2683615001</text:p>
          </table:table-cell>
          <table:table-cell table:number-columns-repeated="98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  <table:table-cell/>
          <table:table-cell table:number-columns-repeated="2"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AVERAGE([.B7:.AI7])" office:value-type="float" office:value="65.8064516129032" calcext:value-type="float">
            <text:p>65.8064516129</text:p>
          </table:table-cell>
          <table:table-cell table:formula="of:=STDEVPA([.B7:.AI7])" office:value-type="float" office:value="54.5494267465451" calcext:value-type="float">
            <text:p>54.5494267465</text:p>
          </table:table-cell>
          <table:table-cell table:number-columns-repeated="98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AVERAGE([.B8:.AI8])" office:value-type="float" office:value="39.9032258064516" calcext:value-type="float">
            <text:p>39.9032258065</text:p>
          </table:table-cell>
          <table:table-cell table:formula="of:=STDEVPA([.B8:.AI8])" office:value-type="float" office:value="52.4117413825897" calcext:value-type="float">
            <text:p>52.4117413826</text:p>
          </table:table-cell>
          <table:table-cell table:number-columns-repeated="987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AVERAGE([.B9:.AI9])" office:value-type="float" office:value="6.83870967741936" calcext:value-type="float">
            <text:p>6.8387096774</text:p>
          </table:table-cell>
          <table:table-cell table:formula="of:=STDEVPA([.B9:.AI9])" office:value-type="float" office:value="9.15845026400719" calcext:value-type="float">
            <text:p>9.158450264</text:p>
          </table:table-cell>
          <table:table-cell table:number-columns-repeated="98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0:.AI10])" office:value-type="float" office:value="9.80645161290323" calcext:value-type="float">
            <text:p>9.8064516129</text:p>
          </table:table-cell>
          <table:table-cell table:formula="of:=STDEVPA([.B10:.AI10])" office:value-type="float" office:value="20.174112051993" calcext:value-type="float">
            <text:p>20.174112052</text:p>
          </table:table-cell>
          <table:table-cell table:number-columns-repeated="98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1:.AI11])" office:value-type="float" office:value="6.83870967741936" calcext:value-type="float">
            <text:p>6.8387096774</text:p>
          </table:table-cell>
          <table:table-cell table:formula="of:=STDEVPA([.B11:.AI11])" office:value-type="float" office:value="15.8340115231647" calcext:value-type="float">
            <text:p>15.8340115232</text:p>
          </table:table-cell>
          <table:table-cell table:number-columns-repeated="98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2:.AI12])" office:value-type="float" office:value="3.12903225806452" calcext:value-type="float">
            <text:p>3.1290322581</text:p>
          </table:table-cell>
          <table:table-cell table:formula="of:=STDEVPA([.B12:.AI12])" office:value-type="float" office:value="7.44763194875531" calcext:value-type="float">
            <text:p>7.4476319488</text:p>
          </table:table-cell>
          <table:table-cell table:number-columns-repeated="98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3:.AI13])" office:value-type="float" office:value="14.9677419354839" calcext:value-type="float">
            <text:p>14.9677419355</text:p>
          </table:table-cell>
          <table:table-cell table:formula="of:=STDEVPA([.B13:.AI13])" office:value-type="float" office:value="22.3642627810499" calcext:value-type="float">
            <text:p>22.364262781</text:p>
          </table:table-cell>
          <table:table-cell table:number-columns-repeated="98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4:.AI14])" office:value-type="float" office:value="1.19354838709677" calcext:value-type="float">
            <text:p>1.1935483871</text:p>
          </table:table-cell>
          <table:table-cell table:formula="of:=STDEVPA([.B14:.AI14])" office:value-type="float" office:value="1.06010817581645" calcext:value-type="float">
            <text:p>1.0601081758</text:p>
          </table:table-cell>
          <table:table-cell table:number-columns-repeated="987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5:.AI15])" office:value-type="float" office:value="1.12903225806452" calcext:value-type="float">
            <text:p>1.1290322581</text:p>
          </table:table-cell>
          <table:table-cell table:formula="of:=STDEVPA([.B15:.AI15])" office:value-type="float" office:value="0.706738783877634" calcext:value-type="float">
            <text:p>0.7067387839</text:p>
          </table:table-cell>
          <table:table-cell table:number-columns-repeated="987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6:.AI16])" office:value-type="float" office:value="1" calcext:value-type="float">
            <text:p>1</text:p>
          </table:table-cell>
          <table:table-cell table:formula="of:=STDEVPA([.B16:.AI1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7:.AI17])" office:value-type="float" office:value="1" calcext:value-type="float">
            <text:p>1</text:p>
          </table:table-cell>
          <table:table-cell table:formula="of:=STDEVPA([.B17:.AI1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8:.AI18])" office:value-type="float" office:value="1" calcext:value-type="float">
            <text:p>1</text:p>
          </table:table-cell>
          <table:table-cell table:formula="of:=STDEVPA([.B18:.AI18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9:.AI19])" office:value-type="float" office:value="1" calcext:value-type="float">
            <text:p>1</text:p>
          </table:table-cell>
          <table:table-cell table:formula="of:=STDEVPA([.B19:.AI1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0:.AI20])" office:value-type="float" office:value="1" calcext:value-type="float">
            <text:p>1</text:p>
          </table:table-cell>
          <table:table-cell table:formula="of:=STDEVPA([.B20:.AI2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1:.AI21])" office:value-type="float" office:value="1" calcext:value-type="float">
            <text:p>1</text:p>
          </table:table-cell>
          <table:table-cell table:formula="of:=STDEVPA([.B21:.AI2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2:.AI22])" office:value-type="float" office:value="0.967741935483871" calcext:value-type="float">
            <text:p>0.9677419355</text:p>
          </table:table-cell>
          <table:table-cell table:formula="of:=STDEVPA([.B22:.AI22])" office:value-type="float" office:value="0.176684695969408" calcext:value-type="float">
            <text:p>0.176684696</text:p>
          </table:table-cell>
          <table:table-cell table:number-columns-repeated="98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3:.AI23])" office:value-type="float" office:value="1" calcext:value-type="float">
            <text:p>1</text:p>
          </table:table-cell>
          <table:table-cell table:formula="of:=STDEVPA([.B23:.AI2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4:.AI24])" office:value-type="float" office:value="1" calcext:value-type="float">
            <text:p>1</text:p>
          </table:table-cell>
          <table:table-cell table:formula="of:=STDEVPA([.B24:.AI24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5:.AI25])" office:value-type="float" office:value="1" calcext:value-type="float">
            <text:p>1</text:p>
          </table:table-cell>
          <table:table-cell table:formula="of:=STDEVPA([.B25:.AI25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6:.AI26])" office:value-type="float" office:value="1" calcext:value-type="float">
            <text:p>1</text:p>
          </table:table-cell>
          <table:table-cell table:formula="of:=STDEVPA([.B26:.AI2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7:.AI27])" office:value-type="float" office:value="1" calcext:value-type="float">
            <text:p>1</text:p>
          </table:table-cell>
          <table:table-cell table:formula="of:=STDEVPA([.B27:.AI2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8:.AI28])" office:value-type="float" office:value="0.967741935483871" calcext:value-type="float">
            <text:p>0.9677419355</text:p>
          </table:table-cell>
          <table:table-cell table:formula="of:=STDEVPA([.B28:.AI28])" office:value-type="float" office:value="0.176684695969408" calcext:value-type="float">
            <text:p>0.176684696</text:p>
          </table:table-cell>
          <table:table-cell table:number-columns-repeated="98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9:.AI29])" office:value-type="float" office:value="1.06451612903226" calcext:value-type="float">
            <text:p>1.064516129</text:p>
          </table:table-cell>
          <table:table-cell table:formula="of:=STDEVPA([.B29:.AI29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30:.AI30])" office:value-type="float" office:value="1.06451612903226" calcext:value-type="float">
            <text:p>1.064516129</text:p>
          </table:table-cell>
          <table:table-cell table:formula="of:=STDEVPA([.B30:.AI30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31:.AI31])" office:value-type="float" office:value="1.06451612903226" calcext:value-type="float">
            <text:p>1.064516129</text:p>
          </table:table-cell>
          <table:table-cell table:formula="of:=STDEVPA([.B31:.AI31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32:.AI32])" office:value-type="float" office:value="1.64516129032258" calcext:value-type="float">
            <text:p>1.6451612903</text:p>
          </table:table-cell>
          <table:table-cell table:formula="of:=STDEVPA([.B32:.AI32])" office:value-type="float" office:value="2.84603161291778" calcext:value-type="float">
            <text:p>2.8460316129</text:p>
          </table:table-cell>
          <table:table-cell table:number-columns-repeated="987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33:.AI33])" office:value-type="float" office:value="0.967741935483871" calcext:value-type="float">
            <text:p>0.9677419355</text:p>
          </table:table-cell>
          <table:table-cell table:formula="of:=STDEVPA([.B33:.AI33])" office:value-type="float" office:value="0.176684695969409" calcext:value-type="float">
            <text:p>0.176684696</text:p>
          </table:table-cell>
          <table:table-cell table:number-columns-repeated="98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34:.AI34])" office:value-type="float" office:value="1.06451612903226" calcext:value-type="float">
            <text:p>1.064516129</text:p>
          </table:table-cell>
          <table:table-cell table:formula="of:=STDEVPA([.B34:.AI34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35:.AI35])" office:value-type="float" office:value="1.19354838709677" calcext:value-type="float">
            <text:p>1.1935483871</text:p>
          </table:table-cell>
          <table:table-cell table:formula="of:=STDEVPA([.B35:.AI35])" office:value-type="float" office:value="0.591300089671722" calcext:value-type="float">
            <text:p>0.5913000897</text:p>
          </table:table-cell>
          <table:table-cell table:number-columns-repeated="98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36:.AI36])" office:value-type="float" office:value="1.16129032258065" calcext:value-type="float">
            <text:p>1.1612903226</text:p>
          </table:table-cell>
          <table:table-cell table:formula="of:=STDEVPA([.B36:.AI36])" office:value-type="float" office:value="0.446980853566162" calcext:value-type="float">
            <text:p>0.4469808536</text:p>
          </table:table-cell>
          <table:table-cell table:number-columns-repeated="98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37:.AI37])" office:value-type="float" office:value="2.48387096774194" calcext:value-type="float">
            <text:p>2.4838709677</text:p>
          </table:table-cell>
          <table:table-cell table:formula="of:=STDEVPA([.B37:.AI37])" office:value-type="float" office:value="1.43394263038018" calcext:value-type="float">
            <text:p>1.4339426304</text:p>
          </table:table-cell>
          <table:table-cell table:number-columns-repeated="98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38:.AI38])" office:value-type="float" office:value="2.41935483870968" calcext:value-type="float">
            <text:p>2.4193548387</text:p>
          </table:table-cell>
          <table:table-cell table:formula="of:=STDEVPA([.B38:.AI38])" office:value-type="float" office:value="0.942686399754997" calcext:value-type="float">
            <text:p>0.9426863998</text:p>
          </table:table-cell>
          <table:table-cell table:number-columns-repeated="987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39:.AI39])" office:value-type="float" office:value="2.2258064516129" calcext:value-type="float">
            <text:p>2.2258064516</text:p>
          </table:table-cell>
          <table:table-cell table:formula="of:=STDEVPA([.B39:.AI39])" office:value-type="float" office:value="1.00674106673079" calcext:value-type="float">
            <text:p>1.0067410667</text:p>
          </table:table-cell>
          <table:table-cell table:number-columns-repeated="98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AVERAGE([.B40:.AI40])" office:value-type="float" office:value="1.38709677419355" calcext:value-type="float">
            <text:p>1.3870967742</text:p>
          </table:table-cell>
          <table:table-cell table:formula="of:=STDEVPA([.B40:.AI40])" office:value-type="float" office:value="0.790157981542961" calcext:value-type="float">
            <text:p>0.7901579815</text:p>
          </table:table-cell>
          <table:table-cell table:number-columns-repeated="98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41:.AI41])" office:value-type="float" office:value="1" calcext:value-type="float">
            <text:p>1</text:p>
          </table:table-cell>
          <table:table-cell table:formula="of:=STDEVPA([.B41:.AI4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42:.AI42])" office:value-type="float" office:value="1" calcext:value-type="float">
            <text:p>1</text:p>
          </table:table-cell>
          <table:table-cell table:formula="of:=STDEVPA([.B42:.AI42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43:.AI43])" office:value-type="float" office:value="1.03225806451613" calcext:value-type="float">
            <text:p>1.0322580645</text:p>
          </table:table-cell>
          <table:table-cell table:formula="of:=STDEVPA([.B43:.AI43])" office:value-type="float" office:value="0.176684695969409" calcext:value-type="float">
            <text:p>0.176684696</text:p>
          </table:table-cell>
          <table:table-cell table:number-columns-repeated="98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44:.AI44])" office:value-type="float" office:value="1.09677419354839" calcext:value-type="float">
            <text:p>1.0967741935</text:p>
          </table:table-cell>
          <table:table-cell table:formula="of:=STDEVPA([.B44:.AI44])" office:value-type="float" office:value="0.295650044835861" calcext:value-type="float">
            <text:p>0.2956500448</text:p>
          </table:table-cell>
          <table:table-cell table:number-columns-repeated="98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45:.AI45])" office:value-type="float" office:value="1.29032258064516" calcext:value-type="float">
            <text:p>1.2903225806</text:p>
          </table:table-cell>
          <table:table-cell table:formula="of:=STDEVPA([.B45:.AI45])" office:value-type="float" office:value="0.520145661180552" calcext:value-type="float">
            <text:p>0.5201456612</text:p>
          </table:table-cell>
          <table:table-cell table:number-columns-repeated="98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46:.AI46])" office:value-type="float" office:value="1.38709677419355" calcext:value-type="float">
            <text:p>1.3870967742</text:p>
          </table:table-cell>
          <table:table-cell table:formula="of:=STDEVPA([.B46:.AI46])" office:value-type="float" office:value="0.549335044062142" calcext:value-type="float">
            <text:p>0.5493350441</text:p>
          </table:table-cell>
          <table:table-cell table:number-columns-repeated="98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47:.AI47])" office:value-type="float" office:value="1.35483870967742" calcext:value-type="float">
            <text:p>1.3548387097</text:p>
          </table:table-cell>
          <table:table-cell table:formula="of:=STDEVPA([.B47:.AI47])" office:value-type="float" office:value="0.54170502012086" calcext:value-type="float">
            <text:p>0.5417050201</text:p>
          </table:table-cell>
          <table:table-cell table:number-columns-repeated="98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48:.AI48])" office:value-type="float" office:value="1.51612903225806" calcext:value-type="float">
            <text:p>1.5161290323</text:p>
          </table:table-cell>
          <table:table-cell table:formula="of:=STDEVPA([.B48:.AI48])" office:value-type="float" office:value="0.798020443667934" calcext:value-type="float">
            <text:p>0.7980204437</text:p>
          </table:table-cell>
          <table:table-cell table:number-columns-repeated="98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49:.AI49])" office:value-type="float" office:value="1.16129032258065" calcext:value-type="float">
            <text:p>1.1612903226</text:p>
          </table:table-cell>
          <table:table-cell table:formula="of:=STDEVPA([.B49:.AI49])" office:value-type="float" office:value="0.367798524225528" calcext:value-type="float">
            <text:p>0.3677985242</text:p>
          </table:table-cell>
          <table:table-cell table:number-columns-repeated="98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50:.AI50])" office:value-type="float" office:value="1.38709677419355" calcext:value-type="float">
            <text:p>1.3870967742</text:p>
          </table:table-cell>
          <table:table-cell table:formula="of:=STDEVPA([.B50:.AI50])" office:value-type="float" office:value="0.829979376146362" calcext:value-type="float">
            <text:p>0.8299793761</text:p>
          </table:table-cell>
          <table:table-cell table:number-columns-repeated="987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51:.AI51])" office:value-type="float" office:value="1.32258064516129" calcext:value-type="float">
            <text:p>1.3225806452</text:p>
          </table:table-cell>
          <table:table-cell table:formula="of:=STDEVPA([.B51:.AI51])" office:value-type="float" office:value="0.589537641370873" calcext:value-type="float">
            <text:p>0.5895376414</text:p>
          </table:table-cell>
          <table:table-cell table:number-columns-repeated="98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52:.AI52])" office:value-type="float" office:value="1.29032258064516" calcext:value-type="float">
            <text:p>1.2903225806</text:p>
          </table:table-cell>
          <table:table-cell table:formula="of:=STDEVPA([.B52:.AI52])" office:value-type="float" office:value="0.578850272416979" calcext:value-type="float">
            <text:p>0.5788502724</text:p>
          </table:table-cell>
          <table:table-cell table:number-columns-repeated="987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53:.AI53])" office:value-type="float" office:value="1.32258064516129" calcext:value-type="float">
            <text:p>1.3225806452</text:p>
          </table:table-cell>
          <table:table-cell table:formula="of:=STDEVPA([.B53:.AI53])" office:value-type="float" office:value="0.589537641370873" calcext:value-type="float">
            <text:p>0.5895376414</text:p>
          </table:table-cell>
          <table:table-cell table:number-columns-repeated="987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54:.AI54])" office:value-type="float" office:value="1.32258064516129" calcext:value-type="float">
            <text:p>1.3225806452</text:p>
          </table:table-cell>
          <table:table-cell table:formula="of:=STDEVPA([.B54:.AI54])" office:value-type="float" office:value="0.641927378778464" calcext:value-type="float">
            <text:p>0.6419273788</text:p>
          </table:table-cell>
          <table:table-cell table:number-columns-repeated="987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55:.AI55])" office:value-type="float" office:value="1.83870967741935" calcext:value-type="float">
            <text:p>1.8387096774</text:p>
          </table:table-cell>
          <table:table-cell table:formula="of:=STDEVPA([.B55:.AI55])" office:value-type="float" office:value="3.53869644482485" calcext:value-type="float">
            <text:p>3.5386964448</text:p>
          </table:table-cell>
          <table:table-cell table:number-columns-repeated="987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56:.AI56])" office:value-type="float" office:value="1.29032258064516" calcext:value-type="float">
            <text:p>1.2903225806</text:p>
          </table:table-cell>
          <table:table-cell table:formula="of:=STDEVPA([.B56:.AI56])" office:value-type="float" office:value="0.849802572407709" calcext:value-type="float">
            <text:p>0.8498025724</text:p>
          </table:table-cell>
          <table:table-cell table:number-columns-repeated="987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57:.AI57])" office:value-type="float" office:value="1.12903225806452" calcext:value-type="float">
            <text:p>1.1290322581</text:p>
          </table:table-cell>
          <table:table-cell table:formula="of:=STDEVPA([.B57:.AI57])" office:value-type="float" office:value="0.420593703561461" calcext:value-type="float">
            <text:p>0.4205937036</text:p>
          </table:table-cell>
          <table:table-cell table:number-columns-repeated="987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58:.AI58])" office:value-type="float" office:value="1.03225806451613" calcext:value-type="float">
            <text:p>1.0322580645</text:p>
          </table:table-cell>
          <table:table-cell table:formula="of:=STDEVPA([.B58:.AI58])" office:value-type="float" office:value="0.309408485375014" calcext:value-type="float">
            <text:p>0.3094084854</text:p>
          </table:table-cell>
          <table:table-cell table:number-columns-repeated="987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59:.AI59])" office:value-type="float" office:value="1.12903225806452" calcext:value-type="float">
            <text:p>1.1290322581</text:p>
          </table:table-cell>
          <table:table-cell table:formula="of:=STDEVPA([.B59:.AI59])" office:value-type="float" office:value="0.491340200378316" calcext:value-type="float">
            <text:p>0.4913402004</text:p>
          </table:table-cell>
          <table:table-cell table:number-columns-repeated="987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60:.AI60])" office:value-type="float" office:value="1.35483870967742" calcext:value-type="float">
            <text:p>1.3548387097</text:p>
          </table:table-cell>
          <table:table-cell table:formula="of:=STDEVPA([.B60:.AI60])" office:value-type="float" office:value="2.13342655016599" calcext:value-type="float">
            <text:p>2.1334265502</text:p>
          </table:table-cell>
          <table:table-cell table:number-columns-repeated="987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61:.AI61])" office:value-type="float" office:value="0.935483870967742" calcext:value-type="float">
            <text:p>0.935483871</text:p>
          </table:table-cell>
          <table:table-cell table:formula="of:=STDEVPA([.B61:.AI61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62:.AI62])" office:value-type="float" office:value="1" calcext:value-type="float">
            <text:p>1</text:p>
          </table:table-cell>
          <table:table-cell table:formula="of:=STDEVPA([.B62:.AI62])" office:value-type="float" office:value="0.254000254000381" calcext:value-type="float">
            <text:p>0.254000254</text:p>
          </table:table-cell>
          <table:table-cell table:number-columns-repeated="987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63:.AI63])" office:value-type="float" office:value="1" calcext:value-type="float">
            <text:p>1</text:p>
          </table:table-cell>
          <table:table-cell table:formula="of:=STDEVPA([.B63:.AI63])" office:value-type="float" office:value="0.43994134506406" calcext:value-type="float">
            <text:p>0.4399413451</text:p>
          </table:table-cell>
          <table:table-cell table:number-columns-repeated="987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64:.AI64])" office:value-type="float" office:value="1.06451612903226" calcext:value-type="float">
            <text:p>1.064516129</text:p>
          </table:table-cell>
          <table:table-cell table:formula="of:=STDEVPA([.B64:.AI64])" office:value-type="float" office:value="0.564285667243094" calcext:value-type="float">
            <text:p>0.5642856672</text:p>
          </table:table-cell>
          <table:table-cell table:number-columns-repeated="987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65:.AI65])" office:value-type="float" office:value="0.935483870967742" calcext:value-type="float">
            <text:p>0.935483871</text:p>
          </table:table-cell>
          <table:table-cell table:formula="of:=STDEVPA([.B65:.AI65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66:.AI66])" office:value-type="float" office:value="1.32258064516129" calcext:value-type="float">
            <text:p>1.3225806452</text:p>
          </table:table-cell>
          <table:table-cell table:formula="of:=STDEVPA([.B66:.AI66])" office:value-type="float" office:value="2.51943537932473" calcext:value-type="float">
            <text:p>2.5194353793</text:p>
          </table:table-cell>
          <table:table-cell table:number-columns-repeated="987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67:.AI67])" office:value-type="float" office:value="1" calcext:value-type="float">
            <text:p>1</text:p>
          </table:table-cell>
          <table:table-cell table:formula="of:=STDEVPA([.B67:.AI67])" office:value-type="float" office:value="0.43994134506406" calcext:value-type="float">
            <text:p>0.4399413451</text:p>
          </table:table-cell>
          <table:table-cell table:number-columns-repeated="98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68:.AI68])" office:value-type="float" office:value="0.838709677419355" calcext:value-type="float">
            <text:p>0.8387096774</text:p>
          </table:table-cell>
          <table:table-cell table:formula="of:=STDEVPA([.B68:.AI68])" office:value-type="float" office:value="0.367798524225528" calcext:value-type="float">
            <text:p>0.3677985242</text:p>
          </table:table-cell>
          <table:table-cell table:number-columns-repeated="98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69:.AI69])" office:value-type="float" office:value="1.19354838709677" calcext:value-type="float">
            <text:p>1.1935483871</text:p>
          </table:table-cell>
          <table:table-cell table:formula="of:=STDEVPA([.B69:.AI69])" office:value-type="float" office:value="2.00675238903171" calcext:value-type="float">
            <text:p>2.006752389</text:p>
          </table:table-cell>
          <table:table-cell table:number-columns-repeated="98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70:.AI70])" office:value-type="float" office:value="4.35483870967742" calcext:value-type="float">
            <text:p>4.3548387097</text:p>
          </table:table-cell>
          <table:table-cell table:formula="of:=STDEVPA([.B70:.AI70])" office:value-type="float" office:value="19.1101195740706" calcext:value-type="float">
            <text:p>19.1101195741</text:p>
          </table:table-cell>
          <table:table-cell table:number-columns-repeated="98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71:.AI71])" office:value-type="float" office:value="0.838709677419355" calcext:value-type="float">
            <text:p>0.8387096774</text:p>
          </table:table-cell>
          <table:table-cell table:formula="of:=STDEVPA([.B71:.AI71])" office:value-type="float" office:value="0.514108950016427" calcext:value-type="float">
            <text:p>0.51410895</text:p>
          </table:table-cell>
          <table:table-cell table:number-columns-repeated="98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72:.AI72])" office:value-type="float" office:value="0.580645161290323" calcext:value-type="float">
            <text:p>0.5806451613</text:p>
          </table:table-cell>
          <table:table-cell table:formula="of:=STDEVPA([.B72:.AI72])" office:value-type="float" office:value="0.554988726905976" calcext:value-type="float">
            <text:p>0.5549887269</text:p>
          </table:table-cell>
          <table:table-cell table:number-columns-repeated="98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AVERAGE([.B73:.AI73])" office:value-type="float" office:value="0.806451612903226" calcext:value-type="float">
            <text:p>0.8064516129</text:p>
          </table:table-cell>
          <table:table-cell table:formula="of:=STDEVPA([.B73:.AI73])" office:value-type="float" office:value="0.591300089671721" calcext:value-type="float">
            <text:p>0.5913000897</text:p>
          </table:table-cell>
          <table:table-cell table:number-columns-repeated="98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74:.AI74])" office:value-type="float" office:value="2.83870967741935" calcext:value-type="float">
            <text:p>2.8387096774</text:p>
          </table:table-cell>
          <table:table-cell table:formula="of:=STDEVPA([.B74:.AI74])" office:value-type="float" office:value="12.4618042865792" calcext:value-type="float">
            <text:p>12.4618042866</text:p>
          </table:table-cell>
          <table:table-cell table:number-columns-repeated="98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75:.AI75])" office:value-type="float" office:value="4.41935483870968" calcext:value-type="float">
            <text:p>4.4193548387</text:p>
          </table:table-cell>
          <table:table-cell table:formula="of:=STDEVPA([.B75:.AI75])" office:value-type="float" office:value="21.2902737047337" calcext:value-type="float">
            <text:p>21.2902737047</text:p>
          </table:table-cell>
          <table:table-cell table:number-columns-repeated="98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76:.AI76])" office:value-type="float" office:value="2.41935483870968" calcext:value-type="float">
            <text:p>2.4193548387</text:p>
          </table:table-cell>
          <table:table-cell table:formula="of:=STDEVPA([.B76:.AI76])" office:value-type="float" office:value="10.3418167541934" calcext:value-type="float">
            <text:p>10.3418167542</text:p>
          </table:table-cell>
          <table:table-cell table:number-columns-repeated="98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77:.AI77])" office:value-type="float" office:value="2.03225806451613" calcext:value-type="float">
            <text:p>2.0322580645</text:p>
          </table:table-cell>
          <table:table-cell table:formula="of:=STDEVPA([.B77:.AI77])" office:value-type="float" office:value="5.06400243953301" calcext:value-type="float">
            <text:p>5.0640024395</text:p>
          </table:table-cell>
          <table:table-cell table:number-columns-repeated="98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78:.AI78])" office:value-type="float" office:value="0.935483870967742" calcext:value-type="float">
            <text:p>0.935483871</text:p>
          </table:table-cell>
          <table:table-cell table:formula="of:=STDEVPA([.B78:.AI78])" office:value-type="float" office:value="1.24266840543601" calcext:value-type="float">
            <text:p>1.2426684054</text:p>
          </table:table-cell>
          <table:table-cell table:number-columns-repeated="98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79:.AI79])" office:value-type="float" office:value="4.7741935483871" calcext:value-type="float">
            <text:p>4.7741935484</text:p>
          </table:table-cell>
          <table:table-cell table:formula="of:=STDEVPA([.B79:.AI79])" office:value-type="float" office:value="11.7300542512272" calcext:value-type="float">
            <text:p>11.7300542512</text:p>
          </table:table-cell>
          <table:table-cell table:number-columns-repeated="98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80:.AI80])" office:value-type="float" office:value="2.32258064516129" calcext:value-type="float">
            <text:p>2.3225806452</text:p>
          </table:table-cell>
          <table:table-cell table:formula="of:=STDEVPA([.B80:.AI80])" office:value-type="float" office:value="5.05062817411595" calcext:value-type="float">
            <text:p>5.0506281741</text:p>
          </table:table-cell>
          <table:table-cell table:number-columns-repeated="98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81:.AI81])" office:value-type="float" office:value="2.48387096774194" calcext:value-type="float">
            <text:p>2.4838709677</text:p>
          </table:table-cell>
          <table:table-cell table:formula="of:=STDEVPA([.B81:.AI81])" office:value-type="float" office:value="5.54088014286036" calcext:value-type="float">
            <text:p>5.5408801429</text:p>
          </table:table-cell>
          <table:table-cell table:number-columns-repeated="98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82:.AI82])" office:value-type="float" office:value="2.67741935483871" calcext:value-type="float">
            <text:p>2.6774193548</text:p>
          </table:table-cell>
          <table:table-cell table:formula="of:=STDEVPA([.B82:.AI82])" office:value-type="float" office:value="5.97514797643293" calcext:value-type="float">
            <text:p>5.9751479764</text:p>
          </table:table-cell>
          <table:table-cell table:number-columns-repeated="98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83:.AI83])" office:value-type="float" office:value="13.5161290322581" calcext:value-type="float">
            <text:p>13.5161290323</text:p>
          </table:table-cell>
          <table:table-cell table:formula="of:=STDEVPA([.B83:.AI83])" office:value-type="float" office:value="29.3410105678833" calcext:value-type="float">
            <text:p>29.3410105679</text:p>
          </table:table-cell>
          <table:table-cell table:number-columns-repeated="98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84:.AI84])" office:value-type="float" office:value="3.74193548387097" calcext:value-type="float">
            <text:p>3.7419354839</text:p>
          </table:table-cell>
          <table:table-cell table:formula="of:=STDEVPA([.B84:.AI84])" office:value-type="float" office:value="9.85038968259954" calcext:value-type="float">
            <text:p>9.8503896826</text:p>
          </table:table-cell>
          <table:table-cell table:number-columns-repeated="98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85:.AI85])" office:value-type="float" office:value="5.96774193548387" calcext:value-type="float">
            <text:p>5.9677419355</text:p>
          </table:table-cell>
          <table:table-cell table:formula="of:=STDEVPA([.B85:.AI85])" office:value-type="float" office:value="9.34805093008523" calcext:value-type="float">
            <text:p>9.3480509301</text:p>
          </table:table-cell>
          <table:table-cell table:number-columns-repeated="987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86:.AI86])" office:value-type="float" office:value="1.06451612903226" calcext:value-type="float">
            <text:p>1.064516129</text:p>
          </table:table-cell>
          <table:table-cell table:formula="of:=STDEVPA([.B86:.AI86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87:.AI87])" office:value-type="float" office:value="1.16129032258065" calcext:value-type="float">
            <text:p>1.1612903226</text:p>
          </table:table-cell>
          <table:table-cell table:formula="of:=STDEVPA([.B87:.AI87])" office:value-type="float" office:value="0.627168454684632" calcext:value-type="float">
            <text:p>0.6271684547</text:p>
          </table:table-cell>
          <table:table-cell table:number-columns-repeated="987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88:.AI88])" office:value-type="float" office:value="1.29032258064516" calcext:value-type="float">
            <text:p>1.2903225806</text:p>
          </table:table-cell>
          <table:table-cell table:formula="of:=STDEVPA([.B88:.AI88])" office:value-type="float" office:value="0.681248776836867" calcext:value-type="float">
            <text:p>0.6812487768</text:p>
          </table:table-cell>
          <table:table-cell table:number-columns-repeated="987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89:.AI89])" office:value-type="float" office:value="1.19354838709677" calcext:value-type="float">
            <text:p>1.1935483871</text:p>
          </table:table-cell>
          <table:table-cell table:formula="of:=STDEVPA([.B89:.AI89])" office:value-type="float" office:value="0.591300089671721" calcext:value-type="float">
            <text:p>0.5913000897</text:p>
          </table:table-cell>
          <table:table-cell table:number-columns-repeated="987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90:.AI90])" office:value-type="float" office:value="1.25806451612903" calcext:value-type="float">
            <text:p>1.2580645161</text:p>
          </table:table-cell>
          <table:table-cell table:formula="of:=STDEVPA([.B90:.AI90])" office:value-type="float" office:value="0.841187407122922" calcext:value-type="float">
            <text:p>0.8411874071</text:p>
          </table:table-cell>
          <table:table-cell table:number-columns-repeated="987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91:.AI91])" office:value-type="float" office:value="1.03225806451613" calcext:value-type="float">
            <text:p>1.0322580645</text:p>
          </table:table-cell>
          <table:table-cell table:formula="of:=STDEVPA([.B91:.AI91])" office:value-type="float" office:value="0.474094788925776" calcext:value-type="float">
            <text:p>0.4740947889</text:p>
          </table:table-cell>
          <table:table-cell table:number-columns-repeated="987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92:.AI92])" office:value-type="float" office:value="2.90322580645161" calcext:value-type="float">
            <text:p>2.9032258065</text:p>
          </table:table-cell>
          <table:table-cell table:formula="of:=STDEVPA([.B92:.AI92])" office:value-type="float" office:value="9.89087177314934" calcext:value-type="float">
            <text:p>9.8908717731</text:p>
          </table:table-cell>
          <table:table-cell table:number-columns-repeated="987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93:.AI93])" office:value-type="float" office:value="1.29032258064516" calcext:value-type="float">
            <text:p>1.2903225806</text:p>
          </table:table-cell>
          <table:table-cell table:formula="of:=STDEVPA([.B93:.AI93])" office:value-type="float" office:value="0.886950134507582" calcext:value-type="float">
            <text:p>0.8869501345</text:p>
          </table:table-cell>
          <table:table-cell table:number-columns-repeated="987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94:.AI94])" office:value-type="float" office:value="1.06451612903226" calcext:value-type="float">
            <text:p>1.064516129</text:p>
          </table:table-cell>
          <table:table-cell table:formula="of:=STDEVPA([.B94:.AI94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95:.AI95])" office:value-type="float" office:value="1.87096774193548" calcext:value-type="float">
            <text:p>1.8709677419</text:p>
          </table:table-cell>
          <table:table-cell table:formula="of:=STDEVPA([.B95:.AI95])" office:value-type="float" office:value="3.53546032485684" calcext:value-type="float">
            <text:p>3.5354603249</text:p>
          </table:table-cell>
          <table:table-cell table:number-columns-repeated="987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96:.AI96])" office:value-type="float" office:value="1.25806451612903" calcext:value-type="float">
            <text:p>1.2580645161</text:p>
          </table:table-cell>
          <table:table-cell table:formula="of:=STDEVPA([.B96:.AI96])" office:value-type="float" office:value="0.760633943390425" calcext:value-type="float">
            <text:p>0.7606339434</text:p>
          </table:table-cell>
          <table:table-cell table:number-columns-repeated="987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97:.AI97])" office:value-type="float" office:value="2" calcext:value-type="float">
            <text:p>2</text:p>
          </table:table-cell>
          <table:table-cell table:formula="of:=STDEVPA([.B97:.AI97])" office:value-type="float" office:value="4.22740673959054" calcext:value-type="float">
            <text:p>4.2274067396</text:p>
          </table:table-cell>
          <table:table-cell table:number-columns-repeated="987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98:.AI98])" office:value-type="float" office:value="1.29032258064516" calcext:value-type="float">
            <text:p>1.2903225806</text:p>
          </table:table-cell>
          <table:table-cell table:formula="of:=STDEVPA([.B98:.AI98])" office:value-type="float" office:value="0.578850272416979" calcext:value-type="float">
            <text:p>0.5788502724</text:p>
          </table:table-cell>
          <table:table-cell table:number-columns-repeated="987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99:.AI99])" office:value-type="float" office:value="1.16129032258065" calcext:value-type="float">
            <text:p>1.1612903226</text:p>
          </table:table-cell>
          <table:table-cell table:formula="of:=STDEVPA([.B99:.AI99])" office:value-type="float" office:value="0.676650869787195" calcext:value-type="float">
            <text:p>0.6766508698</text:p>
          </table:table-cell>
          <table:table-cell table:number-columns-repeated="987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00:.AI100])" office:value-type="float" office:value="1.45161290322581" calcext:value-type="float">
            <text:p>1.4516129032</text:p>
          </table:table-cell>
          <table:table-cell table:formula="of:=STDEVPA([.B100:.AI100])" office:value-type="float" office:value="0.755141929723847" calcext:value-type="float">
            <text:p>0.7551419297</text:p>
          </table:table-cell>
          <table:table-cell table:number-columns-repeated="987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01:.AI101])" office:value-type="float" office:value="1.16129032258065" calcext:value-type="float">
            <text:p>1.1612903226</text:p>
          </table:table-cell>
          <table:table-cell table:formula="of:=STDEVPA([.B101:.AI101])" office:value-type="float" office:value="0.722753435561551" calcext:value-type="float">
            <text:p>0.7227534356</text:p>
          </table:table-cell>
          <table:table-cell table:number-columns-repeated="987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02:.AI102])" office:value-type="float" office:value="2" calcext:value-type="float">
            <text:p>2</text:p>
          </table:table-cell>
          <table:table-cell table:formula="of:=STDEVPA([.B102:.AI102])" office:value-type="float" office:value="5.32189633919727" calcext:value-type="float">
            <text:p>5.3218963392</text:p>
          </table:table-cell>
          <table:table-cell table:number-columns-repeated="987"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103:.AI103])" office:value-type="float" office:value="1.25806451612903" calcext:value-type="float">
            <text:p>1.2580645161</text:p>
          </table:table-cell>
          <table:table-cell table:formula="of:=STDEVPA([.B103:.AI103])" office:value-type="float" office:value="0.949286385133042" calcext:value-type="float">
            <text:p>0.9492863851</text:p>
          </table:table-cell>
          <table:table-cell table:number-columns-repeated="98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104:.AI104])" office:value-type="float" office:value="1" calcext:value-type="float">
            <text:p>1</text:p>
          </table:table-cell>
          <table:table-cell table:formula="of:=STDEVPA([.B104:.AI104])" office:value-type="float" office:value="0.508000508000762" calcext:value-type="float">
            <text:p>0.508000508</text:p>
          </table:table-cell>
          <table:table-cell table:number-columns-repeated="987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105:.AI105])" office:value-type="float" office:value="1.09677419354839" calcext:value-type="float">
            <text:p>1.0967741935</text:p>
          </table:table-cell>
          <table:table-cell table:formula="of:=STDEVPA([.B105:.AI105])" office:value-type="float" office:value="0.58776990833189" calcext:value-type="float">
            <text:p>0.5877699083</text:p>
          </table:table-cell>
          <table:table-cell table:number-columns-repeated="987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AVERAGE([.B106:.AI106])" office:value-type="float" office:value="1.12903225806452" calcext:value-type="float">
            <text:p>1.1290322581</text:p>
          </table:table-cell>
          <table:table-cell table:formula="of:=STDEVPA([.B106:.AI106])" office:value-type="float" office:value="0.706738783877634" calcext:value-type="float">
            <text:p>0.7067387839</text:p>
          </table:table-cell>
          <table:table-cell table:number-columns-repeated="987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07:.AI107])" office:value-type="float" office:value="1" calcext:value-type="float">
            <text:p>1</text:p>
          </table:table-cell>
          <table:table-cell table:formula="of:=STDEVPA([.B107:.AI107])" office:value-type="float" office:value="0.508000508000762" calcext:value-type="float">
            <text:p>0.508000508</text:p>
          </table:table-cell>
          <table:table-cell table:number-columns-repeated="987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08:.AI108])" office:value-type="float" office:value="0.935483870967742" calcext:value-type="float">
            <text:p>0.935483871</text:p>
          </table:table-cell>
          <table:table-cell table:formula="of:=STDEVPA([.B108:.AI108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09:.AI109])" office:value-type="float" office:value="0.903225806451613" calcext:value-type="float">
            <text:p>0.9032258065</text:p>
          </table:table-cell>
          <table:table-cell table:formula="of:=STDEVPA([.B109:.AI109])" office:value-type="float" office:value="0.58776990833189" calcext:value-type="float">
            <text:p>0.5877699083</text:p>
          </table:table-cell>
          <table:table-cell table:number-columns-repeated="987"/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10:.AI110])" office:value-type="float" office:value="2.41935483870968" calcext:value-type="float">
            <text:p>2.4193548387</text:p>
          </table:table-cell>
          <table:table-cell table:formula="of:=STDEVPA([.B110:.AI110])" office:value-type="float" office:value="4.91064803258144" calcext:value-type="float">
            <text:p>4.9106480326</text:p>
          </table:table-cell>
          <table:table-cell table:number-columns-repeated="987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11:.AI111])" office:value-type="float" office:value="1.93548387096774" calcext:value-type="float">
            <text:p>1.935483871</text:p>
          </table:table-cell>
          <table:table-cell table:formula="of:=STDEVPA([.B111:.AI111])" office:value-type="float" office:value="3.653857739263" calcext:value-type="float">
            <text:p>3.6538577393</text:p>
          </table:table-cell>
          <table:table-cell table:number-columns-repeated="987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12:.AI112])" office:value-type="float" office:value="2.67741935483871" calcext:value-type="float">
            <text:p>2.6774193548</text:p>
          </table:table-cell>
          <table:table-cell table:formula="of:=STDEVPA([.B112:.AI112])" office:value-type="float" office:value="5.92091479840303" calcext:value-type="float">
            <text:p>5.9209147984</text:p>
          </table:table-cell>
          <table:table-cell table:number-columns-repeated="987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13:.AI113])" office:value-type="float" office:value="1.83870967741935" calcext:value-type="float">
            <text:p>1.8387096774</text:p>
          </table:table-cell>
          <table:table-cell table:formula="of:=STDEVPA([.B113:.AI113])" office:value-type="float" office:value="4.2812176003468" calcext:value-type="float">
            <text:p>4.2812176003</text:p>
          </table:table-cell>
          <table:table-cell table:number-columns-repeated="987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14:.AI114])" office:value-type="float" office:value="1.48387096774194" calcext:value-type="float">
            <text:p>1.4838709677</text:p>
          </table:table-cell>
          <table:table-cell table:formula="of:=STDEVPA([.B114:.AI114])" office:value-type="float" office:value="2.5256231136856" calcext:value-type="float">
            <text:p>2.5256231137</text:p>
          </table:table-cell>
          <table:table-cell table:number-columns-repeated="987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15:.AI115])" office:value-type="float" office:value="1.16129032258065" calcext:value-type="float">
            <text:p>1.1612903226</text:p>
          </table:table-cell>
          <table:table-cell table:formula="of:=STDEVPA([.B115:.AI115])" office:value-type="float" office:value="0.722753435561551" calcext:value-type="float">
            <text:p>0.7227534356</text:p>
          </table:table-cell>
          <table:table-cell table:number-columns-repeated="98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16:.AI116])" office:value-type="float" office:value="1.03225806451613" calcext:value-type="float">
            <text:p>1.0322580645</text:p>
          </table:table-cell>
          <table:table-cell table:formula="of:=STDEVPA([.B116:.AI116])" office:value-type="float" office:value="0.537849419372034" calcext:value-type="float">
            <text:p>0.5378494194</text:p>
          </table:table-cell>
          <table:table-cell table:number-columns-repeated="987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17:.AI117])" office:value-type="float" office:value="1" calcext:value-type="float">
            <text:p>1</text:p>
          </table:table-cell>
          <table:table-cell table:formula="of:=STDEVPA([.B117:.AI117])" office:value-type="float" office:value="0.508000508000762" calcext:value-type="float">
            <text:p>0.508000508</text:p>
          </table:table-cell>
          <table:table-cell table:number-columns-repeated="987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18:.AI118])" office:value-type="float" office:value="1.03225806451613" calcext:value-type="float">
            <text:p>1.0322580645</text:p>
          </table:table-cell>
          <table:table-cell table:formula="of:=STDEVPA([.B118:.AI118])" office:value-type="float" office:value="0.594809319825347" calcext:value-type="float">
            <text:p>0.5948093198</text:p>
          </table:table-cell>
          <table:table-cell table:number-columns-repeated="98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19:.AI119])" office:value-type="float" office:value="1" calcext:value-type="float">
            <text:p>1</text:p>
          </table:table-cell>
          <table:table-cell table:formula="of:=STDEVPA([.B119:.AI119])" office:value-type="float" office:value="0.567961834247065" calcext:value-type="float">
            <text:p>0.5679618342</text:p>
          </table:table-cell>
          <table:table-cell table:number-columns-repeated="98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20:.AI120])" office:value-type="float" office:value="3.83870967741935" calcext:value-type="float">
            <text:p>3.8387096774</text:p>
          </table:table-cell>
          <table:table-cell table:formula="of:=STDEVPA([.B120:.AI120])" office:value-type="float" office:value="6.82545886059306" calcext:value-type="float">
            <text:p>6.8254588606</text:p>
          </table:table-cell>
          <table:table-cell table:number-columns-repeated="987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21:.AI121])" office:value-type="float" office:value="1.45161290322581" calcext:value-type="float">
            <text:p>1.4516129032</text:p>
          </table:table-cell>
          <table:table-cell table:formula="of:=STDEVPA([.B121:.AI121])" office:value-type="float" office:value="1.18699158019188" calcext:value-type="float">
            <text:p>1.1869915802</text:p>
          </table:table-cell>
          <table:table-cell table:number-columns-repeated="987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22:.AI122])" office:value-type="float" office:value="3.38709677419355" calcext:value-type="float">
            <text:p>3.3870967742</text:p>
          </table:table-cell>
          <table:table-cell table:formula="of:=STDEVPA([.B122:.AI122])" office:value-type="float" office:value="7.0787160278922" calcext:value-type="float">
            <text:p>7.0787160279</text:p>
          </table:table-cell>
          <table:table-cell table:number-columns-repeated="987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23:.AI123])" office:value-type="float" office:value="1.12903225806452" calcext:value-type="float">
            <text:p>1.1290322581</text:p>
          </table:table-cell>
          <table:table-cell table:formula="of:=STDEVPA([.B123:.AI123])" office:value-type="float" office:value="0.420593703561461" calcext:value-type="float">
            <text:p>0.4205937036</text:p>
          </table:table-cell>
          <table:table-cell table:number-columns-repeated="987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24:.AI124])" office:value-type="float" office:value="1.12903225806452" calcext:value-type="float">
            <text:p>1.1290322581</text:p>
          </table:table-cell>
          <table:table-cell table:formula="of:=STDEVPA([.B124:.AI124])" office:value-type="float" office:value="0.420593703561461" calcext:value-type="float">
            <text:p>0.4205937036</text:p>
          </table:table-cell>
          <table:table-cell table:number-columns-repeated="987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25:.AI125])" office:value-type="float" office:value="1.09677419354839" calcext:value-type="float">
            <text:p>1.0967741935</text:p>
          </table:table-cell>
          <table:table-cell table:formula="of:=STDEVPA([.B125:.AI125])" office:value-type="float" office:value="0.295650044835861" calcext:value-type="float">
            <text:p>0.2956500448</text:p>
          </table:table-cell>
          <table:table-cell table:number-columns-repeated="987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AVERAGE([.B126:.AI126])" office:value-type="float" office:value="3.09677419354839" calcext:value-type="float">
            <text:p>3.0967741935</text:p>
          </table:table-cell>
          <table:table-cell table:formula="of:=STDEVPA([.B126:.AI126])" office:value-type="float" office:value="5.94249235595843" calcext:value-type="float">
            <text:p>5.942492356</text:p>
          </table:table-cell>
          <table:table-cell table:number-columns-repeated="987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27:.AI127])" office:value-type="float" office:value="0.967741935483871" calcext:value-type="float">
            <text:p>0.9677419355</text:p>
          </table:table-cell>
          <table:table-cell table:formula="of:=STDEVPA([.B127:.AI127])" office:value-type="float" office:value="0.309408485375014" calcext:value-type="float">
            <text:p>0.3094084854</text:p>
          </table:table-cell>
          <table:table-cell table:number-columns-repeated="987"/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28:.AI128])" office:value-type="float" office:value="1.06451612903226" calcext:value-type="float">
            <text:p>1.064516129</text:p>
          </table:table-cell>
          <table:table-cell table:formula="of:=STDEVPA([.B128:.AI128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29:.AI129])" office:value-type="float" office:value="5.80645161290323" calcext:value-type="float">
            <text:p>5.8064516129</text:p>
          </table:table-cell>
          <table:table-cell table:formula="of:=STDEVPA([.B129:.AI129])" office:value-type="float" office:value="15.6172348030251" calcext:value-type="float">
            <text:p>15.617234803</text:p>
          </table:table-cell>
          <table:table-cell table:number-columns-repeated="987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30:.AI130])" office:value-type="float" office:value="3.06451612903226" calcext:value-type="float">
            <text:p>3.064516129</text:p>
          </table:table-cell>
          <table:table-cell table:formula="of:=STDEVPA([.B130:.AI130])" office:value-type="float" office:value="8.1118610245737" calcext:value-type="float">
            <text:p>8.1118610246</text:p>
          </table:table-cell>
          <table:table-cell table:number-columns-repeated="987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31:.AI131])" office:value-type="float" office:value="4.90322580645161" calcext:value-type="float">
            <text:p>4.9032258065</text:p>
          </table:table-cell>
          <table:table-cell table:formula="of:=STDEVPA([.B131:.AI131])" office:value-type="float" office:value="12.9847425073149" calcext:value-type="float">
            <text:p>12.9847425073</text:p>
          </table:table-cell>
          <table:table-cell table:number-columns-repeated="987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32:.AI132])" office:value-type="float" office:value="6.12903225806452" calcext:value-type="float">
            <text:p>6.1290322581</text:p>
          </table:table-cell>
          <table:table-cell table:formula="of:=STDEVPA([.B132:.AI132])" office:value-type="float" office:value="15.0048205920284" calcext:value-type="float">
            <text:p>15.004820592</text:p>
          </table:table-cell>
          <table:table-cell table:number-columns-repeated="987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33:.AI133])" office:value-type="float" office:value="1.16129032258065" calcext:value-type="float">
            <text:p>1.1612903226</text:p>
          </table:table-cell>
          <table:table-cell table:formula="of:=STDEVPA([.B133:.AI133])" office:value-type="float" office:value="0.883423479847042" calcext:value-type="float">
            <text:p>0.8834234798</text:p>
          </table:table-cell>
          <table:table-cell table:number-columns-repeated="987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34:.AI134])" office:value-type="float" office:value="6.16129032258065" calcext:value-type="float">
            <text:p>6.1612903226</text:p>
          </table:table-cell>
          <table:table-cell table:formula="of:=STDEVPA([.B134:.AI134])" office:value-type="float" office:value="15.560696506083" calcext:value-type="float">
            <text:p>15.5606965061</text:p>
          </table:table-cell>
          <table:table-cell table:number-columns-repeated="987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35:.AI135])" office:value-type="float" office:value="2.80645161290323" calcext:value-type="float">
            <text:p>2.8064516129</text:p>
          </table:table-cell>
          <table:table-cell table:formula="of:=STDEVPA([.B135:.AI135])" office:value-type="float" office:value="8.85881866018885" calcext:value-type="float">
            <text:p>8.8588186602</text:p>
          </table:table-cell>
          <table:table-cell table:number-columns-repeated="987"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36:.AI136])" office:value-type="float" office:value="1.16129032258065" calcext:value-type="float">
            <text:p>1.1612903226</text:p>
          </table:table-cell>
          <table:table-cell table:formula="of:=STDEVPA([.B136:.AI136])" office:value-type="float" office:value="0.919213345082258" calcext:value-type="float">
            <text:p>0.9192133451</text:p>
          </table:table-cell>
          <table:table-cell table:number-columns-repeated="987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37:.AI137])" office:value-type="float" office:value="1.29032258064516" calcext:value-type="float">
            <text:p>1.2903225806</text:p>
          </table:table-cell>
          <table:table-cell table:formula="of:=STDEVPA([.B137:.AI137])" office:value-type="float" office:value="1.24934946651852" calcext:value-type="float">
            <text:p>1.2493494665</text:p>
          </table:table-cell>
          <table:table-cell table:number-columns-repeated="987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38:.AI138])" office:value-type="float" office:value="1.74193548387097" calcext:value-type="float">
            <text:p>1.7419354839</text:p>
          </table:table-cell>
          <table:table-cell table:formula="of:=STDEVPA([.B138:.AI138])" office:value-type="float" office:value="3.60973363270248" calcext:value-type="float">
            <text:p>3.6097336327</text:p>
          </table:table-cell>
          <table:table-cell table:number-columns-repeated="987"/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39:.AI139])" office:value-type="float" office:value="1.54838709677419" calcext:value-type="float">
            <text:p>1.5483870968</text:p>
          </table:table-cell>
          <table:table-cell table:formula="of:=STDEVPA([.B139:.AI139])" office:value-type="float" office:value="1.31587600350782" calcext:value-type="float">
            <text:p>1.3158760035</text:p>
          </table:table-cell>
          <table:table-cell table:number-columns-repeated="987"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40:.AI140])" office:value-type="float" office:value="1.87096774193548" calcext:value-type="float">
            <text:p>1.8709677419</text:p>
          </table:table-cell>
          <table:table-cell table:formula="of:=STDEVPA([.B140:.AI140])" office:value-type="float" office:value="4.29359564696125" calcext:value-type="float">
            <text:p>4.293595647</text:p>
          </table:table-cell>
          <table:table-cell table:number-columns-repeated="987"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41:.AI141])" office:value-type="float" office:value="1.12903225806452" calcext:value-type="float">
            <text:p>1.1290322581</text:p>
          </table:table-cell>
          <table:table-cell table:formula="of:=STDEVPA([.B141:.AI141])" office:value-type="float" office:value="0.792787466286742" calcext:value-type="float">
            <text:p>0.7927874663</text:p>
          </table:table-cell>
          <table:table-cell table:number-columns-repeated="987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42:.AI142])" office:value-type="float" office:value="1" calcext:value-type="float">
            <text:p>1</text:p>
          </table:table-cell>
          <table:table-cell table:formula="of:=STDEVPA([.B142:.AI142])" office:value-type="float" office:value="0.762000762001143" calcext:value-type="float">
            <text:p>0.762000762</text:p>
          </table:table-cell>
          <table:table-cell table:number-columns-repeated="987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43:.AI143])" office:value-type="float" office:value="0.935483870967742" calcext:value-type="float">
            <text:p>0.935483871</text:p>
          </table:table-cell>
          <table:table-cell table:formula="of:=STDEVPA([.B143:.AI143])" office:value-type="float" office:value="0.618816970750028" calcext:value-type="float">
            <text:p>0.6188169708</text:p>
          </table:table-cell>
          <table:table-cell table:number-columns-repeated="987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44:.AI144])" office:value-type="float" office:value="0.870967741935484" calcext:value-type="float">
            <text:p>0.8709677419</text:p>
          </table:table-cell>
          <table:table-cell table:formula="of:=STDEVPA([.B144:.AI144])" office:value-type="float" office:value="0.608643944003652" calcext:value-type="float">
            <text:p>0.608643944</text:p>
          </table:table-cell>
          <table:table-cell table:number-columns-repeated="987"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45:.AI145])" office:value-type="float" office:value="0.967741935483871" calcext:value-type="float">
            <text:p>0.9677419355</text:p>
          </table:table-cell>
          <table:table-cell table:formula="of:=STDEVPA([.B145:.AI145])" office:value-type="float" office:value="0.739828705882562" calcext:value-type="float">
            <text:p>0.7398287059</text:p>
          </table:table-cell>
          <table:table-cell table:number-columns-repeated="987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46:.AI146])" office:value-type="float" office:value="0.838709677419355" calcext:value-type="float">
            <text:p>0.8387096774</text:p>
          </table:table-cell>
          <table:table-cell table:formula="of:=STDEVPA([.B146:.AI146])" office:value-type="float" office:value="0.573431897891328" calcext:value-type="float">
            <text:p>0.5734318979</text:p>
          </table:table-cell>
          <table:table-cell table:number-columns-repeated="987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47:.AI147])" office:value-type="float" office:value="0.967741935483871" calcext:value-type="float">
            <text:p>0.9677419355</text:p>
          </table:table-cell>
          <table:table-cell table:formula="of:=STDEVPA([.B147:.AI147])" office:value-type="float" office:value="0.646772182443981" calcext:value-type="float">
            <text:p>0.6467721824</text:p>
          </table:table-cell>
          <table:table-cell table:number-columns-repeated="987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148:.AI148])" office:value-type="float" office:value="1.09677419354839" calcext:value-type="float">
            <text:p>1.0967741935</text:p>
          </table:table-cell>
          <table:table-cell table:formula="of:=STDEVPA([.B148:.AI148])" office:value-type="float" office:value="0.817345771569027" calcext:value-type="float">
            <text:p>0.8173457716</text:p>
          </table:table-cell>
          <table:table-cell table:number-columns-repeated="987"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AVERAGE([.B149:.AI149])" office:value-type="float" office:value="2.96774193548387" calcext:value-type="float">
            <text:p>2.9677419355</text:p>
          </table:table-cell>
          <table:table-cell table:formula="of:=STDEVPA([.B149:.AI149])" office:value-type="float" office:value="5.93232735141702" calcext:value-type="float">
            <text:p>5.9323273514</text:p>
          </table:table-cell>
          <table:table-cell table:number-columns-repeated="987"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AVERAGE([.B150:.AI150])" office:value-type="float" office:value="1.41935483870968" calcext:value-type="float">
            <text:p>1.4193548387</text:p>
          </table:table-cell>
          <table:table-cell table:formula="of:=STDEVPA([.B150:.AI150])" office:value-type="float" office:value="1.36249755367373" calcext:value-type="float">
            <text:p>1.3624975537</text:p>
          </table:table-cell>
          <table:table-cell table:number-columns-repeated="987"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AVERAGE([.B151:.AI151])" office:value-type="float" office:value="3.32258064516129" calcext:value-type="float">
            <text:p>3.3225806452</text:p>
          </table:table-cell>
          <table:table-cell table:formula="of:=STDEVPA([.B151:.AI151])" office:value-type="float" office:value="7.1363996379045" calcext:value-type="float">
            <text:p>7.1363996379</text:p>
          </table:table-cell>
          <table:table-cell table:number-columns-repeated="987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52:.AI152])" office:value-type="float" office:value="3.03225806451613" calcext:value-type="float">
            <text:p>3.0322580645</text:p>
          </table:table-cell>
          <table:table-cell table:formula="of:=STDEVPA([.B152:.AI152])" office:value-type="float" office:value="11.6908673233474" calcext:value-type="float">
            <text:p>11.6908673233</text:p>
          </table:table-cell>
          <table:table-cell table:number-columns-repeated="987"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formula="of:=AVERAGE([.B153:.AI153])" office:value-type="float" office:value="7.51612903225807" calcext:value-type="float">
            <text:p>7.5161290323</text:p>
          </table:table-cell>
          <table:table-cell table:formula="of:=STDEVPA([.B153:.AI153])" office:value-type="float" office:value="16.6866200364668" calcext:value-type="float">
            <text:p>16.6866200365</text:p>
          </table:table-cell>
          <table:table-cell table:number-columns-repeated="987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AVERAGE([.B154:.AI154])" office:value-type="float" office:value="1.38709677419355" calcext:value-type="float">
            <text:p>1.3870967742</text:p>
          </table:table-cell>
          <table:table-cell table:formula="of:=STDEVPA([.B154:.AI154])" office:value-type="float" office:value="1.59994797001771" calcext:value-type="float">
            <text:p>1.59994797</text:p>
          </table:table-cell>
          <table:table-cell table:number-columns-repeated="987"/>
        </table:table-row>
        <table:table-row table:style-name="ro2">
          <table:table-cell office:value-type="float" office:value="153" calcext:value-type="float">
            <text:p>1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55:.AI155])" office:value-type="float" office:value="2.45161290322581" calcext:value-type="float">
            <text:p>2.4516129032</text:p>
          </table:table-cell>
          <table:table-cell table:formula="of:=STDEVPA([.B155:.AI155])" office:value-type="float" office:value="5.92881813646847" calcext:value-type="float">
            <text:p>5.9288181365</text:p>
          </table:table-cell>
          <table:table-cell table:number-columns-repeated="987"/>
        </table:table-row>
        <table:table-row table:style-name="ro2">
          <table:table-cell office:value-type="float" office:value="154" calcext:value-type="float">
            <text:p>154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56:.AI156])" office:value-type="float" office:value="1.03225806451613" calcext:value-type="float">
            <text:p>1.0322580645</text:p>
          </table:table-cell>
          <table:table-cell table:formula="of:=STDEVPA([.B156:.AI156])" office:value-type="float" office:value="0.537849419372034" calcext:value-type="float">
            <text:p>0.5378494194</text:p>
          </table:table-cell>
          <table:table-cell table:number-columns-repeated="987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57:.AI157])" office:value-type="float" office:value="1.03225806451613" calcext:value-type="float">
            <text:p>1.0322580645</text:p>
          </table:table-cell>
          <table:table-cell table:formula="of:=STDEVPA([.B157:.AI157])" office:value-type="float" office:value="0.594809319825348" calcext:value-type="float">
            <text:p>0.5948093198</text:p>
          </table:table-cell>
          <table:table-cell table:number-columns-repeated="987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AVERAGE([.B158:.AI158])" office:value-type="float" office:value="1.32258064516129" calcext:value-type="float">
            <text:p>1.3225806452</text:p>
          </table:table-cell>
          <table:table-cell table:formula="of:=STDEVPA([.B158:.AI158])" office:value-type="float" office:value="0.818617905835453" calcext:value-type="float">
            <text:p>0.8186179058</text:p>
          </table:table-cell>
          <table:table-cell table:number-columns-repeated="987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59:.AI159])" office:value-type="float" office:value="1.09677419354839" calcext:value-type="float">
            <text:p>1.0967741935</text:p>
          </table:table-cell>
          <table:table-cell table:formula="of:=STDEVPA([.B159:.AI159])" office:value-type="float" office:value="0.688843758195569" calcext:value-type="float">
            <text:p>0.6888437582</text:p>
          </table:table-cell>
          <table:table-cell table:number-columns-repeated="987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60:.AI160])" office:value-type="float" office:value="1.29032258064516" calcext:value-type="float">
            <text:p>1.2903225806</text:p>
          </table:table-cell>
          <table:table-cell table:formula="of:=STDEVPA([.B160:.AI160])" office:value-type="float" office:value="1.14140683954543" calcext:value-type="float">
            <text:p>1.1414068395</text:p>
          </table:table-cell>
          <table:table-cell table:number-columns-repeated="987"/>
        </table:table-row>
        <table:table-row table:style-name="ro2">
          <table:table-cell office:value-type="float" office:value="159" calcext:value-type="float">
            <text:p>15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AVERAGE([.B161:.AI161])" office:value-type="float" office:value="1.32258064516129" calcext:value-type="float">
            <text:p>1.3225806452</text:p>
          </table:table-cell>
          <table:table-cell table:formula="of:=STDEVPA([.B161:.AI161])" office:value-type="float" office:value="1.17465428748601" calcext:value-type="float">
            <text:p>1.1746542875</text:p>
          </table:table-cell>
          <table:table-cell table:number-columns-repeated="987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62:.AI162])" office:value-type="float" office:value="3.90322580645161" calcext:value-type="float">
            <text:p>3.9032258065</text:p>
          </table:table-cell>
          <table:table-cell table:formula="of:=STDEVPA([.B162:.AI162])" office:value-type="float" office:value="11.3232698990652" calcext:value-type="float">
            <text:p>11.3232698991</text:p>
          </table:table-cell>
          <table:table-cell table:number-columns-repeated="987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formula="of:=AVERAGE([.B163:.AI163])" office:value-type="float" office:value="5.51612903225807" calcext:value-type="float">
            <text:p>5.5161290323</text:p>
          </table:table-cell>
          <table:table-cell table:formula="of:=STDEVPA([.B163:.AI163])" office:value-type="float" office:value="14.3456657897461" calcext:value-type="float">
            <text:p>14.3456657897</text:p>
          </table:table-cell>
          <table:table-cell table:number-columns-repeated="987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AVERAGE([.B164:.AI164])" office:value-type="float" office:value="1.38709677419355" calcext:value-type="float">
            <text:p>1.3870967742</text:p>
          </table:table-cell>
          <table:table-cell table:formula="of:=STDEVPA([.B164:.AI164])" office:value-type="float" office:value="1.31191609081695" calcext:value-type="float">
            <text:p>1.3119160908</text:p>
          </table:table-cell>
          <table:table-cell table:number-columns-repeated="987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65:.AI165])" office:value-type="float" office:value="0.967741935483871" calcext:value-type="float">
            <text:p>0.9677419355</text:p>
          </table:table-cell>
          <table:table-cell table:formula="of:=STDEVPA([.B165:.AI165])" office:value-type="float" office:value="0.594809319825348" calcext:value-type="float">
            <text:p>0.5948093198</text:p>
          </table:table-cell>
          <table:table-cell table:number-columns-repeated="987"/>
        </table:table-row>
        <table:table-row table:style-name="ro2">
          <table:table-cell office:value-type="float" office:value="164" calcext:value-type="float">
            <text:p>16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66:.AI166])" office:value-type="float" office:value="1.16129032258065" calcext:value-type="float">
            <text:p>1.1612903226</text:p>
          </table:table-cell>
          <table:table-cell table:formula="of:=STDEVPA([.B166:.AI166])" office:value-type="float" office:value="0.807096516335278" calcext:value-type="float">
            <text:p>0.8070965163</text:p>
          </table:table-cell>
          <table:table-cell table:number-columns-repeated="987"/>
        </table:table-row>
        <table:table-row table:style-name="ro2">
          <table:table-cell office:value-type="float" office:value="165" calcext:value-type="float">
            <text:p>16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67:.AI167])" office:value-type="float" office:value="1.12903225806452" calcext:value-type="float">
            <text:p>1.1290322581</text:p>
          </table:table-cell>
          <table:table-cell table:formula="of:=STDEVPA([.B167:.AI167])" office:value-type="float" office:value="0.906675440164851" calcext:value-type="float">
            <text:p>0.9066754402</text:p>
          </table:table-cell>
          <table:table-cell table:number-columns-repeated="987"/>
        </table:table-row>
        <table:table-row table:style-name="ro2">
          <table:table-cell office:value-type="float" office:value="166" calcext:value-type="float">
            <text:p>16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68:.AI168])" office:value-type="float" office:value="1.03225806451613" calcext:value-type="float">
            <text:p>1.0322580645</text:p>
          </table:table-cell>
          <table:table-cell table:formula="of:=STDEVPA([.B168:.AI168])" office:value-type="float" office:value="0.646772182443982" calcext:value-type="float">
            <text:p>0.6467721824</text:p>
          </table:table-cell>
          <table:table-cell table:number-columns-repeated="987"/>
        </table:table-row>
        <table:table-row table:style-name="ro2">
          <table:table-cell office:value-type="float" office:value="167" calcext:value-type="float">
            <text:p>1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69:.AI169])" office:value-type="float" office:value="0.935483870967742" calcext:value-type="float">
            <text:p>0.935483871</text:p>
          </table:table-cell>
          <table:table-cell table:formula="of:=STDEVPA([.B169:.AI169])" office:value-type="float" office:value="0.435185082684904" calcext:value-type="float">
            <text:p>0.4351850827</text:p>
          </table:table-cell>
          <table:table-cell table:number-columns-repeated="987"/>
        </table:table-row>
        <table:table-row table:style-name="ro2">
          <table:table-cell office:value-type="float" office:value="168" calcext:value-type="float">
            <text:p>16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70:.AI170])" office:value-type="float" office:value="0.870967741935484" calcext:value-type="float">
            <text:p>0.8709677419</text:p>
          </table:table-cell>
          <table:table-cell table:formula="of:=STDEVPA([.B170:.AI170])" office:value-type="float" office:value="0.420593703561461" calcext:value-type="float">
            <text:p>0.4205937036</text:p>
          </table:table-cell>
          <table:table-cell table:number-columns-repeated="987"/>
        </table:table-row>
        <table:table-row table:style-name="ro2">
          <table:table-cell office:value-type="float" office:value="169" calcext:value-type="float">
            <text:p>16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71:.AI171])" office:value-type="float" office:value="0.967741935483871" calcext:value-type="float">
            <text:p>0.9677419355</text:p>
          </table:table-cell>
          <table:table-cell table:formula="of:=STDEVPA([.B171:.AI171])" office:value-type="float" office:value="0.537849419372035" calcext:value-type="float">
            <text:p>0.5378494194</text:p>
          </table:table-cell>
          <table:table-cell table:number-columns-repeated="987"/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72:.AI172])" office:value-type="float" office:value="0.935483870967742" calcext:value-type="float">
            <text:p>0.935483871</text:p>
          </table:table-cell>
          <table:table-cell table:formula="of:=STDEVPA([.B172:.AI172])" office:value-type="float" office:value="0.503887075864945" calcext:value-type="float">
            <text:p>0.5038870759</text:p>
          </table:table-cell>
          <table:table-cell table:number-columns-repeated="987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73:.AI173])" office:value-type="float" office:value="0.870967741935484" calcext:value-type="float">
            <text:p>0.8709677419</text:p>
          </table:table-cell>
          <table:table-cell table:formula="of:=STDEVPA([.B173:.AI173])" office:value-type="float" office:value="0.420593703561461" calcext:value-type="float">
            <text:p>0.4205937036</text:p>
          </table:table-cell>
          <table:table-cell table:number-columns-repeated="987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74:.AI174])" office:value-type="float" office:value="0.870967741935484" calcext:value-type="float">
            <text:p>0.8709677419</text:p>
          </table:table-cell>
          <table:table-cell table:formula="of:=STDEVPA([.B174:.AI174])" office:value-type="float" office:value="0.420593703561461" calcext:value-type="float">
            <text:p>0.4205937036</text:p>
          </table:table-cell>
          <table:table-cell table:number-columns-repeated="987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75:.AI175])" office:value-type="float" office:value="0.870967741935484" calcext:value-type="float">
            <text:p>0.8709677419</text:p>
          </table:table-cell>
          <table:table-cell table:formula="of:=STDEVPA([.B175:.AI175])" office:value-type="float" office:value="0.420593703561461" calcext:value-type="float">
            <text:p>0.4205937036</text:p>
          </table:table-cell>
          <table:table-cell table:number-columns-repeated="987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76:.AI176])" office:value-type="float" office:value="0.967741935483871" calcext:value-type="float">
            <text:p>0.9677419355</text:p>
          </table:table-cell>
          <table:table-cell table:formula="of:=STDEVPA([.B176:.AI176])" office:value-type="float" office:value="0.594809319825348" calcext:value-type="float">
            <text:p>0.5948093198</text:p>
          </table:table-cell>
          <table:table-cell table:number-columns-repeated="987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77:.AI177])" office:value-type="float" office:value="0.903225806451613" calcext:value-type="float">
            <text:p>0.9032258065</text:p>
          </table:table-cell>
          <table:table-cell table:formula="of:=STDEVPA([.B177:.AI177])" office:value-type="float" office:value="0.465232422640515" calcext:value-type="float">
            <text:p>0.4652324226</text:p>
          </table:table-cell>
          <table:table-cell table:number-columns-repeated="987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78:.AI178])" office:value-type="float" office:value="0.935483870967742" calcext:value-type="float">
            <text:p>0.935483871</text:p>
          </table:table-cell>
          <table:table-cell table:formula="of:=STDEVPA([.B178:.AI178])" office:value-type="float" office:value="0.503887075864945" calcext:value-type="float">
            <text:p>0.5038870759</text:p>
          </table:table-cell>
          <table:table-cell table:number-columns-repeated="987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AVERAGE([.B179:.AI179])" office:value-type="float" office:value="1.19354838709677" calcext:value-type="float">
            <text:p>1.1935483871</text:p>
          </table:table-cell>
          <table:table-cell table:formula="of:=STDEVPA([.B179:.AI179])" office:value-type="float" office:value="0.895124962936233" calcext:value-type="float">
            <text:p>0.8951249629</text:p>
          </table:table-cell>
          <table:table-cell table:number-columns-repeated="987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80:.AI180])" office:value-type="float" office:value="0.870967741935484" calcext:value-type="float">
            <text:p>0.8709677419</text:p>
          </table:table-cell>
          <table:table-cell table:formula="of:=STDEVPA([.B180:.AI180])" office:value-type="float" office:value="0.420593703561461" calcext:value-type="float">
            <text:p>0.4205937036</text:p>
          </table:table-cell>
          <table:table-cell table:number-columns-repeated="987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81:.AI181])" office:value-type="float" office:value="0.870967741935484" calcext:value-type="float">
            <text:p>0.8709677419</text:p>
          </table:table-cell>
          <table:table-cell table:formula="of:=STDEVPA([.B181:.AI181])" office:value-type="float" office:value="0.553110587080073" calcext:value-type="float">
            <text:p>0.5531105871</text:p>
          </table:table-cell>
          <table:table-cell table:number-columns-repeated="987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82:.AI182])" office:value-type="float" office:value="0.838709677419355" calcext:value-type="float">
            <text:p>0.8387096774</text:p>
          </table:table-cell>
          <table:table-cell table:formula="of:=STDEVPA([.B182:.AI182])" office:value-type="float" office:value="0.446980853566162" calcext:value-type="float">
            <text:p>0.4469808536</text:p>
          </table:table-cell>
          <table:table-cell table:number-columns-repeated="987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83:.AI183])" office:value-type="float" office:value="0.870967741935484" calcext:value-type="float">
            <text:p>0.8709677419</text:p>
          </table:table-cell>
          <table:table-cell table:formula="of:=STDEVPA([.B183:.AI183])" office:value-type="float" office:value="0.491340200378317" calcext:value-type="float">
            <text:p>0.4913402004</text:p>
          </table:table-cell>
          <table:table-cell table:number-columns-repeated="987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84:.AI184])" office:value-type="float" office:value="0.935483870967742" calcext:value-type="float">
            <text:p>0.935483871</text:p>
          </table:table-cell>
          <table:table-cell table:formula="of:=STDEVPA([.B184:.AI184])" office:value-type="float" office:value="0.618816970750028" calcext:value-type="float">
            <text:p>0.6188169708</text:p>
          </table:table-cell>
          <table:table-cell table:number-columns-repeated="987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85:.AI185])" office:value-type="float" office:value="1.06451612903226" calcext:value-type="float">
            <text:p>1.064516129</text:p>
          </table:table-cell>
          <table:table-cell table:formula="of:=STDEVPA([.B185:.AI185])" office:value-type="float" office:value="0.759264664254182" calcext:value-type="float">
            <text:p>0.7592646643</text:p>
          </table:table-cell>
          <table:table-cell table:number-columns-repeated="987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86:.AI186])" office:value-type="float" office:value="1.03225806451613" calcext:value-type="float">
            <text:p>1.0322580645</text:p>
          </table:table-cell>
          <table:table-cell table:formula="of:=STDEVPA([.B186:.AI186])" office:value-type="float" office:value="0.739828705882562" calcext:value-type="float">
            <text:p>0.7398287059</text:p>
          </table:table-cell>
          <table:table-cell table:number-columns-repeated="987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87:.AI187])" office:value-type="float" office:value="0.806451612903226" calcext:value-type="float">
            <text:p>0.8064516129</text:p>
          </table:table-cell>
          <table:table-cell table:formula="of:=STDEVPA([.B187:.AI187])" office:value-type="float" office:value="0.46968450898584" calcext:value-type="float">
            <text:p>0.469684509</text:p>
          </table:table-cell>
          <table:table-cell table:number-columns-repeated="987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88:.AI188])" office:value-type="float" office:value="0.709677419354839" calcext:value-type="float">
            <text:p>0.7096774194</text:p>
          </table:table-cell>
          <table:table-cell table:formula="of:=STDEVPA([.B188:.AI188])" office:value-type="float" office:value="0.578850272416979" calcext:value-type="float">
            <text:p>0.5788502724</text:p>
          </table:table-cell>
          <table:table-cell table:number-columns-repeated="987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89:.AI189])" office:value-type="float" office:value="0.741935483870968" calcext:value-type="float">
            <text:p>0.7419354839</text:p>
          </table:table-cell>
          <table:table-cell table:formula="of:=STDEVPA([.B189:.AI189])" office:value-type="float" office:value="0.620496260053914" calcext:value-type="float">
            <text:p>0.6204962601</text:p>
          </table:table-cell>
          <table:table-cell table:number-columns-repeated="987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90:.AI190])" office:value-type="float" office:value="0.709677419354839" calcext:value-type="float">
            <text:p>0.7096774194</text:p>
          </table:table-cell>
          <table:table-cell table:formula="of:=STDEVPA([.B190:.AI190])" office:value-type="float" office:value="0.727059849650622" calcext:value-type="float">
            <text:p>0.7270598497</text:p>
          </table:table-cell>
          <table:table-cell table:number-columns-repeated="987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91:.AI191])" office:value-type="float" office:value="0.741935483870968" calcext:value-type="float">
            <text:p>0.7419354839</text:p>
          </table:table-cell>
          <table:table-cell table:formula="of:=STDEVPA([.B191:.AI191])" office:value-type="float" office:value="0.760633943390426" calcext:value-type="float">
            <text:p>0.7606339434</text:p>
          </table:table-cell>
          <table:table-cell table:number-columns-repeated="987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92:.AI192])" office:value-type="float" office:value="0.67741935483871" calcext:value-type="float">
            <text:p>0.6774193548</text:p>
          </table:table-cell>
          <table:table-cell table:formula="of:=STDEVPA([.B192:.AI192])" office:value-type="float" office:value="0.735597048451057" calcext:value-type="float">
            <text:p>0.7355970485</text:p>
          </table:table-cell>
          <table:table-cell table:number-columns-repeated="987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93:.AI193])" office:value-type="float" office:value="0.612903225806452" calcext:value-type="float">
            <text:p>0.6129032258</text:p>
          </table:table-cell>
          <table:table-cell table:formula="of:=STDEVPA([.B193:.AI193])" office:value-type="float" office:value="0.60521493675141" calcext:value-type="float">
            <text:p>0.6052149368</text:p>
          </table:table-cell>
          <table:table-cell table:number-columns-repeated="987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94:.AI194])" office:value-type="float" office:value="0.645161290322581" calcext:value-type="float">
            <text:p>0.6451612903</text:p>
          </table:table-cell>
          <table:table-cell table:formula="of:=STDEVPA([.B194:.AI194])" office:value-type="float" office:value="0.784872584554609" calcext:value-type="float">
            <text:p>0.7848725846</text:p>
          </table:table-cell>
          <table:table-cell table:number-columns-repeated="987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195:.AI195])" office:value-type="float" office:value="0.580645161290323" calcext:value-type="float">
            <text:p>0.5806451613</text:p>
          </table:table-cell>
          <table:table-cell table:formula="of:=STDEVPA([.B195:.AI195])" office:value-type="float" office:value="0.554988726905976" calcext:value-type="float">
            <text:p>0.5549887269</text:p>
          </table:table-cell>
          <table:table-cell table:number-columns-repeated="987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196:.AI196])" office:value-type="float" office:value="0.580645161290323" calcext:value-type="float">
            <text:p>0.5806451613</text:p>
          </table:table-cell>
          <table:table-cell table:formula="of:=STDEVPA([.B196:.AI196])" office:value-type="float" office:value="0.554988726905976" calcext:value-type="float">
            <text:p>0.5549887269</text:p>
          </table:table-cell>
          <table:table-cell table:number-columns-repeated="987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197:.AI197])" office:value-type="float" office:value="0.645161290322581" calcext:value-type="float">
            <text:p>0.6451612903</text:p>
          </table:table-cell>
          <table:table-cell table:formula="of:=STDEVPA([.B197:.AI197])" office:value-type="float" office:value="0.649981989664835" calcext:value-type="float">
            <text:p>0.6499819897</text:p>
          </table:table-cell>
          <table:table-cell table:number-columns-repeated="987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98:.AI198])" office:value-type="float" office:value="0.580645161290323" calcext:value-type="float">
            <text:p>0.5806451613</text:p>
          </table:table-cell>
          <table:table-cell table:formula="of:=STDEVPA([.B198:.AI198])" office:value-type="float" office:value="0.610351223497565" calcext:value-type="float">
            <text:p>0.6103512235</text:p>
          </table:table-cell>
          <table:table-cell table:number-columns-repeated="987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199:.AI199])" office:value-type="float" office:value="0.645161290322581" calcext:value-type="float">
            <text:p>0.6451612903</text:p>
          </table:table-cell>
          <table:table-cell table:formula="of:=STDEVPA([.B199:.AI199])" office:value-type="float" office:value="0.697848633960772" calcext:value-type="float">
            <text:p>0.697848634</text:p>
          </table:table-cell>
          <table:table-cell table:number-columns-repeated="987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00:.AI200])" office:value-type="float" office:value="0.709677419354839" calcext:value-type="float">
            <text:p>0.7096774194</text:p>
          </table:table-cell>
          <table:table-cell table:formula="of:=STDEVPA([.B200:.AI200])" office:value-type="float" office:value="0.849802572407709" calcext:value-type="float">
            <text:p>0.8498025724</text:p>
          </table:table-cell>
          <table:table-cell table:number-columns-repeated="987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01:.AI201])" office:value-type="float" office:value="0.645161290322581" calcext:value-type="float">
            <text:p>0.6451612903</text:p>
          </table:table-cell>
          <table:table-cell table:formula="of:=STDEVPA([.B201:.AI201])" office:value-type="float" office:value="0.742636415046538" calcext:value-type="float">
            <text:p>0.742636415</text:p>
          </table:table-cell>
          <table:table-cell table:number-columns-repeated="987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02:.AI202])" office:value-type="float" office:value="0.645161290322581" calcext:value-type="float">
            <text:p>0.6451612903</text:p>
          </table:table-cell>
          <table:table-cell table:formula="of:=STDEVPA([.B202:.AI202])" office:value-type="float" office:value="0.784872584554609" calcext:value-type="float">
            <text:p>0.7848725846</text:p>
          </table:table-cell>
          <table:table-cell table:number-columns-repeated="987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03:.AI203])" office:value-type="float" office:value="0.516129032258065" calcext:value-type="float">
            <text:p>0.5161290323</text:p>
          </table:table-cell>
          <table:table-cell table:formula="of:=STDEVPA([.B203:.AI203])" office:value-type="float" office:value="0.499739786607409" calcext:value-type="float">
            <text:p>0.4997397866</text:p>
          </table:table-cell>
          <table:table-cell table:number-columns-repeated="987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04:.AI204])" office:value-type="float" office:value="0.483870967741936" calcext:value-type="float">
            <text:p>0.4838709677</text:p>
          </table:table-cell>
          <table:table-cell table:formula="of:=STDEVPA([.B204:.AI204])" office:value-type="float" office:value="0.499739786607409" calcext:value-type="float">
            <text:p>0.4997397866</text:p>
          </table:table-cell>
          <table:table-cell table:number-columns-repeated="987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05:.AI205])" office:value-type="float" office:value="0.516129032258065" calcext:value-type="float">
            <text:p>0.5161290323</text:p>
          </table:table-cell>
          <table:table-cell table:formula="of:=STDEVPA([.B205:.AI205])" office:value-type="float" office:value="0.499739786607409" calcext:value-type="float">
            <text:p>0.4997397866</text:p>
          </table:table-cell>
          <table:table-cell table:number-columns-repeated="987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06:.AI206])" office:value-type="float" office:value="0.548387096774194" calcext:value-type="float">
            <text:p>0.5483870968</text:p>
          </table:table-cell>
          <table:table-cell table:formula="of:=STDEVPA([.B206:.AI206])" office:value-type="float" office:value="0.558726066957702" calcext:value-type="float">
            <text:p>0.558726067</text:p>
          </table:table-cell>
          <table:table-cell table:number-columns-repeated="987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07:.AI207])" office:value-type="float" office:value="0.548387096774194" calcext:value-type="float">
            <text:p>0.5483870968</text:p>
          </table:table-cell>
          <table:table-cell table:formula="of:=STDEVPA([.B207:.AI207])" office:value-type="float" office:value="0.613751535175498" calcext:value-type="float">
            <text:p>0.6137515352</text:p>
          </table:table-cell>
          <table:table-cell table:number-columns-repeated="987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08:.AI208])" office:value-type="float" office:value="0.612903225806452" calcext:value-type="float">
            <text:p>0.6129032258</text:p>
          </table:table-cell>
          <table:table-cell table:formula="of:=STDEVPA([.B208:.AI208])" office:value-type="float" office:value="0.656354514495994" calcext:value-type="float">
            <text:p>0.6563545145</text:p>
          </table:table-cell>
          <table:table-cell table:number-columns-repeated="987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09:.AI209])" office:value-type="float" office:value="0.67741935483871" calcext:value-type="float">
            <text:p>0.6774193548</text:p>
          </table:table-cell>
          <table:table-cell table:formula="of:=STDEVPA([.B209:.AI209])" office:value-type="float" office:value="0.818617905835453" calcext:value-type="float">
            <text:p>0.8186179058</text:p>
          </table:table-cell>
          <table:table-cell table:number-columns-repeated="987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10:.AI210])" office:value-type="float" office:value="0.548387096774194" calcext:value-type="float">
            <text:p>0.5483870968</text:p>
          </table:table-cell>
          <table:table-cell table:formula="of:=STDEVPA([.B210:.AI210])" office:value-type="float" office:value="0.558726066957702" calcext:value-type="float">
            <text:p>0.558726067</text:p>
          </table:table-cell>
          <table:table-cell table:number-columns-repeated="987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11:.AI211])" office:value-type="float" office:value="0.483870967741936" calcext:value-type="float">
            <text:p>0.4838709677</text:p>
          </table:table-cell>
          <table:table-cell table:formula="of:=STDEVPA([.B211:.AI211])" office:value-type="float" office:value="0.499739786607409" calcext:value-type="float">
            <text:p>0.4997397866</text:p>
          </table:table-cell>
          <table:table-cell table:number-columns-repeated="987"/>
        </table:table-row>
        <table:table-row table:style-name="ro2"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12:.AI212])" office:value-type="float" office:value="0.548387096774194" calcext:value-type="float">
            <text:p>0.5483870968</text:p>
          </table:table-cell>
          <table:table-cell table:formula="of:=STDEVPA([.B212:.AI212])" office:value-type="float" office:value="0.664234202644323" calcext:value-type="float">
            <text:p>0.6642342026</text:p>
          </table:table-cell>
          <table:table-cell table:number-columns-repeated="987"/>
        </table:table-row>
        <table:table-row table:style-name="ro2">
          <table:table-cell office:value-type="float" office:value="211" calcext:value-type="float">
            <text:p>2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13:.AI213])" office:value-type="float" office:value="0.483870967741936" calcext:value-type="float">
            <text:p>0.4838709677</text:p>
          </table:table-cell>
          <table:table-cell table:formula="of:=STDEVPA([.B213:.AI213])" office:value-type="float" office:value="0.499739786607409" calcext:value-type="float">
            <text:p>0.4997397866</text:p>
          </table:table-cell>
          <table:table-cell table:number-columns-repeated="987"/>
        </table:table-row>
        <table:table-row table:style-name="ro2"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14:.AI214])" office:value-type="float" office:value="0.419354838709677" calcext:value-type="float">
            <text:p>0.4193548387</text:p>
          </table:table-cell>
          <table:table-cell table:formula="of:=STDEVPA([.B214:.AI214])" office:value-type="float" office:value="0.493453501315431" calcext:value-type="float">
            <text:p>0.4934535013</text:p>
          </table:table-cell>
          <table:table-cell table:number-columns-repeated="987"/>
        </table:table-row>
        <table:table-row table:style-name="ro2">
          <table:table-cell office:value-type="float" office:value="213" calcext:value-type="float">
            <text:p>2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15:.AI215])" office:value-type="float" office:value="0.419354838709677" calcext:value-type="float">
            <text:p>0.4193548387</text:p>
          </table:table-cell>
          <table:table-cell table:formula="of:=STDEVPA([.B215:.AI215])" office:value-type="float" office:value="0.493453501315431" calcext:value-type="float">
            <text:p>0.4934535013</text:p>
          </table:table-cell>
          <table:table-cell table:number-columns-repeated="987"/>
        </table:table-row>
        <table:table-row table:style-name="ro2">
          <table:table-cell office:value-type="float" office:value="214" calcext:value-type="float">
            <text:p>2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16:.AI216])" office:value-type="float" office:value="0.451612903225806" calcext:value-type="float">
            <text:p>0.4516129032</text:p>
          </table:table-cell>
          <table:table-cell table:formula="of:=STDEVPA([.B216:.AI216])" office:value-type="float" office:value="0.664234202644323" calcext:value-type="float">
            <text:p>0.6642342026</text:p>
          </table:table-cell>
          <table:table-cell table:number-columns-repeated="987"/>
        </table:table-row>
        <table:table-row table:style-name="ro2">
          <table:table-cell office:value-type="float" office:value="215" calcext:value-type="float">
            <text:p>2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217:.AI217])" office:value-type="float" office:value="0.419354838709677" calcext:value-type="float">
            <text:p>0.4193548387</text:p>
          </table:table-cell>
          <table:table-cell table:formula="of:=STDEVPA([.B217:.AI217])" office:value-type="float" office:value="0.661093597803845" calcext:value-type="float">
            <text:p>0.6610935978</text:p>
          </table:table-cell>
          <table:table-cell table:number-columns-repeated="987"/>
        </table:table-row>
        <table:table-row table:style-name="ro2"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AVERAGE([.B218:.AI218])" office:value-type="float" office:value="0.419354838709677" calcext:value-type="float">
            <text:p>0.4193548387</text:p>
          </table:table-cell>
          <table:table-cell table:formula="of:=STDEVPA([.B218:.AI218])" office:value-type="float" office:value="0.833732127956134" calcext:value-type="float">
            <text:p>0.833732128</text:p>
          </table:table-cell>
          <table:table-cell table:number-columns-repeated="987"/>
        </table:table-row>
        <table:table-row table:style-name="ro2"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19:.AI219])" office:value-type="float" office:value="0.225806451612903" calcext:value-type="float">
            <text:p>0.2258064516</text:p>
          </table:table-cell>
          <table:table-cell table:formula="of:=STDEVPA([.B219:.AI219])" office:value-type="float" office:value="0.606931862007315" calcext:value-type="float">
            <text:p>0.606931862</text:p>
          </table:table-cell>
          <table:table-cell table:number-columns-repeated="987"/>
        </table:table-row>
        <table:table-row table:style-name="ro2">
          <table:table-cell office:value-type="float" office:value="218" calcext:value-type="float">
            <text:p>2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20:.AI220])" office:value-type="float" office:value="0.161290322580645" calcext:value-type="float">
            <text:p>0.1612903226</text:p>
          </table:table-cell>
          <table:table-cell table:formula="of:=STDEVPA([.B220:.AI220])" office:value-type="float" office:value="0.367798524225528" calcext:value-type="float">
            <text:p>0.3677985242</text:p>
          </table:table-cell>
          <table:table-cell table:number-columns-repeated="987"/>
        </table:table-row>
        <table:table-row table:style-name="ro2">
          <table:table-cell office:value-type="float" office:value="219" calcext:value-type="float">
            <text:p>2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21:.AI221])" office:value-type="float" office:value="0.161290322580645" calcext:value-type="float">
            <text:p>0.1612903226</text:p>
          </table:table-cell>
          <table:table-cell table:formula="of:=STDEVPA([.B221:.AI221])" office:value-type="float" office:value="0.367798524225528" calcext:value-type="float">
            <text:p>0.3677985242</text:p>
          </table:table-cell>
          <table:table-cell table:number-columns-repeated="987"/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22:.AI222])" office:value-type="float" office:value="0.161290322580645" calcext:value-type="float">
            <text:p>0.1612903226</text:p>
          </table:table-cell>
          <table:table-cell table:formula="of:=STDEVPA([.B222:.AI222])" office:value-type="float" office:value="0.367798524225528" calcext:value-type="float">
            <text:p>0.3677985242</text:p>
          </table:table-cell>
          <table:table-cell table:number-columns-repeated="987"/>
        </table:table-row>
        <table:table-row table:style-name="ro2">
          <table:table-cell office:value-type="float" office:value="221" calcext:value-type="float">
            <text:p>2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23:.AI223])" office:value-type="float" office:value="0.161290322580645" calcext:value-type="float">
            <text:p>0.1612903226</text:p>
          </table:table-cell>
          <table:table-cell table:formula="of:=STDEVPA([.B223:.AI223])" office:value-type="float" office:value="0.367798524225528" calcext:value-type="float">
            <text:p>0.3677985242</text:p>
          </table:table-cell>
          <table:table-cell table:number-columns-repeated="987"/>
        </table:table-row>
        <table:table-row table:style-name="ro2">
          <table:table-cell office:value-type="float" office:value="222" calcext:value-type="float">
            <text:p>2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24:.AI224])" office:value-type="float" office:value="0.161290322580645" calcext:value-type="float">
            <text:p>0.1612903226</text:p>
          </table:table-cell>
          <table:table-cell table:formula="of:=STDEVPA([.B224:.AI224])" office:value-type="float" office:value="0.367798524225528" calcext:value-type="float">
            <text:p>0.3677985242</text:p>
          </table:table-cell>
          <table:table-cell table:number-columns-repeated="987"/>
        </table:table-row>
        <table:table-row table:style-name="ro2">
          <table:table-cell office:value-type="float" office:value="223" calcext:value-type="float">
            <text:p>2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25:.AI225])" office:value-type="float" office:value="0.161290322580645" calcext:value-type="float">
            <text:p>0.1612903226</text:p>
          </table:table-cell>
          <table:table-cell table:formula="of:=STDEVPA([.B225:.AI225])" office:value-type="float" office:value="0.367798524225528" calcext:value-type="float">
            <text:p>0.3677985242</text:p>
          </table:table-cell>
          <table:table-cell table:number-columns-repeated="987"/>
        </table:table-row>
        <table:table-row table:style-name="ro2"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26:.AI226])" office:value-type="float" office:value="0.193548387096774" calcext:value-type="float">
            <text:p>0.1935483871</text:p>
          </table:table-cell>
          <table:table-cell table:formula="of:=STDEVPA([.B226:.AI226])" office:value-type="float" office:value="0.46968450898584" calcext:value-type="float">
            <text:p>0.469684509</text:p>
          </table:table-cell>
          <table:table-cell table:number-columns-repeated="987"/>
        </table:table-row>
        <table:table-row table:style-name="ro2">
          <table:table-cell office:value-type="float" office:value="225" calcext:value-type="float">
            <text:p>2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27:.AI227])" office:value-type="float" office:value="0.193548387096774" calcext:value-type="float">
            <text:p>0.1935483871</text:p>
          </table:table-cell>
          <table:table-cell table:formula="of:=STDEVPA([.B227:.AI227])" office:value-type="float" office:value="0.46968450898584" calcext:value-type="float">
            <text:p>0.469684509</text:p>
          </table:table-cell>
          <table:table-cell table:number-columns-repeated="987"/>
        </table:table-row>
        <table:table-row table:style-name="ro2">
          <table:table-cell office:value-type="float" office:value="226" calcext:value-type="float">
            <text:p>2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28:.AI228])" office:value-type="float" office:value="0.193548387096774" calcext:value-type="float">
            <text:p>0.1935483871</text:p>
          </table:table-cell>
          <table:table-cell table:formula="of:=STDEVPA([.B228:.AI228])" office:value-type="float" office:value="0.46968450898584" calcext:value-type="float">
            <text:p>0.469684509</text:p>
          </table:table-cell>
          <table:table-cell table:number-columns-repeated="987"/>
        </table:table-row>
        <table:table-row table:style-name="ro2">
          <table:table-cell office:value-type="float" office:value="227" calcext:value-type="float">
            <text:p>2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29:.AI229])" office:value-type="float" office:value="0.225806451612903" calcext:value-type="float">
            <text:p>0.2258064516</text:p>
          </table:table-cell>
          <table:table-cell table:formula="of:=STDEVPA([.B229:.AI229])" office:value-type="float" office:value="0.606931862007315" calcext:value-type="float">
            <text:p>0.606931862</text:p>
          </table:table-cell>
          <table:table-cell table:number-columns-repeated="987"/>
        </table:table-row>
        <table:table-row table:style-name="ro2">
          <table:table-cell office:value-type="float" office:value="228" calcext:value-type="float">
            <text:p>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30:.AI230])" office:value-type="float" office:value="0.161290322580645" calcext:value-type="float">
            <text:p>0.1612903226</text:p>
          </table:table-cell>
          <table:table-cell table:formula="of:=STDEVPA([.B230:.AI230])" office:value-type="float" office:value="0.367798524225528" calcext:value-type="float">
            <text:p>0.3677985242</text:p>
          </table:table-cell>
          <table:table-cell table:number-columns-repeated="987"/>
        </table:table-row>
        <table:table-row table:style-name="ro2">
          <table:table-cell office:value-type="float" office:value="229" calcext:value-type="float">
            <text:p>2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31:.AI231])" office:value-type="float" office:value="0.161290322580645" calcext:value-type="float">
            <text:p>0.1612903226</text:p>
          </table:table-cell>
          <table:table-cell table:formula="of:=STDEVPA([.B231:.AI231])" office:value-type="float" office:value="0.367798524225528" calcext:value-type="float">
            <text:p>0.3677985242</text:p>
          </table:table-cell>
          <table:table-cell table:number-columns-repeated="987"/>
        </table:table-row>
        <table:table-row table:style-name="ro2">
          <table:table-cell office:value-type="float" office:value="230" calcext:value-type="float">
            <text:p>2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32:.AI232])" office:value-type="float" office:value="0.161290322580645" calcext:value-type="float">
            <text:p>0.1612903226</text:p>
          </table:table-cell>
          <table:table-cell table:formula="of:=STDEVPA([.B232:.AI232])" office:value-type="float" office:value="0.367798524225528" calcext:value-type="float">
            <text:p>0.3677985242</text:p>
          </table:table-cell>
          <table:table-cell table:number-columns-repeated="987"/>
        </table:table-row>
        <table:table-row table:style-name="ro2">
          <table:table-cell office:value-type="float" office:value="231" calcext:value-type="float">
            <text:p>2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33:.AI233])" office:value-type="float" office:value="0.161290322580645" calcext:value-type="float">
            <text:p>0.1612903226</text:p>
          </table:table-cell>
          <table:table-cell table:formula="of:=STDEVPA([.B233:.AI233])" office:value-type="float" office:value="0.367798524225528" calcext:value-type="float">
            <text:p>0.3677985242</text:p>
          </table:table-cell>
          <table:table-cell table:number-columns-repeated="987"/>
        </table:table-row>
        <table:table-row table:style-name="ro2">
          <table:table-cell office:value-type="float" office:value="232" calcext:value-type="float">
            <text:p>2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34:.AI234])" office:value-type="float" office:value="0.161290322580645" calcext:value-type="float">
            <text:p>0.1612903226</text:p>
          </table:table-cell>
          <table:table-cell table:formula="of:=STDEVPA([.B234:.AI234])" office:value-type="float" office:value="0.367798524225528" calcext:value-type="float">
            <text:p>0.3677985242</text:p>
          </table:table-cell>
          <table:table-cell table:number-columns-repeated="987"/>
        </table:table-row>
        <table:table-row table:style-name="ro2">
          <table:table-cell office:value-type="float" office:value="233" calcext:value-type="float">
            <text:p>2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35:.AI235])" office:value-type="float" office:value="0.161290322580645" calcext:value-type="float">
            <text:p>0.1612903226</text:p>
          </table:table-cell>
          <table:table-cell table:formula="of:=STDEVPA([.B235:.AI235])" office:value-type="float" office:value="0.367798524225528" calcext:value-type="float">
            <text:p>0.3677985242</text:p>
          </table:table-cell>
          <table:table-cell table:number-columns-repeated="987"/>
        </table:table-row>
        <table:table-row table:style-name="ro2">
          <table:table-cell office:value-type="float" office:value="234" calcext:value-type="float">
            <text:p>2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36:.AI236])" office:value-type="float" office:value="0.161290322580645" calcext:value-type="float">
            <text:p>0.1612903226</text:p>
          </table:table-cell>
          <table:table-cell table:formula="of:=STDEVPA([.B236:.AI236])" office:value-type="float" office:value="0.367798524225528" calcext:value-type="float">
            <text:p>0.3677985242</text:p>
          </table:table-cell>
          <table:table-cell table:number-columns-repeated="987"/>
        </table:table-row>
        <table:table-row table:style-name="ro2">
          <table:table-cell office:value-type="float" office:value="235" calcext:value-type="float">
            <text:p>2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37:.AI237])" office:value-type="float" office:value="0.161290322580645" calcext:value-type="float">
            <text:p>0.1612903226</text:p>
          </table:table-cell>
          <table:table-cell table:formula="of:=STDEVPA([.B237:.AI237])" office:value-type="float" office:value="0.367798524225528" calcext:value-type="float">
            <text:p>0.3677985242</text:p>
          </table:table-cell>
          <table:table-cell table:number-columns-repeated="987"/>
        </table:table-row>
        <table:table-row table:style-name="ro2"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38:.AI238])" office:value-type="float" office:value="0.161290322580645" calcext:value-type="float">
            <text:p>0.1612903226</text:p>
          </table:table-cell>
          <table:table-cell table:formula="of:=STDEVPA([.B238:.AI238])" office:value-type="float" office:value="0.367798524225528" calcext:value-type="float">
            <text:p>0.3677985242</text:p>
          </table:table-cell>
          <table:table-cell table:number-columns-repeated="987"/>
        </table:table-row>
        <table:table-row table:style-name="ro2">
          <table:table-cell office:value-type="float" office:value="237" calcext:value-type="float">
            <text:p>2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39:.AI239])" office:value-type="float" office:value="0.161290322580645" calcext:value-type="float">
            <text:p>0.1612903226</text:p>
          </table:table-cell>
          <table:table-cell table:formula="of:=STDEVPA([.B239:.AI239])" office:value-type="float" office:value="0.367798524225528" calcext:value-type="float">
            <text:p>0.3677985242</text:p>
          </table:table-cell>
          <table:table-cell table:number-columns-repeated="987"/>
        </table:table-row>
        <table:table-row table:style-name="ro2">
          <table:table-cell office:value-type="float" office:value="238" calcext:value-type="float">
            <text:p>2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40:.AI240])" office:value-type="float" office:value="0.161290322580645" calcext:value-type="float">
            <text:p>0.1612903226</text:p>
          </table:table-cell>
          <table:table-cell table:formula="of:=STDEVPA([.B240:.AI240])" office:value-type="float" office:value="0.367798524225528" calcext:value-type="float">
            <text:p>0.3677985242</text:p>
          </table:table-cell>
          <table:table-cell table:number-columns-repeated="987"/>
        </table:table-row>
        <table:table-row table:style-name="ro2">
          <table:table-cell office:value-type="float" office:value="239" calcext:value-type="float">
            <text:p>2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41:.AI241])" office:value-type="float" office:value="0.193548387096774" calcext:value-type="float">
            <text:p>0.1935483871</text:p>
          </table:table-cell>
          <table:table-cell table:formula="of:=STDEVPA([.B241:.AI241])" office:value-type="float" office:value="0.46968450898584" calcext:value-type="float">
            <text:p>0.469684509</text:p>
          </table:table-cell>
          <table:table-cell table:number-columns-repeated="987"/>
        </table:table-row>
        <table:table-row table:style-name="ro2"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42:.AI242])" office:value-type="float" office:value="0.193548387096774" calcext:value-type="float">
            <text:p>0.1935483871</text:p>
          </table:table-cell>
          <table:table-cell table:formula="of:=STDEVPA([.B242:.AI242])" office:value-type="float" office:value="0.46968450898584" calcext:value-type="float">
            <text:p>0.469684509</text:p>
          </table:table-cell>
          <table:table-cell table:number-columns-repeated="987"/>
        </table:table-row>
        <table:table-row table:style-name="ro2">
          <table:table-cell office:value-type="float" office:value="241" calcext:value-type="float">
            <text:p>2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43:.AI243])" office:value-type="float" office:value="0.193548387096774" calcext:value-type="float">
            <text:p>0.1935483871</text:p>
          </table:table-cell>
          <table:table-cell table:formula="of:=STDEVPA([.B243:.AI243])" office:value-type="float" office:value="0.46968450898584" calcext:value-type="float">
            <text:p>0.469684509</text:p>
          </table:table-cell>
          <table:table-cell table:number-columns-repeated="987"/>
        </table:table-row>
        <table:table-row table:style-name="ro2">
          <table:table-cell office:value-type="float" office:value="242" calcext:value-type="float">
            <text:p>2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44:.AI244])" office:value-type="float" office:value="0.225806451612903" calcext:value-type="float">
            <text:p>0.2258064516</text:p>
          </table:table-cell>
          <table:table-cell table:formula="of:=STDEVPA([.B244:.AI244])" office:value-type="float" office:value="0.606931862007315" calcext:value-type="float">
            <text:p>0.606931862</text:p>
          </table:table-cell>
          <table:table-cell table:number-columns-repeated="987"/>
        </table:table-row>
        <table:table-row table:style-name="ro2">
          <table:table-cell office:value-type="float" office:value="243" calcext:value-type="float">
            <text:p>2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45:.AI245])" office:value-type="float" office:value="0.0645161290322581" calcext:value-type="float">
            <text:p>0.064516129</text:p>
          </table:table-cell>
          <table:table-cell table:formula="of:=STDEVPA([.B245:.AI245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44" calcext:value-type="float">
            <text:p>2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46:.AI246])" office:value-type="float" office:value="0.0645161290322581" calcext:value-type="float">
            <text:p>0.064516129</text:p>
          </table:table-cell>
          <table:table-cell table:formula="of:=STDEVPA([.B246:.AI246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45" calcext:value-type="float">
            <text:p>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47:.AI247])" office:value-type="float" office:value="0.0645161290322581" calcext:value-type="float">
            <text:p>0.064516129</text:p>
          </table:table-cell>
          <table:table-cell table:formula="of:=STDEVPA([.B247:.AI247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46" calcext:value-type="float">
            <text:p>2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48:.AI248])" office:value-type="float" office:value="0.0645161290322581" calcext:value-type="float">
            <text:p>0.064516129</text:p>
          </table:table-cell>
          <table:table-cell table:formula="of:=STDEVPA([.B248:.AI248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47" calcext:value-type="float">
            <text:p>2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49:.AI249])" office:value-type="float" office:value="0.0645161290322581" calcext:value-type="float">
            <text:p>0.064516129</text:p>
          </table:table-cell>
          <table:table-cell table:formula="of:=STDEVPA([.B249:.AI249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50:.AI250])" office:value-type="float" office:value="0.0645161290322581" calcext:value-type="float">
            <text:p>0.064516129</text:p>
          </table:table-cell>
          <table:table-cell table:formula="of:=STDEVPA([.B250:.AI250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49" calcext:value-type="float">
            <text:p>2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51:.AI251])" office:value-type="float" office:value="0.0645161290322581" calcext:value-type="float">
            <text:p>0.064516129</text:p>
          </table:table-cell>
          <table:table-cell table:formula="of:=STDEVPA([.B251:.AI251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52:.AI252])" office:value-type="float" office:value="0.0645161290322581" calcext:value-type="float">
            <text:p>0.064516129</text:p>
          </table:table-cell>
          <table:table-cell table:formula="of:=STDEVPA([.B252:.AI252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51" calcext:value-type="float">
            <text:p>2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53:.AI253])" office:value-type="float" office:value="0.0967741935483871" calcext:value-type="float">
            <text:p>0.0967741935</text:p>
          </table:table-cell>
          <table:table-cell table:formula="of:=STDEVPA([.B253:.AI253])" office:value-type="float" office:value="0.389775676567567" calcext:value-type="float">
            <text:p>0.3897756766</text:p>
          </table:table-cell>
          <table:table-cell table:number-columns-repeated="987"/>
        </table:table-row>
        <table:table-row table:style-name="ro2">
          <table:table-cell office:value-type="float" office:value="252" calcext:value-type="float">
            <text:p>2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54:.AI254])" office:value-type="float" office:value="0.0967741935483871" calcext:value-type="float">
            <text:p>0.0967741935</text:p>
          </table:table-cell>
          <table:table-cell table:formula="of:=STDEVPA([.B254:.AI254])" office:value-type="float" office:value="0.389775676567567" calcext:value-type="float">
            <text:p>0.3897756766</text:p>
          </table:table-cell>
          <table:table-cell table:number-columns-repeated="987"/>
        </table:table-row>
        <table:table-row table:style-name="ro2">
          <table:table-cell office:value-type="float" office:value="253" calcext:value-type="float">
            <text:p>2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55:.AI255])" office:value-type="float" office:value="0.0967741935483871" calcext:value-type="float">
            <text:p>0.0967741935</text:p>
          </table:table-cell>
          <table:table-cell table:formula="of:=STDEVPA([.B255:.AI255])" office:value-type="float" office:value="0.389775676567567" calcext:value-type="float">
            <text:p>0.3897756766</text:p>
          </table:table-cell>
          <table:table-cell table:number-columns-repeated="987"/>
        </table:table-row>
        <table:table-row table:style-name="ro2">
          <table:table-cell office:value-type="float" office:value="254" calcext:value-type="float">
            <text:p>2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56:.AI256])" office:value-type="float" office:value="0.129032258064516" calcext:value-type="float">
            <text:p>0.1290322581</text:p>
          </table:table-cell>
          <table:table-cell table:formula="of:=STDEVPA([.B256:.AI256])" office:value-type="float" office:value="0.553110587080073" calcext:value-type="float">
            <text:p>0.5531105871</text:p>
          </table:table-cell>
          <table:table-cell table:number-columns-repeated="987"/>
        </table:table-row>
        <table:table-row table:style-name="ro2">
          <table:table-cell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57:.AI257])" office:value-type="float" office:value="0.0645161290322581" calcext:value-type="float">
            <text:p>0.064516129</text:p>
          </table:table-cell>
          <table:table-cell table:formula="of:=STDEVPA([.B257:.AI257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58:.AI258])" office:value-type="float" office:value="0.0645161290322581" calcext:value-type="float">
            <text:p>0.064516129</text:p>
          </table:table-cell>
          <table:table-cell table:formula="of:=STDEVPA([.B258:.AI258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57" calcext:value-type="float">
            <text:p>2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59:.AI259])" office:value-type="float" office:value="0.0645161290322581" calcext:value-type="float">
            <text:p>0.064516129</text:p>
          </table:table-cell>
          <table:table-cell table:formula="of:=STDEVPA([.B259:.AI259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60:.AI260])" office:value-type="float" office:value="0.0967741935483871" calcext:value-type="float">
            <text:p>0.0967741935</text:p>
          </table:table-cell>
          <table:table-cell table:formula="of:=STDEVPA([.B260:.AI260])" office:value-type="float" office:value="0.389775676567567" calcext:value-type="float">
            <text:p>0.3897756766</text:p>
          </table:table-cell>
          <table:table-cell table:number-columns-repeated="987"/>
        </table:table-row>
        <table:table-row table:style-name="ro2">
          <table:table-cell office:value-type="float" office:value="259" calcext:value-type="float">
            <text:p>2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61:.AI261])" office:value-type="float" office:value="0.0967741935483871" calcext:value-type="float">
            <text:p>0.0967741935</text:p>
          </table:table-cell>
          <table:table-cell table:formula="of:=STDEVPA([.B261:.AI261])" office:value-type="float" office:value="0.389775676567567" calcext:value-type="float">
            <text:p>0.3897756766</text:p>
          </table:table-cell>
          <table:table-cell table:number-columns-repeated="987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62:.AI262])" office:value-type="float" office:value="0.0967741935483871" calcext:value-type="float">
            <text:p>0.0967741935</text:p>
          </table:table-cell>
          <table:table-cell table:formula="of:=STDEVPA([.B262:.AI262])" office:value-type="float" office:value="0.389775676567567" calcext:value-type="float">
            <text:p>0.3897756766</text:p>
          </table:table-cell>
          <table:table-cell table:number-columns-repeated="987"/>
        </table:table-row>
        <table:table-row table:style-name="ro2">
          <table:table-cell office:value-type="float" office:value="261" calcext:value-type="float">
            <text:p>2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63:.AI263])" office:value-type="float" office:value="0.129032258064516" calcext:value-type="float">
            <text:p>0.1290322581</text:p>
          </table:table-cell>
          <table:table-cell table:formula="of:=STDEVPA([.B263:.AI263])" office:value-type="float" office:value="0.553110587080073" calcext:value-type="float">
            <text:p>0.5531105871</text:p>
          </table:table-cell>
          <table:table-cell table:number-columns-repeated="987"/>
        </table:table-row>
        <table:table-row table:style-name="ro2">
          <table:table-cell office:value-type="float" office:value="262" calcext:value-type="float">
            <text:p>2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64:.AI264])" office:value-type="float" office:value="0.0645161290322581" calcext:value-type="float">
            <text:p>0.064516129</text:p>
          </table:table-cell>
          <table:table-cell table:formula="of:=STDEVPA([.B264:.AI264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63" calcext:value-type="float">
            <text:p>2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65:.AI265])" office:value-type="float" office:value="0.0645161290322581" calcext:value-type="float">
            <text:p>0.064516129</text:p>
          </table:table-cell>
          <table:table-cell table:formula="of:=STDEVPA([.B265:.AI265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66:.AI266])" office:value-type="float" office:value="0.0645161290322581" calcext:value-type="float">
            <text:p>0.064516129</text:p>
          </table:table-cell>
          <table:table-cell table:formula="of:=STDEVPA([.B266:.AI266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67:.AI267])" office:value-type="float" office:value="0.0645161290322581" calcext:value-type="float">
            <text:p>0.064516129</text:p>
          </table:table-cell>
          <table:table-cell table:formula="of:=STDEVPA([.B267:.AI267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66" calcext:value-type="float">
            <text:p>2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68:.AI268])" office:value-type="float" office:value="0.0645161290322581" calcext:value-type="float">
            <text:p>0.064516129</text:p>
          </table:table-cell>
          <table:table-cell table:formula="of:=STDEVPA([.B268:.AI268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67" calcext:value-type="float">
            <text:p>2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69:.AI269])" office:value-type="float" office:value="0.0645161290322581" calcext:value-type="float">
            <text:p>0.064516129</text:p>
          </table:table-cell>
          <table:table-cell table:formula="of:=STDEVPA([.B269:.AI269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68" calcext:value-type="float">
            <text:p>2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70:.AI270])" office:value-type="float" office:value="0.0645161290322581" calcext:value-type="float">
            <text:p>0.064516129</text:p>
          </table:table-cell>
          <table:table-cell table:formula="of:=STDEVPA([.B270:.AI270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69" calcext:value-type="float">
            <text:p>2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71:.AI271])" office:value-type="float" office:value="0.0645161290322581" calcext:value-type="float">
            <text:p>0.064516129</text:p>
          </table:table-cell>
          <table:table-cell table:formula="of:=STDEVPA([.B271:.AI271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72:.AI272])" office:value-type="float" office:value="0.0645161290322581" calcext:value-type="float">
            <text:p>0.064516129</text:p>
          </table:table-cell>
          <table:table-cell table:formula="of:=STDEVPA([.B272:.AI272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73:.AI273])" office:value-type="float" office:value="0.0645161290322581" calcext:value-type="float">
            <text:p>0.064516129</text:p>
          </table:table-cell>
          <table:table-cell table:formula="of:=STDEVPA([.B273:.AI273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74:.AI274])" office:value-type="float" office:value="0.0645161290322581" calcext:value-type="float">
            <text:p>0.064516129</text:p>
          </table:table-cell>
          <table:table-cell table:formula="of:=STDEVPA([.B274:.AI274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73" calcext:value-type="float">
            <text:p>2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75:.AI275])" office:value-type="float" office:value="0.0645161290322581" calcext:value-type="float">
            <text:p>0.064516129</text:p>
          </table:table-cell>
          <table:table-cell table:formula="of:=STDEVPA([.B275:.AI275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74" calcext:value-type="float">
            <text:p>2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76:.AI276])" office:value-type="float" office:value="0.0645161290322581" calcext:value-type="float">
            <text:p>0.064516129</text:p>
          </table:table-cell>
          <table:table-cell table:formula="of:=STDEVPA([.B276:.AI276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75" calcext:value-type="float">
            <text:p>2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77:.AI277])" office:value-type="float" office:value="0.0645161290322581" calcext:value-type="float">
            <text:p>0.064516129</text:p>
          </table:table-cell>
          <table:table-cell table:formula="of:=STDEVPA([.B277:.AI277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76" calcext:value-type="float">
            <text:p>2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78:.AI278])" office:value-type="float" office:value="0.0645161290322581" calcext:value-type="float">
            <text:p>0.064516129</text:p>
          </table:table-cell>
          <table:table-cell table:formula="of:=STDEVPA([.B278:.AI278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77" calcext:value-type="float">
            <text:p>2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79:.AI279])" office:value-type="float" office:value="0.0645161290322581" calcext:value-type="float">
            <text:p>0.064516129</text:p>
          </table:table-cell>
          <table:table-cell table:formula="of:=STDEVPA([.B279:.AI279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78" calcext:value-type="float">
            <text:p>2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80:.AI280])" office:value-type="float" office:value="0.0645161290322581" calcext:value-type="float">
            <text:p>0.064516129</text:p>
          </table:table-cell>
          <table:table-cell table:formula="of:=STDEVPA([.B280:.AI280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79" calcext:value-type="float">
            <text:p>2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81:.AI281])" office:value-type="float" office:value="0.0645161290322581" calcext:value-type="float">
            <text:p>0.064516129</text:p>
          </table:table-cell>
          <table:table-cell table:formula="of:=STDEVPA([.B281:.AI281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82:.AI282])" office:value-type="float" office:value="0.0645161290322581" calcext:value-type="float">
            <text:p>0.064516129</text:p>
          </table:table-cell>
          <table:table-cell table:formula="of:=STDEVPA([.B282:.AI282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81" calcext:value-type="float">
            <text:p>2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83:.AI283])" office:value-type="float" office:value="0.0645161290322581" calcext:value-type="float">
            <text:p>0.064516129</text:p>
          </table:table-cell>
          <table:table-cell table:formula="of:=STDEVPA([.B283:.AI283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82" calcext:value-type="float">
            <text:p>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84:.AI284])" office:value-type="float" office:value="0.0645161290322581" calcext:value-type="float">
            <text:p>0.064516129</text:p>
          </table:table-cell>
          <table:table-cell table:formula="of:=STDEVPA([.B284:.AI284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83" calcext:value-type="float">
            <text:p>2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85:.AI285])" office:value-type="float" office:value="0.0645161290322581" calcext:value-type="float">
            <text:p>0.064516129</text:p>
          </table:table-cell>
          <table:table-cell table:formula="of:=STDEVPA([.B285:.AI285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84" calcext:value-type="float">
            <text:p>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86:.AI286])" office:value-type="float" office:value="0.0645161290322581" calcext:value-type="float">
            <text:p>0.064516129</text:p>
          </table:table-cell>
          <table:table-cell table:formula="of:=STDEVPA([.B286:.AI286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>
          <table:table-cell office:value-type="float" office:value="285" calcext:value-type="float">
            <text:p>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AVERAGE([.B287:.AI287])" office:value-type="float" office:value="0.0645161290322581" calcext:value-type="float">
            <text:p>0.064516129</text:p>
          </table:table-cell>
          <table:table-cell table:formula="of:=STDEVPA([.B287:.AI287])" office:value-type="float" office:value="0.245670100189158" calcext:value-type="float">
            <text:p>0.2456701002</text:p>
          </table:table-cell>
          <table:table-cell table:number-columns-repeated="987"/>
        </table:table-row>
        <table:table-row table:style-name="ro2" table:number-rows-repeated="10482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ias" table:style-name="ta1">
        <table:shapes>
          <draw:frame draw:z-index="0" draw:style-name="gr1" draw:text-style-name="P1" svg:width="159.99mm" svg:height="89.99mm" svg:x="138.21mm" svg:y="10.03mm">
            <loext:p draw:notify-on-update-of-ranges="medias.B1:medias.B1 medias.B2:medias.B287 medias.D1:medias.D1 medias.D2:medias.D287 medias.F1:medias.F1 medias.F2:medias.F28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1" table:number-columns-repeated="4" table:default-cell-style-name="ce10"/>
        <table:table-column table:style-name="co3" table:default-cell-style-name="ce3"/>
        <table:table-column table:style-name="co4" table:number-columns-repeated="2" table:default-cell-style-name="ce12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012" table:default-cell-style-name="Default"/>
        <table:table-row table:style-name="ro5">
          <table:table-cell office:value-type="string" calcext:value-type="string">
            <text:p>time</text:p>
          </table:table-cell>
          <table:table-cell table:style-name="ce9" office:value-type="string" calcext:value-type="string">
            <text:p>vitima</text:p>
          </table:table-cell>
          <table:table-cell table:style-name="ce9" office:value-type="string" calcext:value-type="string">
            <text:p>desvioVitima</text:p>
          </table:table-cell>
          <table:table-cell table:style-name="ce9" office:value-type="string" calcext:value-type="string">
            <text:p>atacante</text:p>
          </table:table-cell>
          <table:table-cell table:style-name="ce9" office:value-type="string" calcext:value-type="string">
            <text:p>desvioAtacante</text:p>
          </table:table-cell>
          <table:table-cell table:style-name="ce2" office:value-type="string" calcext:value-type="string">
            <text:p>fim</text:p>
          </table:table-cell>
          <table:table-cell table:style-name="ce11" table:number-columns-repeated="2"/>
          <table:table-cell table:style-name="ce13"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.2258064516129" calcext:value-type="float">
            <text:p>2.23</text:p>
          </table:table-cell>
          <table:table-cell office:value-type="float" office:value="0.940476112071823" calcext:value-type="float">
            <text:p>0.94</text:p>
          </table:table-cell>
          <table:table-cell office:value-type="float" office:value="2.2258064516129" calcext:value-type="float">
            <text:p>2.23</text:p>
          </table:table-cell>
          <table:table-cell office:value-type="float" office:value="1.00674106673079" calcext:value-type="float">
            <text:p>1.01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367798524225528" calcext:value-type="float">
            <text:p>0.37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367798524225528" calcext:value-type="float">
            <text:p>0.37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45161290322581" calcext:value-type="float">
            <text:p>1.45</text:p>
          </table:table-cell>
          <table:table-cell office:value-type="float" office:value="1.04228996267119" calcext:value-type="float">
            <text:p>1.04</text:p>
          </table:table-cell>
          <table:table-cell office:value-type="float" office:value="1.54838709677419" calcext:value-type="float">
            <text:p>1.55</text:p>
          </table:table-cell>
          <table:table-cell office:value-type="float" office:value="0.978435541167942" calcext:value-type="float">
            <text:p>0.98</text:p>
          </table:table-cell>
          <table:table-cell table:number-columns-repeated="5"/>
          <table:table-cell table:style-name="ce14"/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.51612903225806" calcext:value-type="float">
            <text:p>9.52</text:p>
          </table:table-cell>
          <table:table-cell office:value-type="float" office:value="32.69987764379" calcext:value-type="float">
            <text:p>32.70</text:p>
          </table:table-cell>
          <table:table-cell office:value-type="float" office:value="9.48387096774194" calcext:value-type="float">
            <text:p>9.48</text:p>
          </table:table-cell>
          <table:table-cell office:value-type="float" office:value="32.9700460024354" calcext:value-type="float">
            <text:p>32.97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93548387096774" calcext:value-type="float">
            <text:p>3.94</text:p>
          </table:table-cell>
          <table:table-cell office:value-type="float" office:value="1.26836150008629" calcext:value-type="float">
            <text:p>1.27</text:p>
          </table:table-cell>
          <table:table-cell office:value-type="float" office:value="3.93548387096774" calcext:value-type="float">
            <text:p>3.94</text:p>
          </table:table-cell>
          <table:table-cell office:value-type="float" office:value="1.26836150008629" calcext:value-type="float">
            <text:p>1.27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7.5806451612903" calcext:value-type="float">
            <text:p>57.58</text:p>
          </table:table-cell>
          <table:table-cell office:value-type="float" office:value="57.3032534084817" calcext:value-type="float">
            <text:p>57.30</text:p>
          </table:table-cell>
          <table:table-cell office:value-type="float" office:value="65.8064516129032" calcext:value-type="float">
            <text:p>65.81</text:p>
          </table:table-cell>
          <table:table-cell office:value-type="float" office:value="54.5494267465451" calcext:value-type="float">
            <text:p>54.55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2.9677419354839" calcext:value-type="float">
            <text:p>42.97</text:p>
          </table:table-cell>
          <table:table-cell office:value-type="float" office:value="55.4084446055908" calcext:value-type="float">
            <text:p>55.41</text:p>
          </table:table-cell>
          <table:table-cell office:value-type="float" office:value="39.9032258064516" calcext:value-type="float">
            <text:p>39.90</text:p>
          </table:table-cell>
          <table:table-cell office:value-type="float" office:value="52.4117413825897" calcext:value-type="float">
            <text:p>52.4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.64516129032258" calcext:value-type="float">
            <text:p>1.65</text:p>
          </table:table-cell>
          <table:table-cell office:value-type="float" office:value="2.73033599606436" calcext:value-type="float">
            <text:p>2.73</text:p>
          </table:table-cell>
          <table:table-cell office:value-type="float" office:value="6.83870967741936" calcext:value-type="float">
            <text:p>6.84</text:p>
          </table:table-cell>
          <table:table-cell office:value-type="float" office:value="9.15845026400719" calcext:value-type="float">
            <text:p>9.16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.16129032258065" calcext:value-type="float">
            <text:p>9.16</text:p>
          </table:table-cell>
          <table:table-cell office:value-type="float" office:value="20.2071478477671" calcext:value-type="float">
            <text:p>20.21</text:p>
          </table:table-cell>
          <table:table-cell office:value-type="float" office:value="9.80645161290323" calcext:value-type="float">
            <text:p>9.81</text:p>
          </table:table-cell>
          <table:table-cell office:value-type="float" office:value="20.174112051993" calcext:value-type="float">
            <text:p>20.17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.70967741935484" calcext:value-type="float">
            <text:p>6.71</text:p>
          </table:table-cell>
          <table:table-cell office:value-type="float" office:value="15.8219805219788" calcext:value-type="float">
            <text:p>15.82</text:p>
          </table:table-cell>
          <table:table-cell office:value-type="float" office:value="6.83870967741936" calcext:value-type="float">
            <text:p>6.84</text:p>
          </table:table-cell>
          <table:table-cell office:value-type="float" office:value="15.8340115231647" calcext:value-type="float">
            <text:p>15.8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83870967741935" calcext:value-type="float">
            <text:p>2.84</text:p>
          </table:table-cell>
          <table:table-cell office:value-type="float" office:value="7.10790915309249" calcext:value-type="float">
            <text:p>7.11</text:p>
          </table:table-cell>
          <table:table-cell office:value-type="float" office:value="3.12903225806452" calcext:value-type="float">
            <text:p>3.13</text:p>
          </table:table-cell>
          <table:table-cell office:value-type="float" office:value="7.44763194875531" calcext:value-type="float">
            <text:p>7.45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.4838709677419" calcext:value-type="float">
            <text:p>14.48</text:p>
          </table:table-cell>
          <table:table-cell office:value-type="float" office:value="22.6471830730588" calcext:value-type="float">
            <text:p>22.65</text:p>
          </table:table-cell>
          <table:table-cell office:value-type="float" office:value="14.9677419354839" calcext:value-type="float">
            <text:p>14.97</text:p>
          </table:table-cell>
          <table:table-cell office:value-type="float" office:value="22.3642627810499" calcext:value-type="float">
            <text:p>22.36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32258064516129" calcext:value-type="float">
            <text:p>0.32</text:p>
          </table:table-cell>
          <table:table-cell office:value-type="float" office:value="1.27979576934693" calcext:value-type="float">
            <text:p>1.28</text:p>
          </table:table-cell>
          <table:table-cell office:value-type="float" office:value="1.19354838709677" calcext:value-type="float">
            <text:p>1.19</text:p>
          </table:table-cell>
          <table:table-cell office:value-type="float" office:value="1.06010817581645" calcext:value-type="float">
            <text:p>1.06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193548387096774" calcext:value-type="float">
            <text:p>0.19</text:p>
          </table:table-cell>
          <table:table-cell office:value-type="float" office:value="0.895124962936233" calcext:value-type="float">
            <text:p>0.90</text:p>
          </table:table-cell>
          <table:table-cell office:value-type="float" office:value="1.12903225806452" calcext:value-type="float">
            <text:p>1.13</text:p>
          </table:table-cell>
          <table:table-cell office:value-type="float" office:value="0.706738783877634" calcext:value-type="float">
            <text:p>0.71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967741935483871" calcext:value-type="float">
            <text:p>0.97</text:p>
          </table:table-cell>
          <table:table-cell office:value-type="float" office:value="0.176684695969408" calcext:value-type="float">
            <text:p>0.18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967741935483871" calcext:value-type="float">
            <text:p>0.97</text:p>
          </table:table-cell>
          <table:table-cell office:value-type="float" office:value="0.176684695969408" calcext:value-type="float">
            <text:p>0.18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06451612903226" calcext:value-type="float">
            <text:p>1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06451612903226" calcext:value-type="float">
            <text:p>1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06451612903226" calcext:value-type="float">
            <text:p>1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.491340200378317" calcext:value-type="float">
            <text:p>0.49</text:p>
          </table:table-cell>
          <table:table-cell office:value-type="float" office:value="1.64516129032258" calcext:value-type="float">
            <text:p>1.65</text:p>
          </table:table-cell>
          <table:table-cell office:value-type="float" office:value="2.84603161291778" calcext:value-type="float">
            <text:p>2.85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.516129032258065" calcext:value-type="float">
            <text:p>0.52</text:p>
          </table:table-cell>
          <table:table-cell office:value-type="float" office:value="2.82695513551054" calcext:value-type="float">
            <text:p>2.83</text:p>
          </table:table-cell>
          <table:table-cell office:value-type="float" office:value="0.967741935483871" calcext:value-type="float">
            <text:p>0.97</text:p>
          </table:table-cell>
          <table:table-cell office:value-type="float" office:value="0.176684695969409" calcext:value-type="float">
            <text:p>0.18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06451612903226" calcext:value-type="float">
            <text:p>1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.389775676567567" calcext:value-type="float">
            <text:p>0.39</text:p>
          </table:table-cell>
          <table:table-cell office:value-type="float" office:value="1.19354838709677" calcext:value-type="float">
            <text:p>1.19</text:p>
          </table:table-cell>
          <table:table-cell office:value-type="float" office:value="0.591300089671722" calcext:value-type="float">
            <text:p>0.59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176684695969409" calcext:value-type="float">
            <text:p>0.18</text:p>
          </table:table-cell>
          <table:table-cell office:value-type="float" office:value="1.16129032258065" calcext:value-type="float">
            <text:p>1.16</text:p>
          </table:table-cell>
          <table:table-cell office:value-type="float" office:value="0.446980853566162" calcext:value-type="float">
            <text:p>0.45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.806451612903226" calcext:value-type="float">
            <text:p>0.81</text:p>
          </table:table-cell>
          <table:table-cell office:value-type="float" office:value="0.997395150563891" calcext:value-type="float">
            <text:p>1.00</text:p>
          </table:table-cell>
          <table:table-cell office:value-type="float" office:value="2.48387096774194" calcext:value-type="float">
            <text:p>2.48</text:p>
          </table:table-cell>
          <table:table-cell office:value-type="float" office:value="1.43394263038018" calcext:value-type="float">
            <text:p>1.43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.903225806451613" calcext:value-type="float">
            <text:p>0.90</text:p>
          </table:table-cell>
          <table:table-cell office:value-type="float" office:value="0.58776990833189" calcext:value-type="float">
            <text:p>0.59</text:p>
          </table:table-cell>
          <table:table-cell office:value-type="float" office:value="2.41935483870968" calcext:value-type="float">
            <text:p>2.42</text:p>
          </table:table-cell>
          <table:table-cell office:value-type="float" office:value="0.942686399754997" calcext:value-type="float">
            <text:p>0.94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.709677419354839" calcext:value-type="float">
            <text:p>0.71</text:p>
          </table:table-cell>
          <table:table-cell office:value-type="float" office:value="0.520145661180552" calcext:value-type="float">
            <text:p>0.52</text:p>
          </table:table-cell>
          <table:table-cell office:value-type="float" office:value="2.2258064516129" calcext:value-type="float">
            <text:p>2.23</text:p>
          </table:table-cell>
          <table:table-cell office:value-type="float" office:value="1.00674106673079" calcext:value-type="float">
            <text:p>1.01</text:p>
          </table:table-cell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.32258064516129" calcext:value-type="float">
            <text:p>0.32</text:p>
          </table:table-cell>
          <table:table-cell office:value-type="float" office:value="0.532013629111956" calcext:value-type="float">
            <text:p>0.53</text:p>
          </table:table-cell>
          <table:table-cell office:value-type="float" office:value="1.38709677419355" calcext:value-type="float">
            <text:p>1.39</text:p>
          </table:table-cell>
          <table:table-cell office:value-type="float" office:value="0.790157981542961" calcext:value-type="float">
            <text:p>0.79</text:p>
          </table:table-cell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.193548387096774" calcext:value-type="float">
            <text:p>0.19</text:p>
          </table:table-cell>
          <table:table-cell office:value-type="float" office:value="0.533965979266027" calcext:value-type="float">
            <text:p>0.53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258064516129032" calcext:value-type="float">
            <text:p>0.26</text:p>
          </table:table-cell>
          <table:table-cell office:value-type="float" office:value="0.620496260053914" calcext:value-type="float">
            <text:p>0.62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.193548387096774" calcext:value-type="float">
            <text:p>0.19</text:p>
          </table:table-cell>
          <table:table-cell office:value-type="float" office:value="0.46968450898584" calcext:value-type="float">
            <text:p>0.47</text:p>
          </table:table-cell>
          <table:table-cell office:value-type="float" office:value="1.03225806451613" calcext:value-type="float">
            <text:p>1.03</text:p>
          </table:table-cell>
          <table:table-cell office:value-type="float" office:value="0.176684695969409" calcext:value-type="float">
            <text:p>0.18</text:p>
          </table:table-cell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367798524225528" calcext:value-type="float">
            <text:p>0.37</text:p>
          </table:table-cell>
          <table:table-cell office:value-type="float" office:value="1.09677419354839" calcext:value-type="float">
            <text:p>1.10</text:p>
          </table:table-cell>
          <table:table-cell office:value-type="float" office:value="0.295650044835861" calcext:value-type="float">
            <text:p>0.30</text:p>
          </table:table-cell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office:value-type="float" office:value="1.29032258064516" calcext:value-type="float">
            <text:p>1.29</text:p>
          </table:table-cell>
          <table:table-cell office:value-type="float" office:value="0.520145661180552" calcext:value-type="float">
            <text:p>0.52</text:p>
          </table:table-cell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1.38709677419355" calcext:value-type="float">
            <text:p>1.39</text:p>
          </table:table-cell>
          <table:table-cell office:value-type="float" office:value="0.549335044062142" calcext:value-type="float">
            <text:p>0.55</text:p>
          </table:table-cell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.420593703561461" calcext:value-type="float">
            <text:p>0.42</text:p>
          </table:table-cell>
          <table:table-cell office:value-type="float" office:value="1.35483870967742" calcext:value-type="float">
            <text:p>1.35</text:p>
          </table:table-cell>
          <table:table-cell office:value-type="float" office:value="0.54170502012086" calcext:value-type="float">
            <text:p>0.54</text:p>
          </table:table-cell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.483870967741936" calcext:value-type="float">
            <text:p>0.48</text:p>
          </table:table-cell>
          <table:table-cell office:value-type="float" office:value="0.837468063596591" calcext:value-type="float">
            <text:p>0.84</text:p>
          </table:table-cell>
          <table:table-cell office:value-type="float" office:value="1.51612903225806" calcext:value-type="float">
            <text:p>1.52</text:p>
          </table:table-cell>
          <table:table-cell office:value-type="float" office:value="0.798020443667934" calcext:value-type="float">
            <text:p>0.80</text:p>
          </table:table-cell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.193548387096774" calcext:value-type="float">
            <text:p>0.19</text:p>
          </table:table-cell>
          <table:table-cell office:value-type="float" office:value="0.46968450898584" calcext:value-type="float">
            <text:p>0.47</text:p>
          </table:table-cell>
          <table:table-cell office:value-type="float" office:value="1.16129032258065" calcext:value-type="float">
            <text:p>1.16</text:p>
          </table:table-cell>
          <table:table-cell office:value-type="float" office:value="0.367798524225528" calcext:value-type="float">
            <text:p>0.37</text:p>
          </table:table-cell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.451612903225806" calcext:value-type="float">
            <text:p>0.45</text:p>
          </table:table-cell>
          <table:table-cell office:value-type="float" office:value="1.04228996267119" calcext:value-type="float">
            <text:p>1.04</text:p>
          </table:table-cell>
          <table:table-cell office:value-type="float" office:value="1.38709677419355" calcext:value-type="float">
            <text:p>1.39</text:p>
          </table:table-cell>
          <table:table-cell office:value-type="float" office:value="0.829979376146362" calcext:value-type="float">
            <text:p>0.83</text:p>
          </table:table-cell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.354838709677419" calcext:value-type="float">
            <text:p>0.35</text:p>
          </table:table-cell>
          <table:table-cell office:value-type="float" office:value="0.742636415046538" calcext:value-type="float">
            <text:p>0.74</text:p>
          </table:table-cell>
          <table:table-cell office:value-type="float" office:value="1.32258064516129" calcext:value-type="float">
            <text:p>1.32</text:p>
          </table:table-cell>
          <table:table-cell office:value-type="float" office:value="0.589537641370873" calcext:value-type="float">
            <text:p>0.59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419354838709677" calcext:value-type="float">
            <text:p>0.42</text:p>
          </table:table-cell>
          <table:table-cell office:value-type="float" office:value="0.752380889657458" calcext:value-type="float">
            <text:p>0.75</text:p>
          </table:table-cell>
          <table:table-cell office:value-type="float" office:value="1.29032258064516" calcext:value-type="float">
            <text:p>1.29</text:p>
          </table:table-cell>
          <table:table-cell office:value-type="float" office:value="0.578850272416979" calcext:value-type="float">
            <text:p>0.58</text:p>
          </table:table-cell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.516129032258065" calcext:value-type="float">
            <text:p>0.52</text:p>
          </table:table-cell>
          <table:table-cell office:value-type="float" office:value="0.945992148297754" calcext:value-type="float">
            <text:p>0.95</text:p>
          </table:table-cell>
          <table:table-cell office:value-type="float" office:value="1.32258064516129" calcext:value-type="float">
            <text:p>1.32</text:p>
          </table:table-cell>
          <table:table-cell office:value-type="float" office:value="0.589537641370873" calcext:value-type="float">
            <text:p>0.59</text:p>
          </table:table-cell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.483870967741936" calcext:value-type="float">
            <text:p>0.48</text:p>
          </table:table-cell>
          <table:table-cell office:value-type="float" office:value="0.837468063596591" calcext:value-type="float">
            <text:p>0.84</text:p>
          </table:table-cell>
          <table:table-cell office:value-type="float" office:value="1.32258064516129" calcext:value-type="float">
            <text:p>1.32</text:p>
          </table:table-cell>
          <table:table-cell office:value-type="float" office:value="0.641927378778464" calcext:value-type="float">
            <text:p>0.64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.12903225806452" calcext:value-type="float">
            <text:p>1.13</text:p>
          </table:table-cell>
          <table:table-cell office:value-type="float" office:value="3.9246280734725" calcext:value-type="float">
            <text:p>3.92</text:p>
          </table:table-cell>
          <table:table-cell office:value-type="float" office:value="1.83870967741935" calcext:value-type="float">
            <text:p>1.84</text:p>
          </table:table-cell>
          <table:table-cell office:value-type="float" office:value="3.53869644482485" calcext:value-type="float">
            <text:p>3.54</text:p>
          </table:table-cell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.645161290322581" calcext:value-type="float">
            <text:p>0.65</text:p>
          </table:table-cell>
          <table:table-cell office:value-type="float" office:value="1.06402725822391" calcext:value-type="float">
            <text:p>1.06</text:p>
          </table:table-cell>
          <table:table-cell office:value-type="float" office:value="1.29032258064516" calcext:value-type="float">
            <text:p>1.29</text:p>
          </table:table-cell>
          <table:table-cell office:value-type="float" office:value="0.849802572407709" calcext:value-type="float">
            <text:p>0.85</text:p>
          </table:table-cell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.451612903225806" calcext:value-type="float">
            <text:p>0.45</text:p>
          </table:table-cell>
          <table:table-cell office:value-type="float" office:value="0.836224606246176" calcext:value-type="float">
            <text:p>0.84</text:p>
          </table:table-cell>
          <table:table-cell office:value-type="float" office:value="1.12903225806452" calcext:value-type="float">
            <text:p>1.13</text:p>
          </table:table-cell>
          <table:table-cell office:value-type="float" office:value="0.420593703561461" calcext:value-type="float">
            <text:p>0.42</text:p>
          </table:table-cell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.32258064516129" calcext:value-type="float">
            <text:p>0.32</text:p>
          </table:table-cell>
          <table:table-cell office:value-type="float" office:value="0.735597048451057" calcext:value-type="float">
            <text:p>0.74</text:p>
          </table:table-cell>
          <table:table-cell office:value-type="float" office:value="1.03225806451613" calcext:value-type="float">
            <text:p>1.03</text:p>
          </table:table-cell>
          <table:table-cell office:value-type="float" office:value="0.309408485375014" calcext:value-type="float">
            <text:p>0.31</text:p>
          </table:table-cell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.387096774193548" calcext:value-type="float">
            <text:p>0.39</text:p>
          </table:table-cell>
          <table:table-cell office:value-type="float" office:value="0.790157981542961" calcext:value-type="float">
            <text:p>0.79</text:p>
          </table:table-cell>
          <table:table-cell office:value-type="float" office:value="1.12903225806452" calcext:value-type="float">
            <text:p>1.13</text:p>
          </table:table-cell>
          <table:table-cell office:value-type="float" office:value="0.491340200378316" calcext:value-type="float">
            <text:p>0.49</text:p>
          </table:table-cell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.580645161290323" calcext:value-type="float">
            <text:p>0.58</text:p>
          </table:table-cell>
          <table:table-cell office:value-type="float" office:value="2.49869893303704" calcext:value-type="float">
            <text:p>2.50</text:p>
          </table:table-cell>
          <table:table-cell office:value-type="float" office:value="1.35483870967742" calcext:value-type="float">
            <text:p>1.35</text:p>
          </table:table-cell>
          <table:table-cell office:value-type="float" office:value="2.13342655016599" calcext:value-type="float">
            <text:p>2.13</text:p>
          </table:table-cell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.193548387096774" calcext:value-type="float">
            <text:p>0.19</text:p>
          </table:table-cell>
          <table:table-cell office:value-type="float" office:value="0.591300089671721" calcext:value-type="float">
            <text:p>0.59</text:p>
          </table:table-cell>
          <table:table-cell office:value-type="float" office:value="0.935483870967742" calcext:value-type="float">
            <text:p>0.94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193548387096774" calcext:value-type="float">
            <text:p>0.19</text:p>
          </table:table-cell>
          <table:table-cell office:value-type="float" office:value="0.591300089671721" calcext:value-type="float">
            <text:p>0.59</text:p>
          </table:table-cell>
          <table:table-cell office:value-type="float" office:value="1" calcext:value-type="float">
            <text:p>1.00</text:p>
          </table:table-cell>
          <table:table-cell office:value-type="float" office:value="0.254000254000381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.193548387096774" calcext:value-type="float">
            <text:p>0.19</text:p>
          </table:table-cell>
          <table:table-cell office:value-type="float" office:value="0.591300089671721" calcext:value-type="float">
            <text:p>0.59</text:p>
          </table:table-cell>
          <table:table-cell office:value-type="float" office:value="1" calcext:value-type="float">
            <text:p>1.00</text:p>
          </table:table-cell>
          <table:table-cell office:value-type="float" office:value="0.43994134506406" calcext:value-type="float">
            <text:p>0.44</text:p>
          </table:table-cell>
          <table:table-cell table:number-columns-repeated="101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.32258064516129" calcext:value-type="float">
            <text:p>0.32</text:p>
          </table:table-cell>
          <table:table-cell office:value-type="float" office:value="0.893961707132324" calcext:value-type="float">
            <text:p>0.89</text:p>
          </table:table-cell>
          <table:table-cell office:value-type="float" office:value="1.06451612903226" calcext:value-type="float">
            <text:p>1.06</text:p>
          </table:table-cell>
          <table:table-cell office:value-type="float" office:value="0.564285667243094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.491340200378317" calcext:value-type="float">
            <text:p>0.49</text:p>
          </table:table-cell>
          <table:table-cell office:value-type="float" office:value="0.935483870967742" calcext:value-type="float">
            <text:p>0.94</text:p>
          </table:table-cell>
          <table:table-cell office:value-type="float" office:value="0.245670100189158" calcext:value-type="float">
            <text:p>0.25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612903225806452" calcext:value-type="float">
            <text:p>0.61</text:p>
          </table:table-cell>
          <table:table-cell office:value-type="float" office:value="2.67216741018487" calcext:value-type="float">
            <text:p>2.67</text:p>
          </table:table-cell>
          <table:table-cell office:value-type="float" office:value="1.32258064516129" calcext:value-type="float">
            <text:p>1.32</text:p>
          </table:table-cell>
          <table:table-cell office:value-type="float" office:value="2.51943537932473" calcext:value-type="float">
            <text:p>2.52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225806451612903" calcext:value-type="float">
            <text:p>0.23</text:p>
          </table:table-cell>
          <table:table-cell office:value-type="float" office:value="0.705264874486304" calcext:value-type="float">
            <text:p>0.71</text:p>
          </table:table-cell>
          <table:table-cell office:value-type="float" office:value="1" calcext:value-type="float">
            <text:p>1.00</text:p>
          </table:table-cell>
          <table:table-cell office:value-type="float" office:value="0.43994134506406" calcext:value-type="float">
            <text:p>0.44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.193548387096774" calcext:value-type="float">
            <text:p>0.19</text:p>
          </table:table-cell>
          <table:table-cell office:value-type="float" office:value="0.591300089671721" calcext:value-type="float">
            <text:p>0.59</text:p>
          </table:table-cell>
          <table:table-cell office:value-type="float" office:value="0.838709677419355" calcext:value-type="float">
            <text:p>0.84</text:p>
          </table:table-cell>
          <table:table-cell office:value-type="float" office:value="0.367798524225528" calcext:value-type="float">
            <text:p>0.37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.645161290322581" calcext:value-type="float">
            <text:p>0.65</text:p>
          </table:table-cell>
          <table:table-cell office:value-type="float" office:value="2.17831522788828" calcext:value-type="float">
            <text:p>2.18</text:p>
          </table:table-cell>
          <table:table-cell office:value-type="float" office:value="1.19354838709677" calcext:value-type="float">
            <text:p>1.19</text:p>
          </table:table-cell>
          <table:table-cell office:value-type="float" office:value="2.00675238903171" calcext:value-type="float">
            <text:p>2.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.80645161290323" calcext:value-type="float">
            <text:p>3.81</text:p>
          </table:table-cell>
          <table:table-cell office:value-type="float" office:value="19.3997328795024" calcext:value-type="float">
            <text:p>19.40</text:p>
          </table:table-cell>
          <table:table-cell office:value-type="float" office:value="4.35483870967742" calcext:value-type="float">
            <text:p>4.35</text:p>
          </table:table-cell>
          <table:table-cell office:value-type="float" office:value="19.1101195740706" calcext:value-type="float">
            <text:p>19.11</text:p>
          </table:table-cell>
          <table:table-cell table:number-columns-repeated="1018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.32258064516129" calcext:value-type="float">
            <text:p>0.32</text:p>
          </table:table-cell>
          <table:table-cell office:value-type="float" office:value="0.893961707132324" calcext:value-type="float">
            <text:p>0.89</text:p>
          </table:table-cell>
          <table:table-cell office:value-type="float" office:value="0.838709677419355" calcext:value-type="float">
            <text:p>0.84</text:p>
          </table:table-cell>
          <table:table-cell office:value-type="float" office:value="0.514108950016427" calcext:value-type="float">
            <text:p>0.51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258064516129032" calcext:value-type="float">
            <text:p>0.26</text:p>
          </table:table-cell>
          <table:table-cell office:value-type="float" office:value="0.670471280349243" calcext:value-type="float">
            <text:p>0.67</text:p>
          </table:table-cell>
          <table:table-cell office:value-type="float" office:value="0.580645161290323" calcext:value-type="float">
            <text:p>0.58</text:p>
          </table:table-cell>
          <table:table-cell office:value-type="float" office:value="0.554988726905976" calcext:value-type="float">
            <text:p>0.55</text:p>
          </table:table-cell>
          <table:table-cell table:number-columns-repeated="101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.258064516129032" calcext:value-type="float">
            <text:p>0.26</text:p>
          </table:table-cell>
          <table:table-cell office:value-type="float" office:value="0.670471280349243" calcext:value-type="float">
            <text:p>0.67</text:p>
          </table:table-cell>
          <table:table-cell office:value-type="float" office:value="0.806451612903226" calcext:value-type="float">
            <text:p>0.81</text:p>
          </table:table-cell>
          <table:table-cell office:value-type="float" office:value="0.591300089671721" calcext:value-type="float">
            <text:p>0.59</text:p>
          </table:table-cell>
          <table:table-cell table:number-columns-repeated="1018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.51612903225806" calcext:value-type="float">
            <text:p>2.52</text:p>
          </table:table-cell>
          <table:table-cell office:value-type="float" office:value="12.7098411648204" calcext:value-type="float">
            <text:p>12.71</text:p>
          </table:table-cell>
          <table:table-cell office:value-type="float" office:value="2.83870967741935" calcext:value-type="float">
            <text:p>2.84</text:p>
          </table:table-cell>
          <table:table-cell office:value-type="float" office:value="12.4618042865792" calcext:value-type="float">
            <text:p>12.46</text:p>
          </table:table-cell>
          <table:table-cell table:number-columns-repeated="101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.06451612903226" calcext:value-type="float">
            <text:p>4.06</text:p>
          </table:table-cell>
          <table:table-cell office:value-type="float" office:value="21.537567304852" calcext:value-type="float">
            <text:p>21.54</text:p>
          </table:table-cell>
          <table:table-cell office:value-type="float" office:value="4.41935483870968" calcext:value-type="float">
            <text:p>4.42</text:p>
          </table:table-cell>
          <table:table-cell office:value-type="float" office:value="21.2902737047337" calcext:value-type="float">
            <text:p>21.29</text:p>
          </table:table-cell>
          <table:table-cell table:number-columns-repeated="1018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.06451612903226" calcext:value-type="float">
            <text:p>2.06</text:p>
          </table:table-cell>
          <table:table-cell office:value-type="float" office:value="10.5889031503343" calcext:value-type="float">
            <text:p>10.59</text:p>
          </table:table-cell>
          <table:table-cell office:value-type="float" office:value="2.41935483870968" calcext:value-type="float">
            <text:p>2.42</text:p>
          </table:table-cell>
          <table:table-cell office:value-type="float" office:value="10.3418167541934" calcext:value-type="float">
            <text:p>10.34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354838709677419" calcext:value-type="float">
            <text:p>0.35</text:p>
          </table:table-cell>
          <table:table-cell office:value-type="float" office:value="1.15139150306934" calcext:value-type="float">
            <text:p>1.15</text:p>
          </table:table-cell>
          <table:table-cell office:value-type="float" office:value="2.03225806451613" calcext:value-type="float">
            <text:p>2.03</text:p>
          </table:table-cell>
          <table:table-cell office:value-type="float" office:value="5.06400243953301" calcext:value-type="float">
            <text:p>5.06</text:p>
          </table:table-cell>
          <table:table-cell table:number-columns-repeated="1018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.258064516129032" calcext:value-type="float">
            <text:p>0.26</text:p>
          </table:table-cell>
          <table:table-cell office:value-type="float" office:value="0.841187407122922" calcext:value-type="float">
            <text:p>0.84</text:p>
          </table:table-cell>
          <table:table-cell office:value-type="float" office:value="0.935483870967742" calcext:value-type="float">
            <text:p>0.94</text:p>
          </table:table-cell>
          <table:table-cell office:value-type="float" office:value="1.24266840543601" calcext:value-type="float">
            <text:p>1.24</text:p>
          </table:table-cell>
          <table:table-cell table:number-columns-repeated="1018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.00</text:p>
          </table:table-cell>
          <table:table-cell office:value-type="float" office:value="10.0675140282831" calcext:value-type="float">
            <text:p>10.07</text:p>
          </table:table-cell>
          <table:table-cell office:value-type="float" office:value="4.7741935483871" calcext:value-type="float">
            <text:p>4.77</text:p>
          </table:table-cell>
          <table:table-cell office:value-type="float" office:value="11.7300542512272" calcext:value-type="float">
            <text:p>11.73</text:p>
          </table:table-cell>
          <table:table-cell table:number-columns-repeated="1018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.387096774193548" calcext:value-type="float">
            <text:p>0.39</text:p>
          </table:table-cell>
          <table:table-cell office:value-type="float" office:value="0.973103427677314" calcext:value-type="float">
            <text:p>0.97</text:p>
          </table:table-cell>
          <table:table-cell office:value-type="float" office:value="2.32258064516129" calcext:value-type="float">
            <text:p>2.32</text:p>
          </table:table-cell>
          <table:table-cell office:value-type="float" office:value="5.05062817411595" calcext:value-type="float">
            <text:p>5.05</text:p>
          </table:table-cell>
          <table:table-cell table:number-columns-repeated="1018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.420593703561461" calcext:value-type="float">
            <text:p>0.42</text:p>
          </table:table-cell>
          <table:table-cell office:value-type="float" office:value="2.48387096774194" calcext:value-type="float">
            <text:p>2.48</text:p>
          </table:table-cell>
          <table:table-cell office:value-type="float" office:value="5.54088014286036" calcext:value-type="float">
            <text:p>5.54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258064516129032" calcext:value-type="float">
            <text:p>0.26</text:p>
          </table:table-cell>
          <table:table-cell office:value-type="float" office:value="1.07666575924378" calcext:value-type="float">
            <text:p>1.08</text:p>
          </table:table-cell>
          <table:table-cell office:value-type="float" office:value="2.67741935483871" calcext:value-type="float">
            <text:p>2.68</text:p>
          </table:table-cell>
          <table:table-cell office:value-type="float" office:value="5.97514797643293" calcext:value-type="float">
            <text:p>5.98</text:p>
          </table:table-cell>
          <table:table-cell table:number-columns-repeated="1018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8.09677419354839" calcext:value-type="float">
            <text:p>8.10</text:p>
          </table:table-cell>
          <table:table-cell office:value-type="float" office:value="29.7856371955102" calcext:value-type="float">
            <text:p>29.79</text:p>
          </table:table-cell>
          <table:table-cell office:value-type="float" office:value="13.5161290322581" calcext:value-type="float">
            <text:p>13.52</text:p>
          </table:table-cell>
          <table:table-cell office:value-type="float" office:value="29.3410105678833" calcext:value-type="float">
            <text:p>29.34</text:p>
          </table:table-cell>
          <table:table-cell table:number-columns-repeated="101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.00</text:p>
          </table:table-cell>
          <table:table-cell office:value-type="float" office:value="10.0546891644421" calcext:value-type="float">
            <text:p>10.05</text:p>
          </table:table-cell>
          <table:table-cell office:value-type="float" office:value="3.74193548387097" calcext:value-type="float">
            <text:p>3.74</text:p>
          </table:table-cell>
          <table:table-cell office:value-type="float" office:value="9.85038968259954" calcext:value-type="float">
            <text:p>9.85</text:p>
          </table:table-cell>
          <table:table-cell table:number-columns-repeated="1018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.290322580645161" calcext:value-type="float">
            <text:p>0.29</text:p>
          </table:table-cell>
          <table:table-cell office:value-type="float" office:value="0.681248776836867" calcext:value-type="float">
            <text:p>0.68</text:p>
          </table:table-cell>
          <table:table-cell office:value-type="float" office:value="5.96774193548387" calcext:value-type="float">
            <text:p>5.97</text:p>
          </table:table-cell>
          <table:table-cell office:value-type="float" office:value="9.34805093008523" calcext:value-type="float">
            <text:p>9.35</text:p>
          </table:table-cell>
          <table:table-cell table:number-columns-repeated="1018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.491340200378317" calcext:value-type="float">
            <text:p>0.49</text:p>
          </table:table-cell>
          <table:table-cell office:value-type="float" office:value="1.06451612903226" calcext:value-type="float">
            <text:p>1.06</text:p>
          </table:table-cell>
          <table:table-cell office:value-type="float" office:value="0.353369391938817" calcext:value-type="float">
            <text:p>0.35</text:p>
          </table:table-cell>
          <table:table-cell table:number-columns-repeated="101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193548387096774" calcext:value-type="float">
            <text:p>0.19</text:p>
          </table:table-cell>
          <table:table-cell office:value-type="float" office:value="0.779551353135134" calcext:value-type="float">
            <text:p>0.78</text:p>
          </table:table-cell>
          <table:table-cell office:value-type="float" office:value="1.16129032258065" calcext:value-type="float">
            <text:p>1.16</text:p>
          </table:table-cell>
          <table:table-cell office:value-type="float" office:value="0.627168454684632" calcext:value-type="float">
            <text:p>0.63</text:p>
          </table:table-cell>
          <table:table-cell table:number-columns-repeated="1018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225806451612903" calcext:value-type="float">
            <text:p>0.23</text:p>
          </table:table-cell>
          <table:table-cell office:value-type="float" office:value="0.791473815895826" calcext:value-type="float">
            <text:p>0.79</text:p>
          </table:table-cell>
          <table:table-cell office:value-type="float" office:value="1.29032258064516" calcext:value-type="float">
            <text:p>1.29</text:p>
          </table:table-cell>
          <table:table-cell office:value-type="float" office:value="0.681248776836867" calcext:value-type="float">
            <text:p>0.68</text:p>
          </table:table-cell>
          <table:table-cell table:number-columns-repeated="1018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514108950016427" calcext:value-type="float">
            <text:p>0.51</text:p>
          </table:table-cell>
          <table:table-cell office:value-type="float" office:value="1.19354838709677" calcext:value-type="float">
            <text:p>1.19</text:p>
          </table:table-cell>
          <table:table-cell office:value-type="float" office:value="0.591300089671721" calcext:value-type="float">
            <text:p>0.59</text:p>
          </table:table-cell>
          <table:table-cell table:number-columns-repeated="1018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.258064516129032" calcext:value-type="float">
            <text:p>0.26</text:p>
          </table:table-cell>
          <table:table-cell office:value-type="float" office:value="1.07666575924378" calcext:value-type="float">
            <text:p>1.08</text:p>
          </table:table-cell>
          <table:table-cell office:value-type="float" office:value="1.25806451612903" calcext:value-type="float">
            <text:p>1.26</text:p>
          </table:table-cell>
          <table:table-cell office:value-type="float" office:value="0.841187407122922" calcext:value-type="float">
            <text:p>0.84</text:p>
          </table:table-cell>
          <table:table-cell table:number-columns-repeated="1018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514108950016427" calcext:value-type="float">
            <text:p>0.51</text:p>
          </table:table-cell>
          <table:table-cell office:value-type="float" office:value="1.03225806451613" calcext:value-type="float">
            <text:p>1.03</text:p>
          </table:table-cell>
          <table:table-cell office:value-type="float" office:value="0.474094788925776" calcext:value-type="float">
            <text:p>0.47</text:p>
          </table:table-cell>
          <table:table-cell table:number-columns-repeated="101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.93548387096774" calcext:value-type="float">
            <text:p>1.94</text:p>
          </table:table-cell>
          <table:table-cell office:value-type="float" office:value="10.0608967851135" calcext:value-type="float">
            <text:p>10.06</text:p>
          </table:table-cell>
          <table:table-cell office:value-type="float" office:value="2.90322580645161" calcext:value-type="float">
            <text:p>2.90</text:p>
          </table:table-cell>
          <table:table-cell office:value-type="float" office:value="9.89087177314934" calcext:value-type="float">
            <text:p>9.89</text:p>
          </table:table-cell>
          <table:table-cell table:number-columns-repeated="1018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.290322580645161" calcext:value-type="float">
            <text:p>0.29</text:p>
          </table:table-cell>
          <table:table-cell office:value-type="float" office:value="0.990065113111149" calcext:value-type="float">
            <text:p>0.99</text:p>
          </table:table-cell>
          <table:table-cell office:value-type="float" office:value="1.29032258064516" calcext:value-type="float">
            <text:p>1.29</text:p>
          </table:table-cell>
          <table:table-cell office:value-type="float" office:value="0.886950134507582" calcext:value-type="float">
            <text:p>0.89</text:p>
          </table:table-cell>
          <table:table-cell table:number-columns-repeated="1018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176684695969408" calcext:value-type="float">
            <text:p>0.18</text:p>
          </table:table-cell>
          <table:table-cell office:value-type="float" office:value="1.06451612903226" calcext:value-type="float">
            <text:p>1.06</text:p>
          </table:table-cell>
          <table:table-cell office:value-type="float" office:value="0.353369391938817" calcext:value-type="float">
            <text:p>0.35</text:p>
          </table:table-cell>
          <table:table-cell table:number-columns-repeated="1018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.491340200378317" calcext:value-type="float">
            <text:p>0.49</text:p>
          </table:table-cell>
          <table:table-cell office:value-type="float" office:value="1.87096774193548" calcext:value-type="float">
            <text:p>1.87</text:p>
          </table:table-cell>
          <table:table-cell office:value-type="float" office:value="3.53546032485684" calcext:value-type="float">
            <text:p>3.54</text:p>
          </table:table-cell>
          <table:table-cell table:number-columns-repeated="1018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25806451612903" calcext:value-type="float">
            <text:p>1.26</text:p>
          </table:table-cell>
          <table:table-cell office:value-type="float" office:value="0.760633943390425" calcext:value-type="float">
            <text:p>0.76</text:p>
          </table:table-cell>
          <table:table-cell table:number-columns-repeated="1018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2" calcext:value-type="float">
            <text:p>2.00</text:p>
          </table:table-cell>
          <table:table-cell office:value-type="float" office:value="4.22740673959054" calcext:value-type="float">
            <text:p>4.23</text:p>
          </table:table-cell>
          <table:table-cell table:number-columns-repeated="1018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.389775676567567" calcext:value-type="float">
            <text:p>0.39</text:p>
          </table:table-cell>
          <table:table-cell office:value-type="float" office:value="1.29032258064516" calcext:value-type="float">
            <text:p>1.29</text:p>
          </table:table-cell>
          <table:table-cell office:value-type="float" office:value="0.578850272416979" calcext:value-type="float">
            <text:p>0.58</text:p>
          </table:table-cell>
          <table:table-cell table:number-columns-repeated="1018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.389775676567567" calcext:value-type="float">
            <text:p>0.39</text:p>
          </table:table-cell>
          <table:table-cell office:value-type="float" office:value="1.16129032258065" calcext:value-type="float">
            <text:p>1.16</text:p>
          </table:table-cell>
          <table:table-cell office:value-type="float" office:value="0.676650869787195" calcext:value-type="float">
            <text:p>0.68</text:p>
          </table:table-cell>
          <table:table-cell table:number-columns-repeated="1018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.258064516129032" calcext:value-type="float">
            <text:p>0.26</text:p>
          </table:table-cell>
          <table:table-cell office:value-type="float" office:value="0.620496260053914" calcext:value-type="float">
            <text:p>0.62</text:p>
          </table:table-cell>
          <table:table-cell office:value-type="float" office:value="1.45161290322581" calcext:value-type="float">
            <text:p>1.45</text:p>
          </table:table-cell>
          <table:table-cell office:value-type="float" office:value="0.755141929723847" calcext:value-type="float">
            <text:p>0.76</text:p>
          </table:table-cell>
          <table:table-cell table:number-columns-repeated="1018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514108950016427" calcext:value-type="float">
            <text:p>0.51</text:p>
          </table:table-cell>
          <table:table-cell office:value-type="float" office:value="1.16129032258065" calcext:value-type="float">
            <text:p>1.16</text:p>
          </table:table-cell>
          <table:table-cell office:value-type="float" office:value="0.722753435561551" calcext:value-type="float">
            <text:p>0.72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.03225806451613" calcext:value-type="float">
            <text:p>1.03</text:p>
          </table:table-cell>
          <table:table-cell office:value-type="float" office:value="5.4741849943857" calcext:value-type="float">
            <text:p>5.47</text:p>
          </table:table-cell>
          <table:table-cell office:value-type="float" office:value="2" calcext:value-type="float">
            <text:p>2.00</text:p>
          </table:table-cell>
          <table:table-cell office:value-type="float" office:value="5.32189633919727" calcext:value-type="float">
            <text:p>5.32</text:p>
          </table:table-cell>
          <table:table-cell table:number-columns-repeated="1018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.225806451612903" calcext:value-type="float">
            <text:p>0.23</text:p>
          </table:table-cell>
          <table:table-cell office:value-type="float" office:value="0.940476112071822" calcext:value-type="float">
            <text:p>0.94</text:p>
          </table:table-cell>
          <table:table-cell office:value-type="float" office:value="1.25806451612903" calcext:value-type="float">
            <text:p>1.26</text:p>
          </table:table-cell>
          <table:table-cell office:value-type="float" office:value="0.949286385133042" calcext:value-type="float">
            <text:p>0.95</text:p>
          </table:table-cell>
          <table:table-cell table:number-columns-repeated="1018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.389775676567567" calcext:value-type="float">
            <text:p>0.39</text:p>
          </table:table-cell>
          <table:table-cell office:value-type="float" office:value="1" calcext:value-type="float">
            <text:p>1.00</text:p>
          </table:table-cell>
          <table:table-cell office:value-type="float" office:value="0.508000508000762" calcext:value-type="float">
            <text:p>0.51</text:p>
          </table:table-cell>
          <table:table-cell table:number-columns-repeated="1018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1.09677419354839" calcext:value-type="float">
            <text:p>1.10</text:p>
          </table:table-cell>
          <table:table-cell office:value-type="float" office:value="0.58776990833189" calcext:value-type="float">
            <text:p>0.59</text:p>
          </table:table-cell>
          <table:table-cell table:number-columns-repeated="1018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.225806451612903" calcext:value-type="float">
            <text:p>0.23</text:p>
          </table:table-cell>
          <table:table-cell office:value-type="float" office:value="0.606931862007315" calcext:value-type="float">
            <text:p>0.61</text:p>
          </table:table-cell>
          <table:table-cell office:value-type="float" office:value="1.12903225806452" calcext:value-type="float">
            <text:p>1.13</text:p>
          </table:table-cell>
          <table:table-cell office:value-type="float" office:value="0.706738783877634" calcext:value-type="float">
            <text:p>0.71</text:p>
          </table:table-cell>
          <table:table-cell table:number-columns-repeated="1018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.389775676567567" calcext:value-type="float">
            <text:p>0.39</text:p>
          </table:table-cell>
          <table:table-cell office:value-type="float" office:value="1" calcext:value-type="float">
            <text:p>1.00</text:p>
          </table:table-cell>
          <table:table-cell office:value-type="float" office:value="0.508000508000762" calcext:value-type="float">
            <text:p>0.51</text:p>
          </table:table-cell>
          <table:table-cell table:number-columns-repeated="1018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176684695969409" calcext:value-type="float">
            <text:p>0.18</text:p>
          </table:table-cell>
          <table:table-cell office:value-type="float" office:value="0.935483870967742" calcext:value-type="float">
            <text:p>0.94</text:p>
          </table:table-cell>
          <table:table-cell office:value-type="float" office:value="0.353369391938817" calcext:value-type="float">
            <text:p>0.35</text:p>
          </table:table-cell>
          <table:table-cell table:number-columns-repeated="1018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.530054087908225" calcext:value-type="float">
            <text:p>0.53</text:p>
          </table:table-cell>
          <table:table-cell office:value-type="float" office:value="0.903225806451613" calcext:value-type="float">
            <text:p>0.90</text:p>
          </table:table-cell>
          <table:table-cell office:value-type="float" office:value="0.58776990833189" calcext:value-type="float">
            <text:p>0.59</text:p>
          </table:table-cell>
          <table:table-cell table:number-columns-repeated="1018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.491340200378317" calcext:value-type="float">
            <text:p>0.49</text:p>
          </table:table-cell>
          <table:table-cell office:value-type="float" office:value="2.41935483870968" calcext:value-type="float">
            <text:p>2.42</text:p>
          </table:table-cell>
          <table:table-cell office:value-type="float" office:value="4.91064803258144" calcext:value-type="float">
            <text:p>4.91</text:p>
          </table:table-cell>
          <table:table-cell table:number-columns-repeated="1018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.530054087908225" calcext:value-type="float">
            <text:p>0.53</text:p>
          </table:table-cell>
          <table:table-cell office:value-type="float" office:value="1.93548387096774" calcext:value-type="float">
            <text:p>1.94</text:p>
          </table:table-cell>
          <table:table-cell office:value-type="float" office:value="3.653857739263" calcext:value-type="float">
            <text:p>3.65</text:p>
          </table:table-cell>
          <table:table-cell table:number-columns-repeated="1018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176684695969409" calcext:value-type="float">
            <text:p>0.18</text:p>
          </table:table-cell>
          <table:table-cell office:value-type="float" office:value="2.67741935483871" calcext:value-type="float">
            <text:p>2.68</text:p>
          </table:table-cell>
          <table:table-cell office:value-type="float" office:value="5.92091479840303" calcext:value-type="float">
            <text:p>5.92</text:p>
          </table:table-cell>
          <table:table-cell table:number-columns-repeated="1018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514108950016427" calcext:value-type="float">
            <text:p>0.51</text:p>
          </table:table-cell>
          <table:table-cell office:value-type="float" office:value="1.83870967741935" calcext:value-type="float">
            <text:p>1.84</text:p>
          </table:table-cell>
          <table:table-cell office:value-type="float" office:value="4.2812176003468" calcext:value-type="float">
            <text:p>4.28</text:p>
          </table:table-cell>
          <table:table-cell table:number-columns-repeated="1018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.516129032258065" calcext:value-type="float">
            <text:p>0.52</text:p>
          </table:table-cell>
          <table:table-cell office:value-type="float" office:value="2.65027043954113" calcext:value-type="float">
            <text:p>2.65</text:p>
          </table:table-cell>
          <table:table-cell office:value-type="float" office:value="1.48387096774194" calcext:value-type="float">
            <text:p>1.48</text:p>
          </table:table-cell>
          <table:table-cell office:value-type="float" office:value="2.5256231136856" calcext:value-type="float">
            <text:p>2.53</text:p>
          </table:table-cell>
          <table:table-cell table:number-columns-repeated="1018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.193548387096774" calcext:value-type="float">
            <text:p>0.19</text:p>
          </table:table-cell>
          <table:table-cell office:value-type="float" office:value="0.643546365911613" calcext:value-type="float">
            <text:p>0.64</text:p>
          </table:table-cell>
          <table:table-cell office:value-type="float" office:value="1.16129032258065" calcext:value-type="float">
            <text:p>1.16</text:p>
          </table:table-cell>
          <table:table-cell office:value-type="float" office:value="0.722753435561551" calcext:value-type="float">
            <text:p>0.72</text:p>
          </table:table-cell>
          <table:table-cell table:number-columns-repeated="1018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1.03225806451613" calcext:value-type="float">
            <text:p>1.03</text:p>
          </table:table-cell>
          <table:table-cell office:value-type="float" office:value="0.537849419372034" calcext:value-type="float">
            <text:p>0.54</text:p>
          </table:table-cell>
          <table:table-cell table:number-columns-repeated="1018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508000508000762" calcext:value-type="float">
            <text:p>0.51</text:p>
          </table:table-cell>
          <table:table-cell table:number-columns-repeated="1018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.389775676567567" calcext:value-type="float">
            <text:p>0.39</text:p>
          </table:table-cell>
          <table:table-cell office:value-type="float" office:value="1.03225806451613" calcext:value-type="float">
            <text:p>1.03</text:p>
          </table:table-cell>
          <table:table-cell office:value-type="float" office:value="0.594809319825347" calcext:value-type="float">
            <text:p>0.59</text:p>
          </table:table-cell>
          <table:table-cell table:number-columns-repeated="1018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.389775676567567" calcext:value-type="float">
            <text:p>0.39</text:p>
          </table:table-cell>
          <table:table-cell office:value-type="float" office:value="1" calcext:value-type="float">
            <text:p>1.00</text:p>
          </table:table-cell>
          <table:table-cell office:value-type="float" office:value="0.567961834247065" calcext:value-type="float">
            <text:p>0.57</text:p>
          </table:table-cell>
          <table:table-cell table:number-columns-repeated="1018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514108950016427" calcext:value-type="float">
            <text:p>0.51</text:p>
          </table:table-cell>
          <table:table-cell office:value-type="float" office:value="3.83870967741935" calcext:value-type="float">
            <text:p>3.84</text:p>
          </table:table-cell>
          <table:table-cell office:value-type="float" office:value="6.82545886059306" calcext:value-type="float">
            <text:p>6.83</text:p>
          </table:table-cell>
          <table:table-cell table:number-columns-repeated="1018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.774193548387097" calcext:value-type="float">
            <text:p>0.77</text:p>
          </table:table-cell>
          <table:table-cell office:value-type="float" office:value="4.2404327032658" calcext:value-type="float">
            <text:p>4.24</text:p>
          </table:table-cell>
          <table:table-cell office:value-type="float" office:value="1.45161290322581" calcext:value-type="float">
            <text:p>1.45</text:p>
          </table:table-cell>
          <table:table-cell office:value-type="float" office:value="1.18699158019188" calcext:value-type="float">
            <text:p>1.19</text:p>
          </table:table-cell>
          <table:table-cell table:number-columns-repeated="1018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3.38709677419355" calcext:value-type="float">
            <text:p>3.39</text:p>
          </table:table-cell>
          <table:table-cell office:value-type="float" office:value="7.0787160278922" calcext:value-type="float">
            <text:p>7.08</text:p>
          </table:table-cell>
          <table:table-cell table:number-columns-repeated="1018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.32258064516129" calcext:value-type="float">
            <text:p>0.32</text:p>
          </table:table-cell>
          <table:table-cell office:value-type="float" office:value="0.589537641370873" calcext:value-type="float">
            <text:p>0.59</text:p>
          </table:table-cell>
          <table:table-cell office:value-type="float" office:value="1.12903225806452" calcext:value-type="float">
            <text:p>1.13</text:p>
          </table:table-cell>
          <table:table-cell office:value-type="float" office:value="0.420593703561461" calcext:value-type="float">
            <text:p>0.42</text:p>
          </table:table-cell>
          <table:table-cell table:number-columns-repeated="1018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1.12903225806452" calcext:value-type="float">
            <text:p>1.13</text:p>
          </table:table-cell>
          <table:table-cell office:value-type="float" office:value="0.420593703561461" calcext:value-type="float">
            <text:p>0.42</text:p>
          </table:table-cell>
          <table:table-cell table:number-columns-repeated="1018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office:value-type="float" office:value="1.09677419354839" calcext:value-type="float">
            <text:p>1.10</text:p>
          </table:table-cell>
          <table:table-cell office:value-type="float" office:value="0.295650044835861" calcext:value-type="float">
            <text:p>0.30</text:p>
          </table:table-cell>
          <table:table-cell table:number-columns-repeated="1018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2.12903225806452" calcext:value-type="float">
            <text:p>2.13</text:p>
          </table:table-cell>
          <table:table-cell office:value-type="float" office:value="6.03613813456954" calcext:value-type="float">
            <text:p>6.04</text:p>
          </table:table-cell>
          <table:table-cell office:value-type="float" office:value="3.09677419354839" calcext:value-type="float">
            <text:p>3.10</text:p>
          </table:table-cell>
          <table:table-cell office:value-type="float" office:value="5.94249235595843" calcext:value-type="float">
            <text:p>5.94</text:p>
          </table:table-cell>
          <table:table-cell table:number-columns-repeated="1018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176684695969409" calcext:value-type="float">
            <text:p>0.18</text:p>
          </table:table-cell>
          <table:table-cell office:value-type="float" office:value="0.967741935483871" calcext:value-type="float">
            <text:p>0.97</text:p>
          </table:table-cell>
          <table:table-cell office:value-type="float" office:value="0.309408485375014" calcext:value-type="float">
            <text:p>0.31</text:p>
          </table:table-cell>
          <table:table-cell table:number-columns-repeated="1018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514108950016427" calcext:value-type="float">
            <text:p>0.51</text:p>
          </table:table-cell>
          <table:table-cell office:value-type="float" office:value="1.06451612903226" calcext:value-type="float">
            <text:p>1.06</text:p>
          </table:table-cell>
          <table:table-cell office:value-type="float" office:value="0.353369391938817" calcext:value-type="float">
            <text:p>0.35</text:p>
          </table:table-cell>
          <table:table-cell table:number-columns-repeated="1018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4.87096774193548" calcext:value-type="float">
            <text:p>4.87</text:p>
          </table:table-cell>
          <table:table-cell office:value-type="float" office:value="15.9003792518857" calcext:value-type="float">
            <text:p>15.90</text:p>
          </table:table-cell>
          <table:table-cell office:value-type="float" office:value="5.80645161290323" calcext:value-type="float">
            <text:p>5.81</text:p>
          </table:table-cell>
          <table:table-cell office:value-type="float" office:value="15.6172348030251" calcext:value-type="float">
            <text:p>15.62</text:p>
          </table:table-cell>
          <table:table-cell table:number-columns-repeated="1018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.16129032258064" calcext:value-type="float">
            <text:p>2.16</text:p>
          </table:table-cell>
          <table:table-cell office:value-type="float" office:value="8.33607308413859" calcext:value-type="float">
            <text:p>8.34</text:p>
          </table:table-cell>
          <table:table-cell office:value-type="float" office:value="3.06451612903226" calcext:value-type="float">
            <text:p>3.06</text:p>
          </table:table-cell>
          <table:table-cell office:value-type="float" office:value="8.1118610245737" calcext:value-type="float">
            <text:p>8.11</text:p>
          </table:table-cell>
          <table:table-cell table:number-columns-repeated="1018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.00</text:p>
          </table:table-cell>
          <table:table-cell office:value-type="float" office:value="13.114877048604" calcext:value-type="float">
            <text:p>13.11</text:p>
          </table:table-cell>
          <table:table-cell office:value-type="float" office:value="4.90322580645161" calcext:value-type="float">
            <text:p>4.90</text:p>
          </table:table-cell>
          <table:table-cell office:value-type="float" office:value="12.9847425073149" calcext:value-type="float">
            <text:p>12.98</text:p>
          </table:table-cell>
          <table:table-cell table:number-columns-repeated="1018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5.25806451612903" calcext:value-type="float">
            <text:p>5.26</text:p>
          </table:table-cell>
          <table:table-cell office:value-type="float" office:value="15.063238185762" calcext:value-type="float">
            <text:p>15.06</text:p>
          </table:table-cell>
          <table:table-cell office:value-type="float" office:value="6.12903225806452" calcext:value-type="float">
            <text:p>6.13</text:p>
          </table:table-cell>
          <table:table-cell office:value-type="float" office:value="15.0048205920284" calcext:value-type="float">
            <text:p>15.00</text:p>
          </table:table-cell>
          <table:table-cell table:number-columns-repeated="1018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0.290322580645161" calcext:value-type="float">
            <text:p>0.29</text:p>
          </table:table-cell>
          <table:table-cell office:value-type="float" office:value="0.956928837044602" calcext:value-type="float">
            <text:p>0.96</text:p>
          </table:table-cell>
          <table:table-cell office:value-type="float" office:value="1.16129032258065" calcext:value-type="float">
            <text:p>1.16</text:p>
          </table:table-cell>
          <table:table-cell office:value-type="float" office:value="0.883423479847042" calcext:value-type="float">
            <text:p>0.88</text:p>
          </table:table-cell>
          <table:table-cell table:number-columns-repeated="1018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5.35483870967742" calcext:value-type="float">
            <text:p>5.35</text:p>
          </table:table-cell>
          <table:table-cell office:value-type="float" office:value="15.8328942743586" calcext:value-type="float">
            <text:p>15.83</text:p>
          </table:table-cell>
          <table:table-cell office:value-type="float" office:value="6.16129032258065" calcext:value-type="float">
            <text:p>6.16</text:p>
          </table:table-cell>
          <table:table-cell office:value-type="float" office:value="15.560696506083" calcext:value-type="float">
            <text:p>15.56</text:p>
          </table:table-cell>
          <table:table-cell table:number-columns-repeated="1018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2.09677419354839" calcext:value-type="float">
            <text:p>2.10</text:p>
          </table:table-cell>
          <table:table-cell office:value-type="float" office:value="9.02096067664949" calcext:value-type="float">
            <text:p>9.02</text:p>
          </table:table-cell>
          <table:table-cell office:value-type="float" office:value="2.80645161290323" calcext:value-type="float">
            <text:p>2.81</text:p>
          </table:table-cell>
          <table:table-cell office:value-type="float" office:value="8.85881866018885" calcext:value-type="float">
            <text:p>8.86</text:p>
          </table:table-cell>
          <table:table-cell table:number-columns-repeated="1018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0.483870967741936" calcext:value-type="float">
            <text:p>0.48</text:p>
          </table:table-cell>
          <table:table-cell office:value-type="float" office:value="1.16039391926484" calcext:value-type="float">
            <text:p>1.16</text:p>
          </table:table-cell>
          <table:table-cell office:value-type="float" office:value="1.16129032258065" calcext:value-type="float">
            <text:p>1.16</text:p>
          </table:table-cell>
          <table:table-cell office:value-type="float" office:value="0.919213345082258" calcext:value-type="float">
            <text:p>0.92</text:p>
          </table:table-cell>
          <table:table-cell table:number-columns-repeated="1018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.516129032258065" calcext:value-type="float">
            <text:p>0.52</text:p>
          </table:table-cell>
          <table:table-cell office:value-type="float" office:value="1.36478682589072" calcext:value-type="float">
            <text:p>1.36</text:p>
          </table:table-cell>
          <table:table-cell office:value-type="float" office:value="1.29032258064516" calcext:value-type="float">
            <text:p>1.29</text:p>
          </table:table-cell>
          <table:table-cell office:value-type="float" office:value="1.24934946651852" calcext:value-type="float">
            <text:p>1.25</text:p>
          </table:table-cell>
          <table:table-cell table:number-columns-repeated="1018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0.612903225806452" calcext:value-type="float">
            <text:p>0.61</text:p>
          </table:table-cell>
          <table:table-cell office:value-type="float" office:value="1.57965736086391" calcext:value-type="float">
            <text:p>1.58</text:p>
          </table:table-cell>
          <table:table-cell office:value-type="float" office:value="1.74193548387097" calcext:value-type="float">
            <text:p>1.74</text:p>
          </table:table-cell>
          <table:table-cell office:value-type="float" office:value="3.60973363270248" calcext:value-type="float">
            <text:p>3.61</text:p>
          </table:table-cell>
          <table:table-cell table:number-columns-repeated="1018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0.709677419354839" calcext:value-type="float">
            <text:p>0.71</text:p>
          </table:table-cell>
          <table:table-cell office:value-type="float" office:value="1.32454613984825" calcext:value-type="float">
            <text:p>1.32</text:p>
          </table:table-cell>
          <table:table-cell office:value-type="float" office:value="1.54838709677419" calcext:value-type="float">
            <text:p>1.55</text:p>
          </table:table-cell>
          <table:table-cell office:value-type="float" office:value="1.31587600350782" calcext:value-type="float">
            <text:p>1.32</text:p>
          </table:table-cell>
          <table:table-cell table:number-columns-repeated="1018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0.258064516129032" calcext:value-type="float">
            <text:p>0.26</text:p>
          </table:table-cell>
          <table:table-cell office:value-type="float" office:value="0.505947972301875" calcext:value-type="float">
            <text:p>0.51</text:p>
          </table:table-cell>
          <table:table-cell office:value-type="float" office:value="1.87096774193548" calcext:value-type="float">
            <text:p>1.87</text:p>
          </table:table-cell>
          <table:table-cell office:value-type="float" office:value="4.29359564696125" calcext:value-type="float">
            <text:p>4.29</text:p>
          </table:table-cell>
          <table:table-cell table:number-columns-repeated="1018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0.258064516129032" calcext:value-type="float">
            <text:p>0.26</text:p>
          </table:table-cell>
          <table:table-cell office:value-type="float" office:value="0.505947972301875" calcext:value-type="float">
            <text:p>0.51</text:p>
          </table:table-cell>
          <table:table-cell office:value-type="float" office:value="1.12903225806452" calcext:value-type="float">
            <text:p>1.13</text:p>
          </table:table-cell>
          <table:table-cell office:value-type="float" office:value="0.792787466286742" calcext:value-type="float">
            <text:p>0.79</text:p>
          </table:table-cell>
          <table:table-cell table:number-columns-repeated="1018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225806451612903" calcext:value-type="float">
            <text:p>0.23</text:p>
          </table:table-cell>
          <table:table-cell office:value-type="float" office:value="0.551226048085002" calcext:value-type="float">
            <text:p>0.55</text:p>
          </table:table-cell>
          <table:table-cell office:value-type="float" office:value="1" calcext:value-type="float">
            <text:p>1.00</text:p>
          </table:table-cell>
          <table:table-cell office:value-type="float" office:value="0.762000762001143" calcext:value-type="float">
            <text:p>0.76</text:p>
          </table:table-cell>
          <table:table-cell table:number-columns-repeated="1018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0.225806451612903" calcext:value-type="float">
            <text:p>0.23</text:p>
          </table:table-cell>
          <table:table-cell office:value-type="float" office:value="0.606931862007315" calcext:value-type="float">
            <text:p>0.61</text:p>
          </table:table-cell>
          <table:table-cell office:value-type="float" office:value="0.935483870967742" calcext:value-type="float">
            <text:p>0.94</text:p>
          </table:table-cell>
          <table:table-cell office:value-type="float" office:value="0.618816970750028" calcext:value-type="float">
            <text:p>0.62</text:p>
          </table:table-cell>
          <table:table-cell table:number-columns-repeated="1018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.491340200378317" calcext:value-type="float">
            <text:p>0.49</text:p>
          </table:table-cell>
          <table:table-cell office:value-type="float" office:value="0.870967741935484" calcext:value-type="float">
            <text:p>0.87</text:p>
          </table:table-cell>
          <table:table-cell office:value-type="float" office:value="0.608643944003652" calcext:value-type="float">
            <text:p>0.61</text:p>
          </table:table-cell>
          <table:table-cell table:number-columns-repeated="1018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0.32258064516129" calcext:value-type="float">
            <text:p>0.32</text:p>
          </table:table-cell>
          <table:table-cell office:value-type="float" office:value="0.735597048451057" calcext:value-type="float">
            <text:p>0.74</text:p>
          </table:table-cell>
          <table:table-cell office:value-type="float" office:value="0.967741935483871" calcext:value-type="float">
            <text:p>0.97</text:p>
          </table:table-cell>
          <table:table-cell office:value-type="float" office:value="0.739828705882562" calcext:value-type="float">
            <text:p>0.74</text:p>
          </table:table-cell>
          <table:table-cell table:number-columns-repeated="1018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0.838709677419355" calcext:value-type="float">
            <text:p>0.84</text:p>
          </table:table-cell>
          <table:table-cell office:value-type="float" office:value="0.573431897891328" calcext:value-type="float">
            <text:p>0.57</text:p>
          </table:table-cell>
          <table:table-cell table:number-columns-repeated="1018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0.967741935483871" calcext:value-type="float">
            <text:p>0.97</text:p>
          </table:table-cell>
          <table:table-cell office:value-type="float" office:value="0.646772182443981" calcext:value-type="float">
            <text:p>0.65</text:p>
          </table:table-cell>
          <table:table-cell table:number-columns-repeated="1018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0.225806451612903" calcext:value-type="float">
            <text:p>0.23</text:p>
          </table:table-cell>
          <table:table-cell office:value-type="float" office:value="0.606931862007315" calcext:value-type="float">
            <text:p>0.61</text:p>
          </table:table-cell>
          <table:table-cell office:value-type="float" office:value="1.09677419354839" calcext:value-type="float">
            <text:p>1.10</text:p>
          </table:table-cell>
          <table:table-cell office:value-type="float" office:value="0.817345771569027" calcext:value-type="float">
            <text:p>0.82</text:p>
          </table:table-cell>
          <table:table-cell table:number-columns-repeated="1018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0.935483870967742" calcext:value-type="float">
            <text:p>0.94</text:p>
          </table:table-cell>
          <table:table-cell office:value-type="float" office:value="2.36827804425518" calcext:value-type="float">
            <text:p>2.37</text:p>
          </table:table-cell>
          <table:table-cell office:value-type="float" office:value="2.96774193548387" calcext:value-type="float">
            <text:p>2.97</text:p>
          </table:table-cell>
          <table:table-cell office:value-type="float" office:value="5.93232735141702" calcext:value-type="float">
            <text:p>5.93</text:p>
          </table:table-cell>
          <table:table-cell table:number-columns-repeated="1018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0.225806451612903" calcext:value-type="float">
            <text:p>0.23</text:p>
          </table:table-cell>
          <table:table-cell office:value-type="float" office:value="0.606931862007315" calcext:value-type="float">
            <text:p>0.61</text:p>
          </table:table-cell>
          <table:table-cell office:value-type="float" office:value="1.41935483870968" calcext:value-type="float">
            <text:p>1.42</text:p>
          </table:table-cell>
          <table:table-cell office:value-type="float" office:value="1.36249755367373" calcext:value-type="float">
            <text:p>1.36</text:p>
          </table:table-cell>
          <table:table-cell table:number-columns-repeated="1018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0.225806451612903" calcext:value-type="float">
            <text:p>0.23</text:p>
          </table:table-cell>
          <table:table-cell office:value-type="float" office:value="0.940476112071822" calcext:value-type="float">
            <text:p>0.94</text:p>
          </table:table-cell>
          <table:table-cell office:value-type="float" office:value="3.32258064516129" calcext:value-type="float">
            <text:p>3.32</text:p>
          </table:table-cell>
          <table:table-cell office:value-type="float" office:value="7.1363996379045" calcext:value-type="float">
            <text:p>7.14</text:p>
          </table:table-cell>
          <table:table-cell table:number-columns-repeated="101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.29032258064516" calcext:value-type="float">
            <text:p>2.29</text:p>
          </table:table-cell>
          <table:table-cell office:value-type="float" office:value="12.0032080345943" calcext:value-type="float">
            <text:p>12.00</text:p>
          </table:table-cell>
          <table:table-cell office:value-type="float" office:value="3.03225806451613" calcext:value-type="float">
            <text:p>3.03</text:p>
          </table:table-cell>
          <table:table-cell office:value-type="float" office:value="11.6908673233474" calcext:value-type="float">
            <text:p>11.69</text:p>
          </table:table-cell>
          <table:table-cell table:number-columns-repeated="1018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5.58064516129032" calcext:value-type="float">
            <text:p>5.58</text:p>
          </table:table-cell>
          <table:table-cell office:value-type="float" office:value="16.8135394626232" calcext:value-type="float">
            <text:p>16.81</text:p>
          </table:table-cell>
          <table:table-cell office:value-type="float" office:value="7.51612903225807" calcext:value-type="float">
            <text:p>7.52</text:p>
          </table:table-cell>
          <table:table-cell office:value-type="float" office:value="16.6866200364668" calcext:value-type="float">
            <text:p>16.69</text:p>
          </table:table-cell>
          <table:table-cell table:number-columns-repeated="1018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0.483870967741936" calcext:value-type="float">
            <text:p>0.48</text:p>
          </table:table-cell>
          <table:table-cell office:value-type="float" office:value="1.49991328226615" calcext:value-type="float">
            <text:p>1.50</text:p>
          </table:table-cell>
          <table:table-cell office:value-type="float" office:value="1.38709677419355" calcext:value-type="float">
            <text:p>1.39</text:p>
          </table:table-cell>
          <table:table-cell office:value-type="float" office:value="1.59994797001771" calcext:value-type="float">
            <text:p>1.60</text:p>
          </table:table-cell>
          <table:table-cell table:number-columns-repeated="1018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0.258064516129032" calcext:value-type="float">
            <text:p>0.26</text:p>
          </table:table-cell>
          <table:table-cell office:value-type="float" office:value="0.670471280349243" calcext:value-type="float">
            <text:p>0.67</text:p>
          </table:table-cell>
          <table:table-cell office:value-type="float" office:value="2.45161290322581" calcext:value-type="float">
            <text:p>2.45</text:p>
          </table:table-cell>
          <table:table-cell office:value-type="float" office:value="5.92881813646847" calcext:value-type="float">
            <text:p>5.93</text:p>
          </table:table-cell>
          <table:table-cell table:number-columns-repeated="1018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0.32258064516129" calcext:value-type="float">
            <text:p>0.32</text:p>
          </table:table-cell>
          <table:table-cell office:value-type="float" office:value="0.778215360117085" calcext:value-type="float">
            <text:p>0.78</text:p>
          </table:table-cell>
          <table:table-cell office:value-type="float" office:value="1.03225806451613" calcext:value-type="float">
            <text:p>1.03</text:p>
          </table:table-cell>
          <table:table-cell office:value-type="float" office:value="0.537849419372034" calcext:value-type="float">
            <text:p>0.54</text:p>
          </table:table-cell>
          <table:table-cell table:number-columns-repeated="1018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0.32258064516129" calcext:value-type="float">
            <text:p>0.32</text:p>
          </table:table-cell>
          <table:table-cell office:value-type="float" office:value="0.857118081005576" calcext:value-type="float">
            <text:p>0.86</text:p>
          </table:table-cell>
          <table:table-cell office:value-type="float" office:value="1.03225806451613" calcext:value-type="float">
            <text:p>1.03</text:p>
          </table:table-cell>
          <table:table-cell office:value-type="float" office:value="0.594809319825348" calcext:value-type="float">
            <text:p>0.59</text:p>
          </table:table-cell>
          <table:table-cell table:number-columns-repeated="1018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0.516129032258065" calcext:value-type="float">
            <text:p>0.52</text:p>
          </table:table-cell>
          <table:table-cell office:value-type="float" office:value="1.31666655690055" calcext:value-type="float">
            <text:p>1.32</text:p>
          </table:table-cell>
          <table:table-cell office:value-type="float" office:value="1.32258064516129" calcext:value-type="float">
            <text:p>1.32</text:p>
          </table:table-cell>
          <table:table-cell office:value-type="float" office:value="0.818617905835453" calcext:value-type="float">
            <text:p>0.82</text:p>
          </table:table-cell>
          <table:table-cell table:number-columns-repeated="1018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0.419354838709677" calcext:value-type="float">
            <text:p>0.42</text:p>
          </table:table-cell>
          <table:table-cell office:value-type="float" office:value="0.871564908781052" calcext:value-type="float">
            <text:p>0.87</text:p>
          </table:table-cell>
          <table:table-cell office:value-type="float" office:value="1.09677419354839" calcext:value-type="float">
            <text:p>1.10</text:p>
          </table:table-cell>
          <table:table-cell office:value-type="float" office:value="0.688843758195569" calcext:value-type="float">
            <text:p>0.69</text:p>
          </table:table-cell>
          <table:table-cell table:number-columns-repeated="1018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0.645161290322581" calcext:value-type="float">
            <text:p>0.65</text:p>
          </table:table-cell>
          <table:table-cell office:value-type="float" office:value="1.61741304989957" calcext:value-type="float">
            <text:p>1.62</text:p>
          </table:table-cell>
          <table:table-cell office:value-type="float" office:value="1.29032258064516" calcext:value-type="float">
            <text:p>1.29</text:p>
          </table:table-cell>
          <table:table-cell office:value-type="float" office:value="1.14140683954543" calcext:value-type="float">
            <text:p>1.14</text:p>
          </table:table-cell>
          <table:table-cell table:number-columns-repeated="1018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0.67741935483871" calcext:value-type="float">
            <text:p>0.68</text:p>
          </table:table-cell>
          <table:table-cell office:value-type="float" office:value="1.67307128772773" calcext:value-type="float">
            <text:p>1.67</text:p>
          </table:table-cell>
          <table:table-cell office:value-type="float" office:value="1.32258064516129" calcext:value-type="float">
            <text:p>1.32</text:p>
          </table:table-cell>
          <table:table-cell office:value-type="float" office:value="1.17465428748601" calcext:value-type="float">
            <text:p>1.17</text:p>
          </table:table-cell>
          <table:table-cell table:number-columns-repeated="1018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3.19354838709677" calcext:value-type="float">
            <text:p>3.19</text:p>
          </table:table-cell>
          <table:table-cell office:value-type="float" office:value="11.5211428500058" calcext:value-type="float">
            <text:p>11.52</text:p>
          </table:table-cell>
          <table:table-cell office:value-type="float" office:value="3.90322580645161" calcext:value-type="float">
            <text:p>3.90</text:p>
          </table:table-cell>
          <table:table-cell office:value-type="float" office:value="11.3232698990652" calcext:value-type="float">
            <text:p>11.32</text:p>
          </table:table-cell>
          <table:table-cell table:number-columns-repeated="1018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4.70967741935484" calcext:value-type="float">
            <text:p>4.71</text:p>
          </table:table-cell>
          <table:table-cell office:value-type="float" office:value="14.5916316016807" calcext:value-type="float">
            <text:p>14.59</text:p>
          </table:table-cell>
          <table:table-cell office:value-type="float" office:value="5.51612903225807" calcext:value-type="float">
            <text:p>5.52</text:p>
          </table:table-cell>
          <table:table-cell office:value-type="float" office:value="14.3456657897461" calcext:value-type="float">
            <text:p>14.35</text:p>
          </table:table-cell>
          <table:table-cell table:number-columns-repeated="1018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0.548387096774194" calcext:value-type="float">
            <text:p>0.55</text:p>
          </table:table-cell>
          <table:table-cell office:value-type="float" office:value="1.49921935982223" calcext:value-type="float">
            <text:p>1.50</text:p>
          </table:table-cell>
          <table:table-cell office:value-type="float" office:value="1.38709677419355" calcext:value-type="float">
            <text:p>1.39</text:p>
          </table:table-cell>
          <table:table-cell office:value-type="float" office:value="1.31191609081695" calcext:value-type="float">
            <text:p>1.31</text:p>
          </table:table-cell>
          <table:table-cell table:number-columns-repeated="1018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446980853566162" calcext:value-type="float">
            <text:p>0.45</text:p>
          </table:table-cell>
          <table:table-cell office:value-type="float" office:value="0.967741935483871" calcext:value-type="float">
            <text:p>0.97</text:p>
          </table:table-cell>
          <table:table-cell office:value-type="float" office:value="0.594809319825348" calcext:value-type="float">
            <text:p>0.59</text:p>
          </table:table-cell>
          <table:table-cell table:number-columns-repeated="1018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0.290322580645161" calcext:value-type="float">
            <text:p>0.29</text:p>
          </table:table-cell>
          <table:table-cell office:value-type="float" office:value="0.81095516709526" calcext:value-type="float">
            <text:p>0.81</text:p>
          </table:table-cell>
          <table:table-cell office:value-type="float" office:value="1.16129032258065" calcext:value-type="float">
            <text:p>1.16</text:p>
          </table:table-cell>
          <table:table-cell office:value-type="float" office:value="0.807096516335278" calcext:value-type="float">
            <text:p>0.81</text:p>
          </table:table-cell>
          <table:table-cell table:number-columns-repeated="1018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0.193548387096774" calcext:value-type="float">
            <text:p>0.19</text:p>
          </table:table-cell>
          <table:table-cell office:value-type="float" office:value="0.895124962936233" calcext:value-type="float">
            <text:p>0.90</text:p>
          </table:table-cell>
          <table:table-cell office:value-type="float" office:value="1.12903225806452" calcext:value-type="float">
            <text:p>1.13</text:p>
          </table:table-cell>
          <table:table-cell office:value-type="float" office:value="0.906675440164851" calcext:value-type="float">
            <text:p>0.91</text:p>
          </table:table-cell>
          <table:table-cell table:number-columns-repeated="1018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446980853566162" calcext:value-type="float">
            <text:p>0.45</text:p>
          </table:table-cell>
          <table:table-cell office:value-type="float" office:value="1.03225806451613" calcext:value-type="float">
            <text:p>1.03</text:p>
          </table:table-cell>
          <table:table-cell office:value-type="float" office:value="0.646772182443982" calcext:value-type="float">
            <text:p>0.65</text:p>
          </table:table-cell>
          <table:table-cell table:number-columns-repeated="1018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office:value-type="float" office:value="0.935483870967742" calcext:value-type="float">
            <text:p>0.94</text:p>
          </table:table-cell>
          <table:table-cell office:value-type="float" office:value="0.435185082684904" calcext:value-type="float">
            <text:p>0.44</text:p>
          </table:table-cell>
          <table:table-cell table:number-columns-repeated="1018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176684695969409" calcext:value-type="float">
            <text:p>0.18</text:p>
          </table:table-cell>
          <table:table-cell office:value-type="float" office:value="0.870967741935484" calcext:value-type="float">
            <text:p>0.87</text:p>
          </table:table-cell>
          <table:table-cell office:value-type="float" office:value="0.420593703561461" calcext:value-type="float">
            <text:p>0.42</text:p>
          </table:table-cell>
          <table:table-cell table:number-columns-repeated="1018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446980853566162" calcext:value-type="float">
            <text:p>0.45</text:p>
          </table:table-cell>
          <table:table-cell office:value-type="float" office:value="0.967741935483871" calcext:value-type="float">
            <text:p>0.97</text:p>
          </table:table-cell>
          <table:table-cell office:value-type="float" office:value="0.537849419372035" calcext:value-type="float">
            <text:p>0.54</text:p>
          </table:table-cell>
          <table:table-cell table:number-columns-repeated="1018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446980853566162" calcext:value-type="float">
            <text:p>0.45</text:p>
          </table:table-cell>
          <table:table-cell office:value-type="float" office:value="0.935483870967742" calcext:value-type="float">
            <text:p>0.94</text:p>
          </table:table-cell>
          <table:table-cell office:value-type="float" office:value="0.503887075864945" calcext:value-type="float">
            <text:p>0.50</text:p>
          </table:table-cell>
          <table:table-cell table:number-columns-repeated="1018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.295650044835861" calcext:value-type="float">
            <text:p>0.30</text:p>
          </table:table-cell>
          <table:table-cell office:value-type="float" office:value="0.870967741935484" calcext:value-type="float">
            <text:p>0.87</text:p>
          </table:table-cell>
          <table:table-cell office:value-type="float" office:value="0.420593703561461" calcext:value-type="float">
            <text:p>0.42</text:p>
          </table:table-cell>
          <table:table-cell table:number-columns-repeated="1018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176684695969408" calcext:value-type="float">
            <text:p>0.18</text:p>
          </table:table-cell>
          <table:table-cell office:value-type="float" office:value="0.870967741935484" calcext:value-type="float">
            <text:p>0.87</text:p>
          </table:table-cell>
          <table:table-cell office:value-type="float" office:value="0.420593703561461" calcext:value-type="float">
            <text:p>0.42</text:p>
          </table:table-cell>
          <table:table-cell table:number-columns-repeated="1018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176684695969408" calcext:value-type="float">
            <text:p>0.18</text:p>
          </table:table-cell>
          <table:table-cell office:value-type="float" office:value="0.870967741935484" calcext:value-type="float">
            <text:p>0.87</text:p>
          </table:table-cell>
          <table:table-cell office:value-type="float" office:value="0.420593703561461" calcext:value-type="float">
            <text:p>0.42</text:p>
          </table:table-cell>
          <table:table-cell table:number-columns-repeated="1018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.420593703561461" calcext:value-type="float">
            <text:p>0.42</text:p>
          </table:table-cell>
          <table:table-cell office:value-type="float" office:value="0.967741935483871" calcext:value-type="float">
            <text:p>0.97</text:p>
          </table:table-cell>
          <table:table-cell office:value-type="float" office:value="0.594809319825348" calcext:value-type="float">
            <text:p>0.59</text:p>
          </table:table-cell>
          <table:table-cell table:number-columns-repeated="1018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176684695969409" calcext:value-type="float">
            <text:p>0.18</text:p>
          </table:table-cell>
          <table:table-cell office:value-type="float" office:value="0.903225806451613" calcext:value-type="float">
            <text:p>0.90</text:p>
          </table:table-cell>
          <table:table-cell office:value-type="float" office:value="0.465232422640515" calcext:value-type="float">
            <text:p>0.47</text:p>
          </table:table-cell>
          <table:table-cell table:number-columns-repeated="1018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office:value-type="float" office:value="0.935483870967742" calcext:value-type="float">
            <text:p>0.94</text:p>
          </table:table-cell>
          <table:table-cell office:value-type="float" office:value="0.503887075864945" calcext:value-type="float">
            <text:p>0.50</text:p>
          </table:table-cell>
          <table:table-cell table:number-columns-repeated="1018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0.290322580645161" calcext:value-type="float">
            <text:p>0.29</text:p>
          </table:table-cell>
          <table:table-cell office:value-type="float" office:value="0.578850272416979" calcext:value-type="float">
            <text:p>0.58</text:p>
          </table:table-cell>
          <table:table-cell office:value-type="float" office:value="1.19354838709677" calcext:value-type="float">
            <text:p>1.19</text:p>
          </table:table-cell>
          <table:table-cell office:value-type="float" office:value="0.895124962936233" calcext:value-type="float">
            <text:p>0.90</text:p>
          </table:table-cell>
          <table:table-cell table:number-columns-repeated="1018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176684695969408" calcext:value-type="float">
            <text:p>0.18</text:p>
          </table:table-cell>
          <table:table-cell office:value-type="float" office:value="0.870967741935484" calcext:value-type="float">
            <text:p>0.87</text:p>
          </table:table-cell>
          <table:table-cell office:value-type="float" office:value="0.420593703561461" calcext:value-type="float">
            <text:p>0.42</text:p>
          </table:table-cell>
          <table:table-cell table:number-columns-repeated="1018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0.870967741935484" calcext:value-type="float">
            <text:p>0.87</text:p>
          </table:table-cell>
          <table:table-cell office:value-type="float" office:value="0.553110587080073" calcext:value-type="float">
            <text:p>0.55</text:p>
          </table:table-cell>
          <table:table-cell table:number-columns-repeated="1018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838709677419355" calcext:value-type="float">
            <text:p>0.84</text:p>
          </table:table-cell>
          <table:table-cell office:value-type="float" office:value="0.446980853566162" calcext:value-type="float">
            <text:p>0.45</text:p>
          </table:table-cell>
          <table:table-cell table:number-columns-repeated="1018"/>
        </table:table-row>
        <table:table-row table:style-name="ro2"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870967741935484" calcext:value-type="float">
            <text:p>0.87</text:p>
          </table:table-cell>
          <table:table-cell office:value-type="float" office:value="0.491340200378317" calcext:value-type="float">
            <text:p>0.49</text:p>
          </table:table-cell>
          <table:table-cell table:number-columns-repeated="1018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office:value-type="float" office:value="0.935483870967742" calcext:value-type="float">
            <text:p>0.94</text:p>
          </table:table-cell>
          <table:table-cell office:value-type="float" office:value="0.618816970750028" calcext:value-type="float">
            <text:p>0.62</text:p>
          </table:table-cell>
          <table:table-cell table:number-columns-repeated="1018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.420593703561461" calcext:value-type="float">
            <text:p>0.42</text:p>
          </table:table-cell>
          <table:table-cell office:value-type="float" office:value="1.06451612903226" calcext:value-type="float">
            <text:p>1.06</text:p>
          </table:table-cell>
          <table:table-cell office:value-type="float" office:value="0.759264664254182" calcext:value-type="float">
            <text:p>0.76</text:p>
          </table:table-cell>
          <table:table-cell table:number-columns-repeated="1018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.420593703561461" calcext:value-type="float">
            <text:p>0.42</text:p>
          </table:table-cell>
          <table:table-cell office:value-type="float" office:value="1.03225806451613" calcext:value-type="float">
            <text:p>1.03</text:p>
          </table:table-cell>
          <table:table-cell office:value-type="float" office:value="0.739828705882562" calcext:value-type="float">
            <text:p>0.74</text:p>
          </table:table-cell>
          <table:table-cell table:number-columns-repeated="1018"/>
        </table:table-row>
        <table:table-row table:style-name="ro2"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806451612903226" calcext:value-type="float">
            <text:p>0.81</text:p>
          </table:table-cell>
          <table:table-cell office:value-type="float" office:value="0.46968450898584" calcext:value-type="float">
            <text:p>0.47</text:p>
          </table:table-cell>
          <table:table-cell table:number-columns-repeated="1018"/>
        </table:table-row>
        <table:table-row table:style-name="ro2"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709677419354839" calcext:value-type="float">
            <text:p>0.71</text:p>
          </table:table-cell>
          <table:table-cell office:value-type="float" office:value="0.578850272416979" calcext:value-type="float">
            <text:p>0.58</text:p>
          </table:table-cell>
          <table:table-cell table:number-columns-repeated="1018"/>
        </table:table-row>
        <table:table-row table:style-name="ro2"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741935483870968" calcext:value-type="float">
            <text:p>0.74</text:p>
          </table:table-cell>
          <table:table-cell office:value-type="float" office:value="0.620496260053914" calcext:value-type="float">
            <text:p>0.62</text:p>
          </table:table-cell>
          <table:table-cell table:number-columns-repeated="1018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0.709677419354839" calcext:value-type="float">
            <text:p>0.71</text:p>
          </table:table-cell>
          <table:table-cell office:value-type="float" office:value="0.727059849650622" calcext:value-type="float">
            <text:p>0.73</text:p>
          </table:table-cell>
          <table:table-cell table:number-columns-repeated="1018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0.741935483870968" calcext:value-type="float">
            <text:p>0.74</text:p>
          </table:table-cell>
          <table:table-cell office:value-type="float" office:value="0.760633943390426" calcext:value-type="float">
            <text:p>0.76</text:p>
          </table:table-cell>
          <table:table-cell table:number-columns-repeated="1018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0.67741935483871" calcext:value-type="float">
            <text:p>0.68</text:p>
          </table:table-cell>
          <table:table-cell office:value-type="float" office:value="0.735597048451057" calcext:value-type="float">
            <text:p>0.74</text:p>
          </table:table-cell>
          <table:table-cell table:number-columns-repeated="1018"/>
        </table:table-row>
        <table:table-row table:style-name="ro2"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12903225806452" calcext:value-type="float">
            <text:p>0.61</text:p>
          </table:table-cell>
          <table:table-cell office:value-type="float" office:value="0.60521493675141" calcext:value-type="float">
            <text:p>0.61</text:p>
          </table:table-cell>
          <table:table-cell table:number-columns-repeated="1018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.491340200378317" calcext:value-type="float">
            <text:p>0.49</text:p>
          </table:table-cell>
          <table:table-cell office:value-type="float" office:value="0.645161290322581" calcext:value-type="float">
            <text:p>0.65</text:p>
          </table:table-cell>
          <table:table-cell office:value-type="float" office:value="0.784872584554609" calcext:value-type="float">
            <text:p>0.78</text:p>
          </table:table-cell>
          <table:table-cell table:number-columns-repeated="1018"/>
        </table:table-row>
        <table:table-row table:style-name="ro2"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80645161290323" calcext:value-type="float">
            <text:p>0.58</text:p>
          </table:table-cell>
          <table:table-cell office:value-type="float" office:value="0.554988726905976" calcext:value-type="float">
            <text:p>0.55</text:p>
          </table:table-cell>
          <table:table-cell table:number-columns-repeated="1018"/>
        </table:table-row>
        <table:table-row table:style-name="ro2"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80645161290323" calcext:value-type="float">
            <text:p>0.58</text:p>
          </table:table-cell>
          <table:table-cell office:value-type="float" office:value="0.554988726905976" calcext:value-type="float">
            <text:p>0.55</text:p>
          </table:table-cell>
          <table:table-cell table:number-columns-repeated="1018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176684695969408" calcext:value-type="float">
            <text:p>0.18</text:p>
          </table:table-cell>
          <table:table-cell office:value-type="float" office:value="0.645161290322581" calcext:value-type="float">
            <text:p>0.65</text:p>
          </table:table-cell>
          <table:table-cell office:value-type="float" office:value="0.649981989664835" calcext:value-type="float">
            <text:p>0.65</text:p>
          </table:table-cell>
          <table:table-cell table:number-columns-repeated="1018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.389775676567567" calcext:value-type="float">
            <text:p>0.39</text:p>
          </table:table-cell>
          <table:table-cell office:value-type="float" office:value="0.580645161290323" calcext:value-type="float">
            <text:p>0.58</text:p>
          </table:table-cell>
          <table:table-cell office:value-type="float" office:value="0.610351223497565" calcext:value-type="float">
            <text:p>0.61</text:p>
          </table:table-cell>
          <table:table-cell table:number-columns-repeated="1018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0.645161290322581" calcext:value-type="float">
            <text:p>0.65</text:p>
          </table:table-cell>
          <table:table-cell office:value-type="float" office:value="0.697848633960772" calcext:value-type="float">
            <text:p>0.70</text:p>
          </table:table-cell>
          <table:table-cell table:number-columns-repeated="1018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0.225806451612903" calcext:value-type="float">
            <text:p>0.23</text:p>
          </table:table-cell>
          <table:table-cell office:value-type="float" office:value="0.606931862007315" calcext:value-type="float">
            <text:p>0.61</text:p>
          </table:table-cell>
          <table:table-cell office:value-type="float" office:value="0.709677419354839" calcext:value-type="float">
            <text:p>0.71</text:p>
          </table:table-cell>
          <table:table-cell office:value-type="float" office:value="0.849802572407709" calcext:value-type="float">
            <text:p>0.85</text:p>
          </table:table-cell>
          <table:table-cell table:number-columns-repeated="1018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0.193548387096774" calcext:value-type="float">
            <text:p>0.19</text:p>
          </table:table-cell>
          <table:table-cell office:value-type="float" office:value="0.779551353135134" calcext:value-type="float">
            <text:p>0.78</text:p>
          </table:table-cell>
          <table:table-cell office:value-type="float" office:value="0.645161290322581" calcext:value-type="float">
            <text:p>0.65</text:p>
          </table:table-cell>
          <table:table-cell office:value-type="float" office:value="0.742636415046538" calcext:value-type="float">
            <text:p>0.74</text:p>
          </table:table-cell>
          <table:table-cell table:number-columns-repeated="101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290322580645161" calcext:value-type="float">
            <text:p>0.29</text:p>
          </table:table-cell>
          <table:table-cell office:value-type="float" office:value="0.681248776836867" calcext:value-type="float">
            <text:p>0.68</text:p>
          </table:table-cell>
          <table:table-cell office:value-type="float" office:value="0.645161290322581" calcext:value-type="float">
            <text:p>0.65</text:p>
          </table:table-cell>
          <table:table-cell office:value-type="float" office:value="0.784872584554609" calcext:value-type="float">
            <text:p>0.78</text:p>
          </table:table-cell>
          <table:table-cell table:number-columns-repeated="1018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0.193548387096774" calcext:value-type="float">
            <text:p>0.19</text:p>
          </table:table-cell>
          <table:table-cell office:value-type="float" office:value="0.533965979266027" calcext:value-type="float">
            <text:p>0.53</text:p>
          </table:table-cell>
          <table:table-cell office:value-type="float" office:value="0.516129032258065" calcext:value-type="float">
            <text:p>0.52</text:p>
          </table:table-cell>
          <table:table-cell office:value-type="float" office:value="0.499739786607409" calcext:value-type="float">
            <text:p>0.50</text:p>
          </table:table-cell>
          <table:table-cell table:number-columns-repeated="1018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0.225806451612903" calcext:value-type="float">
            <text:p>0.23</text:p>
          </table:table-cell>
          <table:table-cell office:value-type="float" office:value="0.551226048085002" calcext:value-type="float">
            <text:p>0.55</text:p>
          </table:table-cell>
          <table:table-cell office:value-type="float" office:value="0.483870967741936" calcext:value-type="float">
            <text:p>0.48</text:p>
          </table:table-cell>
          <table:table-cell office:value-type="float" office:value="0.499739786607409" calcext:value-type="float">
            <text:p>0.50</text:p>
          </table:table-cell>
          <table:table-cell table:number-columns-repeated="1018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.420593703561461" calcext:value-type="float">
            <text:p>0.42</text:p>
          </table:table-cell>
          <table:table-cell office:value-type="float" office:value="0.516129032258065" calcext:value-type="float">
            <text:p>0.52</text:p>
          </table:table-cell>
          <table:table-cell office:value-type="float" office:value="0.499739786607409" calcext:value-type="float">
            <text:p>0.50</text:p>
          </table:table-cell>
          <table:table-cell table:number-columns-repeated="1018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0.548387096774194" calcext:value-type="float">
            <text:p>0.55</text:p>
          </table:table-cell>
          <table:table-cell office:value-type="float" office:value="0.558726066957702" calcext:value-type="float">
            <text:p>0.56</text:p>
          </table:table-cell>
          <table:table-cell table:number-columns-repeated="1018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0.548387096774194" calcext:value-type="float">
            <text:p>0.55</text:p>
          </table:table-cell>
          <table:table-cell office:value-type="float" office:value="0.613751535175498" calcext:value-type="float">
            <text:p>0.61</text:p>
          </table:table-cell>
          <table:table-cell table:number-columns-repeated="1018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0.612903225806452" calcext:value-type="float">
            <text:p>0.61</text:p>
          </table:table-cell>
          <table:table-cell office:value-type="float" office:value="0.656354514495994" calcext:value-type="float">
            <text:p>0.66</text:p>
          </table:table-cell>
          <table:table-cell table:number-columns-repeated="1018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0.193548387096774" calcext:value-type="float">
            <text:p>0.19</text:p>
          </table:table-cell>
          <table:table-cell office:value-type="float" office:value="0.591300089671721" calcext:value-type="float">
            <text:p>0.59</text:p>
          </table:table-cell>
          <table:table-cell office:value-type="float" office:value="0.67741935483871" calcext:value-type="float">
            <text:p>0.68</text:p>
          </table:table-cell>
          <table:table-cell office:value-type="float" office:value="0.818617905835453" calcext:value-type="float">
            <text:p>0.82</text:p>
          </table:table-cell>
          <table:table-cell table:number-columns-repeated="1018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0.548387096774194" calcext:value-type="float">
            <text:p>0.55</text:p>
          </table:table-cell>
          <table:table-cell office:value-type="float" office:value="0.558726066957702" calcext:value-type="float">
            <text:p>0.56</text:p>
          </table:table-cell>
          <table:table-cell table:number-columns-repeated="1018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0.483870967741936" calcext:value-type="float">
            <text:p>0.48</text:p>
          </table:table-cell>
          <table:table-cell office:value-type="float" office:value="0.499739786607409" calcext:value-type="float">
            <text:p>0.50</text:p>
          </table:table-cell>
          <table:table-cell table:number-columns-repeated="1018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.491340200378317" calcext:value-type="float">
            <text:p>0.49</text:p>
          </table:table-cell>
          <table:table-cell office:value-type="float" office:value="0.548387096774194" calcext:value-type="float">
            <text:p>0.55</text:p>
          </table:table-cell>
          <table:table-cell office:value-type="float" office:value="0.664234202644323" calcext:value-type="float">
            <text:p>0.66</text:p>
          </table:table-cell>
          <table:table-cell table:number-columns-repeated="1018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0.483870967741936" calcext:value-type="float">
            <text:p>0.48</text:p>
          </table:table-cell>
          <table:table-cell office:value-type="float" office:value="0.499739786607409" calcext:value-type="float">
            <text:p>0.50</text:p>
          </table:table-cell>
          <table:table-cell table:number-columns-repeated="1018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0.419354838709677" calcext:value-type="float">
            <text:p>0.42</text:p>
          </table:table-cell>
          <table:table-cell office:value-type="float" office:value="0.493453501315431" calcext:value-type="float">
            <text:p>0.49</text:p>
          </table:table-cell>
          <table:table-cell table:number-columns-repeated="1018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0.419354838709677" calcext:value-type="float">
            <text:p>0.42</text:p>
          </table:table-cell>
          <table:table-cell office:value-type="float" office:value="0.493453501315431" calcext:value-type="float">
            <text:p>0.49</text:p>
          </table:table-cell>
          <table:table-cell table:number-columns-repeated="1018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0.451612903225806" calcext:value-type="float">
            <text:p>0.45</text:p>
          </table:table-cell>
          <table:table-cell office:value-type="float" office:value="0.664234202644323" calcext:value-type="float">
            <text:p>0.66</text:p>
          </table:table-cell>
          <table:table-cell table:number-columns-repeated="1018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0.419354838709677" calcext:value-type="float">
            <text:p>0.42</text:p>
          </table:table-cell>
          <table:table-cell office:value-type="float" office:value="0.661093597803845" calcext:value-type="float">
            <text:p>0.66</text:p>
          </table:table-cell>
          <table:table-cell table:number-columns-repeated="1018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0.193548387096774" calcext:value-type="float">
            <text:p>0.19</text:p>
          </table:table-cell>
          <table:table-cell office:value-type="float" office:value="1.06010817581645" calcext:value-type="float">
            <text:p>1.06</text:p>
          </table:table-cell>
          <table:table-cell office:value-type="float" office:value="0.419354838709677" calcext:value-type="float">
            <text:p>0.42</text:p>
          </table:table-cell>
          <table:table-cell office:value-type="float" office:value="0.833732127956134" calcext:value-type="float">
            <text:p>0.83</text:p>
          </table:table-cell>
          <table:table-cell table:number-columns-repeated="1018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0.225806451612903" calcext:value-type="float">
            <text:p>0.23</text:p>
          </table:table-cell>
          <table:table-cell office:value-type="float" office:value="0.606931862007315" calcext:value-type="float">
            <text:p>0.61</text:p>
          </table:table-cell>
          <table:table-cell table:number-columns-repeated="1018"/>
        </table:table-row>
        <table:table-row table:style-name="ro2"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367798524225528" calcext:value-type="float">
            <text:p>0.37</text:p>
          </table:table-cell>
          <table:table-cell table:number-columns-repeated="1018"/>
        </table:table-row>
        <table:table-row table:style-name="ro2"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367798524225528" calcext:value-type="float">
            <text:p>0.37</text:p>
          </table:table-cell>
          <table:table-cell table:number-columns-repeated="1018"/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367798524225528" calcext:value-type="float">
            <text:p>0.37</text:p>
          </table:table-cell>
          <table:table-cell table:number-columns-repeated="1018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176684695969408" calcext:value-type="float">
            <text:p>0.18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367798524225528" calcext:value-type="float">
            <text:p>0.37</text:p>
          </table:table-cell>
          <table:table-cell table:number-columns-repeated="1018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176684695969408" calcext:value-type="float">
            <text:p>0.18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367798524225528" calcext:value-type="float">
            <text:p>0.37</text:p>
          </table:table-cell>
          <table:table-cell table:number-columns-repeated="1018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176684695969408" calcext:value-type="float">
            <text:p>0.18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367798524225528" calcext:value-type="float">
            <text:p>0.37</text:p>
          </table:table-cell>
          <table:table-cell table:number-columns-repeated="1018"/>
        </table:table-row>
        <table:table-row table:style-name="ro2"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93548387096774" calcext:value-type="float">
            <text:p>0.19</text:p>
          </table:table-cell>
          <table:table-cell office:value-type="float" office:value="0.46968450898584" calcext:value-type="float">
            <text:p>0.47</text:p>
          </table:table-cell>
          <table:table-cell table:number-columns-repeated="1018"/>
        </table:table-row>
        <table:table-row table:style-name="ro2"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93548387096774" calcext:value-type="float">
            <text:p>0.19</text:p>
          </table:table-cell>
          <table:table-cell office:value-type="float" office:value="0.46968450898584" calcext:value-type="float">
            <text:p>0.47</text:p>
          </table:table-cell>
          <table:table-cell table:number-columns-repeated="1018"/>
        </table:table-row>
        <table:table-row table:style-name="ro2"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93548387096774" calcext:value-type="float">
            <text:p>0.19</text:p>
          </table:table-cell>
          <table:table-cell office:value-type="float" office:value="0.46968450898584" calcext:value-type="float">
            <text:p>0.47</text:p>
          </table:table-cell>
          <table:table-cell table:number-columns-repeated="1018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0.225806451612903" calcext:value-type="float">
            <text:p>0.23</text:p>
          </table:table-cell>
          <table:table-cell office:value-type="float" office:value="0.606931862007315" calcext:value-type="float">
            <text:p>0.61</text:p>
          </table:table-cell>
          <table:table-cell table:number-columns-repeated="1018"/>
        </table:table-row>
        <table:table-row table:style-name="ro2"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367798524225528" calcext:value-type="float">
            <text:p>0.37</text:p>
          </table:table-cell>
          <table:table-cell table:number-columns-repeated="1018"/>
        </table:table-row>
        <table:table-row table:style-name="ro2"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367798524225528" calcext:value-type="float">
            <text:p>0.37</text:p>
          </table:table-cell>
          <table:table-cell table:number-columns-repeated="1018"/>
        </table:table-row>
        <table:table-row table:style-name="ro2"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367798524225528" calcext:value-type="float">
            <text:p>0.37</text:p>
          </table:table-cell>
          <table:table-cell table:number-columns-repeated="1018"/>
        </table:table-row>
        <table:table-row table:style-name="ro2"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367798524225528" calcext:value-type="float">
            <text:p>0.37</text:p>
          </table:table-cell>
          <table:table-cell table:number-columns-repeated="1018"/>
        </table:table-row>
        <table:table-row table:style-name="ro2"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367798524225528" calcext:value-type="float">
            <text:p>0.37</text:p>
          </table:table-cell>
          <table:table-cell table:number-columns-repeated="1018"/>
        </table:table-row>
        <table:table-row table:style-name="ro2"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367798524225528" calcext:value-type="float">
            <text:p>0.37</text:p>
          </table:table-cell>
          <table:table-cell table:number-columns-repeated="1018"/>
        </table:table-row>
        <table:table-row table:style-name="ro2"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367798524225528" calcext:value-type="float">
            <text:p>0.37</text:p>
          </table:table-cell>
          <table:table-cell table:number-columns-repeated="1018"/>
        </table:table-row>
        <table:table-row table:style-name="ro2"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367798524225528" calcext:value-type="float">
            <text:p>0.37</text:p>
          </table:table-cell>
          <table:table-cell table:number-columns-repeated="1018"/>
        </table:table-row>
        <table:table-row table:style-name="ro2"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367798524225528" calcext:value-type="float">
            <text:p>0.37</text:p>
          </table:table-cell>
          <table:table-cell table:number-columns-repeated="1018"/>
        </table:table-row>
        <table:table-row table:style-name="ro2"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367798524225528" calcext:value-type="float">
            <text:p>0.37</text:p>
          </table:table-cell>
          <table:table-cell table:number-columns-repeated="1018"/>
        </table:table-row>
        <table:table-row table:style-name="ro2"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61290322580645" calcext:value-type="float">
            <text:p>0.16</text:p>
          </table:table-cell>
          <table:table-cell office:value-type="float" office:value="0.367798524225528" calcext:value-type="float">
            <text:p>0.37</text:p>
          </table:table-cell>
          <table:table-cell table:number-columns-repeated="1018"/>
        </table:table-row>
        <table:table-row table:style-name="ro2"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93548387096774" calcext:value-type="float">
            <text:p>0.19</text:p>
          </table:table-cell>
          <table:table-cell office:value-type="float" office:value="0.46968450898584" calcext:value-type="float">
            <text:p>0.47</text:p>
          </table:table-cell>
          <table:table-cell table:number-columns-repeated="1018"/>
        </table:table-row>
        <table:table-row table:style-name="ro2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93548387096774" calcext:value-type="float">
            <text:p>0.19</text:p>
          </table:table-cell>
          <table:table-cell office:value-type="float" office:value="0.46968450898584" calcext:value-type="float">
            <text:p>0.47</text:p>
          </table:table-cell>
          <table:table-cell table:number-columns-repeated="1018"/>
        </table:table-row>
        <table:table-row table:style-name="ro2"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93548387096774" calcext:value-type="float">
            <text:p>0.19</text:p>
          </table:table-cell>
          <table:table-cell office:value-type="float" office:value="0.46968450898584" calcext:value-type="float">
            <text:p>0.47</text:p>
          </table:table-cell>
          <table:table-cell table:number-columns-repeated="1018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0.225806451612903" calcext:value-type="float">
            <text:p>0.23</text:p>
          </table:table-cell>
          <table:table-cell office:value-type="float" office:value="0.606931862007315" calcext:value-type="float">
            <text:p>0.61</text:p>
          </table:table-cell>
          <table:table-cell table:number-columns-repeated="1018"/>
        </table:table-row>
        <table:table-row table:style-name="ro2"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176684695969408" calcext:value-type="float">
            <text:p>0.18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176684695969409" calcext:value-type="float">
            <text:p>0.18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.389775676567567" calcext:value-type="float">
            <text:p>0.39</text:p>
          </table:table-cell>
          <table:table-cell table:number-columns-repeated="1018"/>
        </table:table-row>
        <table:table-row table:style-name="ro2"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.389775676567567" calcext:value-type="float">
            <text:p>0.39</text:p>
          </table:table-cell>
          <table:table-cell table:number-columns-repeated="1018"/>
        </table:table-row>
        <table:table-row table:style-name="ro2"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.389775676567567" calcext:value-type="float">
            <text:p>0.39</text:p>
          </table:table-cell>
          <table:table-cell table:number-columns-repeated="1018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.553110587080073" calcext:value-type="float">
            <text:p>0.55</text:p>
          </table:table-cell>
          <table:table-cell table:number-columns-repeated="1018"/>
        </table:table-row>
        <table:table-row table:style-name="ro2"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.389775676567567" calcext:value-type="float">
            <text:p>0.39</text:p>
          </table:table-cell>
          <table:table-cell table:number-columns-repeated="1018"/>
        </table:table-row>
        <table:table-row table:style-name="ro2"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.389775676567567" calcext:value-type="float">
            <text:p>0.39</text:p>
          </table:table-cell>
          <table:table-cell table:number-columns-repeated="1018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.389775676567567" calcext:value-type="float">
            <text:p>0.39</text:p>
          </table:table-cell>
          <table:table-cell table:number-columns-repeated="1018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.553110587080073" calcext:value-type="float">
            <text:p>0.55</text:p>
          </table:table-cell>
          <table:table-cell table:number-columns-repeated="1018"/>
        </table:table-row>
        <table:table-row table:style-name="ro2"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245670100189158" calcext:value-type="float">
            <text:p>0.25</text:p>
          </table:table-cell>
          <table:table-cell table:number-columns-repeated="1018"/>
        </table:table-row>
        <table:table-row table:style-name="ro2" table:number-rows-repeated="104828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calculo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9"/>
        <table:table-column table:style-name="co4" table:number-columns-repeated="2" table:default-cell-style-name="Default"/>
        <table:table-row table:style-name="ro2">
          <table:table-cell table:style-name="ce15" office:value-type="string" calcext:value-type="string">
            <text:p>Rede</text:p>
          </table:table-cell>
          <table:table-cell table:style-name="ce15" office:value-type="string" calcext:value-type="string">
            <text:p>Fluxo</text:p>
          </table:table-cell>
          <table:table-cell table:style-name="ce15" office:value-type="string" calcext:value-type="string">
            <text:p>Quantidade de Pacotes</text:p>
          </table:table-cell>
          <table:table-cell table:style-name="ce15" office:value-type="string" calcext:value-type="string">
            <text:p>Pacotes por Segundo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 table:number-columns-spanned="1" table:number-rows-spanned="4">
            <text:p>\ofidps</text:p>
          </table:table-cell>
          <table:table-cell table:style-name="ce17" office:value-type="string" calcext:value-type="string">
            <text:p>Cliente</text:p>
          </table:table-cell>
          <table:table-cell table:style-name="ce18" table:formula="of:=SUM([medias.D2:.D500])" office:value-type="float" office:value="484.41935483871" calcext:value-type="float">
            <text:p>484</text:p>
          </table:table-cell>
          <table:table-cell table:formula="of:=AVERAGE([medias.D2:.D500])" office:value-type="float" office:value="1.69377396796752" calcext:value-type="float">
            <text:p>2</text:p>
          </table:table-cell>
          <table:table-cell table:style-name="ce14" table:number-columns-repeated="2"/>
        </table:table-row>
        <table:table-row table:style-name="ro2">
          <table:covered-table-cell table:style-name="ce17"/>
          <table:table-cell table:style-name="ce17" office:value-type="string" calcext:value-type="string">
            <text:p>Servidor</text:p>
          </table:table-cell>
          <table:table-cell table:style-name="ce18" table:formula="of:=SUM([medias.B2:.B500])" office:value-type="float" office:value="260.548387096774" calcext:value-type="float">
            <text:p>261</text:p>
          </table:table-cell>
          <table:table-cell table:style-name="ce18" table:formula="of:=AVERAGE([medias.B2:.B500])" office:value-type="float" office:value="0.911008346492216" calcext:value-type="float">
            <text:p>1</text:p>
          </table:table-cell>
          <table:table-cell table:style-name="ce14" table:number-columns-repeated="2"/>
        </table:table-row>
        <table:table-row table:style-name="ro2">
          <table:covered-table-cell table:style-name="ce17"/>
          <table:table-cell table:style-name="ce17" office:value-type="string" calcext:value-type="string">
            <text:p>Atacante</text:p>
          </table:table-cell>
          <table:table-cell table:style-name="ce18" table:formula="of:=SUM([medias.G2:.G500])" office:value-type="float" office:value="0" calcext:value-type="float">
            <text:p>0</text:p>
          </table:table-cell>
          <table:table-cell table:formula="of:=AVERAGE([medias.G2:.G500])" office:value-type="string" office:string-value="" calcext:value-type="error">
            <text:p>#DIV/0!</text:p>
          </table:table-cell>
          <table:table-cell table:style-name="ce14" table:number-columns-repeated="2"/>
        </table:table-row>
        <table:table-row table:style-name="ro2">
          <table:covered-table-cell table:style-name="ce17"/>
          <table:table-cell table:style-name="ce17" office:value-type="string" calcext:value-type="string">
            <text:p>Vítima</text:p>
          </table:table-cell>
          <table:table-cell table:style-name="ce18" table:formula="of:=SUM([medias.F2:.F500])" office:value-type="float" office:value="300" calcext:value-type="float">
            <text:p>300</text:p>
          </table:table-cell>
          <table:table-cell table:formula="of:=AVERAGE([medias.F2:.F500])" office:value-type="float" office:value="50" calcext:value-type="float">
            <text:p>50</text:p>
          </table:table-cell>
          <table:table-cell table:style-name="ce14" table:number-columns-repeated="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21"/>
          <table:table-cell table:number-columns-repeated="2"/>
        </table:table-row>
        <table:table-row table:style-name="ro2">
          <table:table-cell table:number-columns-repeated="3"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2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4:50:04.6194780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0:18:26.898558564</meta:creation-date>
    <dc:date>2016-05-11T15:06:38.181793845</dc:date>
    <meta:editing-duration>PT12H3M37S</meta:editing-duration>
    <meta:editing-cycles>51</meta:editing-cycles>
    <meta:generator>LibreOffice/5.1.1.3$Linux_X86_64 LibreOffice_project/89f508ef3ecebd2cfb8e1def0f0ba9a803b88a6d</meta:generator>
    <meta:document-statistic meta:table-count="5" meta:cell-count="2507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VAtaque.B1:VAtaque.AI47" chart:data-source-has-labels="row" svg:x="0.32cm" svg:y="0.18cm" svg:width="15.36cm" svg:height="8.64cm">
          <chartooo:coordinate-region svg:x="1.121cm" svg:y="0.377cm" svg:width="14.559cm" svg:height="7.6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VAtaque.B2:VAtaque.B47" chart:label-cell-address="VAtaque.B1:VAtaque.B1" chart:class="chart:line">
            <chart:data-point chart:repeated="46"/>
          </chart:series>
          <chart:series chart:style-name="ch6" chart:values-cell-range-address="VAtaque.C2:VAtaque.C47" chart:label-cell-address="VAtaque.C1:VAtaque.C1" chart:class="chart:line">
            <chart:data-point chart:repeated="46"/>
          </chart:series>
          <chart:series chart:style-name="ch7" chart:values-cell-range-address="VAtaque.D2:VAtaque.D47" chart:label-cell-address="VAtaque.D1:VAtaque.D1" chart:class="chart:line">
            <chart:data-point chart:repeated="46"/>
          </chart:series>
          <chart:series chart:style-name="ch8" chart:values-cell-range-address="VAtaque.E2:VAtaque.E47" chart:label-cell-address="VAtaque.E1:VAtaque.E1" chart:class="chart:line">
            <chart:data-point chart:repeated="46"/>
          </chart:series>
          <chart:series chart:style-name="ch9" chart:values-cell-range-address="VAtaque.F2:VAtaque.F47" chart:label-cell-address="VAtaque.F1:VAtaque.F1" chart:class="chart:line">
            <chart:data-point chart:repeated="46"/>
          </chart:series>
          <chart:series chart:style-name="ch10" chart:values-cell-range-address="VAtaque.G2:VAtaque.G47" chart:label-cell-address="VAtaque.G1:VAtaque.G1" chart:class="chart:line">
            <chart:data-point chart:repeated="46"/>
          </chart:series>
          <chart:series chart:style-name="ch11" chart:values-cell-range-address="VAtaque.H2:VAtaque.H47" chart:label-cell-address="VAtaque.H1:VAtaque.H1" chart:class="chart:line">
            <chart:data-point chart:repeated="46"/>
          </chart:series>
          <chart:series chart:style-name="ch12" chart:values-cell-range-address="VAtaque.I2:VAtaque.I47" chart:label-cell-address="VAtaque.I1:VAtaque.I1" chart:class="chart:line">
            <chart:data-point chart:repeated="46"/>
          </chart:series>
          <chart:series chart:style-name="ch13" chart:values-cell-range-address="VAtaque.J2:VAtaque.J47" chart:label-cell-address="VAtaque.J1:VAtaque.J1" chart:class="chart:line">
            <chart:data-point chart:repeated="46"/>
          </chart:series>
          <chart:series chart:style-name="ch14" chart:values-cell-range-address="VAtaque.K2:VAtaque.K47" chart:label-cell-address="VAtaque.K1:VAtaque.K1" chart:class="chart:line">
            <chart:data-point chart:repeated="46"/>
          </chart:series>
          <chart:series chart:style-name="ch15" chart:values-cell-range-address="VAtaque.L2:VAtaque.L47" chart:label-cell-address="VAtaque.L1:VAtaque.L1" chart:class="chart:line">
            <chart:data-point chart:repeated="46"/>
          </chart:series>
          <chart:series chart:style-name="ch16" chart:values-cell-range-address="VAtaque.M2:VAtaque.M47" chart:label-cell-address="VAtaque.M1:VAtaque.M1" chart:class="chart:line">
            <chart:data-point chart:repeated="46"/>
          </chart:series>
          <chart:series chart:style-name="ch17" chart:values-cell-range-address="VAtaque.N2:VAtaque.N47" chart:label-cell-address="VAtaque.N1:VAtaque.N1" chart:class="chart:line">
            <chart:data-point chart:repeated="46"/>
          </chart:series>
          <chart:series chart:style-name="ch18" chart:values-cell-range-address="VAtaque.O2:VAtaque.O47" chart:label-cell-address="VAtaque.O1:VAtaque.O1" chart:class="chart:line">
            <chart:data-point chart:repeated="46"/>
          </chart:series>
          <chart:series chart:style-name="ch19" chart:values-cell-range-address="VAtaque.P2:VAtaque.P47" chart:label-cell-address="VAtaque.P1:VAtaque.P1" chart:class="chart:line">
            <chart:data-point chart:repeated="46"/>
          </chart:series>
          <chart:series chart:style-name="ch8" chart:values-cell-range-address="VAtaque.Q2:VAtaque.Q47" chart:label-cell-address="VAtaque.Q1:VAtaque.Q1" chart:class="chart:line">
            <chart:data-point chart:repeated="46"/>
          </chart:series>
          <chart:series chart:style-name="ch9" chart:values-cell-range-address="VAtaque.R2:VAtaque.R47" chart:label-cell-address="VAtaque.R1:VAtaque.R1" chart:class="chart:line">
            <chart:data-point chart:repeated="46"/>
          </chart:series>
          <chart:series chart:style-name="ch10" chart:values-cell-range-address="VAtaque.S2:VAtaque.S47" chart:label-cell-address="VAtaque.S1:VAtaque.S1" chart:class="chart:line">
            <chart:data-point chart:repeated="46"/>
          </chart:series>
          <chart:series chart:style-name="ch11" chart:values-cell-range-address="VAtaque.T2:VAtaque.T47" chart:label-cell-address="VAtaque.T1:VAtaque.T1" chart:class="chart:line">
            <chart:data-point chart:repeated="46"/>
          </chart:series>
          <chart:series chart:style-name="ch12" chart:values-cell-range-address="VAtaque.U2:VAtaque.U47" chart:label-cell-address="VAtaque.U1:VAtaque.U1" chart:class="chart:line">
            <chart:data-point chart:repeated="46"/>
          </chart:series>
          <chart:series chart:style-name="ch13" chart:values-cell-range-address="VAtaque.V2:VAtaque.V47" chart:label-cell-address="VAtaque.V1:VAtaque.V1" chart:class="chart:line">
            <chart:data-point chart:repeated="46"/>
          </chart:series>
          <chart:series chart:style-name="ch14" chart:values-cell-range-address="VAtaque.W2:VAtaque.W47" chart:label-cell-address="VAtaque.W1:VAtaque.W1" chart:class="chart:line">
            <chart:data-point chart:repeated="46"/>
          </chart:series>
          <chart:series chart:style-name="ch15" chart:values-cell-range-address="VAtaque.X2:VAtaque.X47" chart:label-cell-address="VAtaque.X1:VAtaque.X1" chart:class="chart:line">
            <chart:data-point chart:repeated="46"/>
          </chart:series>
          <chart:series chart:style-name="ch16" chart:values-cell-range-address="VAtaque.Y2:VAtaque.Y47" chart:label-cell-address="VAtaque.Y1:VAtaque.Y1" chart:class="chart:line">
            <chart:data-point chart:repeated="46"/>
          </chart:series>
          <chart:series chart:style-name="ch17" chart:values-cell-range-address="VAtaque.Z2:VAtaque.Z47" chart:label-cell-address="VAtaque.Z1:VAtaque.Z1" chart:class="chart:line">
            <chart:data-point chart:repeated="46"/>
          </chart:series>
          <chart:series chart:style-name="ch18" chart:values-cell-range-address="VAtaque.AA2:VAtaque.AA47" chart:label-cell-address="VAtaque.AA1:VAtaque.AA1" chart:class="chart:line">
            <chart:data-point chart:repeated="46"/>
          </chart:series>
          <chart:series chart:style-name="ch19" chart:values-cell-range-address="VAtaque.AB2:VAtaque.AB47" chart:label-cell-address="VAtaque.AB1:VAtaque.AB1" chart:class="chart:line">
            <chart:data-point chart:repeated="46"/>
          </chart:series>
          <chart:series chart:style-name="ch8" chart:values-cell-range-address="VAtaque.AC2:VAtaque.AC47" chart:label-cell-address="VAtaque.AC1:VAtaque.AC1" chart:class="chart:line">
            <chart:data-point chart:repeated="46"/>
          </chart:series>
          <chart:series chart:style-name="ch9" chart:values-cell-range-address="VAtaque.AD2:VAtaque.AD47" chart:label-cell-address="VAtaque.AD1:VAtaque.AD1" chart:class="chart:line">
            <chart:data-point chart:repeated="46"/>
          </chart:series>
          <chart:series chart:style-name="ch10" chart:values-cell-range-address="VAtaque.AE2:VAtaque.AE47" chart:label-cell-address="VAtaque.AE1:VAtaque.AE1" chart:class="chart:line">
            <chart:data-point chart:repeated="46"/>
          </chart:series>
          <chart:series chart:style-name="ch11" chart:values-cell-range-address="VAtaque.AF2:VAtaque.AF47" chart:label-cell-address="VAtaque.AF1:VAtaque.AF1" chart:class="chart:line">
            <chart:data-point chart:repeated="46"/>
          </chart:series>
          <chart:series chart:style-name="ch12" chart:values-cell-range-address="VAtaque.AG2:VAtaque.AG47" chart:label-cell-address="VAtaque.AG1:VAtaque.AG1" chart:class="chart:line">
            <chart:data-point chart:repeated="46"/>
          </chart:series>
          <chart:series chart:style-name="ch13" chart:values-cell-range-address="VAtaque.AH2:VAtaque.AH47" chart:label-cell-address="VAtaque.AH1:VAtaque.AH1" chart:class="chart:line">
            <chart:data-point chart:repeated="46"/>
          </chart:series>
          <chart:series chart:style-name="ch14" chart:values-cell-range-address="VAtaque.AI2:VAtaque.AI47" chart:label-cell-address="VAtaque.AI1:VAtaque.AI1" chart:class="chart:line">
            <chart:data-point chart:repeated="4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10eth0.pcap0stat0160510004081201.txt</text:p>
                <draw:g>
                  <svg:desc>VAtaque.B1:VAtaque.B1</svg:desc>
                </draw:g>
              </table:table-cell>
              <table:table-cell office:value-type="string">
                <text:p>host10eth0.pcap0stat0160510004155102.txt</text:p>
                <draw:g>
                  <svg:desc>VAtaque.C1:VAtaque.C1</svg:desc>
                </draw:g>
              </table:table-cell>
              <table:table-cell office:value-type="string">
                <text:p>host10eth0.pcap0stat0160510004220503.txt</text:p>
                <draw:g>
                  <svg:desc>VAtaque.D1:VAtaque.D1</svg:desc>
                </draw:g>
              </table:table-cell>
              <table:table-cell office:value-type="string">
                <text:p>host10eth0.pcap0stat0160510004282904.txt</text:p>
                <draw:g>
                  <svg:desc>VAtaque.E1:VAtaque.E1</svg:desc>
                </draw:g>
              </table:table-cell>
              <table:table-cell office:value-type="string">
                <text:p>host10eth0.pcap0stat0160510004352105.txt</text:p>
                <draw:g>
                  <svg:desc>VAtaque.F1:VAtaque.F1</svg:desc>
                </draw:g>
              </table:table-cell>
              <table:table-cell office:value-type="string">
                <text:p>host10eth0.pcap0stat0160510004432506.txt</text:p>
                <draw:g>
                  <svg:desc>VAtaque.G1:VAtaque.G1</svg:desc>
                </draw:g>
              </table:table-cell>
              <table:table-cell office:value-type="string">
                <text:p>host10eth0.pcap0stat0160510004495307.txt</text:p>
                <draw:g>
                  <svg:desc>VAtaque.H1:VAtaque.H1</svg:desc>
                </draw:g>
              </table:table-cell>
              <table:table-cell office:value-type="string">
                <text:p>host10eth0.pcap0stat0160510004562208.txt</text:p>
                <draw:g>
                  <svg:desc>VAtaque.I1:VAtaque.I1</svg:desc>
                </draw:g>
              </table:table-cell>
              <table:table-cell office:value-type="string">
                <text:p>host10eth0.pcap0stat0160510005031509.txt</text:p>
                <draw:g>
                  <svg:desc>VAtaque.J1:VAtaque.J1</svg:desc>
                </draw:g>
              </table:table-cell>
              <table:table-cell office:value-type="string">
                <text:p>host10eth0.pcap0stat01605100050911010.txt</text:p>
                <draw:g>
                  <svg:desc>VAtaque.K1:VAtaque.K1</svg:desc>
                </draw:g>
              </table:table-cell>
              <table:table-cell office:value-type="string">
                <text:p>host10eth0.pcap0stat01605100051439011.txt</text:p>
                <draw:g>
                  <svg:desc>VAtaque.L1:VAtaque.L1</svg:desc>
                </draw:g>
              </table:table-cell>
              <table:table-cell office:value-type="string">
                <text:p>host10eth0.pcap0stat01605100052057012.txt</text:p>
                <draw:g>
                  <svg:desc>VAtaque.M1:VAtaque.M1</svg:desc>
                </draw:g>
              </table:table-cell>
              <table:table-cell office:value-type="string">
                <text:p>host10eth0.pcap0stat01605100052721013.txt</text:p>
                <draw:g>
                  <svg:desc>VAtaque.N1:VAtaque.N1</svg:desc>
                </draw:g>
              </table:table-cell>
              <table:table-cell office:value-type="string">
                <text:p>host10eth0.pcap0stat01605100053418014.txt</text:p>
                <draw:g>
                  <svg:desc>VAtaque.O1:VAtaque.O1</svg:desc>
                </draw:g>
              </table:table-cell>
              <table:table-cell office:value-type="string">
                <text:p>host10eth0.pcap0stat01605100054042015.txt</text:p>
                <draw:g>
                  <svg:desc>VAtaque.P1:VAtaque.P1</svg:desc>
                </draw:g>
              </table:table-cell>
              <table:table-cell office:value-type="string">
                <text:p>host10eth0.pcap0stat01605100054737016.txt</text:p>
                <draw:g>
                  <svg:desc>VAtaque.Q1:VAtaque.Q1</svg:desc>
                </draw:g>
              </table:table-cell>
              <table:table-cell office:value-type="string">
                <text:p>host10eth0.pcap0stat01605100055430017.txt</text:p>
                <draw:g>
                  <svg:desc>VAtaque.R1:VAtaque.R1</svg:desc>
                </draw:g>
              </table:table-cell>
              <table:table-cell office:value-type="string">
                <text:p/>
                <draw:g>
                  <svg:desc>VAtaque.S1:VAtaque.S1</svg:desc>
                </draw:g>
              </table:table-cell>
              <table:table-cell office:value-type="string">
                <text:p>host10eth0.pcap0stat01605100060544019.txt</text:p>
                <draw:g>
                  <svg:desc>VAtaque.T1:VAtaque.T1</svg:desc>
                </draw:g>
              </table:table-cell>
              <table:table-cell office:value-type="string">
                <text:p>host10eth0.pcap0stat01605100061213020.txt</text:p>
                <draw:g>
                  <svg:desc>VAtaque.U1:VAtaque.U1</svg:desc>
                </draw:g>
              </table:table-cell>
              <table:table-cell office:value-type="string">
                <text:p>host10eth0.pcap0stat01605100061836021.txt</text:p>
                <draw:g>
                  <svg:desc>VAtaque.V1:VAtaque.V1</svg:desc>
                </draw:g>
              </table:table-cell>
              <table:table-cell office:value-type="string">
                <text:p>host10eth0.pcap0stat01605100062558022.txt</text:p>
                <draw:g>
                  <svg:desc>VAtaque.W1:VAtaque.W1</svg:desc>
                </draw:g>
              </table:table-cell>
              <table:table-cell office:value-type="string">
                <text:p>host10eth0.pcap0stat01605100063249023.txt</text:p>
                <draw:g>
                  <svg:desc>VAtaque.X1:VAtaque.X1</svg:desc>
                </draw:g>
              </table:table-cell>
              <table:table-cell office:value-type="string">
                <text:p>host10eth0.pcap0stat01605100063945024.txt</text:p>
                <draw:g>
                  <svg:desc>VAtaque.Y1:VAtaque.Y1</svg:desc>
                </draw:g>
              </table:table-cell>
              <table:table-cell office:value-type="string">
                <text:p>host10eth0.pcap0stat01605100064637025.txt</text:p>
                <draw:g>
                  <svg:desc>VAtaque.Z1:VAtaque.Z1</svg:desc>
                </draw:g>
              </table:table-cell>
              <table:table-cell office:value-type="string">
                <text:p>host10eth0.pcap0stat01605100065301026.txt</text:p>
                <draw:g>
                  <svg:desc>VAtaque.AA1:VAtaque.AA1</svg:desc>
                </draw:g>
              </table:table-cell>
              <table:table-cell office:value-type="string">
                <text:p>host10eth0.pcap0stat01605100065951027.txt</text:p>
                <draw:g>
                  <svg:desc>VAtaque.AB1:VAtaque.AB1</svg:desc>
                </draw:g>
              </table:table-cell>
              <table:table-cell office:value-type="string">
                <text:p>host10eth0.pcap0stat01605100070714028.txt</text:p>
                <draw:g>
                  <svg:desc>VAtaque.AC1:VAtaque.AC1</svg:desc>
                </draw:g>
              </table:table-cell>
              <table:table-cell office:value-type="string">
                <text:p>host10eth0.pcap0stat01605100071340029.txt</text:p>
                <draw:g>
                  <svg:desc>VAtaque.AD1:VAtaque.AD1</svg:desc>
                </draw:g>
              </table:table-cell>
              <table:table-cell office:value-type="string">
                <text:p>host10eth0.pcap0stat01605100072145030.txt</text:p>
                <draw:g>
                  <svg:desc>VAtaque.AE1:VAtaque.AE1</svg:desc>
                </draw:g>
              </table:table-cell>
              <table:table-cell office:value-type="string">
                <text:p>host10eth0.pcap0stat01605100072907031.txt</text:p>
                <draw:g>
                  <svg:desc>VAtaque.AF1:VAtaque.AF1</svg:desc>
                </draw:g>
              </table:table-cell>
              <table:table-cell office:value-type="string">
                <text:p/>
                <draw:g>
                  <svg:desc>VAtaque.AG1:VAtaque.AG1</svg:desc>
                </draw:g>
              </table:table-cell>
              <table:table-cell office:value-type="string">
                <text:p>host10eth0.pcap0stat01605100074059033.txt</text:p>
                <draw:g>
                  <svg:desc>VAtaque.AH1:VAtaque.AH1</svg:desc>
                </draw:g>
              </table:table-cell>
              <table:table-cell office:value-type="string">
                <text:p/>
                <draw:g>
                  <svg:desc>VAtaque.AI1:VAtaque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VAtaque.B2:VAtaque.B47</svg:desc>
                </draw:g>
              </table:table-cell>
              <table:table-cell office:value-type="float" office:value="2">
                <text:p>2</text:p>
                <draw:g>
                  <svg:desc>VAtaque.C2:VAtaque.C47</svg:desc>
                </draw:g>
              </table:table-cell>
              <table:table-cell office:value-type="float" office:value="2">
                <text:p>2</text:p>
                <draw:g>
                  <svg:desc>VAtaque.D2:VAtaque.D47</svg:desc>
                </draw:g>
              </table:table-cell>
              <table:table-cell office:value-type="float" office:value="2">
                <text:p>2</text:p>
                <draw:g>
                  <svg:desc>VAtaque.E2:VAtaque.E47</svg:desc>
                </draw:g>
              </table:table-cell>
              <table:table-cell office:value-type="float" office:value="4">
                <text:p>4</text:p>
                <draw:g>
                  <svg:desc>VAtaque.F2:VAtaque.F47</svg:desc>
                </draw:g>
              </table:table-cell>
              <table:table-cell office:value-type="float" office:value="2">
                <text:p>2</text:p>
                <draw:g>
                  <svg:desc>VAtaque.G2:VAtaque.G47</svg:desc>
                </draw:g>
              </table:table-cell>
              <table:table-cell office:value-type="float" office:value="4">
                <text:p>4</text:p>
                <draw:g>
                  <svg:desc>VAtaque.H2:VAtaque.H47</svg:desc>
                </draw:g>
              </table:table-cell>
              <table:table-cell office:value-type="float" office:value="1">
                <text:p>1</text:p>
                <draw:g>
                  <svg:desc>VAtaque.I2:VAtaque.I47</svg:desc>
                </draw:g>
              </table:table-cell>
              <table:table-cell office:value-type="float" office:value="3">
                <text:p>3</text:p>
                <draw:g>
                  <svg:desc>VAtaque.J2:VAtaque.J47</svg:desc>
                </draw:g>
              </table:table-cell>
              <table:table-cell office:value-type="float" office:value="2">
                <text:p>2</text:p>
                <draw:g>
                  <svg:desc>VAtaque.K2:VAtaque.K47</svg:desc>
                </draw:g>
              </table:table-cell>
              <table:table-cell office:value-type="float" office:value="3">
                <text:p>3</text:p>
                <draw:g>
                  <svg:desc>VAtaque.L2:VAtaque.L47</svg:desc>
                </draw:g>
              </table:table-cell>
              <table:table-cell office:value-type="float" office:value="1">
                <text:p>1</text:p>
                <draw:g>
                  <svg:desc>VAtaque.M2:VAtaque.M47</svg:desc>
                </draw:g>
              </table:table-cell>
              <table:table-cell office:value-type="float" office:value="2">
                <text:p>2</text:p>
                <draw:g>
                  <svg:desc>VAtaque.N2:VAtaque.N47</svg:desc>
                </draw:g>
              </table:table-cell>
              <table:table-cell office:value-type="float" office:value="1">
                <text:p>1</text:p>
                <draw:g>
                  <svg:desc>VAtaque.O2:VAtaque.O47</svg:desc>
                </draw:g>
              </table:table-cell>
              <table:table-cell office:value-type="float" office:value="3">
                <text:p>3</text:p>
                <draw:g>
                  <svg:desc>VAtaque.P2:VAtaque.P47</svg:desc>
                </draw:g>
              </table:table-cell>
              <table:table-cell office:value-type="float" office:value="4">
                <text:p>4</text:p>
                <draw:g>
                  <svg:desc>VAtaque.Q2:VAtaque.Q47</svg:desc>
                </draw:g>
              </table:table-cell>
              <table:table-cell office:value-type="float" office:value="3">
                <text:p>3</text:p>
                <draw:g>
                  <svg:desc>VAtaque.R2:VAtaque.R47</svg:desc>
                </draw:g>
              </table:table-cell>
              <table:table-cell office:value-type="float" office:value="NaN">
                <text:p>NaN</text:p>
                <draw:g>
                  <svg:desc>VAtaque.S2:VAtaque.S47</svg:desc>
                </draw:g>
              </table:table-cell>
              <table:table-cell office:value-type="float" office:value="3">
                <text:p>3</text:p>
                <draw:g>
                  <svg:desc>VAtaque.T2:VAtaque.T47</svg:desc>
                </draw:g>
              </table:table-cell>
              <table:table-cell office:value-type="float" office:value="2">
                <text:p>2</text:p>
                <draw:g>
                  <svg:desc>VAtaque.U2:VAtaque.U47</svg:desc>
                </draw:g>
              </table:table-cell>
              <table:table-cell office:value-type="float" office:value="3">
                <text:p>3</text:p>
                <draw:g>
                  <svg:desc>VAtaque.V2:VAtaque.V47</svg:desc>
                </draw:g>
              </table:table-cell>
              <table:table-cell office:value-type="float" office:value="3">
                <text:p>3</text:p>
                <draw:g>
                  <svg:desc>VAtaque.W2:VAtaque.W47</svg:desc>
                </draw:g>
              </table:table-cell>
              <table:table-cell office:value-type="float" office:value="3">
                <text:p>3</text:p>
                <draw:g>
                  <svg:desc>VAtaque.X2:VAtaque.X47</svg:desc>
                </draw:g>
              </table:table-cell>
              <table:table-cell office:value-type="float" office:value="2">
                <text:p>2</text:p>
                <draw:g>
                  <svg:desc>VAtaque.Y2:VAtaque.Y47</svg:desc>
                </draw:g>
              </table:table-cell>
              <table:table-cell office:value-type="float" office:value="1">
                <text:p>1</text:p>
                <draw:g>
                  <svg:desc>VAtaque.Z2:VAtaque.Z47</svg:desc>
                </draw:g>
              </table:table-cell>
              <table:table-cell office:value-type="float" office:value="1">
                <text:p>1</text:p>
                <draw:g>
                  <svg:desc>VAtaque.AA2:VAtaque.AA47</svg:desc>
                </draw:g>
              </table:table-cell>
              <table:table-cell office:value-type="float" office:value="1">
                <text:p>1</text:p>
                <draw:g>
                  <svg:desc>VAtaque.AB2:VAtaque.AB47</svg:desc>
                </draw:g>
              </table:table-cell>
              <table:table-cell office:value-type="float" office:value="3">
                <text:p>3</text:p>
                <draw:g>
                  <svg:desc>VAtaque.AC2:VAtaque.AC47</svg:desc>
                </draw:g>
              </table:table-cell>
              <table:table-cell office:value-type="float" office:value="1">
                <text:p>1</text:p>
                <draw:g>
                  <svg:desc>VAtaque.AD2:VAtaque.AD47</svg:desc>
                </draw:g>
              </table:table-cell>
              <table:table-cell office:value-type="float" office:value="2">
                <text:p>2</text:p>
                <draw:g>
                  <svg:desc>VAtaque.AE2:VAtaque.AE47</svg:desc>
                </draw:g>
              </table:table-cell>
              <table:table-cell office:value-type="float" office:value="1">
                <text:p>1</text:p>
                <draw:g>
                  <svg:desc>VAtaque.AF2:VAtaque.AF47</svg:desc>
                </draw:g>
              </table:table-cell>
              <table:table-cell office:value-type="float" office:value="NaN">
                <text:p>NaN</text:p>
                <draw:g>
                  <svg:desc>VAtaque.AG2:VAtaque.AG47</svg:desc>
                </draw:g>
              </table:table-cell>
              <table:table-cell office:value-type="float" office:value="2">
                <text:p>2</text:p>
                <draw:g>
                  <svg:desc>VAtaque.AH2:VAtaque.AH47</svg:desc>
                </draw:g>
              </table:table-cell>
              <table:table-cell office:value-type="float" office:value="NaN">
                <text:p>NaN</text:p>
                <draw:g>
                  <svg:desc>VAtaque.AI2:VAtaque.AI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135">
                <text:p>135</text:p>
              </table:table-cell>
              <table:table-cell office:value-type="float" office:value="4">
                <text:p>4</text:p>
              </table:table-cell>
              <table:table-cell office:value-type="float" office:value="134">
                <text:p>134</text:p>
              </table:table-cell>
              <table:table-cell office:value-type="float" office:value="129">
                <text:p>129</text:p>
              </table:table-cell>
              <table:table-cell office:value-type="float" office:value="114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14">
                <text:p>114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135">
                <text:p>135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2">
                <text:p>122</text:p>
              </table:table-cell>
              <table:table-cell office:value-type="float" office:value="135">
                <text:p>135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1" draw:display-name="Gradient 1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yi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47cm" svg:y="3.709cm" style:legend-expansion="high" chart:style-name="ch2"/>
        <chart:plot-area chart:style-name="ch3" table:cell-range-address="medias.B1:medias.B287 medias.D1:medias.D287 medias.F1:medias.F287" chart:data-source-has-labels="row" svg:x="0.32cm" svg:y="0.18cm" svg:width="12.707cm" svg:height="8.64cm">
          <chartooo:coordinate-region svg:x="1.409cm" svg:y="0.3cm" svg:width="11.618cm" svg:height="7.5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dias.B2:medias.B287" chart:label-cell-address="medias.B1:medias.B1" chart:class="chart:line">
            <chart:data-point chart:repeated="286"/>
          </chart:series>
          <chart:series chart:style-name="ch8" chart:values-cell-range-address="medias.D2:medias.D287" chart:label-cell-address="medias.D1:medias.D1" chart:class="chart:line">
            <chart:data-point chart:repeated="286"/>
          </chart:series>
          <chart:series chart:style-name="ch9" chart:values-cell-range-address="medias.F2:medias.F287" chart:label-cell-address="medias.F1:medias.F1" chart:class="chart:line">
            <chart:data-point chart:repeated="28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tima</text:p>
                <draw:g>
                  <svg:desc>medias.B1:medias.B1</svg:desc>
                </draw:g>
              </table:table-cell>
              <table:table-cell office:value-type="string">
                <text:p>atacante</text:p>
                <draw:g>
                  <svg:desc>medias.D1:medias.D1</svg:desc>
                </draw:g>
              </table:table-cell>
              <table:table-cell office:value-type="string">
                <text:p>fim</text:p>
                <draw:g>
                  <svg:desc>medias.F1:media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258064516129">
                <text:p>2.2258064516129</text:p>
                <draw:g>
                  <svg:desc>medias.B2:medias.B287</svg:desc>
                </draw:g>
              </table:table-cell>
              <table:table-cell office:value-type="float" office:value="2.2258064516129">
                <text:p>2.2258064516129</text:p>
                <draw:g>
                  <svg:desc>medias.D2:medias.D287</svg:desc>
                </draw:g>
              </table:table-cell>
              <table:table-cell office:value-type="float" office:value="NaN">
                <text:p>NaN</text:p>
                <draw:g>
                  <svg:desc>medias.F2:medias.F2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1.54838709677419">
                <text:p>1.54838709677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51612903225806">
                <text:p>9.51612903225806</text:p>
              </table:table-cell>
              <table:table-cell office:value-type="float" office:value="9.48387096774194">
                <text:p>9.48387096774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3548387096774">
                <text:p>3.93548387096774</text:p>
              </table:table-cell>
              <table:table-cell office:value-type="float" office:value="3.93548387096774">
                <text:p>3.93548387096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5806451612903">
                <text:p>57.5806451612903</text:p>
              </table:table-cell>
              <table:table-cell office:value-type="float" office:value="65.8064516129032">
                <text:p>65.8064516129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9677419354839">
                <text:p>42.9677419354839</text:p>
              </table:table-cell>
              <table:table-cell office:value-type="float" office:value="39.9032258064516">
                <text:p>39.903225806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4516129032258">
                <text:p>1.64516129032258</text:p>
              </table:table-cell>
              <table:table-cell office:value-type="float" office:value="6.83870967741936">
                <text:p>6.8387096774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16129032258065">
                <text:p>9.16129032258065</text:p>
              </table:table-cell>
              <table:table-cell office:value-type="float" office:value="9.80645161290323">
                <text:p>9.80645161290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70967741935484">
                <text:p>6.70967741935484</text:p>
              </table:table-cell>
              <table:table-cell office:value-type="float" office:value="6.83870967741936">
                <text:p>6.8387096774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3870967741935">
                <text:p>2.83870967741935</text:p>
              </table:table-cell>
              <table:table-cell office:value-type="float" office:value="3.12903225806452">
                <text:p>3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4838709677419">
                <text:p>14.4838709677419</text:p>
              </table:table-cell>
              <table:table-cell office:value-type="float" office:value="14.9677419354839">
                <text:p>14.967741935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1.64516129032258">
                <text:p>1.64516129032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.16129032258065">
                <text:p>1.1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06451612903226">
                <text:p>0.806451612903226</text:p>
              </table:table-cell>
              <table:table-cell office:value-type="float" office:value="2.48387096774194">
                <text:p>2.48387096774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3225806451613">
                <text:p>0.903225806451613</text:p>
              </table:table-cell>
              <table:table-cell office:value-type="float" office:value="2.41935483870968">
                <text:p>2.41935483870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2.2258064516129">
                <text:p>2.2258064516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1.38709677419355">
                <text:p>1.3870967741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1.09677419354839">
                <text:p>1.0967741935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.29032258064516">
                <text:p>1.2903225806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.38709677419355">
                <text:p>1.3870967741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1.35483870967742">
                <text:p>1.35483870967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1.51612903225806">
                <text:p>1.51612903225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.16129032258065">
                <text:p>1.1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1.38709677419355">
                <text:p>1.3870967741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54838709677419">
                <text:p>0.354838709677419</text:p>
              </table:table-cell>
              <table:table-cell office:value-type="float" office:value="1.32258064516129">
                <text:p>1.32258064516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19354838709677">
                <text:p>0.419354838709677</text:p>
              </table:table-cell>
              <table:table-cell office:value-type="float" office:value="1.29032258064516">
                <text:p>1.2903225806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.32258064516129">
                <text:p>1.32258064516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1.32258064516129">
                <text:p>1.32258064516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1.83870967741935">
                <text:p>1.83870967741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1.29032258064516">
                <text:p>1.2903225806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87096774193548">
                <text:p>0.387096774193548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.35483870967742">
                <text:p>1.35483870967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.32258064516129">
                <text:p>1.322580645161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838709677419355">
                <text:p>0.8387096774193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0645161290323">
                <text:p>3.80645161290323</text:p>
              </table:table-cell>
              <table:table-cell office:value-type="float" office:value="4.35483870967742">
                <text:p>4.35483870967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838709677419355">
                <text:p>0.83870967741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806451612903226">
                <text:p>0.8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51612903225806">
                <text:p>2.51612903225806</text:p>
              </table:table-cell>
              <table:table-cell office:value-type="float" office:value="2.83870967741935">
                <text:p>2.83870967741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06451612903226">
                <text:p>4.06451612903226</text:p>
              </table:table-cell>
              <table:table-cell office:value-type="float" office:value="4.41935483870968">
                <text:p>4.41935483870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6451612903226">
                <text:p>2.06451612903226</text:p>
              </table:table-cell>
              <table:table-cell office:value-type="float" office:value="2.41935483870968">
                <text:p>2.41935483870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54838709677419">
                <text:p>0.354838709677419</text:p>
              </table:table-cell>
              <table:table-cell office:value-type="float" office:value="2.03225806451613">
                <text:p>2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4.7741935483871">
                <text:p>4.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87096774193548">
                <text:p>0.387096774193548</text:p>
              </table:table-cell>
              <table:table-cell office:value-type="float" office:value="2.32258064516129">
                <text:p>2.32258064516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2.48387096774194">
                <text:p>2.48387096774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2.67741935483871">
                <text:p>2.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9677419354839">
                <text:p>8.09677419354839</text:p>
              </table:table-cell>
              <table:table-cell office:value-type="float" office:value="13.5161290322581">
                <text:p>13.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3.74193548387097">
                <text:p>3.74193548387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90322580645161">
                <text:p>0.290322580645161</text:p>
              </table:table-cell>
              <table:table-cell office:value-type="float" office:value="5.96774193548387">
                <text:p>5.96774193548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.16129032258065">
                <text:p>1.1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1.29032258064516">
                <text:p>1.2903225806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1.25806451612903">
                <text:p>1.25806451612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3548387096774">
                <text:p>1.93548387096774</text:p>
              </table:table-cell>
              <table:table-cell office:value-type="float" office:value="2.90322580645161">
                <text:p>2.90322580645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90322580645161">
                <text:p>0.290322580645161</text:p>
              </table:table-cell>
              <table:table-cell office:value-type="float" office:value="1.29032258064516">
                <text:p>1.2903225806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1.87096774193548">
                <text:p>1.87096774193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1.25806451612903">
                <text:p>1.25806451612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1.29032258064516">
                <text:p>1.2903225806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1.16129032258065">
                <text:p>1.1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1.16129032258065">
                <text:p>1.1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1.25806451612903">
                <text:p>1.25806451612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.09677419354839">
                <text:p>1.0967741935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903225806451613">
                <text:p>0.9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2.41935483870968">
                <text:p>2.41935483870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1.93548387096774">
                <text:p>1.93548387096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2.67741935483871">
                <text:p>2.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1.83870967741935">
                <text:p>1.83870967741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.48387096774194">
                <text:p>1.48387096774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.16129032258065">
                <text:p>1.1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3.83870967741935">
                <text:p>3.83870967741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3.38709677419355">
                <text:p>3.3870967741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.09677419354839">
                <text:p>1.0967741935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2903225806452">
                <text:p>2.12903225806452</text:p>
              </table:table-cell>
              <table:table-cell office:value-type="float" office:value="3.09677419354839">
                <text:p>3.0967741935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87096774193548">
                <text:p>4.87096774193548</text:p>
              </table:table-cell>
              <table:table-cell office:value-type="float" office:value="5.80645161290323">
                <text:p>5.80645161290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6129032258064">
                <text:p>2.16129032258064</text:p>
              </table:table-cell>
              <table:table-cell office:value-type="float" office:value="3.06451612903226">
                <text:p>3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">
                <text:p>4</text:p>
              </table:table-cell>
              <table:table-cell office:value-type="float" office:value="4.90322580645161">
                <text:p>4.90322580645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25806451612903">
                <text:p>5.25806451612903</text:p>
              </table:table-cell>
              <table:table-cell office:value-type="float" office:value="6.12903225806452">
                <text:p>6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90322580645161">
                <text:p>0.290322580645161</text:p>
              </table:table-cell>
              <table:table-cell office:value-type="float" office:value="1.16129032258065">
                <text:p>1.1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35483870967742">
                <text:p>5.35483870967742</text:p>
              </table:table-cell>
              <table:table-cell office:value-type="float" office:value="6.16129032258065">
                <text:p>6.1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9677419354839">
                <text:p>2.09677419354839</text:p>
              </table:table-cell>
              <table:table-cell office:value-type="float" office:value="2.80645161290323">
                <text:p>2.80645161290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1.16129032258065">
                <text:p>1.1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.29032258064516">
                <text:p>1.2903225806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.74193548387097">
                <text:p>1.74193548387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1.54838709677419">
                <text:p>1.54838709677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1.87096774193548">
                <text:p>1.87096774193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838709677419355">
                <text:p>0.83870967741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1.09677419354839">
                <text:p>1.0967741935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2.96774193548387">
                <text:p>2.96774193548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1.41935483870968">
                <text:p>1.41935483870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3.32258064516129">
                <text:p>3.32258064516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29032258064516">
                <text:p>2.29032258064516</text:p>
              </table:table-cell>
              <table:table-cell office:value-type="float" office:value="3.03225806451613">
                <text:p>3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58064516129032">
                <text:p>5.58064516129032</text:p>
              </table:table-cell>
              <table:table-cell office:value-type="float" office:value="7.51612903225807">
                <text:p>7.51612903225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1.38709677419355">
                <text:p>1.3870967741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2.45161290322581">
                <text:p>2.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.32258064516129">
                <text:p>1.32258064516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19354838709677">
                <text:p>0.419354838709677</text:p>
              </table:table-cell>
              <table:table-cell office:value-type="float" office:value="1.09677419354839">
                <text:p>1.0967741935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1.29032258064516">
                <text:p>1.2903225806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1.32258064516129">
                <text:p>1.32258064516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19354838709677">
                <text:p>3.19354838709677</text:p>
              </table:table-cell>
              <table:table-cell office:value-type="float" office:value="3.90322580645161">
                <text:p>3.90322580645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70967741935484">
                <text:p>4.70967741935484</text:p>
              </table:table-cell>
              <table:table-cell office:value-type="float" office:value="5.51612903225807">
                <text:p>5.51612903225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1.38709677419355">
                <text:p>1.3870967741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90322580645161">
                <text:p>0.290322580645161</text:p>
              </table:table-cell>
              <table:table-cell office:value-type="float" office:value="1.16129032258065">
                <text:p>1.1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903225806451613">
                <text:p>0.9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90322580645161">
                <text:p>0.290322580645161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.838709677419355">
                <text:p>0.83870967741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.806451612903226">
                <text:p>0.8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90322580645161">
                <text:p>0.290322580645161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419354838709677">
                <text:p>0.419354838709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419354838709677">
                <text:p>0.419354838709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419354838709677">
                <text:p>0.419354838709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419354838709677">
                <text:p>0.419354838709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icmp.B1:icmp.AI113" chart:data-source-has-labels="row" svg:x="0.32cm" svg:y="0.18cm" svg:width="15.36cm" svg:height="8.64cm">
          <chartooo:coordinate-region svg:x="1.042cm" svg:y="0.3cm" svg:width="14.631cm" svg:height="7.52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cmp.B2:icmp.B113" chart:label-cell-address="icmp.B1:icmp.B1" chart:class="chart:line">
            <chart:data-point chart:repeated="112"/>
          </chart:series>
          <chart:series chart:style-name="ch6" chart:values-cell-range-address="icmp.C2:icmp.C113" chart:label-cell-address="icmp.C1:icmp.C1" chart:class="chart:line">
            <chart:data-point chart:repeated="112"/>
          </chart:series>
          <chart:series chart:style-name="ch7" chart:values-cell-range-address="icmp.D2:icmp.D113" chart:label-cell-address="icmp.D1:icmp.D1" chart:class="chart:line">
            <chart:data-point chart:repeated="112"/>
          </chart:series>
          <chart:series chart:style-name="ch8" chart:values-cell-range-address="icmp.E2:icmp.E113" chart:label-cell-address="icmp.E1:icmp.E1" chart:class="chart:line">
            <chart:data-point chart:repeated="112"/>
          </chart:series>
          <chart:series chart:style-name="ch9" chart:values-cell-range-address="icmp.F2:icmp.F113" chart:label-cell-address="icmp.F1:icmp.F1" chart:class="chart:line">
            <chart:data-point chart:repeated="112"/>
          </chart:series>
          <chart:series chart:style-name="ch10" chart:values-cell-range-address="icmp.G2:icmp.G113" chart:label-cell-address="icmp.G1:icmp.G1" chart:class="chart:line">
            <chart:data-point chart:repeated="112"/>
          </chart:series>
          <chart:series chart:style-name="ch11" chart:values-cell-range-address="icmp.H2:icmp.H113" chart:label-cell-address="icmp.H1:icmp.H1" chart:class="chart:line">
            <chart:data-point chart:repeated="112"/>
          </chart:series>
          <chart:series chart:style-name="ch12" chart:values-cell-range-address="icmp.I2:icmp.I113" chart:label-cell-address="icmp.I1:icmp.I1" chart:class="chart:line">
            <chart:data-point chart:repeated="112"/>
          </chart:series>
          <chart:series chart:style-name="ch13" chart:values-cell-range-address="icmp.J2:icmp.J113" chart:label-cell-address="icmp.J1:icmp.J1" chart:class="chart:line">
            <chart:data-point chart:repeated="112"/>
          </chart:series>
          <chart:series chart:style-name="ch14" chart:values-cell-range-address="icmp.K2:icmp.K113" chart:label-cell-address="icmp.K1:icmp.K1" chart:class="chart:line">
            <chart:data-point chart:repeated="112"/>
          </chart:series>
          <chart:series chart:style-name="ch15" chart:values-cell-range-address="icmp.L2:icmp.L113" chart:label-cell-address="icmp.L1:icmp.L1" chart:class="chart:line">
            <chart:data-point chart:repeated="112"/>
          </chart:series>
          <chart:series chart:style-name="ch16" chart:values-cell-range-address="icmp.M2:icmp.M113" chart:label-cell-address="icmp.M1:icmp.M1" chart:class="chart:line">
            <chart:data-point chart:repeated="112"/>
          </chart:series>
          <chart:series chart:style-name="ch17" chart:values-cell-range-address="icmp.N2:icmp.N113" chart:label-cell-address="icmp.N1:icmp.N1" chart:class="chart:line">
            <chart:data-point chart:repeated="112"/>
          </chart:series>
          <chart:series chart:style-name="ch18" chart:values-cell-range-address="icmp.O2:icmp.O113" chart:label-cell-address="icmp.O1:icmp.O1" chart:class="chart:line">
            <chart:data-point chart:repeated="112"/>
          </chart:series>
          <chart:series chart:style-name="ch19" chart:values-cell-range-address="icmp.P2:icmp.P113" chart:label-cell-address="icmp.P1:icmp.P1" chart:class="chart:line">
            <chart:data-point chart:repeated="112"/>
          </chart:series>
          <chart:series chart:style-name="ch8" chart:values-cell-range-address="icmp.Q2:icmp.Q113" chart:label-cell-address="icmp.Q1:icmp.Q1" chart:class="chart:line">
            <chart:data-point chart:repeated="112"/>
          </chart:series>
          <chart:series chart:style-name="ch9" chart:values-cell-range-address="icmp.R2:icmp.R113" chart:label-cell-address="icmp.R1:icmp.R1" chart:class="chart:line">
            <chart:data-point chart:repeated="112"/>
          </chart:series>
          <chart:series chart:style-name="ch10" chart:values-cell-range-address="icmp.S2:icmp.S113" chart:label-cell-address="icmp.S1:icmp.S1" chart:class="chart:line">
            <chart:data-point chart:repeated="112"/>
          </chart:series>
          <chart:series chart:style-name="ch11" chart:values-cell-range-address="icmp.T2:icmp.T113" chart:label-cell-address="icmp.T1:icmp.T1" chart:class="chart:line">
            <chart:data-point chart:repeated="112"/>
          </chart:series>
          <chart:series chart:style-name="ch12" chart:values-cell-range-address="icmp.U2:icmp.U113" chart:label-cell-address="icmp.U1:icmp.U1" chart:class="chart:line">
            <chart:data-point chart:repeated="112"/>
          </chart:series>
          <chart:series chart:style-name="ch13" chart:values-cell-range-address="icmp.V2:icmp.V113" chart:label-cell-address="icmp.V1:icmp.V1" chart:class="chart:line">
            <chart:data-point chart:repeated="112"/>
          </chart:series>
          <chart:series chart:style-name="ch14" chart:values-cell-range-address="icmp.W2:icmp.W113" chart:label-cell-address="icmp.W1:icmp.W1" chart:class="chart:line">
            <chart:data-point chart:repeated="112"/>
          </chart:series>
          <chart:series chart:style-name="ch15" chart:values-cell-range-address="icmp.X2:icmp.X113" chart:label-cell-address="icmp.X1:icmp.X1" chart:class="chart:line">
            <chart:data-point chart:repeated="112"/>
          </chart:series>
          <chart:series chart:style-name="ch16" chart:values-cell-range-address="icmp.Y2:icmp.Y113" chart:label-cell-address="icmp.Y1:icmp.Y1" chart:class="chart:line">
            <chart:data-point chart:repeated="112"/>
          </chart:series>
          <chart:series chart:style-name="ch17" chart:values-cell-range-address="icmp.Z2:icmp.Z113" chart:label-cell-address="icmp.Z1:icmp.Z1" chart:class="chart:line">
            <chart:data-point chart:repeated="112"/>
          </chart:series>
          <chart:series chart:style-name="ch18" chart:values-cell-range-address="icmp.AA2:icmp.AA113" chart:label-cell-address="icmp.AA1:icmp.AA1" chart:class="chart:line">
            <chart:data-point chart:repeated="112"/>
          </chart:series>
          <chart:series chart:style-name="ch19" chart:values-cell-range-address="icmp.AB2:icmp.AB113" chart:label-cell-address="icmp.AB1:icmp.AB1" chart:class="chart:line">
            <chart:data-point chart:repeated="112"/>
          </chart:series>
          <chart:series chart:style-name="ch8" chart:values-cell-range-address="icmp.AC2:icmp.AC113" chart:label-cell-address="icmp.AC1:icmp.AC1" chart:class="chart:line">
            <chart:data-point chart:repeated="112"/>
          </chart:series>
          <chart:series chart:style-name="ch9" chart:values-cell-range-address="icmp.AD2:icmp.AD113" chart:label-cell-address="icmp.AD1:icmp.AD1" chart:class="chart:line">
            <chart:data-point chart:repeated="112"/>
          </chart:series>
          <chart:series chart:style-name="ch10" chart:values-cell-range-address="icmp.AE2:icmp.AE113" chart:label-cell-address="icmp.AE1:icmp.AE1" chart:class="chart:line">
            <chart:data-point chart:repeated="112"/>
          </chart:series>
          <chart:series chart:style-name="ch11" chart:values-cell-range-address="icmp.AF2:icmp.AF113" chart:label-cell-address="icmp.AF1:icmp.AF1" chart:class="chart:line">
            <chart:data-point chart:repeated="112"/>
          </chart:series>
          <chart:series chart:style-name="ch12" chart:values-cell-range-address="icmp.AG2:icmp.AG113" chart:label-cell-address="icmp.AG1:icmp.AG1" chart:class="chart:line">
            <chart:data-point chart:repeated="112"/>
          </chart:series>
          <chart:series chart:style-name="ch13" chart:values-cell-range-address="icmp.AH2:icmp.AH113" chart:label-cell-address="icmp.AH1:icmp.AH1" chart:class="chart:line">
            <chart:data-point chart:repeated="112"/>
          </chart:series>
          <chart:series chart:style-name="ch14" chart:values-cell-range-address="icmp.AI2:icmp.AI113" chart:label-cell-address="icmp.AI1:icmp.AI1" chart:class="chart:line">
            <chart:data-point chart:repeated="1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6-eth0.pcap-stat-160510-040812-1.txt</text:p>
                <draw:g>
                  <svg:desc>icmp.B1:icmp.B1</svg:desc>
                </draw:g>
              </table:table-cell>
              <table:table-cell office:value-type="string">
                <text:p>host6-eth0.pcap-stat-160510-041551-2.txt</text:p>
                <draw:g>
                  <svg:desc>icmp.C1:icmp.C1</svg:desc>
                </draw:g>
              </table:table-cell>
              <table:table-cell office:value-type="string">
                <text:p>host6-eth0.pcap-stat-160510-042205-3.txt</text:p>
                <draw:g>
                  <svg:desc>icmp.D1:icmp.D1</svg:desc>
                </draw:g>
              </table:table-cell>
              <table:table-cell office:value-type="string">
                <text:p>host6-eth0.pcap-stat-160510-042829-4.txt</text:p>
                <draw:g>
                  <svg:desc>icmp.E1:icmp.E1</svg:desc>
                </draw:g>
              </table:table-cell>
              <table:table-cell office:value-type="string">
                <text:p>host6-eth0.pcap-stat-160510-043521-5.txt</text:p>
                <draw:g>
                  <svg:desc>icmp.F1:icmp.F1</svg:desc>
                </draw:g>
              </table:table-cell>
              <table:table-cell office:value-type="string">
                <text:p>host6-eth0.pcap-stat-160510-044325-6.txt</text:p>
                <draw:g>
                  <svg:desc>icmp.G1:icmp.G1</svg:desc>
                </draw:g>
              </table:table-cell>
              <table:table-cell office:value-type="string">
                <text:p>host6-eth0.pcap-stat-160510-044953-7.txt</text:p>
                <draw:g>
                  <svg:desc>icmp.H1:icmp.H1</svg:desc>
                </draw:g>
              </table:table-cell>
              <table:table-cell office:value-type="string">
                <text:p>host6-eth0.pcap-stat-160510-045622-8.txt</text:p>
                <draw:g>
                  <svg:desc>icmp.I1:icmp.I1</svg:desc>
                </draw:g>
              </table:table-cell>
              <table:table-cell office:value-type="string">
                <text:p>host6-eth0.pcap-stat-160510-050315-9.txt</text:p>
                <draw:g>
                  <svg:desc>icmp.J1:icmp.J1</svg:desc>
                </draw:g>
              </table:table-cell>
              <table:table-cell office:value-type="string">
                <text:p>host6-eth0.pcap-stat-160510-050911-10.txt</text:p>
                <draw:g>
                  <svg:desc>icmp.K1:icmp.K1</svg:desc>
                </draw:g>
              </table:table-cell>
              <table:table-cell office:value-type="string">
                <text:p>host6-eth0.pcap-stat-160510-051439-11.txt</text:p>
                <draw:g>
                  <svg:desc>icmp.L1:icmp.L1</svg:desc>
                </draw:g>
              </table:table-cell>
              <table:table-cell office:value-type="string">
                <text:p>host6-eth0.pcap-stat-160510-052057-12.txt</text:p>
                <draw:g>
                  <svg:desc>icmp.M1:icmp.M1</svg:desc>
                </draw:g>
              </table:table-cell>
              <table:table-cell office:value-type="string">
                <text:p>host6-eth0.pcap-stat-160510-052721-13.txt</text:p>
                <draw:g>
                  <svg:desc>icmp.N1:icmp.N1</svg:desc>
                </draw:g>
              </table:table-cell>
              <table:table-cell office:value-type="string">
                <text:p>host6-eth0.pcap-stat-160510-053418-14.txt</text:p>
                <draw:g>
                  <svg:desc>icmp.O1:icmp.O1</svg:desc>
                </draw:g>
              </table:table-cell>
              <table:table-cell office:value-type="string">
                <text:p>host6-eth0.pcap-stat-160510-054042-15.txt</text:p>
                <draw:g>
                  <svg:desc>icmp.P1:icmp.P1</svg:desc>
                </draw:g>
              </table:table-cell>
              <table:table-cell office:value-type="string">
                <text:p>host6-eth0.pcap-stat-160510-054737-16.txt</text:p>
                <draw:g>
                  <svg:desc>icmp.Q1:icmp.Q1</svg:desc>
                </draw:g>
              </table:table-cell>
              <table:table-cell office:value-type="string">
                <text:p>host6-eth0.pcap-stat-160510-055430-17.txt</text:p>
                <draw:g>
                  <svg:desc>icmp.R1:icmp.R1</svg:desc>
                </draw:g>
              </table:table-cell>
              <table:table-cell office:value-type="string">
                <text:p>host6-eth0.pcap-stat-160510-060003-18.txt</text:p>
                <draw:g>
                  <svg:desc>icmp.S1:icmp.S1</svg:desc>
                </draw:g>
              </table:table-cell>
              <table:table-cell office:value-type="string">
                <text:p>host6-eth0.pcap-stat-160510-060544-19.txt</text:p>
                <draw:g>
                  <svg:desc>icmp.T1:icmp.T1</svg:desc>
                </draw:g>
              </table:table-cell>
              <table:table-cell office:value-type="string">
                <text:p>host6-eth0.pcap-stat-160510-061213-20.txt</text:p>
                <draw:g>
                  <svg:desc>icmp.U1:icmp.U1</svg:desc>
                </draw:g>
              </table:table-cell>
              <table:table-cell office:value-type="string">
                <text:p>host6-eth0.pcap-stat-160510-061836-21.txt</text:p>
                <draw:g>
                  <svg:desc>icmp.V1:icmp.V1</svg:desc>
                </draw:g>
              </table:table-cell>
              <table:table-cell office:value-type="string">
                <text:p>host6-eth0.pcap-stat-160510-062558-22.txt</text:p>
                <draw:g>
                  <svg:desc>icmp.W1:icmp.W1</svg:desc>
                </draw:g>
              </table:table-cell>
              <table:table-cell office:value-type="string">
                <text:p>host6-eth0.pcap-stat-160510-063249-23.txt</text:p>
                <draw:g>
                  <svg:desc>icmp.X1:icmp.X1</svg:desc>
                </draw:g>
              </table:table-cell>
              <table:table-cell office:value-type="string">
                <text:p>host6-eth0.pcap-stat-160510-063945-24.txt</text:p>
                <draw:g>
                  <svg:desc>icmp.Y1:icmp.Y1</svg:desc>
                </draw:g>
              </table:table-cell>
              <table:table-cell office:value-type="string">
                <text:p>host6-eth0.pcap-stat-160510-064637-25.txt</text:p>
                <draw:g>
                  <svg:desc>icmp.Z1:icmp.Z1</svg:desc>
                </draw:g>
              </table:table-cell>
              <table:table-cell office:value-type="string">
                <text:p>host6-eth0.pcap-stat-160510-065301-26.txt</text:p>
                <draw:g>
                  <svg:desc>icmp.AA1:icmp.AA1</svg:desc>
                </draw:g>
              </table:table-cell>
              <table:table-cell office:value-type="string">
                <text:p>host6-eth0.pcap-stat-160510-065951-27.txt</text:p>
                <draw:g>
                  <svg:desc>icmp.AB1:icmp.AB1</svg:desc>
                </draw:g>
              </table:table-cell>
              <table:table-cell office:value-type="string">
                <text:p>host6-eth0.pcap-stat-160510-070714-28.txt</text:p>
                <draw:g>
                  <svg:desc>icmp.AC1:icmp.AC1</svg:desc>
                </draw:g>
              </table:table-cell>
              <table:table-cell office:value-type="string">
                <text:p>host6-eth0.pcap-stat-160510-071340-29.txt</text:p>
                <draw:g>
                  <svg:desc>icmp.AD1:icmp.AD1</svg:desc>
                </draw:g>
              </table:table-cell>
              <table:table-cell office:value-type="string">
                <text:p>host6-eth0.pcap-stat-160510-072145-30.txt</text:p>
                <draw:g>
                  <svg:desc>icmp.AE1:icmp.AE1</svg:desc>
                </draw:g>
              </table:table-cell>
              <table:table-cell office:value-type="string">
                <text:p>host6-eth0.pcap-stat-160510-072907-31.txt</text:p>
                <draw:g>
                  <svg:desc>icmp.AF1:icmp.AF1</svg:desc>
                </draw:g>
              </table:table-cell>
              <table:table-cell office:value-type="string">
                <text:p>host6-eth0.pcap-stat-160510-073453-32.txt</text:p>
                <draw:g>
                  <svg:desc>icmp.AG1:icmp.AG1</svg:desc>
                </draw:g>
              </table:table-cell>
              <table:table-cell office:value-type="string">
                <text:p>host6-eth0.pcap-stat-160510-074059-33.txt</text:p>
                <draw:g>
                  <svg:desc>icmp.AH1:icmp.AH1</svg:desc>
                </draw:g>
              </table:table-cell>
              <table:table-cell office:value-type="string">
                <text:p/>
                <draw:g>
                  <svg:desc>icmp.AI1:icmp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icmp.B2:icmp.B113</svg:desc>
                </draw:g>
              </table:table-cell>
              <table:table-cell office:value-type="float" office:value="2">
                <text:p>2</text:p>
                <draw:g>
                  <svg:desc>icmp.C2:icmp.C113</svg:desc>
                </draw:g>
              </table:table-cell>
              <table:table-cell office:value-type="float" office:value="2">
                <text:p>2</text:p>
                <draw:g>
                  <svg:desc>icmp.D2:icmp.D113</svg:desc>
                </draw:g>
              </table:table-cell>
              <table:table-cell office:value-type="float" office:value="2">
                <text:p>2</text:p>
                <draw:g>
                  <svg:desc>icmp.E2:icmp.E113</svg:desc>
                </draw:g>
              </table:table-cell>
              <table:table-cell office:value-type="float" office:value="2">
                <text:p>2</text:p>
                <draw:g>
                  <svg:desc>icmp.F2:icmp.F113</svg:desc>
                </draw:g>
              </table:table-cell>
              <table:table-cell office:value-type="float" office:value="2">
                <text:p>2</text:p>
                <draw:g>
                  <svg:desc>icmp.G2:icmp.G113</svg:desc>
                </draw:g>
              </table:table-cell>
              <table:table-cell office:value-type="float" office:value="2">
                <text:p>2</text:p>
                <draw:g>
                  <svg:desc>icmp.H2:icmp.H113</svg:desc>
                </draw:g>
              </table:table-cell>
              <table:table-cell office:value-type="float" office:value="2">
                <text:p>2</text:p>
                <draw:g>
                  <svg:desc>icmp.I2:icmp.I113</svg:desc>
                </draw:g>
              </table:table-cell>
              <table:table-cell office:value-type="float" office:value="2">
                <text:p>2</text:p>
                <draw:g>
                  <svg:desc>icmp.J2:icmp.J113</svg:desc>
                </draw:g>
              </table:table-cell>
              <table:table-cell office:value-type="float" office:value="2">
                <text:p>2</text:p>
                <draw:g>
                  <svg:desc>icmp.K2:icmp.K113</svg:desc>
                </draw:g>
              </table:table-cell>
              <table:table-cell office:value-type="float" office:value="2">
                <text:p>2</text:p>
                <draw:g>
                  <svg:desc>icmp.L2:icmp.L113</svg:desc>
                </draw:g>
              </table:table-cell>
              <table:table-cell office:value-type="float" office:value="2">
                <text:p>2</text:p>
                <draw:g>
                  <svg:desc>icmp.M2:icmp.M113</svg:desc>
                </draw:g>
              </table:table-cell>
              <table:table-cell office:value-type="float" office:value="2">
                <text:p>2</text:p>
                <draw:g>
                  <svg:desc>icmp.N2:icmp.N113</svg:desc>
                </draw:g>
              </table:table-cell>
              <table:table-cell office:value-type="float" office:value="2">
                <text:p>2</text:p>
                <draw:g>
                  <svg:desc>icmp.O2:icmp.O113</svg:desc>
                </draw:g>
              </table:table-cell>
              <table:table-cell office:value-type="float" office:value="2">
                <text:p>2</text:p>
                <draw:g>
                  <svg:desc>icmp.P2:icmp.P113</svg:desc>
                </draw:g>
              </table:table-cell>
              <table:table-cell office:value-type="float" office:value="2">
                <text:p>2</text:p>
                <draw:g>
                  <svg:desc>icmp.Q2:icmp.Q113</svg:desc>
                </draw:g>
              </table:table-cell>
              <table:table-cell office:value-type="float" office:value="2">
                <text:p>2</text:p>
                <draw:g>
                  <svg:desc>icmp.R2:icmp.R113</svg:desc>
                </draw:g>
              </table:table-cell>
              <table:table-cell office:value-type="float" office:value="2">
                <text:p>2</text:p>
                <draw:g>
                  <svg:desc>icmp.S2:icmp.S113</svg:desc>
                </draw:g>
              </table:table-cell>
              <table:table-cell office:value-type="float" office:value="2">
                <text:p>2</text:p>
                <draw:g>
                  <svg:desc>icmp.T2:icmp.T113</svg:desc>
                </draw:g>
              </table:table-cell>
              <table:table-cell office:value-type="float" office:value="2">
                <text:p>2</text:p>
                <draw:g>
                  <svg:desc>icmp.U2:icmp.U113</svg:desc>
                </draw:g>
              </table:table-cell>
              <table:table-cell office:value-type="float" office:value="2">
                <text:p>2</text:p>
                <draw:g>
                  <svg:desc>icmp.V2:icmp.V113</svg:desc>
                </draw:g>
              </table:table-cell>
              <table:table-cell office:value-type="float" office:value="2">
                <text:p>2</text:p>
                <draw:g>
                  <svg:desc>icmp.W2:icmp.W113</svg:desc>
                </draw:g>
              </table:table-cell>
              <table:table-cell office:value-type="float" office:value="2">
                <text:p>2</text:p>
                <draw:g>
                  <svg:desc>icmp.X2:icmp.X113</svg:desc>
                </draw:g>
              </table:table-cell>
              <table:table-cell office:value-type="float" office:value="2">
                <text:p>2</text:p>
                <draw:g>
                  <svg:desc>icmp.Y2:icmp.Y113</svg:desc>
                </draw:g>
              </table:table-cell>
              <table:table-cell office:value-type="float" office:value="2">
                <text:p>2</text:p>
                <draw:g>
                  <svg:desc>icmp.Z2:icmp.Z113</svg:desc>
                </draw:g>
              </table:table-cell>
              <table:table-cell office:value-type="float" office:value="2">
                <text:p>2</text:p>
                <draw:g>
                  <svg:desc>icmp.AA2:icmp.AA113</svg:desc>
                </draw:g>
              </table:table-cell>
              <table:table-cell office:value-type="float" office:value="2">
                <text:p>2</text:p>
                <draw:g>
                  <svg:desc>icmp.AB2:icmp.AB113</svg:desc>
                </draw:g>
              </table:table-cell>
              <table:table-cell office:value-type="float" office:value="2">
                <text:p>2</text:p>
                <draw:g>
                  <svg:desc>icmp.AC2:icmp.AC113</svg:desc>
                </draw:g>
              </table:table-cell>
              <table:table-cell office:value-type="float" office:value="2">
                <text:p>2</text:p>
                <draw:g>
                  <svg:desc>icmp.AD2:icmp.AD113</svg:desc>
                </draw:g>
              </table:table-cell>
              <table:table-cell office:value-type="float" office:value="2">
                <text:p>2</text:p>
                <draw:g>
                  <svg:desc>icmp.AE2:icmp.AE113</svg:desc>
                </draw:g>
              </table:table-cell>
              <table:table-cell office:value-type="float" office:value="2">
                <text:p>2</text:p>
                <draw:g>
                  <svg:desc>icmp.AF2:icmp.AF113</svg:desc>
                </draw:g>
              </table:table-cell>
              <table:table-cell office:value-type="float" office:value="2">
                <text:p>2</text:p>
                <draw:g>
                  <svg:desc>icmp.AG2:icmp.AG113</svg:desc>
                </draw:g>
              </table:table-cell>
              <table:table-cell office:value-type="float" office:value="2">
                <text:p>2</text:p>
                <draw:g>
                  <svg:desc>icmp.AH2:icmp.AH113</svg:desc>
                </draw:g>
              </table:table-cell>
              <table:table-cell office:value-type="float" office:value="NaN">
                <text:p>NaN</text:p>
                <draw:g>
                  <svg:desc>icmp.AI2:icmp.AI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AAtaque.B1:AAtaque.AI120" chart:data-source-has-labels="row" svg:x="0.32cm" svg:y="0.18cm" svg:width="15.36cm" svg:height="8.64cm">
          <chartooo:coordinate-region svg:x="1.121cm" svg:y="0.3cm" svg:width="14.559cm" svg:height="7.52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taque.B2:AAtaque.B120" chart:label-cell-address="AAtaque.B1:AAtaque.B1" chart:class="chart:line">
            <chart:data-point chart:repeated="119"/>
          </chart:series>
          <chart:series chart:style-name="ch6" chart:values-cell-range-address="AAtaque.C2:AAtaque.C120" chart:label-cell-address="AAtaque.C1:AAtaque.C1" chart:class="chart:line">
            <chart:data-point chart:repeated="119"/>
          </chart:series>
          <chart:series chart:style-name="ch7" chart:values-cell-range-address="AAtaque.D2:AAtaque.D120" chart:label-cell-address="AAtaque.D1:AAtaque.D1" chart:class="chart:line">
            <chart:data-point chart:repeated="119"/>
          </chart:series>
          <chart:series chart:style-name="ch8" chart:values-cell-range-address="AAtaque.E2:AAtaque.E120" chart:label-cell-address="AAtaque.E1:AAtaque.E1" chart:class="chart:line">
            <chart:data-point chart:repeated="119"/>
          </chart:series>
          <chart:series chart:style-name="ch9" chart:values-cell-range-address="AAtaque.F2:AAtaque.F120" chart:label-cell-address="AAtaque.F1:AAtaque.F1" chart:class="chart:line">
            <chart:data-point chart:repeated="119"/>
          </chart:series>
          <chart:series chart:style-name="ch10" chart:values-cell-range-address="AAtaque.G2:AAtaque.G120" chart:label-cell-address="AAtaque.G1:AAtaque.G1" chart:class="chart:line">
            <chart:data-point chart:repeated="119"/>
          </chart:series>
          <chart:series chart:style-name="ch11" chart:values-cell-range-address="AAtaque.H2:AAtaque.H120" chart:label-cell-address="AAtaque.H1:AAtaque.H1" chart:class="chart:line">
            <chart:data-point chart:repeated="119"/>
          </chart:series>
          <chart:series chart:style-name="ch12" chart:values-cell-range-address="AAtaque.I2:AAtaque.I120" chart:label-cell-address="AAtaque.I1:AAtaque.I1" chart:class="chart:line">
            <chart:data-point chart:repeated="119"/>
          </chart:series>
          <chart:series chart:style-name="ch13" chart:values-cell-range-address="AAtaque.J2:AAtaque.J120" chart:label-cell-address="AAtaque.J1:AAtaque.J1" chart:class="chart:line">
            <chart:data-point chart:repeated="119"/>
          </chart:series>
          <chart:series chart:style-name="ch14" chart:values-cell-range-address="AAtaque.K2:AAtaque.K120" chart:label-cell-address="AAtaque.K1:AAtaque.K1" chart:class="chart:line">
            <chart:data-point chart:repeated="119"/>
          </chart:series>
          <chart:series chart:style-name="ch15" chart:values-cell-range-address="AAtaque.L2:AAtaque.L120" chart:label-cell-address="AAtaque.L1:AAtaque.L1" chart:class="chart:line">
            <chart:data-point chart:repeated="119"/>
          </chart:series>
          <chart:series chart:style-name="ch16" chart:values-cell-range-address="AAtaque.M2:AAtaque.M120" chart:label-cell-address="AAtaque.M1:AAtaque.M1" chart:class="chart:line">
            <chart:data-point chart:repeated="119"/>
          </chart:series>
          <chart:series chart:style-name="ch17" chart:values-cell-range-address="AAtaque.N2:AAtaque.N120" chart:label-cell-address="AAtaque.N1:AAtaque.N1" chart:class="chart:line">
            <chart:data-point chart:repeated="119"/>
          </chart:series>
          <chart:series chart:style-name="ch18" chart:values-cell-range-address="AAtaque.O2:AAtaque.O120" chart:label-cell-address="AAtaque.O1:AAtaque.O1" chart:class="chart:line">
            <chart:data-point chart:repeated="119"/>
          </chart:series>
          <chart:series chart:style-name="ch19" chart:values-cell-range-address="AAtaque.P2:AAtaque.P120" chart:label-cell-address="AAtaque.P1:AAtaque.P1" chart:class="chart:line">
            <chart:data-point chart:repeated="119"/>
          </chart:series>
          <chart:series chart:style-name="ch8" chart:values-cell-range-address="AAtaque.Q2:AAtaque.Q120" chart:label-cell-address="AAtaque.Q1:AAtaque.Q1" chart:class="chart:line">
            <chart:data-point chart:repeated="119"/>
          </chart:series>
          <chart:series chart:style-name="ch9" chart:values-cell-range-address="AAtaque.R2:AAtaque.R120" chart:label-cell-address="AAtaque.R1:AAtaque.R1" chart:class="chart:line">
            <chart:data-point chart:repeated="119"/>
          </chart:series>
          <chart:series chart:style-name="ch10" chart:values-cell-range-address="AAtaque.S2:AAtaque.S120" chart:label-cell-address="AAtaque.S1:AAtaque.S1" chart:class="chart:line">
            <chart:data-point chart:repeated="119"/>
          </chart:series>
          <chart:series chart:style-name="ch11" chart:values-cell-range-address="AAtaque.T2:AAtaque.T120" chart:label-cell-address="AAtaque.T1:AAtaque.T1" chart:class="chart:line">
            <chart:data-point chart:repeated="119"/>
          </chart:series>
          <chart:series chart:style-name="ch12" chart:values-cell-range-address="AAtaque.U2:AAtaque.U120" chart:label-cell-address="AAtaque.U1:AAtaque.U1" chart:class="chart:line">
            <chart:data-point chart:repeated="119"/>
          </chart:series>
          <chart:series chart:style-name="ch13" chart:values-cell-range-address="AAtaque.V2:AAtaque.V120" chart:label-cell-address="AAtaque.V1:AAtaque.V1" chart:class="chart:line">
            <chart:data-point chart:repeated="119"/>
          </chart:series>
          <chart:series chart:style-name="ch14" chart:values-cell-range-address="AAtaque.W2:AAtaque.W120" chart:label-cell-address="AAtaque.W1:AAtaque.W1" chart:class="chart:line">
            <chart:data-point chart:repeated="119"/>
          </chart:series>
          <chart:series chart:style-name="ch15" chart:values-cell-range-address="AAtaque.X2:AAtaque.X120" chart:label-cell-address="AAtaque.X1:AAtaque.X1" chart:class="chart:line">
            <chart:data-point chart:repeated="119"/>
          </chart:series>
          <chart:series chart:style-name="ch16" chart:values-cell-range-address="AAtaque.Y2:AAtaque.Y120" chart:label-cell-address="AAtaque.Y1:AAtaque.Y1" chart:class="chart:line">
            <chart:data-point chart:repeated="119"/>
          </chart:series>
          <chart:series chart:style-name="ch17" chart:values-cell-range-address="AAtaque.Z2:AAtaque.Z120" chart:label-cell-address="AAtaque.Z1:AAtaque.Z1" chart:class="chart:line">
            <chart:data-point chart:repeated="119"/>
          </chart:series>
          <chart:series chart:style-name="ch18" chart:values-cell-range-address="AAtaque.AA2:AAtaque.AA120" chart:label-cell-address="AAtaque.AA1:AAtaque.AA1" chart:class="chart:line">
            <chart:data-point chart:repeated="119"/>
          </chart:series>
          <chart:series chart:style-name="ch19" chart:values-cell-range-address="AAtaque.AB2:AAtaque.AB120" chart:label-cell-address="AAtaque.AB1:AAtaque.AB1" chart:class="chart:line">
            <chart:data-point chart:repeated="119"/>
          </chart:series>
          <chart:series chart:style-name="ch8" chart:values-cell-range-address="AAtaque.AC2:AAtaque.AC120" chart:label-cell-address="AAtaque.AC1:AAtaque.AC1" chart:class="chart:line">
            <chart:data-point chart:repeated="119"/>
          </chart:series>
          <chart:series chart:style-name="ch9" chart:values-cell-range-address="AAtaque.AD2:AAtaque.AD120" chart:label-cell-address="AAtaque.AD1:AAtaque.AD1" chart:class="chart:line">
            <chart:data-point chart:repeated="119"/>
          </chart:series>
          <chart:series chart:style-name="ch10" chart:values-cell-range-address="AAtaque.AE2:AAtaque.AE120" chart:label-cell-address="AAtaque.AE1:AAtaque.AE1" chart:class="chart:line">
            <chart:data-point chart:repeated="119"/>
          </chart:series>
          <chart:series chart:style-name="ch11" chart:values-cell-range-address="AAtaque.AF2:AAtaque.AF120" chart:label-cell-address="AAtaque.AF1:AAtaque.AF1" chart:class="chart:line">
            <chart:data-point chart:repeated="119"/>
          </chart:series>
          <chart:series chart:style-name="ch12" chart:values-cell-range-address="AAtaque.AG2:AAtaque.AG120" chart:label-cell-address="AAtaque.AG1:AAtaque.AG1" chart:class="chart:line">
            <chart:data-point chart:repeated="119"/>
          </chart:series>
          <chart:series chart:style-name="ch13" chart:values-cell-range-address="AAtaque.AH2:AAtaque.AH120" chart:label-cell-address="AAtaque.AH1:AAtaque.AH1" chart:class="chart:line">
            <chart:data-point chart:repeated="119"/>
          </chart:series>
          <chart:series chart:style-name="ch14" chart:values-cell-range-address="AAtaque.AI2:AAtaque.AI120" chart:label-cell-address="AAtaque.AI1:AAtaque.AI1" chart:class="chart:line">
            <chart:data-point chart:repeated="1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60eth0.pcap0stat0160510004081201.txt</text:p>
                <draw:g>
                  <svg:desc>AAtaque.B1:AAtaque.B1</svg:desc>
                </draw:g>
              </table:table-cell>
              <table:table-cell office:value-type="string">
                <text:p>host60eth0.pcap0stat0160510004155102.txt</text:p>
                <draw:g>
                  <svg:desc>AAtaque.C1:AAtaque.C1</svg:desc>
                </draw:g>
              </table:table-cell>
              <table:table-cell office:value-type="string">
                <text:p>host60eth0.pcap0stat0160510004220503.txt</text:p>
                <draw:g>
                  <svg:desc>AAtaque.D1:AAtaque.D1</svg:desc>
                </draw:g>
              </table:table-cell>
              <table:table-cell office:value-type="string">
                <text:p>host60eth0.pcap0stat0160510004282904.txt</text:p>
                <draw:g>
                  <svg:desc>AAtaque.E1:AAtaque.E1</svg:desc>
                </draw:g>
              </table:table-cell>
              <table:table-cell office:value-type="string">
                <text:p>host60eth0.pcap0stat0160510004352105.txt</text:p>
                <draw:g>
                  <svg:desc>AAtaque.F1:AAtaque.F1</svg:desc>
                </draw:g>
              </table:table-cell>
              <table:table-cell office:value-type="string">
                <text:p>host60eth0.pcap0stat0160510004432506.txt</text:p>
                <draw:g>
                  <svg:desc>AAtaque.G1:AAtaque.G1</svg:desc>
                </draw:g>
              </table:table-cell>
              <table:table-cell office:value-type="string">
                <text:p>host60eth0.pcap0stat0160510004495307.txt</text:p>
                <draw:g>
                  <svg:desc>AAtaque.H1:AAtaque.H1</svg:desc>
                </draw:g>
              </table:table-cell>
              <table:table-cell office:value-type="string">
                <text:p>host60eth0.pcap0stat0160510004562208.txt</text:p>
                <draw:g>
                  <svg:desc>AAtaque.I1:AAtaque.I1</svg:desc>
                </draw:g>
              </table:table-cell>
              <table:table-cell office:value-type="string">
                <text:p>host60eth0.pcap0stat0160510005031509.txt</text:p>
                <draw:g>
                  <svg:desc>AAtaque.J1:AAtaque.J1</svg:desc>
                </draw:g>
              </table:table-cell>
              <table:table-cell office:value-type="string">
                <text:p>host60eth0.pcap0stat01605100050911010.txt</text:p>
                <draw:g>
                  <svg:desc>AAtaque.K1:AAtaque.K1</svg:desc>
                </draw:g>
              </table:table-cell>
              <table:table-cell office:value-type="string">
                <text:p>host60eth0.pcap0stat01605100051439011.txt</text:p>
                <draw:g>
                  <svg:desc>AAtaque.L1:AAtaque.L1</svg:desc>
                </draw:g>
              </table:table-cell>
              <table:table-cell office:value-type="string">
                <text:p>host60eth0.pcap0stat01605100052057012.txt</text:p>
                <draw:g>
                  <svg:desc>AAtaque.M1:AAtaque.M1</svg:desc>
                </draw:g>
              </table:table-cell>
              <table:table-cell office:value-type="string">
                <text:p>host60eth0.pcap0stat01605100052721013.txt</text:p>
                <draw:g>
                  <svg:desc>AAtaque.N1:AAtaque.N1</svg:desc>
                </draw:g>
              </table:table-cell>
              <table:table-cell office:value-type="string">
                <text:p>host60eth0.pcap0stat01605100053418014.txt</text:p>
                <draw:g>
                  <svg:desc>AAtaque.O1:AAtaque.O1</svg:desc>
                </draw:g>
              </table:table-cell>
              <table:table-cell office:value-type="string">
                <text:p>host60eth0.pcap0stat01605100054042015.txt</text:p>
                <draw:g>
                  <svg:desc>AAtaque.P1:AAtaque.P1</svg:desc>
                </draw:g>
              </table:table-cell>
              <table:table-cell office:value-type="string">
                <text:p>host60eth0.pcap0stat01605100054737016.txt</text:p>
                <draw:g>
                  <svg:desc>AAtaque.Q1:AAtaque.Q1</svg:desc>
                </draw:g>
              </table:table-cell>
              <table:table-cell office:value-type="string">
                <text:p>host60eth0.pcap0stat01605100055430017.txt</text:p>
                <draw:g>
                  <svg:desc>AAtaque.R1:AAtaque.R1</svg:desc>
                </draw:g>
              </table:table-cell>
              <table:table-cell office:value-type="string">
                <text:p/>
                <draw:g>
                  <svg:desc>AAtaque.S1:AAtaque.S1</svg:desc>
                </draw:g>
              </table:table-cell>
              <table:table-cell office:value-type="string">
                <text:p>host60eth0.pcap0stat01605100060544019.txt</text:p>
                <draw:g>
                  <svg:desc>AAtaque.T1:AAtaque.T1</svg:desc>
                </draw:g>
              </table:table-cell>
              <table:table-cell office:value-type="string">
                <text:p>host60eth0.pcap0stat01605100061213020.txt</text:p>
                <draw:g>
                  <svg:desc>AAtaque.U1:AAtaque.U1</svg:desc>
                </draw:g>
              </table:table-cell>
              <table:table-cell office:value-type="string">
                <text:p>host60eth0.pcap0stat01605100061836021.txt</text:p>
                <draw:g>
                  <svg:desc>AAtaque.V1:AAtaque.V1</svg:desc>
                </draw:g>
              </table:table-cell>
              <table:table-cell office:value-type="string">
                <text:p>host60eth0.pcap0stat01605100062558022.txt</text:p>
                <draw:g>
                  <svg:desc>AAtaque.W1:AAtaque.W1</svg:desc>
                </draw:g>
              </table:table-cell>
              <table:table-cell office:value-type="string">
                <text:p>host60eth0.pcap0stat01605100063249023.txt</text:p>
                <draw:g>
                  <svg:desc>AAtaque.X1:AAtaque.X1</svg:desc>
                </draw:g>
              </table:table-cell>
              <table:table-cell office:value-type="string">
                <text:p>host60eth0.pcap0stat01605100063945024.txt</text:p>
                <draw:g>
                  <svg:desc>AAtaque.Y1:AAtaque.Y1</svg:desc>
                </draw:g>
              </table:table-cell>
              <table:table-cell office:value-type="string">
                <text:p>host60eth0.pcap0stat01605100064637025.txt</text:p>
                <draw:g>
                  <svg:desc>AAtaque.Z1:AAtaque.Z1</svg:desc>
                </draw:g>
              </table:table-cell>
              <table:table-cell office:value-type="string">
                <text:p>host60eth0.pcap0stat01605100065301026.txt</text:p>
                <draw:g>
                  <svg:desc>AAtaque.AA1:AAtaque.AA1</svg:desc>
                </draw:g>
              </table:table-cell>
              <table:table-cell office:value-type="string">
                <text:p>host60eth0.pcap0stat01605100065951027.txt</text:p>
                <draw:g>
                  <svg:desc>AAtaque.AB1:AAtaque.AB1</svg:desc>
                </draw:g>
              </table:table-cell>
              <table:table-cell office:value-type="string">
                <text:p>host60eth0.pcap0stat01605100070714028.txt</text:p>
                <draw:g>
                  <svg:desc>AAtaque.AC1:AAtaque.AC1</svg:desc>
                </draw:g>
              </table:table-cell>
              <table:table-cell office:value-type="string">
                <text:p>host60eth0.pcap0stat01605100071340029.txt</text:p>
                <draw:g>
                  <svg:desc>AAtaque.AD1:AAtaque.AD1</svg:desc>
                </draw:g>
              </table:table-cell>
              <table:table-cell office:value-type="string">
                <text:p>host60eth0.pcap0stat01605100072145030.txt</text:p>
                <draw:g>
                  <svg:desc>AAtaque.AE1:AAtaque.AE1</svg:desc>
                </draw:g>
              </table:table-cell>
              <table:table-cell office:value-type="string">
                <text:p>host60eth0.pcap0stat01605100072907031.txt</text:p>
                <draw:g>
                  <svg:desc>AAtaque.AF1:AAtaque.AF1</svg:desc>
                </draw:g>
              </table:table-cell>
              <table:table-cell office:value-type="string">
                <text:p/>
                <draw:g>
                  <svg:desc>AAtaque.AG1:AAtaque.AG1</svg:desc>
                </draw:g>
              </table:table-cell>
              <table:table-cell office:value-type="string">
                <text:p>host60eth0.pcap0stat01605100074059033.txt</text:p>
                <draw:g>
                  <svg:desc>AAtaque.AH1:AAtaque.AH1</svg:desc>
                </draw:g>
              </table:table-cell>
              <table:table-cell office:value-type="string">
                <text:p/>
                <draw:g>
                  <svg:desc>AAtaque.AI1:AAtaque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AAtaque.B2:AAtaque.B120</svg:desc>
                </draw:g>
              </table:table-cell>
              <table:table-cell office:value-type="float" office:value="2">
                <text:p>2</text:p>
                <draw:g>
                  <svg:desc>AAtaque.C2:AAtaque.C120</svg:desc>
                </draw:g>
              </table:table-cell>
              <table:table-cell office:value-type="float" office:value="2">
                <text:p>2</text:p>
                <draw:g>
                  <svg:desc>AAtaque.D2:AAtaque.D120</svg:desc>
                </draw:g>
              </table:table-cell>
              <table:table-cell office:value-type="float" office:value="2">
                <text:p>2</text:p>
                <draw:g>
                  <svg:desc>AAtaque.E2:AAtaque.E120</svg:desc>
                </draw:g>
              </table:table-cell>
              <table:table-cell office:value-type="float" office:value="4">
                <text:p>4</text:p>
                <draw:g>
                  <svg:desc>AAtaque.F2:AAtaque.F120</svg:desc>
                </draw:g>
              </table:table-cell>
              <table:table-cell office:value-type="float" office:value="2">
                <text:p>2</text:p>
                <draw:g>
                  <svg:desc>AAtaque.G2:AAtaque.G120</svg:desc>
                </draw:g>
              </table:table-cell>
              <table:table-cell office:value-type="float" office:value="4">
                <text:p>4</text:p>
                <draw:g>
                  <svg:desc>AAtaque.H2:AAtaque.H120</svg:desc>
                </draw:g>
              </table:table-cell>
              <table:table-cell office:value-type="float" office:value="1">
                <text:p>1</text:p>
                <draw:g>
                  <svg:desc>AAtaque.I2:AAtaque.I120</svg:desc>
                </draw:g>
              </table:table-cell>
              <table:table-cell office:value-type="float" office:value="3">
                <text:p>3</text:p>
                <draw:g>
                  <svg:desc>AAtaque.J2:AAtaque.J120</svg:desc>
                </draw:g>
              </table:table-cell>
              <table:table-cell office:value-type="float" office:value="2">
                <text:p>2</text:p>
                <draw:g>
                  <svg:desc>AAtaque.K2:AAtaque.K120</svg:desc>
                </draw:g>
              </table:table-cell>
              <table:table-cell office:value-type="float" office:value="3">
                <text:p>3</text:p>
                <draw:g>
                  <svg:desc>AAtaque.L2:AAtaque.L120</svg:desc>
                </draw:g>
              </table:table-cell>
              <table:table-cell office:value-type="float" office:value="1">
                <text:p>1</text:p>
                <draw:g>
                  <svg:desc>AAtaque.M2:AAtaque.M120</svg:desc>
                </draw:g>
              </table:table-cell>
              <table:table-cell office:value-type="float" office:value="1">
                <text:p>1</text:p>
                <draw:g>
                  <svg:desc>AAtaque.N2:AAtaque.N120</svg:desc>
                </draw:g>
              </table:table-cell>
              <table:table-cell office:value-type="float" office:value="1">
                <text:p>1</text:p>
                <draw:g>
                  <svg:desc>AAtaque.O2:AAtaque.O120</svg:desc>
                </draw:g>
              </table:table-cell>
              <table:table-cell office:value-type="float" office:value="3">
                <text:p>3</text:p>
                <draw:g>
                  <svg:desc>AAtaque.P2:AAtaque.P120</svg:desc>
                </draw:g>
              </table:table-cell>
              <table:table-cell office:value-type="float" office:value="4">
                <text:p>4</text:p>
                <draw:g>
                  <svg:desc>AAtaque.Q2:AAtaque.Q120</svg:desc>
                </draw:g>
              </table:table-cell>
              <table:table-cell office:value-type="float" office:value="3">
                <text:p>3</text:p>
                <draw:g>
                  <svg:desc>AAtaque.R2:AAtaque.R120</svg:desc>
                </draw:g>
              </table:table-cell>
              <table:table-cell office:value-type="float" office:value="NaN">
                <text:p>NaN</text:p>
                <draw:g>
                  <svg:desc>AAtaque.S2:AAtaque.S120</svg:desc>
                </draw:g>
              </table:table-cell>
              <table:table-cell office:value-type="float" office:value="3">
                <text:p>3</text:p>
                <draw:g>
                  <svg:desc>AAtaque.T2:AAtaque.T120</svg:desc>
                </draw:g>
              </table:table-cell>
              <table:table-cell office:value-type="float" office:value="2">
                <text:p>2</text:p>
                <draw:g>
                  <svg:desc>AAtaque.U2:AAtaque.U120</svg:desc>
                </draw:g>
              </table:table-cell>
              <table:table-cell office:value-type="float" office:value="3">
                <text:p>3</text:p>
                <draw:g>
                  <svg:desc>AAtaque.V2:AAtaque.V120</svg:desc>
                </draw:g>
              </table:table-cell>
              <table:table-cell office:value-type="float" office:value="4">
                <text:p>4</text:p>
                <draw:g>
                  <svg:desc>AAtaque.W2:AAtaque.W120</svg:desc>
                </draw:g>
              </table:table-cell>
              <table:table-cell office:value-type="float" office:value="3">
                <text:p>3</text:p>
                <draw:g>
                  <svg:desc>AAtaque.X2:AAtaque.X120</svg:desc>
                </draw:g>
              </table:table-cell>
              <table:table-cell office:value-type="float" office:value="2">
                <text:p>2</text:p>
                <draw:g>
                  <svg:desc>AAtaque.Y2:AAtaque.Y120</svg:desc>
                </draw:g>
              </table:table-cell>
              <table:table-cell office:value-type="float" office:value="1">
                <text:p>1</text:p>
                <draw:g>
                  <svg:desc>AAtaque.Z2:AAtaque.Z120</svg:desc>
                </draw:g>
              </table:table-cell>
              <table:table-cell office:value-type="float" office:value="1">
                <text:p>1</text:p>
                <draw:g>
                  <svg:desc>AAtaque.AA2:AAtaque.AA120</svg:desc>
                </draw:g>
              </table:table-cell>
              <table:table-cell office:value-type="float" office:value="1">
                <text:p>1</text:p>
                <draw:g>
                  <svg:desc>AAtaque.AB2:AAtaque.AB120</svg:desc>
                </draw:g>
              </table:table-cell>
              <table:table-cell office:value-type="float" office:value="3">
                <text:p>3</text:p>
                <draw:g>
                  <svg:desc>AAtaque.AC2:AAtaque.AC120</svg:desc>
                </draw:g>
              </table:table-cell>
              <table:table-cell office:value-type="float" office:value="1">
                <text:p>1</text:p>
                <draw:g>
                  <svg:desc>AAtaque.AD2:AAtaque.AD120</svg:desc>
                </draw:g>
              </table:table-cell>
              <table:table-cell office:value-type="float" office:value="2">
                <text:p>2</text:p>
                <draw:g>
                  <svg:desc>AAtaque.AE2:AAtaque.AE120</svg:desc>
                </draw:g>
              </table:table-cell>
              <table:table-cell office:value-type="float" office:value="1">
                <text:p>1</text:p>
                <draw:g>
                  <svg:desc>AAtaque.AF2:AAtaque.AF120</svg:desc>
                </draw:g>
              </table:table-cell>
              <table:table-cell office:value-type="float" office:value="NaN">
                <text:p>NaN</text:p>
                <draw:g>
                  <svg:desc>AAtaque.AG2:AAtaque.AG120</svg:desc>
                </draw:g>
              </table:table-cell>
              <table:table-cell office:value-type="float" office:value="2">
                <text:p>2</text:p>
                <draw:g>
                  <svg:desc>AAtaque.AH2:AAtaque.AH120</svg:desc>
                </draw:g>
              </table:table-cell>
              <table:table-cell office:value-type="float" office:value="NaN">
                <text:p>NaN</text:p>
                <draw:g>
                  <svg:desc>AAtaque.AI2:AAtaque.AI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135">
                <text:p>135</text:p>
              </table:table-cell>
              <table:table-cell office:value-type="float" office:value="4">
                <text:p>4</text:p>
              </table:table-cell>
              <table:table-cell office:value-type="float" office:value="135">
                <text:p>135</text:p>
              </table:table-cell>
              <table:table-cell office:value-type="float" office:value="130">
                <text:p>130</text:p>
              </table:table-cell>
              <table:table-cell office:value-type="float" office:value="115">
                <text:p>115</text:p>
              </table:table-cell>
              <table:table-cell office:value-type="float" office:value="135">
                <text:p>135</text:p>
              </table:table-cell>
              <table:table-cell office:value-type="float" office:value="74">
                <text:p>74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115">
                <text:p>115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21">
                <text:p>21</text:p>
              </table:table-cell>
              <table:table-cell office:value-type="float" office:value="135">
                <text:p>13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35">
                <text:p>135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35">
                <text:p>13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1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51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